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5.8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>
      <style:text-properties fo:font-weight="normal" style:font-weight-asian="normal" style:font-weight-complex="normal"/>
    </style:style>
    <style:style style:name="ce4" style:family="table-cell" style:parent-style-name="Default" style:data-style-name="N11"/>
  </office:automatic-styles>
  <office:body>
    <office:spreadsheet>
      <table:table table:name="Average Connection Speed" table:style-name="ta1">
        <table:table-column table:style-name="co1" table:default-cell-style-name="Default"/>
        <table:table-column table:style-name="co2" table:number-columns-repeated="1000" table:default-cell-style-name="Default"/>
        <table:table-row table:style-name="ro1">
          <table:table-cell table:style-name="ce1" office:value-type="string" calcext:value-type="string">
            <text:p>AVERAGE CONNECTION SPEED (kbps)</text:p>
          </table:table-cell>
          <table:table-cell table:style-name="ce1" table:number-columns-repeated="1000"/>
        </table:table-row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/>
          <table:table-cell table:style-name="ce1" office:value-type="string" calcext:value-type="string">
            <text:p>GROWTH</text:p>
          </table:table-cell>
          <table:table-cell table:style-name="ce1"/>
          <table:table-cell table:style-name="ce1" office:value-type="string" calcext:value-type="string">
            <text:p>TOP10</text:p>
          </table:table-cell>
          <table:table-cell table:style-name="ce1"/>
          <table:table-cell table:style-name="ce1" office:value-type="string" calcext:value-type="string">
            <text:p>LOW10</text:p>
          </table:table-cell>
          <table:table-cell table:style-name="ce1"/>
          <table:table-cell table:style-name="ce1" office:value-type="string" calcext:value-type="string">
            <text:p>GROWTH10</text:p>
          </table:table-cell>
          <table:table-cell table:style-name="ce1" table:number-columns-repeated="984"/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311" calcext:value-type="float">
            <text:p>311</text:p>
          </table:table-cell>
          <table:table-cell office:value-type="float" office:value="452" calcext:value-type="float">
            <text:p>452</text:p>
          </table:table-cell>
          <table:table-cell office:value-type="float" office:value="325" calcext:value-type="float">
            <text:p>325</text:p>
          </table:table-cell>
          <table:table-cell office:value-type="float" office:value="578" calcext:value-type="float">
            <text:p>578</text:p>
          </table:table-cell>
          <table:table-cell office:value-type="float" office:value="760" calcext:value-type="float">
            <text:p>760</text:p>
          </table:table-cell>
          <table:table-cell office:value-type="float" office:value="844" calcext:value-type="float">
            <text:p>844</text:p>
          </table:table-cell>
          <table:table-cell office:value-type="float" office:value="1160" calcext:value-type="float">
            <text:p>1160</text:p>
          </table:table-cell>
          <table:table-cell office:value-type="float" office:value="2289" calcext:value-type="float">
            <text:p>228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1148" calcext:value-type="float">
            <text:p>1148</text:p>
          </table:table-cell>
          <table:table-cell office:value-type="float" office:value="1356" calcext:value-type="float">
            <text:p>1356</text:p>
          </table:table-cell>
          <table:table-cell office:value-type="float" office:value="1322" calcext:value-type="float">
            <text:p>1322</text:p>
          </table:table-cell>
          <table:table-cell office:value-type="float" office:value="1721" calcext:value-type="float">
            <text:p>1721</text:p>
          </table:table-cell>
          <table:table-cell office:value-type="float" office:value="2181" calcext:value-type="float">
            <text:p>2181</text:p>
          </table:table-cell>
          <table:table-cell office:value-type="float" office:value="1919" calcext:value-type="float">
            <text:p>1919</text:p>
          </table:table-cell>
          <table:table-cell office:value-type="float" office:value="3163" calcext:value-type="float">
            <text:p>3163</text:p>
          </table:table-cell>
          <table:table-cell office:value-type="float" office:value="4646" calcext:value-type="float">
            <text:p>464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296" calcext:value-type="float">
            <text:p>296</text:p>
          </table:table-cell>
          <table:table-cell office:value-type="float" office:value="482" calcext:value-type="float">
            <text:p>482</text:p>
          </table:table-cell>
          <table:table-cell office:value-type="float" office:value="484" calcext:value-type="float">
            <text:p>484</text:p>
          </table:table-cell>
          <table:table-cell office:value-type="float" office:value="1195" calcext:value-type="float">
            <text:p>1195</text:p>
          </table:table-cell>
          <table:table-cell office:value-type="float" office:value="1689" calcext:value-type="float">
            <text:p>1689</text:p>
          </table:table-cell>
          <table:table-cell office:value-type="float" office:value="1997" calcext:value-type="float">
            <text:p>1997</text:p>
          </table:table-cell>
          <table:table-cell office:value-type="float" office:value="3167" calcext:value-type="float">
            <text:p>3167</text:p>
          </table:table-cell>
          <table:table-cell office:value-type="float" office:value="3800" calcext:value-type="float">
            <text:p>380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035" calcext:value-type="float">
            <text:p>2035</text:p>
          </table:table-cell>
          <table:table-cell office:value-type="float" office:value="2825" calcext:value-type="float">
            <text:p>2825</text:p>
          </table:table-cell>
          <table:table-cell office:value-type="float" office:value="2521" calcext:value-type="float">
            <text:p>2521</text:p>
          </table:table-cell>
          <table:table-cell office:value-type="float" office:value="3292" calcext:value-type="float">
            <text:p>3292</text:p>
          </table:table-cell>
          <table:table-cell office:value-type="float" office:value="3462" calcext:value-type="float">
            <text:p>3462</text:p>
          </table:table-cell>
          <table:table-cell office:value-type="float" office:value="4298" calcext:value-type="float">
            <text:p>4298</text:p>
          </table:table-cell>
          <table:table-cell office:value-type="float" office:value="5974" calcext:value-type="float">
            <text:p>5974</text:p>
          </table:table-cell>
          <table:table-cell office:value-type="float" office:value="7641" calcext:value-type="float">
            <text:p>764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3287" calcext:value-type="float">
            <text:p>3287</text:p>
          </table:table-cell>
          <table:table-cell office:value-type="float" office:value="3732" calcext:value-type="float">
            <text:p>3732</text:p>
          </table:table-cell>
          <table:table-cell office:value-type="float" office:value="3684" calcext:value-type="float">
            <text:p>3684</text:p>
          </table:table-cell>
          <table:table-cell office:value-type="float" office:value="4238" calcext:value-type="float">
            <text:p>4238</text:p>
          </table:table-cell>
          <table:table-cell office:value-type="float" office:value="5158" calcext:value-type="float">
            <text:p>5158</text:p>
          </table:table-cell>
          <table:table-cell office:value-type="float" office:value="7735" calcext:value-type="float">
            <text:p>7735</text:p>
          </table:table-cell>
          <table:table-cell office:value-type="float" office:value="9433" calcext:value-type="float">
            <text:p>9433</text:p>
          </table:table-cell>
          <table:table-cell office:value-type="float" office:value="10375" calcext:value-type="float">
            <text:p>1037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88" calcext:value-type="float">
            <text:p>288</text:p>
          </table:table-cell>
          <table:table-cell office:value-type="float" office:value="635" calcext:value-type="float">
            <text:p>635</text:p>
          </table:table-cell>
          <table:table-cell office:value-type="float" office:value="828" calcext:value-type="float">
            <text:p>828</text:p>
          </table:table-cell>
          <table:table-cell office:value-type="float" office:value="1086" calcext:value-type="float">
            <text:p>1086</text:p>
          </table:table-cell>
          <table:table-cell office:value-type="float" office:value="1473" calcext:value-type="float">
            <text:p>1473</text:p>
          </table:table-cell>
          <table:table-cell office:value-type="float" office:value="2280" calcext:value-type="float">
            <text:p>2280</text:p>
          </table:table-cell>
          <table:table-cell office:value-type="float" office:value="2788" calcext:value-type="float">
            <text:p>2788</text:p>
          </table:table-cell>
          <table:table-cell office:value-type="float" office:value="2990" calcext:value-type="float">
            <text:p>299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552" calcext:value-type="float">
            <text:p>552</text:p>
          </table:table-cell>
          <table:table-cell office:value-type="float" office:value="1669" calcext:value-type="float">
            <text:p>1669</text:p>
          </table:table-cell>
          <table:table-cell office:value-type="float" office:value="1308" calcext:value-type="float">
            <text:p>1308</text:p>
          </table:table-cell>
          <table:table-cell office:value-type="float" office:value="1533" calcext:value-type="float">
            <text:p>1533</text:p>
          </table:table-cell>
          <table:table-cell office:value-type="float" office:value="1986" calcext:value-type="float">
            <text:p>1986</text:p>
          </table:table-cell>
          <table:table-cell office:value-type="float" office:value="2233" calcext:value-type="float">
            <text:p>2233</text:p>
          </table:table-cell>
          <table:table-cell office:value-type="float" office:value="2350" calcext:value-type="float">
            <text:p>2350</text:p>
          </table:table-cell>
          <table:table-cell office:value-type="float" office:value="3650" calcext:value-type="float">
            <text:p>36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818" calcext:value-type="float">
            <text:p>818</text:p>
          </table:table-cell>
          <table:table-cell office:value-type="float" office:value="972" calcext:value-type="float">
            <text:p>972</text:p>
          </table:table-cell>
          <table:table-cell office:value-type="float" office:value="952" calcext:value-type="float">
            <text:p>952</text:p>
          </table:table-cell>
          <table:table-cell office:value-type="float" office:value="1950" calcext:value-type="float">
            <text:p>1950</text:p>
          </table:table-cell>
          <table:table-cell office:value-type="float" office:value="2069" calcext:value-type="float">
            <text:p>2069</text:p>
          </table:table-cell>
          <table:table-cell office:value-type="float" office:value="2366" calcext:value-type="float">
            <text:p>2366</text:p>
          </table:table-cell>
          <table:table-cell office:value-type="float" office:value="2860" calcext:value-type="float">
            <text:p>2860</text:p>
          </table:table-cell>
          <table:table-cell office:value-type="float" office:value="4898" calcext:value-type="float">
            <text:p>489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4207" calcext:value-type="float">
            <text:p>4207</text:p>
          </table:table-cell>
          <table:table-cell office:value-type="float" office:value="4887" calcext:value-type="float">
            <text:p>4887</text:p>
          </table:table-cell>
          <table:table-cell office:value-type="float" office:value="4553" calcext:value-type="float">
            <text:p>4553</text:p>
          </table:table-cell>
          <table:table-cell office:value-type="float" office:value="6208" calcext:value-type="float">
            <text:p>6208</text:p>
          </table:table-cell>
          <table:table-cell office:value-type="float" office:value="6885" calcext:value-type="float">
            <text:p>6885</text:p>
          </table:table-cell>
          <table:table-cell office:value-type="float" office:value="7495" calcext:value-type="float">
            <text:p>7495</text:p>
          </table:table-cell>
          <table:table-cell office:value-type="float" office:value="9983" calcext:value-type="float">
            <text:p>9983</text:p>
          </table:table-cell>
          <table:table-cell office:value-type="float" office:value="11881" calcext:value-type="float">
            <text:p>1188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264" calcext:value-type="float">
            <text:p>264</text:p>
          </table:table-cell>
          <table:table-cell office:value-type="float" office:value="456" calcext:value-type="float">
            <text:p>456</text:p>
          </table:table-cell>
          <table:table-cell office:value-type="float" office:value="259" calcext:value-type="float">
            <text:p>259</text:p>
          </table:table-cell>
          <table:table-cell office:value-type="float" office:value="357" calcext:value-type="float">
            <text:p>357</text:p>
          </table:table-cell>
          <table:table-cell office:value-type="float" office:value="548" calcext:value-type="float">
            <text:p>548</text:p>
          </table:table-cell>
          <table:table-cell office:value-type="float" office:value="824" calcext:value-type="float">
            <text:p>824</text:p>
          </table:table-cell>
          <table:table-cell office:value-type="float" office:value="946" calcext:value-type="float">
            <text:p>946</text:p>
          </table:table-cell>
          <table:table-cell office:value-type="float" office:value="1528" calcext:value-type="float">
            <text:p>152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1068" calcext:value-type="float">
            <text:p>1068</text:p>
          </table:table-cell>
          <table:table-cell office:value-type="float" office:value="1263" calcext:value-type="float">
            <text:p>1263</text:p>
          </table:table-cell>
          <table:table-cell office:value-type="float" office:value="1425" calcext:value-type="float">
            <text:p>1425</text:p>
          </table:table-cell>
          <table:table-cell office:value-type="float" office:value="1736" calcext:value-type="float">
            <text:p>1736</text:p>
          </table:table-cell>
          <table:table-cell office:value-type="float" office:value="2466" calcext:value-type="float">
            <text:p>2466</text:p>
          </table:table-cell>
          <table:table-cell office:value-type="float" office:value="3008" calcext:value-type="float">
            <text:p>3008</text:p>
          </table:table-cell>
          <table:table-cell office:value-type="float" office:value="4117" calcext:value-type="float">
            <text:p>4117</text:p>
          </table:table-cell>
          <table:table-cell office:value-type="float" office:value="5655" calcext:value-type="float">
            <text:p>565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861" calcext:value-type="float">
            <text:p>861</text:p>
          </table:table-cell>
          <table:table-cell office:value-type="float" office:value="1133" calcext:value-type="float">
            <text:p>1133</text:p>
          </table:table-cell>
          <table:table-cell office:value-type="float" office:value="1185" calcext:value-type="float">
            <text:p>1185</text:p>
          </table:table-cell>
          <table:table-cell office:value-type="float" office:value="1600" calcext:value-type="float">
            <text:p>1600</text:p>
          </table:table-cell>
          <table:table-cell office:value-type="float" office:value="1984" calcext:value-type="float">
            <text:p>1984</text:p>
          </table:table-cell>
          <table:table-cell office:value-type="float" office:value="2131" calcext:value-type="float">
            <text:p>2131</text:p>
          </table:table-cell>
          <table:table-cell office:value-type="float" office:value="2611" calcext:value-type="float">
            <text:p>2611</text:p>
          </table:table-cell>
          <table:table-cell office:value-type="float" office:value="3378" calcext:value-type="float">
            <text:p>337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2196" calcext:value-type="float">
            <text:p>2196</text:p>
          </table:table-cell>
          <table:table-cell office:value-type="float" office:value="3676" calcext:value-type="float">
            <text:p>3676</text:p>
          </table:table-cell>
          <table:table-cell office:value-type="float" office:value="4590" calcext:value-type="float">
            <text:p>4590</text:p>
          </table:table-cell>
          <table:table-cell office:value-type="float" office:value="4745" calcext:value-type="float">
            <text:p>4745</text:p>
          </table:table-cell>
          <table:table-cell office:value-type="float" office:value="5276" calcext:value-type="float">
            <text:p>5276</text:p>
          </table:table-cell>
          <table:table-cell office:value-type="float" office:value="6715" calcext:value-type="float">
            <text:p>6715</text:p>
          </table:table-cell>
          <table:table-cell office:value-type="float" office:value="8798" calcext:value-type="float">
            <text:p>8798</text:p>
          </table:table-cell>
          <table:table-cell office:value-type="float" office:value="12291" calcext:value-type="float">
            <text:p>1229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3294" calcext:value-type="float">
            <text:p>3294</text:p>
          </table:table-cell>
          <table:table-cell office:value-type="float" office:value="3979" calcext:value-type="float">
            <text:p>3979</text:p>
          </table:table-cell>
          <table:table-cell office:value-type="float" office:value="4787" calcext:value-type="float">
            <text:p>4787</text:p>
          </table:table-cell>
          <table:table-cell office:value-type="float" office:value="5581" calcext:value-type="float">
            <text:p>5581</text:p>
          </table:table-cell>
          <table:table-cell office:value-type="float" office:value="6458" calcext:value-type="float">
            <text:p>6458</text:p>
          </table:table-cell>
          <table:table-cell office:value-type="float" office:value="7561" calcext:value-type="float">
            <text:p>7561</text:p>
          </table:table-cell>
          <table:table-cell office:value-type="float" office:value="9740" calcext:value-type="float">
            <text:p>9740</text:p>
          </table:table-cell>
          <table:table-cell office:value-type="float" office:value="11564" calcext:value-type="float">
            <text:p>1156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098" calcext:value-type="float">
            <text:p>1098</text:p>
          </table:table-cell>
          <table:table-cell office:value-type="float" office:value="2393" calcext:value-type="float">
            <text:p>2393</text:p>
          </table:table-cell>
          <table:table-cell office:value-type="float" office:value="2036" calcext:value-type="float">
            <text:p>2036</text:p>
          </table:table-cell>
          <table:table-cell office:value-type="float" office:value="2474" calcext:value-type="float">
            <text:p>2474</text:p>
          </table:table-cell>
          <table:table-cell office:value-type="float" office:value="3031" calcext:value-type="float">
            <text:p>3031</text:p>
          </table:table-cell>
          <table:table-cell office:value-type="float" office:value="2808" calcext:value-type="float">
            <text:p>2808</text:p>
          </table:table-cell>
          <table:table-cell office:value-type="float" office:value="3279" calcext:value-type="float">
            <text:p>3279</text:p>
          </table:table-cell>
          <table:table-cell office:value-type="float" office:value="5721" calcext:value-type="float">
            <text:p>572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698" calcext:value-type="float">
            <text:p>698</text:p>
          </table:table-cell>
          <table:table-cell office:value-type="float" office:value="832" calcext:value-type="float">
            <text:p>832</text:p>
          </table:table-cell>
          <table:table-cell office:value-type="float" office:value="704" calcext:value-type="float">
            <text:p>704</text:p>
          </table:table-cell>
          <table:table-cell office:value-type="float" office:value="1016" calcext:value-type="float">
            <text:p>1016</text:p>
          </table:table-cell>
          <table:table-cell office:value-type="float" office:value="1489" calcext:value-type="float">
            <text:p>1489</text:p>
          </table:table-cell>
          <table:table-cell office:value-type="float" office:value="2169" calcext:value-type="float">
            <text:p>2169</text:p>
          </table:table-cell>
          <table:table-cell office:value-type="float" office:value="3157" calcext:value-type="float">
            <text:p>3157</text:p>
          </table:table-cell>
          <table:table-cell office:value-type="float" office:value="3706" calcext:value-type="float">
            <text:p>370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665" calcext:value-type="float">
            <text:p>665</text:p>
          </table:table-cell>
          <table:table-cell office:value-type="float" office:value="1448" calcext:value-type="float">
            <text:p>1448</text:p>
          </table:table-cell>
          <table:table-cell office:value-type="float" office:value="1444" calcext:value-type="float">
            <text:p>1444</text:p>
          </table:table-cell>
          <table:table-cell office:value-type="float" office:value="1824" calcext:value-type="float">
            <text:p>1824</text:p>
          </table:table-cell>
          <table:table-cell office:value-type="float" office:value="2427" calcext:value-type="float">
            <text:p>2427</text:p>
          </table:table-cell>
          <table:table-cell office:value-type="float" office:value="2641" calcext:value-type="float">
            <text:p>2641</text:p>
          </table:table-cell>
          <table:table-cell office:value-type="float" office:value="3003" calcext:value-type="float">
            <text:p>3003</text:p>
          </table:table-cell>
          <table:table-cell office:value-type="float" office:value="4527" calcext:value-type="float">
            <text:p>452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780" calcext:value-type="float">
            <text:p>780</text:p>
          </table:table-cell>
          <table:table-cell office:value-type="float" office:value="794" calcext:value-type="float">
            <text:p>794</text:p>
          </table:table-cell>
          <table:table-cell office:value-type="float" office:value="726" calcext:value-type="float">
            <text:p>726</text:p>
          </table:table-cell>
          <table:table-cell office:value-type="float" office:value="1228" calcext:value-type="float">
            <text:p>1228</text:p>
          </table:table-cell>
          <table:table-cell office:value-type="float" office:value="1805" calcext:value-type="float">
            <text:p>1805</text:p>
          </table:table-cell>
          <table:table-cell office:value-type="float" office:value="1994" calcext:value-type="float">
            <text:p>1994</text:p>
          </table:table-cell>
          <table:table-cell office:value-type="float" office:value="2010" calcext:value-type="float">
            <text:p>2010</text:p>
          </table:table-cell>
          <table:table-cell office:value-type="float" office:value="3027" calcext:value-type="float">
            <text:p>302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2276" calcext:value-type="float">
            <text:p>2276</text:p>
          </table:table-cell>
          <table:table-cell office:value-type="float" office:value="2426" calcext:value-type="float">
            <text:p>2426</text:p>
          </table:table-cell>
          <table:table-cell office:value-type="float" office:value="3024" calcext:value-type="float">
            <text:p>3024</text:p>
          </table:table-cell>
          <table:table-cell office:value-type="float" office:value="3075" calcext:value-type="float">
            <text:p>3075</text:p>
          </table:table-cell>
          <table:table-cell office:value-type="float" office:value="3297" calcext:value-type="float">
            <text:p>3297</text:p>
          </table:table-cell>
          <table:table-cell office:value-type="float" office:value="3723" calcext:value-type="float">
            <text:p>3723</text:p>
          </table:table-cell>
          <table:table-cell office:value-type="float" office:value="4305" calcext:value-type="float">
            <text:p>4305</text:p>
          </table:table-cell>
          <table:table-cell office:value-type="float" office:value="5158" calcext:value-type="float">
            <text:p>515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759" calcext:value-type="float">
            <text:p>759</text:p>
          </table:table-cell>
          <table:table-cell office:value-type="float" office:value="1118" calcext:value-type="float">
            <text:p>1118</text:p>
          </table:table-cell>
          <table:table-cell office:value-type="float" office:value="1346" calcext:value-type="float">
            <text:p>1346</text:p>
          </table:table-cell>
          <table:table-cell office:value-type="float" office:value="2439" calcext:value-type="float">
            <text:p>2439</text:p>
          </table:table-cell>
          <table:table-cell office:value-type="float" office:value="2854" calcext:value-type="float">
            <text:p>2854</text:p>
          </table:table-cell>
          <table:table-cell office:value-type="float" office:value="3743" calcext:value-type="float">
            <text:p>3743</text:p>
          </table:table-cell>
          <table:table-cell office:value-type="float" office:value="4409" calcext:value-type="float">
            <text:p>4409</text:p>
          </table:table-cell>
          <table:table-cell office:value-type="float" office:value="4848" calcext:value-type="float">
            <text:p>484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3672" calcext:value-type="float">
            <text:p>3672</text:p>
          </table:table-cell>
          <table:table-cell office:value-type="float" office:value="5031" calcext:value-type="float">
            <text:p>5031</text:p>
          </table:table-cell>
          <table:table-cell office:value-type="float" office:value="4934" calcext:value-type="float">
            <text:p>4934</text:p>
          </table:table-cell>
          <table:table-cell office:value-type="float" office:value="5733" calcext:value-type="float">
            <text:p>5733</text:p>
          </table:table-cell>
          <table:table-cell office:value-type="float" office:value="6493" calcext:value-type="float">
            <text:p>6493</text:p>
          </table:table-cell>
          <table:table-cell office:value-type="float" office:value="9012" calcext:value-type="float">
            <text:p>9012</text:p>
          </table:table-cell>
          <table:table-cell office:value-type="float" office:value="11168" calcext:value-type="float">
            <text:p>11168</text:p>
          </table:table-cell>
          <table:table-cell office:value-type="float" office:value="13577" calcext:value-type="float">
            <text:p>1357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3619" calcext:value-type="float">
            <text:p>3619</text:p>
          </table:table-cell>
          <table:table-cell office:value-type="float" office:value="5018" calcext:value-type="float">
            <text:p>5018</text:p>
          </table:table-cell>
          <table:table-cell office:value-type="float" office:value="5273" calcext:value-type="float">
            <text:p>5273</text:p>
          </table:table-cell>
          <table:table-cell office:value-type="float" office:value="5418" calcext:value-type="float">
            <text:p>5418</text:p>
          </table:table-cell>
          <table:table-cell office:value-type="float" office:value="6712" calcext:value-type="float">
            <text:p>6712</text:p>
          </table:table-cell>
          <table:table-cell office:value-type="float" office:value="8057" calcext:value-type="float">
            <text:p>8057</text:p>
          </table:table-cell>
          <table:table-cell office:value-type="float" office:value="10547" calcext:value-type="float">
            <text:p>10547</text:p>
          </table:table-cell>
          <table:table-cell office:value-type="float" office:value="12781" calcext:value-type="float">
            <text:p>1278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448" calcext:value-type="float">
            <text:p>448</text:p>
          </table:table-cell>
          <table:table-cell office:value-type="float" office:value="591" calcext:value-type="float">
            <text:p>591</text:p>
          </table:table-cell>
          <table:table-cell office:value-type="float" office:value="389" calcext:value-type="float">
            <text:p>389</text:p>
          </table:table-cell>
          <table:table-cell office:value-type="float" office:value="823" calcext:value-type="float">
            <text:p>823</text:p>
          </table:table-cell>
          <table:table-cell office:value-type="float" office:value="1567" calcext:value-type="float">
            <text:p>1567</text:p>
          </table:table-cell>
          <table:table-cell office:value-type="float" office:value="1772" calcext:value-type="float">
            <text:p>1772</text:p>
          </table:table-cell>
          <table:table-cell office:value-type="float" office:value="1588" calcext:value-type="float">
            <text:p>1588</text:p>
          </table:table-cell>
          <table:table-cell office:value-type="float" office:value="1922" calcext:value-type="float">
            <text:p>192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678" calcext:value-type="float">
            <text:p>678</text:p>
          </table:table-cell>
          <table:table-cell office:value-type="float" office:value="648" calcext:value-type="float">
            <text:p>648</text:p>
          </table:table-cell>
          <table:table-cell office:value-type="float" office:value="577" calcext:value-type="float">
            <text:p>577</text:p>
          </table:table-cell>
          <table:table-cell office:value-type="float" office:value="1144" calcext:value-type="float">
            <text:p>1144</text:p>
          </table:table-cell>
          <table:table-cell office:value-type="float" office:value="1740" calcext:value-type="float">
            <text:p>1740</text:p>
          </table:table-cell>
          <table:table-cell office:value-type="float" office:value="2241" calcext:value-type="float">
            <text:p>2241</text:p>
          </table:table-cell>
          <table:table-cell office:value-type="float" office:value="3295" calcext:value-type="float">
            <text:p>3295</text:p>
          </table:table-cell>
          <table:table-cell office:value-type="float" office:value="4056" calcext:value-type="float">
            <text:p>405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389" calcext:value-type="float">
            <text:p>389</text:p>
          </table:table-cell>
          <table:table-cell office:value-type="float" office:value="528" calcext:value-type="float">
            <text:p>528</text:p>
          </table:table-cell>
          <table:table-cell office:value-type="float" office:value="658" calcext:value-type="float">
            <text:p>658</text:p>
          </table:table-cell>
          <table:table-cell office:value-type="float" office:value="709" calcext:value-type="float">
            <text:p>709</text:p>
          </table:table-cell>
          <table:table-cell office:value-type="float" office:value="1133" calcext:value-type="float">
            <text:p>1133</text:p>
          </table:table-cell>
          <table:table-cell office:value-type="float" office:value="1050" calcext:value-type="float">
            <text:p>1050</text:p>
          </table:table-cell>
          <table:table-cell office:value-type="float" office:value="1248" calcext:value-type="float">
            <text:p>1248</text:p>
          </table:table-cell>
          <table:table-cell office:value-type="float" office:value="1690" calcext:value-type="float">
            <text:p>169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795" calcext:value-type="float">
            <text:p>795</text:p>
          </table:table-cell>
          <table:table-cell office:value-type="float" office:value="802" calcext:value-type="float">
            <text:p>802</text:p>
          </table:table-cell>
          <table:table-cell office:value-type="float" office:value="621" calcext:value-type="float">
            <text:p>621</text:p>
          </table:table-cell>
          <table:table-cell office:value-type="float" office:value="1355" calcext:value-type="float">
            <text:p>1355</text:p>
          </table:table-cell>
          <table:table-cell office:value-type="float" office:value="1737" calcext:value-type="float">
            <text:p>1737</text:p>
          </table:table-cell>
          <table:table-cell office:value-type="float" office:value="2263" calcext:value-type="float">
            <text:p>2263</text:p>
          </table:table-cell>
          <table:table-cell office:value-type="float" office:value="1904" calcext:value-type="float">
            <text:p>1904</text:p>
          </table:table-cell>
          <table:table-cell office:value-type="float" office:value="2425" calcext:value-type="float">
            <text:p>242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2923" calcext:value-type="float">
            <text:p>2923</text:p>
          </table:table-cell>
          <table:table-cell office:value-type="float" office:value="3849" calcext:value-type="float">
            <text:p>3849</text:p>
          </table:table-cell>
          <table:table-cell office:value-type="float" office:value="3704" calcext:value-type="float">
            <text:p>3704</text:p>
          </table:table-cell>
          <table:table-cell office:value-type="float" office:value="3782" calcext:value-type="float">
            <text:p>3782</text:p>
          </table:table-cell>
          <table:table-cell office:value-type="float" office:value="4971" calcext:value-type="float">
            <text:p>4971</text:p>
          </table:table-cell>
          <table:table-cell office:value-type="float" office:value="5645" calcext:value-type="float">
            <text:p>5645</text:p>
          </table:table-cell>
          <table:table-cell office:value-type="float" office:value="6765" calcext:value-type="float">
            <text:p>6765</text:p>
          </table:table-cell>
          <table:table-cell office:value-type="float" office:value="8945" calcext:value-type="float">
            <text:p>894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2780" calcext:value-type="float">
            <text:p>2780</text:p>
          </table:table-cell>
          <table:table-cell office:value-type="float" office:value="3429" calcext:value-type="float">
            <text:p>3429</text:p>
          </table:table-cell>
          <table:table-cell office:value-type="float" office:value="3937" calcext:value-type="float">
            <text:p>3937</text:p>
          </table:table-cell>
          <table:table-cell office:value-type="float" office:value="4913" calcext:value-type="float">
            <text:p>4913</text:p>
          </table:table-cell>
          <table:table-cell office:value-type="float" office:value="6852" calcext:value-type="float">
            <text:p>6852</text:p>
          </table:table-cell>
          <table:table-cell office:value-type="float" office:value="7846" calcext:value-type="float">
            <text:p>7846</text:p>
          </table:table-cell>
          <table:table-cell office:value-type="float" office:value="10725" calcext:value-type="float">
            <text:p>10725</text:p>
          </table:table-cell>
          <table:table-cell office:value-type="float" office:value="13671" calcext:value-type="float">
            <text:p>1367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3071" calcext:value-type="float">
            <text:p>3071</text:p>
          </table:table-cell>
          <table:table-cell office:value-type="float" office:value="3480" calcext:value-type="float">
            <text:p>3480</text:p>
          </table:table-cell>
          <table:table-cell office:value-type="float" office:value="3221" calcext:value-type="float">
            <text:p>3221</text:p>
          </table:table-cell>
          <table:table-cell office:value-type="float" office:value="3603" calcext:value-type="float">
            <text:p>3603</text:p>
          </table:table-cell>
          <table:table-cell office:value-type="float" office:value="4879" calcext:value-type="float">
            <text:p>4879</text:p>
          </table:table-cell>
          <table:table-cell office:value-type="float" office:value="5026" calcext:value-type="float">
            <text:p>5026</text:p>
          </table:table-cell>
          <table:table-cell office:value-type="float" office:value="6588" calcext:value-type="float">
            <text:p>6588</text:p>
          </table:table-cell>
          <table:table-cell office:value-type="float" office:value="7535" calcext:value-type="float">
            <text:p>753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535" calcext:value-type="float">
            <text:p>535</text:p>
          </table:table-cell>
          <table:table-cell office:value-type="float" office:value="1738" calcext:value-type="float">
            <text:p>1738</text:p>
          </table:table-cell>
          <table:table-cell office:value-type="float" office:value="1594" calcext:value-type="float">
            <text:p>1594</text:p>
          </table:table-cell>
          <table:table-cell office:value-type="float" office:value="1768" calcext:value-type="float">
            <text:p>1768</text:p>
          </table:table-cell>
          <table:table-cell office:value-type="float" office:value="2101" calcext:value-type="float">
            <text:p>2101</text:p>
          </table:table-cell>
          <table:table-cell office:value-type="float" office:value="2874" calcext:value-type="float">
            <text:p>2874</text:p>
          </table:table-cell>
          <table:table-cell office:value-type="float" office:value="4199" calcext:value-type="float">
            <text:p>4199</text:p>
          </table:table-cell>
          <table:table-cell office:value-type="float" office:value="5568" calcext:value-type="float">
            <text:p>556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3282" calcext:value-type="float">
            <text:p>3282</text:p>
          </table:table-cell>
          <table:table-cell office:value-type="float" office:value="4193" calcext:value-type="float">
            <text:p>4193</text:p>
          </table:table-cell>
          <table:table-cell office:value-type="float" office:value="3840" calcext:value-type="float">
            <text:p>3840</text:p>
          </table:table-cell>
          <table:table-cell office:value-type="float" office:value="4672" calcext:value-type="float">
            <text:p>4672</text:p>
          </table:table-cell>
          <table:table-cell office:value-type="float" office:value="5654" calcext:value-type="float">
            <text:p>5654</text:p>
          </table:table-cell>
          <table:table-cell office:value-type="float" office:value="6851" calcext:value-type="float">
            <text:p>6851</text:p>
          </table:table-cell>
          <table:table-cell office:value-type="float" office:value="8131" calcext:value-type="float">
            <text:p>8131</text:p>
          </table:table-cell>
          <table:table-cell office:value-type="float" office:value="10166" calcext:value-type="float">
            <text:p>1016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850" calcext:value-type="float">
            <text:p>1850</text:p>
          </table:table-cell>
          <table:table-cell office:value-type="float" office:value="2831" calcext:value-type="float">
            <text:p>2831</text:p>
          </table:table-cell>
          <table:table-cell office:value-type="float" office:value="3007" calcext:value-type="float">
            <text:p>3007</text:p>
          </table:table-cell>
          <table:table-cell office:value-type="float" office:value="3488" calcext:value-type="float">
            <text:p>3488</text:p>
          </table:table-cell>
          <table:table-cell office:value-type="float" office:value="4033" calcext:value-type="float">
            <text:p>4033</text:p>
          </table:table-cell>
          <table:table-cell office:value-type="float" office:value="4627" calcext:value-type="float">
            <text:p>4627</text:p>
          </table:table-cell>
          <table:table-cell office:value-type="float" office:value="5253" calcext:value-type="float">
            <text:p>5253</text:p>
          </table:table-cell>
          <table:table-cell office:value-type="float" office:value="6388" calcext:value-type="float">
            <text:p>638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565" calcext:value-type="float">
            <text:p>565</text:p>
          </table:table-cell>
          <table:table-cell office:value-type="float" office:value="705" calcext:value-type="float">
            <text:p>705</text:p>
          </table:table-cell>
          <table:table-cell office:value-type="float" office:value="551" calcext:value-type="float">
            <text:p>551</text:p>
          </table:table-cell>
          <table:table-cell office:value-type="float" office:value="1056" calcext:value-type="float">
            <text:p>1056</text:p>
          </table:table-cell>
          <table:table-cell office:value-type="float" office:value="1808" calcext:value-type="float">
            <text:p>1808</text:p>
          </table:table-cell>
          <table:table-cell office:value-type="float" office:value="3245" calcext:value-type="float">
            <text:p>3245</text:p>
          </table:table-cell>
          <table:table-cell office:value-type="float" office:value="1854" calcext:value-type="float">
            <text:p>1854</text:p>
          </table:table-cell>
          <table:table-cell office:value-type="float" office:value="2787" calcext:value-type="float">
            <text:p>27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6091" calcext:value-type="float">
            <text:p>6091</text:p>
          </table:table-cell>
          <table:table-cell office:value-type="float" office:value="7535" calcext:value-type="float">
            <text:p>7535</text:p>
          </table:table-cell>
          <table:table-cell office:value-type="float" office:value="8736" calcext:value-type="float">
            <text:p>8736</text:p>
          </table:table-cell>
          <table:table-cell office:value-type="float" office:value="8746" calcext:value-type="float">
            <text:p>8746</text:p>
          </table:table-cell>
          <table:table-cell office:value-type="float" office:value="8897" calcext:value-type="float">
            <text:p>8897</text:p>
          </table:table-cell>
          <table:table-cell office:value-type="float" office:value="10725" calcext:value-type="float">
            <text:p>10725</text:p>
          </table:table-cell>
          <table:table-cell office:value-type="float" office:value="13276" calcext:value-type="float">
            <text:p>13276</text:p>
          </table:table-cell>
          <table:table-cell office:value-type="float" office:value="16740" calcext:value-type="float">
            <text:p>1674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885" calcext:value-type="float">
            <text:p>2885</text:p>
          </table:table-cell>
          <table:table-cell office:value-type="float" office:value="3451" calcext:value-type="float">
            <text:p>3451</text:p>
          </table:table-cell>
          <table:table-cell office:value-type="float" office:value="3977" calcext:value-type="float">
            <text:p>3977</text:p>
          </table:table-cell>
          <table:table-cell office:value-type="float" office:value="4802" calcext:value-type="float">
            <text:p>4802</text:p>
          </table:table-cell>
          <table:table-cell office:value-type="float" office:value="5263" calcext:value-type="float">
            <text:p>5263</text:p>
          </table:table-cell>
          <table:table-cell office:value-type="float" office:value="6385" calcext:value-type="float">
            <text:p>6385</text:p>
          </table:table-cell>
          <table:table-cell office:value-type="float" office:value="7478" calcext:value-type="float">
            <text:p>7478</text:p>
          </table:table-cell>
          <table:table-cell office:value-type="float" office:value="9387" calcext:value-type="float">
            <text:p>93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3625" calcext:value-type="float">
            <text:p>3625</text:p>
          </table:table-cell>
          <table:table-cell office:value-type="float" office:value="4411" calcext:value-type="float">
            <text:p>4411</text:p>
          </table:table-cell>
          <table:table-cell office:value-type="float" office:value="4406" calcext:value-type="float">
            <text:p>4406</text:p>
          </table:table-cell>
          <table:table-cell office:value-type="float" office:value="5070" calcext:value-type="float">
            <text:p>5070</text:p>
          </table:table-cell>
          <table:table-cell office:value-type="float" office:value="5365" calcext:value-type="float">
            <text:p>5365</text:p>
          </table:table-cell>
          <table:table-cell office:value-type="float" office:value="6975" calcext:value-type="float">
            <text:p>6975</text:p>
          </table:table-cell>
          <table:table-cell office:value-type="float" office:value="8016" calcext:value-type="float">
            <text:p>8016</text:p>
          </table:table-cell>
          <table:table-cell office:value-type="float" office:value="11662" calcext:value-type="float">
            <text:p>1166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859" calcext:value-type="float">
            <text:p>859</text:p>
          </table:table-cell>
          <table:table-cell office:value-type="float" office:value="909" calcext:value-type="float">
            <text:p>909</text:p>
          </table:table-cell>
          <table:table-cell office:value-type="float" office:value="800" calcext:value-type="float">
            <text:p>800</text:p>
          </table:table-cell>
          <table:table-cell office:value-type="float" office:value="788" calcext:value-type="float">
            <text:p>788</text:p>
          </table:table-cell>
          <table:table-cell office:value-type="float" office:value="974" calcext:value-type="float">
            <text:p>974</text:p>
          </table:table-cell>
          <table:table-cell office:value-type="float" office:value="1290" calcext:value-type="float">
            <text:p>1290</text:p>
          </table:table-cell>
          <table:table-cell office:value-type="float" office:value="1732" calcext:value-type="float">
            <text:p>1732</text:p>
          </table:table-cell>
          <table:table-cell office:value-type="float" office:value="2265" calcext:value-type="float">
            <text:p>226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905" calcext:value-type="float">
            <text:p>905</text:p>
          </table:table-cell>
          <table:table-cell office:value-type="float" office:value="1106" calcext:value-type="float">
            <text:p>1106</text:p>
          </table:table-cell>
          <table:table-cell office:value-type="float" office:value="884" calcext:value-type="float">
            <text:p>884</text:p>
          </table:table-cell>
          <table:table-cell office:value-type="float" office:value="619" calcext:value-type="float">
            <text:p>619</text:p>
          </table:table-cell>
          <table:table-cell office:value-type="float" office:value="719" calcext:value-type="float">
            <text:p>719</text:p>
          </table:table-cell>
          <table:table-cell office:value-type="float" office:value="1530" calcext:value-type="float">
            <text:p>1530</text:p>
          </table:table-cell>
          <table:table-cell office:value-type="float" office:value="2378" calcext:value-type="float">
            <text:p>2378</text:p>
          </table:table-cell>
          <table:table-cell office:value-type="float" office:value="2169" calcext:value-type="float">
            <text:p>216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689" calcext:value-type="float">
            <text:p>689</text:p>
          </table:table-cell>
          <table:table-cell office:value-type="float" office:value="845" calcext:value-type="float">
            <text:p>845</text:p>
          </table:table-cell>
          <table:table-cell office:value-type="float" office:value="462" calcext:value-type="float">
            <text:p>462</text:p>
          </table:table-cell>
          <table:table-cell office:value-type="float" office:value="504" calcext:value-type="float">
            <text:p>504</text:p>
          </table:table-cell>
          <table:table-cell office:value-type="float" office:value="658" calcext:value-type="float">
            <text:p>658</text:p>
          </table:table-cell>
          <table:table-cell office:value-type="float" office:value="629" calcext:value-type="float">
            <text:p>629</text:p>
          </table:table-cell>
          <table:table-cell office:value-type="float" office:value="1331" calcext:value-type="float">
            <text:p>1331</text:p>
          </table:table-cell>
          <table:table-cell office:value-type="float" office:value="1890" calcext:value-type="float">
            <text:p>189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675" calcext:value-type="float">
            <text:p>2675</text:p>
          </table:table-cell>
          <table:table-cell office:value-type="float" office:value="4087" calcext:value-type="float">
            <text:p>4087</text:p>
          </table:table-cell>
          <table:table-cell office:value-type="float" office:value="4050" calcext:value-type="float">
            <text:p>4050</text:p>
          </table:table-cell>
          <table:table-cell office:value-type="float" office:value="4746" calcext:value-type="float">
            <text:p>4746</text:p>
          </table:table-cell>
          <table:table-cell office:value-type="float" office:value="6032" calcext:value-type="float">
            <text:p>6032</text:p>
          </table:table-cell>
          <table:table-cell office:value-type="float" office:value="7249" calcext:value-type="float">
            <text:p>7249</text:p>
          </table:table-cell>
          <table:table-cell office:value-type="float" office:value="10687" calcext:value-type="float">
            <text:p>10687</text:p>
          </table:table-cell>
          <table:table-cell office:value-type="float" office:value="17374" calcext:value-type="float">
            <text:p>1737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2458" calcext:value-type="float">
            <text:p>2458</text:p>
          </table:table-cell>
          <table:table-cell office:value-type="float" office:value="2757" calcext:value-type="float">
            <text:p>2757</text:p>
          </table:table-cell>
          <table:table-cell office:value-type="float" office:value="2910" calcext:value-type="float">
            <text:p>2910</text:p>
          </table:table-cell>
          <table:table-cell office:value-type="float" office:value="3496" calcext:value-type="float">
            <text:p>3496</text:p>
          </table:table-cell>
          <table:table-cell office:value-type="float" office:value="4340" calcext:value-type="float">
            <text:p>4340</text:p>
          </table:table-cell>
          <table:table-cell office:value-type="float" office:value="6931" calcext:value-type="float">
            <text:p>6931</text:p>
          </table:table-cell>
          <table:table-cell office:value-type="float" office:value="8922" calcext:value-type="float">
            <text:p>8922</text:p>
          </table:table-cell>
          <table:table-cell office:value-type="float" office:value="12074" calcext:value-type="float">
            <text:p>1207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490" calcext:value-type="float">
            <text:p>2490</text:p>
          </table:table-cell>
          <table:table-cell office:value-type="float" office:value="2756" calcext:value-type="float">
            <text:p>2756</text:p>
          </table:table-cell>
          <table:table-cell office:value-type="float" office:value="2621" calcext:value-type="float">
            <text:p>2621</text:p>
          </table:table-cell>
          <table:table-cell office:value-type="float" office:value="3256" calcext:value-type="float">
            <text:p>3256</text:p>
          </table:table-cell>
          <table:table-cell office:value-type="float" office:value="3627" calcext:value-type="float">
            <text:p>3627</text:p>
          </table:table-cell>
          <table:table-cell office:value-type="float" office:value="4280" calcext:value-type="float">
            <text:p>4280</text:p>
          </table:table-cell>
          <table:table-cell office:value-type="float" office:value="5231" calcext:value-type="float">
            <text:p>5231</text:p>
          </table:table-cell>
          <table:table-cell office:value-type="float" office:value="6124" calcext:value-type="float">
            <text:p>612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7274" calcext:value-type="float">
            <text:p>7274</text:p>
          </table:table-cell>
          <table:table-cell office:value-type="float" office:value="7988" calcext:value-type="float">
            <text:p>7988</text:p>
          </table:table-cell>
          <table:table-cell office:value-type="float" office:value="7860" calcext:value-type="float">
            <text:p>7860</text:p>
          </table:table-cell>
          <table:table-cell office:value-type="float" office:value="8072" calcext:value-type="float">
            <text:p>8072</text:p>
          </table:table-cell>
          <table:table-cell office:value-type="float" office:value="10919" calcext:value-type="float">
            <text:p>10919</text:p>
          </table:table-cell>
          <table:table-cell office:value-type="float" office:value="11309" calcext:value-type="float">
            <text:p>11309</text:p>
          </table:table-cell>
          <table:table-cell office:value-type="float" office:value="14623" calcext:value-type="float">
            <text:p>14623</text:p>
          </table:table-cell>
          <table:table-cell office:value-type="float" office:value="15215" calcext:value-type="float">
            <text:p>152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1063" calcext:value-type="float">
            <text:p>1063</text:p>
          </table:table-cell>
          <table:table-cell office:value-type="float" office:value="1373" calcext:value-type="float">
            <text:p>1373</text:p>
          </table:table-cell>
          <table:table-cell office:value-type="float" office:value="1215" calcext:value-type="float">
            <text:p>1215</text:p>
          </table:table-cell>
          <table:table-cell office:value-type="float" office:value="1037" calcext:value-type="float">
            <text:p>1037</text:p>
          </table:table-cell>
          <table:table-cell office:value-type="float" office:value="1665" calcext:value-type="float">
            <text:p>1665</text:p>
          </table:table-cell>
          <table:table-cell office:value-type="float" office:value="1675" calcext:value-type="float">
            <text:p>1675</text:p>
          </table:table-cell>
          <table:table-cell office:value-type="float" office:value="2299" calcext:value-type="float">
            <text:p>2299</text:p>
          </table:table-cell>
          <table:table-cell office:value-type="float" office:value="3300" calcext:value-type="float">
            <text:p>330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417" calcext:value-type="float">
            <text:p>417</text:p>
          </table:table-cell>
          <table:table-cell office:value-type="float" office:value="470" calcext:value-type="float">
            <text:p>470</text:p>
          </table:table-cell>
          <table:table-cell office:value-type="float" office:value="693" calcext:value-type="float">
            <text:p>693</text:p>
          </table:table-cell>
          <table:table-cell office:value-type="float" office:value="856" calcext:value-type="float">
            <text:p>856</text:p>
          </table:table-cell>
          <table:table-cell office:value-type="float" office:value="1598" calcext:value-type="float">
            <text:p>1598</text:p>
          </table:table-cell>
          <table:table-cell office:value-type="float" office:value="2184" calcext:value-type="float">
            <text:p>2184</text:p>
          </table:table-cell>
          <table:table-cell office:value-type="float" office:value="4271" calcext:value-type="float">
            <text:p>4271</text:p>
          </table:table-cell>
          <table:table-cell office:value-type="float" office:value="5095" calcext:value-type="float">
            <text:p>509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347" calcext:value-type="float">
            <text:p>347</text:p>
          </table:table-cell>
          <table:table-cell office:value-type="float" office:value="342" calcext:value-type="float">
            <text:p>342</text:p>
          </table:table-cell>
          <table:table-cell office:value-type="float" office:value="371" calcext:value-type="float">
            <text:p>371</text:p>
          </table:table-cell>
          <table:table-cell office:value-type="float" office:value="469" calcext:value-type="float">
            <text:p>469</text:p>
          </table:table-cell>
          <table:table-cell office:value-type="float" office:value="543" calcext:value-type="float">
            <text:p>543</text:p>
          </table:table-cell>
          <table:table-cell office:value-type="float" office:value="795" calcext:value-type="float">
            <text:p>795</text:p>
          </table:table-cell>
          <table:table-cell office:value-type="float" office:value="1873" calcext:value-type="float">
            <text:p>1873</text:p>
          </table:table-cell>
          <table:table-cell office:value-type="float" office:value="1837" calcext:value-type="float">
            <text:p>183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1690" calcext:value-type="float">
            <text:p>1690</text:p>
          </table:table-cell>
          <table:table-cell office:value-type="float" office:value="1776" calcext:value-type="float">
            <text:p>1776</text:p>
          </table:table-cell>
          <table:table-cell office:value-type="float" office:value="1301" calcext:value-type="float">
            <text:p>1301</text:p>
          </table:table-cell>
          <table:table-cell office:value-type="float" office:value="1665" calcext:value-type="float">
            <text:p>1665</text:p>
          </table:table-cell>
          <table:table-cell office:value-type="float" office:value="1571" calcext:value-type="float">
            <text:p>1571</text:p>
          </table:table-cell>
          <table:table-cell office:value-type="float" office:value="2410" calcext:value-type="float">
            <text:p>2410</text:p>
          </table:table-cell>
          <table:table-cell office:value-type="float" office:value="4253" calcext:value-type="float">
            <text:p>4253</text:p>
          </table:table-cell>
          <table:table-cell office:value-type="float" office:value="5202" calcext:value-type="float">
            <text:p>520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3296" calcext:value-type="float">
            <text:p>3296</text:p>
          </table:table-cell>
          <table:table-cell office:value-type="float" office:value="4673" calcext:value-type="float">
            <text:p>4673</text:p>
          </table:table-cell>
          <table:table-cell office:value-type="float" office:value="6294" calcext:value-type="float">
            <text:p>6294</text:p>
          </table:table-cell>
          <table:table-cell office:value-type="float" office:value="6347" calcext:value-type="float">
            <text:p>6347</text:p>
          </table:table-cell>
          <table:table-cell office:value-type="float" office:value="8761" calcext:value-type="float">
            <text:p>8761</text:p>
          </table:table-cell>
          <table:table-cell office:value-type="float" office:value="9492" calcext:value-type="float">
            <text:p>9492</text:p>
          </table:table-cell>
          <table:table-cell office:value-type="float" office:value="11958" calcext:value-type="float">
            <text:p>11958</text:p>
          </table:table-cell>
          <table:table-cell office:value-type="float" office:value="13785" calcext:value-type="float">
            <text:p>1378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422" calcext:value-type="float">
            <text:p>422</text:p>
          </table:table-cell>
          <table:table-cell office:value-type="float" office:value="1195" calcext:value-type="float">
            <text:p>1195</text:p>
          </table:table-cell>
          <table:table-cell office:value-type="float" office:value="644" calcext:value-type="float">
            <text:p>644</text:p>
          </table:table-cell>
          <table:table-cell office:value-type="float" office:value="365" calcext:value-type="float">
            <text:p>365</text:p>
          </table:table-cell>
          <table:table-cell office:value-type="float" office:value="971" calcext:value-type="float">
            <text:p>971</text:p>
          </table:table-cell>
          <table:table-cell office:value-type="float" office:value="1375" calcext:value-type="float">
            <text:p>1375</text:p>
          </table:table-cell>
          <table:table-cell office:value-type="float" office:value="1178" calcext:value-type="float">
            <text:p>1178</text:p>
          </table:table-cell>
          <table:table-cell office:value-type="float" office:value="1643" calcext:value-type="float">
            <text:p>164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1720" calcext:value-type="float">
            <text:p>1720</text:p>
          </table:table-cell>
          <table:table-cell office:value-type="float" office:value="1781" calcext:value-type="float">
            <text:p>1781</text:p>
          </table:table-cell>
          <table:table-cell office:value-type="float" office:value="2533" calcext:value-type="float">
            <text:p>2533</text:p>
          </table:table-cell>
          <table:table-cell office:value-type="float" office:value="3704" calcext:value-type="float">
            <text:p>3704</text:p>
          </table:table-cell>
          <table:table-cell office:value-type="float" office:value="4939" calcext:value-type="float">
            <text:p>4939</text:p>
          </table:table-cell>
          <table:table-cell office:value-type="float" office:value="5740" calcext:value-type="float">
            <text:p>5740</text:p>
          </table:table-cell>
          <table:table-cell office:value-type="float" office:value="8223" calcext:value-type="float">
            <text:p>8223</text:p>
          </table:table-cell>
          <table:table-cell office:value-type="float" office:value="12901" calcext:value-type="float">
            <text:p>1290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2793" calcext:value-type="float">
            <text:p>2793</text:p>
          </table:table-cell>
          <table:table-cell office:value-type="float" office:value="2812" calcext:value-type="float">
            <text:p>2812</text:p>
          </table:table-cell>
          <table:table-cell office:value-type="float" office:value="3079" calcext:value-type="float">
            <text:p>3079</text:p>
          </table:table-cell>
          <table:table-cell office:value-type="float" office:value="4443" calcext:value-type="float">
            <text:p>4443</text:p>
          </table:table-cell>
          <table:table-cell office:value-type="float" office:value="4733" calcext:value-type="float">
            <text:p>4733</text:p>
          </table:table-cell>
          <table:table-cell office:value-type="float" office:value="5150" calcext:value-type="float">
            <text:p>5150</text:p>
          </table:table-cell>
          <table:table-cell office:value-type="float" office:value="6685" calcext:value-type="float">
            <text:p>6685</text:p>
          </table:table-cell>
          <table:table-cell office:value-type="float" office:value="8765" calcext:value-type="float">
            <text:p>876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ACAO</text:p>
          </table:table-cell>
          <table:table-cell office:value-type="float" office:value="2377" calcext:value-type="float">
            <text:p>2377</text:p>
          </table:table-cell>
          <table:table-cell office:value-type="float" office:value="2493" calcext:value-type="float">
            <text:p>2493</text:p>
          </table:table-cell>
          <table:table-cell office:value-type="float" office:value="2567" calcext:value-type="float">
            <text:p>2567</text:p>
          </table:table-cell>
          <table:table-cell office:value-type="float" office:value="3464" calcext:value-type="float">
            <text:p>3464</text:p>
          </table:table-cell>
          <table:table-cell office:value-type="float" office:value="4635" calcext:value-type="float">
            <text:p>4635</text:p>
          </table:table-cell>
          <table:table-cell office:value-type="float" office:value="4814" calcext:value-type="float">
            <text:p>4814</text:p>
          </table:table-cell>
          <table:table-cell office:value-type="float" office:value="6939" calcext:value-type="float">
            <text:p>6939</text:p>
          </table:table-cell>
          <table:table-cell office:value-type="float" office:value="7580" calcext:value-type="float">
            <text:p>758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ACEDONIA</text:p>
          </table:table-cell>
          <table:table-cell office:value-type="float" office:value="1236" calcext:value-type="float">
            <text:p>1236</text:p>
          </table:table-cell>
          <table:table-cell office:value-type="float" office:value="1822" calcext:value-type="float">
            <text:p>1822</text:p>
          </table:table-cell>
          <table:table-cell office:value-type="float" office:value="2322" calcext:value-type="float">
            <text:p>2322</text:p>
          </table:table-cell>
          <table:table-cell office:value-type="float" office:value="2644" calcext:value-type="float">
            <text:p>2644</text:p>
          </table:table-cell>
          <table:table-cell office:value-type="float" office:value="2983" calcext:value-type="float">
            <text:p>2983</text:p>
          </table:table-cell>
          <table:table-cell office:value-type="float" office:value="3428" calcext:value-type="float">
            <text:p>3428</text:p>
          </table:table-cell>
          <table:table-cell office:value-type="float" office:value="4548" calcext:value-type="float">
            <text:p>4548</text:p>
          </table:table-cell>
          <table:table-cell office:value-type="float" office:value="5709" calcext:value-type="float">
            <text:p>570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1014" calcext:value-type="float">
            <text:p>1014</text:p>
          </table:table-cell>
          <table:table-cell office:value-type="float" office:value="947" calcext:value-type="float">
            <text:p>947</text:p>
          </table:table-cell>
          <table:table-cell office:value-type="float" office:value="942" calcext:value-type="float">
            <text:p>942</text:p>
          </table:table-cell>
          <table:table-cell office:value-type="float" office:value="1370" calcext:value-type="float">
            <text:p>1370</text:p>
          </table:table-cell>
          <table:table-cell office:value-type="float" office:value="1835" calcext:value-type="float">
            <text:p>1835</text:p>
          </table:table-cell>
          <table:table-cell office:value-type="float" office:value="2716" calcext:value-type="float">
            <text:p>2716</text:p>
          </table:table-cell>
          <table:table-cell office:value-type="float" office:value="3522" calcext:value-type="float">
            <text:p>3522</text:p>
          </table:table-cell>
          <table:table-cell office:value-type="float" office:value="4280" calcext:value-type="float">
            <text:p>428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2073" calcext:value-type="float">
            <text:p>2073</text:p>
          </table:table-cell>
          <table:table-cell office:value-type="float" office:value="2156" calcext:value-type="float">
            <text:p>2156</text:p>
          </table:table-cell>
          <table:table-cell office:value-type="float" office:value="3046" calcext:value-type="float">
            <text:p>3046</text:p>
          </table:table-cell>
          <table:table-cell office:value-type="float" office:value="2994" calcext:value-type="float">
            <text:p>2994</text:p>
          </table:table-cell>
          <table:table-cell office:value-type="float" office:value="3894" calcext:value-type="float">
            <text:p>3894</text:p>
          </table:table-cell>
          <table:table-cell office:value-type="float" office:value="3682" calcext:value-type="float">
            <text:p>3682</text:p>
          </table:table-cell>
          <table:table-cell office:value-type="float" office:value="7063" calcext:value-type="float">
            <text:p>7063</text:p>
          </table:table-cell>
          <table:table-cell office:value-type="float" office:value="9108" calcext:value-type="float">
            <text:p>91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66" calcext:value-type="float">
            <text:p>266</text:p>
          </table:table-cell>
          <table:table-cell office:value-type="float" office:value="1177" calcext:value-type="float">
            <text:p>1177</text:p>
          </table:table-cell>
          <table:table-cell office:value-type="float" office:value="1019" calcext:value-type="float">
            <text:p>1019</text:p>
          </table:table-cell>
          <table:table-cell office:value-type="float" office:value="1224" calcext:value-type="float">
            <text:p>1224</text:p>
          </table:table-cell>
          <table:table-cell office:value-type="float" office:value="1480" calcext:value-type="float">
            <text:p>1480</text:p>
          </table:table-cell>
          <table:table-cell office:value-type="float" office:value="1506" calcext:value-type="float">
            <text:p>1506</text:p>
          </table:table-cell>
          <table:table-cell office:value-type="float" office:value="1908" calcext:value-type="float">
            <text:p>1908</text:p>
          </table:table-cell>
          <table:table-cell office:value-type="float" office:value="2613" calcext:value-type="float">
            <text:p>261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035" calcext:value-type="float">
            <text:p>1035</text:p>
          </table:table-cell>
          <table:table-cell office:value-type="float" office:value="1037" calcext:value-type="float">
            <text:p>1037</text:p>
          </table:table-cell>
          <table:table-cell office:value-type="float" office:value="1278" calcext:value-type="float">
            <text:p>1278</text:p>
          </table:table-cell>
          <table:table-cell office:value-type="float" office:value="1862" calcext:value-type="float">
            <text:p>1862</text:p>
          </table:table-cell>
          <table:table-cell office:value-type="float" office:value="2794" calcext:value-type="float">
            <text:p>2794</text:p>
          </table:table-cell>
          <table:table-cell office:value-type="float" office:value="3221" calcext:value-type="float">
            <text:p>3221</text:p>
          </table:table-cell>
          <table:table-cell office:value-type="float" office:value="3997" calcext:value-type="float">
            <text:p>3997</text:p>
          </table:table-cell>
          <table:table-cell office:value-type="float" office:value="4916" calcext:value-type="float">
            <text:p>491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OLDOVA REPUBLIC OF</text:p>
          </table:table-cell>
          <table:table-cell office:value-type="float" office:value="1062" calcext:value-type="float">
            <text:p>1062</text:p>
          </table:table-cell>
          <table:table-cell office:value-type="float" office:value="2447" calcext:value-type="float">
            <text:p>2447</text:p>
          </table:table-cell>
          <table:table-cell office:value-type="float" office:value="4153" calcext:value-type="float">
            <text:p>4153</text:p>
          </table:table-cell>
          <table:table-cell office:value-type="float" office:value="4054" calcext:value-type="float">
            <text:p>4054</text:p>
          </table:table-cell>
          <table:table-cell office:value-type="float" office:value="4275" calcext:value-type="float">
            <text:p>4275</text:p>
          </table:table-cell>
          <table:table-cell office:value-type="float" office:value="7073" calcext:value-type="float">
            <text:p>7073</text:p>
          </table:table-cell>
          <table:table-cell office:value-type="float" office:value="8519" calcext:value-type="float">
            <text:p>8519</text:p>
          </table:table-cell>
          <table:table-cell office:value-type="float" office:value="9678" calcext:value-type="float">
            <text:p>967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1962" calcext:value-type="float">
            <text:p>1962</text:p>
          </table:table-cell>
          <table:table-cell office:value-type="float" office:value="1584" calcext:value-type="float">
            <text:p>1584</text:p>
          </table:table-cell>
          <table:table-cell office:value-type="float" office:value="1654" calcext:value-type="float">
            <text:p>1654</text:p>
          </table:table-cell>
          <table:table-cell office:value-type="float" office:value="1494" calcext:value-type="float">
            <text:p>1494</text:p>
          </table:table-cell>
          <table:table-cell office:value-type="float" office:value="1139" calcext:value-type="float">
            <text:p>1139</text:p>
          </table:table-cell>
          <table:table-cell office:value-type="float" office:value="1910" calcext:value-type="float">
            <text:p>1910</text:p>
          </table:table-cell>
          <table:table-cell office:value-type="float" office:value="2322" calcext:value-type="float">
            <text:p>2322</text:p>
          </table:table-cell>
          <table:table-cell office:value-type="float" office:value="2914" calcext:value-type="float">
            <text:p>29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446" calcext:value-type="float">
            <text:p>2446</text:p>
          </table:table-cell>
          <table:table-cell office:value-type="float" office:value="852" calcext:value-type="float">
            <text:p>852</text:p>
          </table:table-cell>
          <table:table-cell office:value-type="float" office:value="1018" calcext:value-type="float">
            <text:p>1018</text:p>
          </table:table-cell>
          <table:table-cell office:value-type="float" office:value="704" calcext:value-type="float">
            <text:p>704</text:p>
          </table:table-cell>
          <table:table-cell office:value-type="float" office:value="805" calcext:value-type="float">
            <text:p>805</text:p>
          </table:table-cell>
          <table:table-cell office:value-type="float" office:value="794" calcext:value-type="float">
            <text:p>794</text:p>
          </table:table-cell>
          <table:table-cell office:value-type="float" office:value="1121" calcext:value-type="float">
            <text:p>1121</text:p>
          </table:table-cell>
          <table:table-cell office:value-type="float" office:value="2209" calcext:value-type="float">
            <text:p>220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4165" calcext:value-type="float">
            <text:p>4165</text:p>
          </table:table-cell>
          <table:table-cell office:value-type="float" office:value="5348" calcext:value-type="float">
            <text:p>5348</text:p>
          </table:table-cell>
          <table:table-cell office:value-type="float" office:value="5582" calcext:value-type="float">
            <text:p>5582</text:p>
          </table:table-cell>
          <table:table-cell office:value-type="float" office:value="6748" calcext:value-type="float">
            <text:p>6748</text:p>
          </table:table-cell>
          <table:table-cell office:value-type="float" office:value="8250" calcext:value-type="float">
            <text:p>8250</text:p>
          </table:table-cell>
          <table:table-cell office:value-type="float" office:value="9688" calcext:value-type="float">
            <text:p>9688</text:p>
          </table:table-cell>
          <table:table-cell office:value-type="float" office:value="12419" calcext:value-type="float">
            <text:p>12419</text:p>
          </table:table-cell>
          <table:table-cell office:value-type="float" office:value="15344" calcext:value-type="float">
            <text:p>1534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2147" calcext:value-type="float">
            <text:p>2147</text:p>
          </table:table-cell>
          <table:table-cell office:value-type="float" office:value="2784" calcext:value-type="float">
            <text:p>2784</text:p>
          </table:table-cell>
          <table:table-cell office:value-type="float" office:value="2870" calcext:value-type="float">
            <text:p>2870</text:p>
          </table:table-cell>
          <table:table-cell office:value-type="float" office:value="3459" calcext:value-type="float">
            <text:p>3459</text:p>
          </table:table-cell>
          <table:table-cell office:value-type="float" office:value="3835" calcext:value-type="float">
            <text:p>3835</text:p>
          </table:table-cell>
          <table:table-cell office:value-type="float" office:value="4289" calcext:value-type="float">
            <text:p>4289</text:p>
          </table:table-cell>
          <table:table-cell office:value-type="float" office:value="5585" calcext:value-type="float">
            <text:p>5585</text:p>
          </table:table-cell>
          <table:table-cell office:value-type="float" office:value="8380" calcext:value-type="float">
            <text:p>838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4055" calcext:value-type="float">
            <text:p>4055</text:p>
          </table:table-cell>
          <table:table-cell office:value-type="float" office:value="4700" calcext:value-type="float">
            <text:p>4700</text:p>
          </table:table-cell>
          <table:table-cell office:value-type="float" office:value="4408" calcext:value-type="float">
            <text:p>4408</text:p>
          </table:table-cell>
          <table:table-cell office:value-type="float" office:value="4342" calcext:value-type="float">
            <text:p>4342</text:p>
          </table:table-cell>
          <table:table-cell office:value-type="float" office:value="5430" calcext:value-type="float">
            <text:p>5430</text:p>
          </table:table-cell>
          <table:table-cell office:value-type="float" office:value="7245" calcext:value-type="float">
            <text:p>7245</text:p>
          </table:table-cell>
          <table:table-cell office:value-type="float" office:value="10100" calcext:value-type="float">
            <text:p>10100</text:p>
          </table:table-cell>
          <table:table-cell office:value-type="float" office:value="14076" calcext:value-type="float">
            <text:p>1407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391" calcext:value-type="float">
            <text:p>391</text:p>
          </table:table-cell>
          <table:table-cell office:value-type="float" office:value="673" calcext:value-type="float">
            <text:p>673</text:p>
          </table:table-cell>
          <table:table-cell office:value-type="float" office:value="716" calcext:value-type="float">
            <text:p>716</text:p>
          </table:table-cell>
          <table:table-cell office:value-type="float" office:value="821" calcext:value-type="float">
            <text:p>821</text:p>
          </table:table-cell>
          <table:table-cell office:value-type="float" office:value="861" calcext:value-type="float">
            <text:p>861</text:p>
          </table:table-cell>
          <table:table-cell office:value-type="float" office:value="950" calcext:value-type="float">
            <text:p>950</text:p>
          </table:table-cell>
          <table:table-cell office:value-type="float" office:value="1344" calcext:value-type="float">
            <text:p>1344</text:p>
          </table:table-cell>
          <table:table-cell office:value-type="float" office:value="1633" calcext:value-type="float">
            <text:p>163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1424" calcext:value-type="float">
            <text:p>1424</text:p>
          </table:table-cell>
          <table:table-cell office:value-type="float" office:value="820" calcext:value-type="float">
            <text:p>820</text:p>
          </table:table-cell>
          <table:table-cell office:value-type="float" office:value="606" calcext:value-type="float">
            <text:p>606</text:p>
          </table:table-cell>
          <table:table-cell office:value-type="float" office:value="1028" calcext:value-type="float">
            <text:p>1028</text:p>
          </table:table-cell>
          <table:table-cell office:value-type="float" office:value="1230" calcext:value-type="float">
            <text:p>1230</text:p>
          </table:table-cell>
          <table:table-cell office:value-type="float" office:value="1378" calcext:value-type="float">
            <text:p>1378</text:p>
          </table:table-cell>
          <table:table-cell office:value-type="float" office:value="2277" calcext:value-type="float">
            <text:p>2277</text:p>
          </table:table-cell>
          <table:table-cell office:value-type="float" office:value="2930" calcext:value-type="float">
            <text:p>293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678" calcext:value-type="float">
            <text:p>678</text:p>
          </table:table-cell>
          <table:table-cell office:value-type="float" office:value="976" calcext:value-type="float">
            <text:p>976</text:p>
          </table:table-cell>
          <table:table-cell office:value-type="float" office:value="1251" calcext:value-type="float">
            <text:p>1251</text:p>
          </table:table-cell>
          <table:table-cell office:value-type="float" office:value="2107" calcext:value-type="float">
            <text:p>2107</text:p>
          </table:table-cell>
          <table:table-cell office:value-type="float" office:value="2783" calcext:value-type="float">
            <text:p>2783</text:p>
          </table:table-cell>
          <table:table-cell office:value-type="float" office:value="2591" calcext:value-type="float">
            <text:p>2591</text:p>
          </table:table-cell>
          <table:table-cell office:value-type="float" office:value="2610" calcext:value-type="float">
            <text:p>2610</text:p>
          </table:table-cell>
          <table:table-cell office:value-type="float" office:value="3169" calcext:value-type="float">
            <text:p>316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197" calcext:value-type="float">
            <text:p>197</text:p>
          </table:table-cell>
          <table:table-cell office:value-type="float" office:value="406" calcext:value-type="float">
            <text:p>406</text:p>
          </table:table-cell>
          <table:table-cell office:value-type="float" office:value="323" calcext:value-type="float">
            <text:p>323</text:p>
          </table:table-cell>
          <table:table-cell office:value-type="float" office:value="406" calcext:value-type="float">
            <text:p>406</text:p>
          </table:table-cell>
          <table:table-cell office:value-type="float" office:value="866" calcext:value-type="float">
            <text:p>866</text:p>
          </table:table-cell>
          <table:table-cell office:value-type="float" office:value="1103" calcext:value-type="float">
            <text:p>1103</text:p>
          </table:table-cell>
          <table:table-cell office:value-type="float" office:value="1197" calcext:value-type="float">
            <text:p>1197</text:p>
          </table:table-cell>
          <table:table-cell office:value-type="float" office:value="1437" calcext:value-type="float">
            <text:p>143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782" calcext:value-type="float">
            <text:p>782</text:p>
          </table:table-cell>
          <table:table-cell office:value-type="float" office:value="842" calcext:value-type="float">
            <text:p>842</text:p>
          </table:table-cell>
          <table:table-cell office:value-type="float" office:value="928" calcext:value-type="float">
            <text:p>928</text:p>
          </table:table-cell>
          <table:table-cell office:value-type="float" office:value="1308" calcext:value-type="float">
            <text:p>1308</text:p>
          </table:table-cell>
          <table:table-cell office:value-type="float" office:value="1645" calcext:value-type="float">
            <text:p>1645</text:p>
          </table:table-cell>
          <table:table-cell office:value-type="float" office:value="1871" calcext:value-type="float">
            <text:p>1871</text:p>
          </table:table-cell>
          <table:table-cell office:value-type="float" office:value="2735" calcext:value-type="float">
            <text:p>2735</text:p>
          </table:table-cell>
          <table:table-cell office:value-type="float" office:value="4495" calcext:value-type="float">
            <text:p>449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976" calcext:value-type="float">
            <text:p>976</text:p>
          </table:table-cell>
          <table:table-cell office:value-type="float" office:value="1096" calcext:value-type="float">
            <text:p>1096</text:p>
          </table:table-cell>
          <table:table-cell office:value-type="float" office:value="889" calcext:value-type="float">
            <text:p>889</text:p>
          </table:table-cell>
          <table:table-cell office:value-type="float" office:value="1129" calcext:value-type="float">
            <text:p>1129</text:p>
          </table:table-cell>
          <table:table-cell office:value-type="float" office:value="1155" calcext:value-type="float">
            <text:p>1155</text:p>
          </table:table-cell>
          <table:table-cell office:value-type="float" office:value="1390" calcext:value-type="float">
            <text:p>1390</text:p>
          </table:table-cell>
          <table:table-cell office:value-type="float" office:value="2066" calcext:value-type="float">
            <text:p>2066</text:p>
          </table:table-cell>
          <table:table-cell office:value-type="float" office:value="2797" calcext:value-type="float">
            <text:p>279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1605" calcext:value-type="float">
            <text:p>1605</text:p>
          </table:table-cell>
          <table:table-cell office:value-type="float" office:value="2008" calcext:value-type="float">
            <text:p>2008</text:p>
          </table:table-cell>
          <table:table-cell office:value-type="float" office:value="2364" calcext:value-type="float">
            <text:p>2364</text:p>
          </table:table-cell>
          <table:table-cell office:value-type="float" office:value="3473" calcext:value-type="float">
            <text:p>3473</text:p>
          </table:table-cell>
          <table:table-cell office:value-type="float" office:value="4336" calcext:value-type="float">
            <text:p>4336</text:p>
          </table:table-cell>
          <table:table-cell office:value-type="float" office:value="6021" calcext:value-type="float">
            <text:p>6021</text:p>
          </table:table-cell>
          <table:table-cell office:value-type="float" office:value="7474" calcext:value-type="float">
            <text:p>7474</text:p>
          </table:table-cell>
          <table:table-cell office:value-type="float" office:value="9843" calcext:value-type="float">
            <text:p>984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673" calcext:value-type="float">
            <text:p>2673</text:p>
          </table:table-cell>
          <table:table-cell office:value-type="float" office:value="3632" calcext:value-type="float">
            <text:p>3632</text:p>
          </table:table-cell>
          <table:table-cell office:value-type="float" office:value="3947" calcext:value-type="float">
            <text:p>3947</text:p>
          </table:table-cell>
          <table:table-cell office:value-type="float" office:value="4917" calcext:value-type="float">
            <text:p>4917</text:p>
          </table:table-cell>
          <table:table-cell office:value-type="float" office:value="5367" calcext:value-type="float">
            <text:p>5367</text:p>
          </table:table-cell>
          <table:table-cell office:value-type="float" office:value="4988" calcext:value-type="float">
            <text:p>4988</text:p>
          </table:table-cell>
          <table:table-cell office:value-type="float" office:value="6396" calcext:value-type="float">
            <text:p>6396</text:p>
          </table:table-cell>
          <table:table-cell office:value-type="float" office:value="9152" calcext:value-type="float">
            <text:p>915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1008" calcext:value-type="float">
            <text:p>1008</text:p>
          </table:table-cell>
          <table:table-cell office:value-type="float" office:value="1418" calcext:value-type="float">
            <text:p>1418</text:p>
          </table:table-cell>
          <table:table-cell office:value-type="float" office:value="1864" calcext:value-type="float">
            <text:p>1864</text:p>
          </table:table-cell>
          <table:table-cell office:value-type="float" office:value="2622" calcext:value-type="float">
            <text:p>2622</text:p>
          </table:table-cell>
          <table:table-cell office:value-type="float" office:value="3505" calcext:value-type="float">
            <text:p>3505</text:p>
          </table:table-cell>
          <table:table-cell office:value-type="float" office:value="3578" calcext:value-type="float">
            <text:p>3578</text:p>
          </table:table-cell>
          <table:table-cell office:value-type="float" office:value="5761" calcext:value-type="float">
            <text:p>5761</text:p>
          </table:table-cell>
          <table:table-cell office:value-type="float" office:value="8195" calcext:value-type="float">
            <text:p>819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867" calcext:value-type="float">
            <text:p>867</text:p>
          </table:table-cell>
          <table:table-cell office:value-type="float" office:value="1412" calcext:value-type="float">
            <text:p>1412</text:p>
          </table:table-cell>
          <table:table-cell office:value-type="float" office:value="1428" calcext:value-type="float">
            <text:p>1428</text:p>
          </table:table-cell>
          <table:table-cell office:value-type="float" office:value="1683" calcext:value-type="float">
            <text:p>1683</text:p>
          </table:table-cell>
          <table:table-cell office:value-type="float" office:value="1647" calcext:value-type="float">
            <text:p>1647</text:p>
          </table:table-cell>
          <table:table-cell office:value-type="float" office:value="2118" calcext:value-type="float">
            <text:p>2118</text:p>
          </table:table-cell>
          <table:table-cell office:value-type="float" office:value="3208" calcext:value-type="float">
            <text:p>3208</text:p>
          </table:table-cell>
          <table:table-cell office:value-type="float" office:value="6899" calcext:value-type="float">
            <text:p>689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3461" calcext:value-type="float">
            <text:p>3461</text:p>
          </table:table-cell>
          <table:table-cell office:value-type="float" office:value="5846" calcext:value-type="float">
            <text:p>5846</text:p>
          </table:table-cell>
          <table:table-cell office:value-type="float" office:value="6232" calcext:value-type="float">
            <text:p>6232</text:p>
          </table:table-cell>
          <table:table-cell office:value-type="float" office:value="6573" calcext:value-type="float">
            <text:p>6573</text:p>
          </table:table-cell>
          <table:table-cell office:value-type="float" office:value="6563" calcext:value-type="float">
            <text:p>6563</text:p>
          </table:table-cell>
          <table:table-cell office:value-type="float" office:value="7697" calcext:value-type="float">
            <text:p>7697</text:p>
          </table:table-cell>
          <table:table-cell office:value-type="float" office:value="9271" calcext:value-type="float">
            <text:p>9271</text:p>
          </table:table-cell>
          <table:table-cell office:value-type="float" office:value="12768" calcext:value-type="float">
            <text:p>1276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1910" calcext:value-type="float">
            <text:p>1910</text:p>
          </table:table-cell>
          <table:table-cell office:value-type="float" office:value="1979" calcext:value-type="float">
            <text:p>1979</text:p>
          </table:table-cell>
          <table:table-cell office:value-type="float" office:value="2074" calcext:value-type="float">
            <text:p>2074</text:p>
          </table:table-cell>
          <table:table-cell office:value-type="float" office:value="3198" calcext:value-type="float">
            <text:p>3198</text:p>
          </table:table-cell>
          <table:table-cell office:value-type="float" office:value="4551" calcext:value-type="float">
            <text:p>4551</text:p>
          </table:table-cell>
          <table:table-cell office:value-type="float" office:value="5935" calcext:value-type="float">
            <text:p>5935</text:p>
          </table:table-cell>
          <table:table-cell office:value-type="float" office:value="8551" calcext:value-type="float">
            <text:p>8551</text:p>
          </table:table-cell>
          <table:table-cell office:value-type="float" office:value="9426" calcext:value-type="float">
            <text:p>942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1365" calcext:value-type="float">
            <text:p>1365</text:p>
          </table:table-cell>
          <table:table-cell office:value-type="float" office:value="1541" calcext:value-type="float">
            <text:p>1541</text:p>
          </table:table-cell>
          <table:table-cell office:value-type="float" office:value="2209" calcext:value-type="float">
            <text:p>2209</text:p>
          </table:table-cell>
          <table:table-cell office:value-type="float" office:value="2034" calcext:value-type="float">
            <text:p>2034</text:p>
          </table:table-cell>
          <table:table-cell office:value-type="float" office:value="2273" calcext:value-type="float">
            <text:p>2273</text:p>
          </table:table-cell>
          <table:table-cell office:value-type="float" office:value="2034" calcext:value-type="float">
            <text:p>2034</text:p>
          </table:table-cell>
          <table:table-cell office:value-type="float" office:value="3200" calcext:value-type="float">
            <text:p>3200</text:p>
          </table:table-cell>
          <table:table-cell office:value-type="float" office:value="3783" calcext:value-type="float">
            <text:p>378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812" calcext:value-type="float">
            <text:p>812</text:p>
          </table:table-cell>
          <table:table-cell office:value-type="float" office:value="1287" calcext:value-type="float">
            <text:p>1287</text:p>
          </table:table-cell>
          <table:table-cell office:value-type="float" office:value="1307" calcext:value-type="float">
            <text:p>1307</text:p>
          </table:table-cell>
          <table:table-cell office:value-type="float" office:value="2106" calcext:value-type="float">
            <text:p>2106</text:p>
          </table:table-cell>
          <table:table-cell office:value-type="float" office:value="2724" calcext:value-type="float">
            <text:p>2724</text:p>
          </table:table-cell>
          <table:table-cell office:value-type="float" office:value="3648" calcext:value-type="float">
            <text:p>3648</text:p>
          </table:table-cell>
          <table:table-cell office:value-type="float" office:value="4801" calcext:value-type="float">
            <text:p>4801</text:p>
          </table:table-cell>
          <table:table-cell office:value-type="float" office:value="6989" calcext:value-type="float">
            <text:p>698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478" calcext:value-type="float">
            <text:p>2478</text:p>
          </table:table-cell>
          <table:table-cell office:value-type="float" office:value="3903" calcext:value-type="float">
            <text:p>3903</text:p>
          </table:table-cell>
          <table:table-cell office:value-type="float" office:value="3532" calcext:value-type="float">
            <text:p>3532</text:p>
          </table:table-cell>
          <table:table-cell office:value-type="float" office:value="4119" calcext:value-type="float">
            <text:p>4119</text:p>
          </table:table-cell>
          <table:table-cell office:value-type="float" office:value="5117" calcext:value-type="float">
            <text:p>5117</text:p>
          </table:table-cell>
          <table:table-cell office:value-type="float" office:value="6568" calcext:value-type="float">
            <text:p>6568</text:p>
          </table:table-cell>
          <table:table-cell office:value-type="float" office:value="8412" calcext:value-type="float">
            <text:p>8412</text:p>
          </table:table-cell>
          <table:table-cell office:value-type="float" office:value="12938" calcext:value-type="float">
            <text:p>1293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4089" calcext:value-type="float">
            <text:p>4089</text:p>
          </table:table-cell>
          <table:table-cell office:value-type="float" office:value="4606" calcext:value-type="float">
            <text:p>4606</text:p>
          </table:table-cell>
          <table:table-cell office:value-type="float" office:value="4220" calcext:value-type="float">
            <text:p>4220</text:p>
          </table:table-cell>
          <table:table-cell office:value-type="float" office:value="4843" calcext:value-type="float">
            <text:p>4843</text:p>
          </table:table-cell>
          <table:table-cell office:value-type="float" office:value="5863" calcext:value-type="float">
            <text:p>5863</text:p>
          </table:table-cell>
          <table:table-cell office:value-type="float" office:value="6056" calcext:value-type="float">
            <text:p>6056</text:p>
          </table:table-cell>
          <table:table-cell office:value-type="float" office:value="7293" calcext:value-type="float">
            <text:p>7293</text:p>
          </table:table-cell>
          <table:table-cell office:value-type="float" office:value="9410" calcext:value-type="float">
            <text:p>941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560" calcext:value-type="float">
            <text:p>2560</text:p>
          </table:table-cell>
          <table:table-cell office:value-type="float" office:value="3269" calcext:value-type="float">
            <text:p>3269</text:p>
          </table:table-cell>
          <table:table-cell office:value-type="float" office:value="3577" calcext:value-type="float">
            <text:p>3577</text:p>
          </table:table-cell>
          <table:table-cell office:value-type="float" office:value="3365" calcext:value-type="float">
            <text:p>3365</text:p>
          </table:table-cell>
          <table:table-cell office:value-type="float" office:value="4484" calcext:value-type="float">
            <text:p>4484</text:p>
          </table:table-cell>
          <table:table-cell office:value-type="float" office:value="5329" calcext:value-type="float">
            <text:p>5329</text:p>
          </table:table-cell>
          <table:table-cell office:value-type="float" office:value="6903" calcext:value-type="float">
            <text:p>6903</text:p>
          </table:table-cell>
          <table:table-cell office:value-type="float" office:value="9111" calcext:value-type="float">
            <text:p>911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120" calcext:value-type="float">
            <text:p>1120</text:p>
          </table:table-cell>
          <table:table-cell office:value-type="float" office:value="1203" calcext:value-type="float">
            <text:p>1203</text:p>
          </table:table-cell>
          <table:table-cell office:value-type="float" office:value="1121" calcext:value-type="float">
            <text:p>1121</text:p>
          </table:table-cell>
          <table:table-cell office:value-type="float" office:value="1481" calcext:value-type="float">
            <text:p>1481</text:p>
          </table:table-cell>
          <table:table-cell office:value-type="float" office:value="1828" calcext:value-type="float">
            <text:p>1828</text:p>
          </table:table-cell>
          <table:table-cell office:value-type="float" office:value="2166" calcext:value-type="float">
            <text:p>2166</text:p>
          </table:table-cell>
          <table:table-cell office:value-type="float" office:value="2603" calcext:value-type="float">
            <text:p>2603</text:p>
          </table:table-cell>
          <table:table-cell office:value-type="float" office:value="3350" calcext:value-type="float">
            <text:p>33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10987" calcext:value-type="float">
            <text:p>10987</text:p>
          </table:table-cell>
          <table:table-cell office:value-type="float" office:value="10882" calcext:value-type="float">
            <text:p>10882</text:p>
          </table:table-cell>
          <table:table-cell office:value-type="float" office:value="11686" calcext:value-type="float">
            <text:p>11686</text:p>
          </table:table-cell>
          <table:table-cell office:value-type="float" office:value="8687" calcext:value-type="float">
            <text:p>8687</text:p>
          </table:table-cell>
          <table:table-cell office:value-type="float" office:value="15749" calcext:value-type="float">
            <text:p>15749</text:p>
          </table:table-cell>
          <table:table-cell office:value-type="float" office:value="9644" calcext:value-type="float">
            <text:p>9644</text:p>
          </table:table-cell>
          <table:table-cell office:value-type="float" office:value="23629" calcext:value-type="float">
            <text:p>23629</text:p>
          </table:table-cell>
          <table:table-cell office:value-type="float" office:value="23630" calcext:value-type="float">
            <text:p>2363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420" calcext:value-type="float">
            <text:p>2420</text:p>
          </table:table-cell>
          <table:table-cell office:value-type="float" office:value="2640" calcext:value-type="float">
            <text:p>2640</text:p>
          </table:table-cell>
          <table:table-cell office:value-type="float" office:value="2500" calcext:value-type="float">
            <text:p>2500</text:p>
          </table:table-cell>
          <table:table-cell office:value-type="float" office:value="3424" calcext:value-type="float">
            <text:p>3424</text:p>
          </table:table-cell>
          <table:table-cell office:value-type="float" office:value="4611" calcext:value-type="float">
            <text:p>4611</text:p>
          </table:table-cell>
          <table:table-cell office:value-type="float" office:value="4999" calcext:value-type="float">
            <text:p>4999</text:p>
          </table:table-cell>
          <table:table-cell office:value-type="float" office:value="7159" calcext:value-type="float">
            <text:p>7159</text:p>
          </table:table-cell>
          <table:table-cell office:value-type="float" office:value="8940" calcext:value-type="float">
            <text:p>894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375" calcext:value-type="float">
            <text:p>375</text:p>
          </table:table-cell>
          <table:table-cell office:value-type="float" office:value="485" calcext:value-type="float">
            <text:p>485</text:p>
          </table:table-cell>
          <table:table-cell office:value-type="float" office:value="868" calcext:value-type="float">
            <text:p>868</text:p>
          </table:table-cell>
          <table:table-cell office:value-type="float" office:value="917" calcext:value-type="float">
            <text:p>917</text:p>
          </table:table-cell>
          <table:table-cell office:value-type="float" office:value="1103" calcext:value-type="float">
            <text:p>1103</text:p>
          </table:table-cell>
          <table:table-cell office:value-type="float" office:value="1593" calcext:value-type="float">
            <text:p>1593</text:p>
          </table:table-cell>
          <table:table-cell office:value-type="float" office:value="2822" calcext:value-type="float">
            <text:p>2822</text:p>
          </table:table-cell>
          <table:table-cell office:value-type="float" office:value="4829" calcext:value-type="float">
            <text:p>482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4527" calcext:value-type="float">
            <text:p>4527</text:p>
          </table:table-cell>
          <table:table-cell office:value-type="float" office:value="6672" calcext:value-type="float">
            <text:p>6672</text:p>
          </table:table-cell>
          <table:table-cell office:value-type="float" office:value="6193" calcext:value-type="float">
            <text:p>6193</text:p>
          </table:table-cell>
          <table:table-cell office:value-type="float" office:value="5037" calcext:value-type="float">
            <text:p>5037</text:p>
          </table:table-cell>
          <table:table-cell office:value-type="float" office:value="6336" calcext:value-type="float">
            <text:p>6336</text:p>
          </table:table-cell>
          <table:table-cell office:value-type="float" office:value="8916" calcext:value-type="float">
            <text:p>8916</text:p>
          </table:table-cell>
          <table:table-cell office:value-type="float" office:value="11624" calcext:value-type="float">
            <text:p>11624</text:p>
          </table:table-cell>
          <table:table-cell office:value-type="float" office:value="15817" calcext:value-type="float">
            <text:p>1581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4380" calcext:value-type="float">
            <text:p>4380</text:p>
          </table:table-cell>
          <table:table-cell office:value-type="float" office:value="5648" calcext:value-type="float">
            <text:p>5648</text:p>
          </table:table-cell>
          <table:table-cell office:value-type="float" office:value="5301" calcext:value-type="float">
            <text:p>5301</text:p>
          </table:table-cell>
          <table:table-cell office:value-type="float" office:value="6213" calcext:value-type="float">
            <text:p>6213</text:p>
          </table:table-cell>
          <table:table-cell office:value-type="float" office:value="8102" calcext:value-type="float">
            <text:p>8102</text:p>
          </table:table-cell>
          <table:table-cell office:value-type="float" office:value="10089" calcext:value-type="float">
            <text:p>10089</text:p>
          </table:table-cell>
          <table:table-cell office:value-type="float" office:value="12741" calcext:value-type="float">
            <text:p>12741</text:p>
          </table:table-cell>
          <table:table-cell office:value-type="float" office:value="14947" calcext:value-type="float">
            <text:p>1494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480" calcext:value-type="float">
            <text:p>480</text:p>
          </table:table-cell>
          <table:table-cell office:value-type="float" office:value="529" calcext:value-type="float">
            <text:p>529</text:p>
          </table:table-cell>
          <table:table-cell office:value-type="float" office:value="3042" calcext:value-type="float">
            <text:p>3042</text:p>
          </table:table-cell>
          <table:table-cell office:value-type="float" office:value="1772" calcext:value-type="float">
            <text:p>1772</text:p>
          </table:table-cell>
          <table:table-cell office:value-type="float" office:value="1670" calcext:value-type="float">
            <text:p>1670</text:p>
          </table:table-cell>
          <table:table-cell office:value-type="float" office:value="2041" calcext:value-type="float">
            <text:p>2041</text:p>
          </table:table-cell>
          <table:table-cell office:value-type="float" office:value="1743" calcext:value-type="float">
            <text:p>1743</text:p>
          </table:table-cell>
          <table:table-cell office:value-type="float" office:value="1968" calcext:value-type="float">
            <text:p>196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2832" calcext:value-type="float">
            <text:p>2832</text:p>
          </table:table-cell>
          <table:table-cell office:value-type="float" office:value="4585" calcext:value-type="float">
            <text:p>4585</text:p>
          </table:table-cell>
          <table:table-cell office:value-type="float" office:value="4204" calcext:value-type="float">
            <text:p>4204</text:p>
          </table:table-cell>
          <table:table-cell office:value-type="float" office:value="3801" calcext:value-type="float">
            <text:p>3801</text:p>
          </table:table-cell>
          <table:table-cell office:value-type="float" office:value="3565" calcext:value-type="float">
            <text:p>3565</text:p>
          </table:table-cell>
          <table:table-cell office:value-type="float" office:value="4072" calcext:value-type="float">
            <text:p>4072</text:p>
          </table:table-cell>
          <table:table-cell office:value-type="float" office:value="8887" calcext:value-type="float">
            <text:p>8887</text:p>
          </table:table-cell>
          <table:table-cell office:value-type="float" office:value="10473" calcext:value-type="float">
            <text:p>1047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780" calcext:value-type="float">
            <text:p>780</text:p>
          </table:table-cell>
          <table:table-cell office:value-type="float" office:value="1631" calcext:value-type="float">
            <text:p>1631</text:p>
          </table:table-cell>
          <table:table-cell office:value-type="float" office:value="2743" calcext:value-type="float">
            <text:p>2743</text:p>
          </table:table-cell>
          <table:table-cell office:value-type="float" office:value="2645" calcext:value-type="float">
            <text:p>2645</text:p>
          </table:table-cell>
          <table:table-cell office:value-type="float" office:value="3164" calcext:value-type="float">
            <text:p>3164</text:p>
          </table:table-cell>
          <table:table-cell office:value-type="float" office:value="3923" calcext:value-type="float">
            <text:p>3923</text:p>
          </table:table-cell>
          <table:table-cell office:value-type="float" office:value="5155" calcext:value-type="float">
            <text:p>5155</text:p>
          </table:table-cell>
          <table:table-cell office:value-type="float" office:value="7357" calcext:value-type="float">
            <text:p>735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1122" calcext:value-type="float">
            <text:p>1122</text:p>
          </table:table-cell>
          <table:table-cell office:value-type="float" office:value="1308" calcext:value-type="float">
            <text:p>1308</text:p>
          </table:table-cell>
          <table:table-cell office:value-type="float" office:value="1459" calcext:value-type="float">
            <text:p>1459</text:p>
          </table:table-cell>
          <table:table-cell office:value-type="float" office:value="2175" calcext:value-type="float">
            <text:p>2175</text:p>
          </table:table-cell>
          <table:table-cell office:value-type="float" office:value="2978" calcext:value-type="float">
            <text:p>2978</text:p>
          </table:table-cell>
          <table:table-cell office:value-type="float" office:value="3074" calcext:value-type="float">
            <text:p>3074</text:p>
          </table:table-cell>
          <table:table-cell office:value-type="float" office:value="4557" calcext:value-type="float">
            <text:p>4557</text:p>
          </table:table-cell>
          <table:table-cell office:value-type="float" office:value="5913" calcext:value-type="float">
            <text:p>591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395" calcext:value-type="float">
            <text:p>2395</text:p>
          </table:table-cell>
          <table:table-cell office:value-type="float" office:value="2825" calcext:value-type="float">
            <text:p>2825</text:p>
          </table:table-cell>
          <table:table-cell office:value-type="float" office:value="2414" calcext:value-type="float">
            <text:p>2414</text:p>
          </table:table-cell>
          <table:table-cell office:value-type="float" office:value="1070" calcext:value-type="float">
            <text:p>1070</text:p>
          </table:table-cell>
          <table:table-cell office:value-type="float" office:value="1277" calcext:value-type="float">
            <text:p>1277</text:p>
          </table:table-cell>
          <table:table-cell office:value-type="float" office:value="1483" calcext:value-type="float">
            <text:p>1483</text:p>
          </table:table-cell>
          <table:table-cell office:value-type="float" office:value="1835" calcext:value-type="float">
            <text:p>1835</text:p>
          </table:table-cell>
          <table:table-cell office:value-type="float" office:value="1652" calcext:value-type="float">
            <text:p>165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1274" calcext:value-type="float">
            <text:p>1274</text:p>
          </table:table-cell>
          <table:table-cell office:value-type="float" office:value="1134" calcext:value-type="float">
            <text:p>1134</text:p>
          </table:table-cell>
          <table:table-cell office:value-type="float" office:value="1460" calcext:value-type="float">
            <text:p>1460</text:p>
          </table:table-cell>
          <table:table-cell office:value-type="float" office:value="2408" calcext:value-type="float">
            <text:p>2408</text:p>
          </table:table-cell>
          <table:table-cell office:value-type="float" office:value="2658" calcext:value-type="float">
            <text:p>2658</text:p>
          </table:table-cell>
          <table:table-cell office:value-type="float" office:value="3007" calcext:value-type="float">
            <text:p>3007</text:p>
          </table:table-cell>
          <table:table-cell office:value-type="float" office:value="4965" calcext:value-type="float">
            <text:p>4965</text:p>
          </table:table-cell>
          <table:table-cell office:value-type="float" office:value="6267" calcext:value-type="float">
            <text:p>626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ALABAMA</text:p>
          </table:table-cell>
          <table:table-cell office:value-type="float" office:value="3572" calcext:value-type="float">
            <text:p>3572</text:p>
          </table:table-cell>
          <table:table-cell office:value-type="float" office:value="4254" calcext:value-type="float">
            <text:p>4254</text:p>
          </table:table-cell>
          <table:table-cell office:value-type="float" office:value="3711" calcext:value-type="float">
            <text:p>3711</text:p>
          </table:table-cell>
          <table:table-cell office:value-type="float" office:value="4353" calcext:value-type="float">
            <text:p>4353</text:p>
          </table:table-cell>
          <table:table-cell office:value-type="float" office:value="5538" calcext:value-type="float">
            <text:p>5538</text:p>
          </table:table-cell>
          <table:table-cell office:value-type="float" office:value="6440" calcext:value-type="float">
            <text:p>6440</text:p>
          </table:table-cell>
          <table:table-cell office:value-type="float" office:value="8934" calcext:value-type="float">
            <text:p>8934</text:p>
          </table:table-cell>
          <table:table-cell office:value-type="float" office:value="10535" calcext:value-type="float">
            <text:p>1053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ALASKA</text:p>
          </table:table-cell>
          <table:table-cell office:value-type="float" office:value="1824" calcext:value-type="float">
            <text:p>1824</text:p>
          </table:table-cell>
          <table:table-cell office:value-type="float" office:value="2076" calcext:value-type="float">
            <text:p>2076</text:p>
          </table:table-cell>
          <table:table-cell office:value-type="float" office:value="2693" calcext:value-type="float">
            <text:p>2693</text:p>
          </table:table-cell>
          <table:table-cell office:value-type="float" office:value="3422" calcext:value-type="float">
            <text:p>3422</text:p>
          </table:table-cell>
          <table:table-cell office:value-type="float" office:value="4518" calcext:value-type="float">
            <text:p>4518</text:p>
          </table:table-cell>
          <table:table-cell office:value-type="float" office:value="5225" calcext:value-type="float">
            <text:p>5225</text:p>
          </table:table-cell>
          <table:table-cell office:value-type="float" office:value="6966" calcext:value-type="float">
            <text:p>6966</text:p>
          </table:table-cell>
          <table:table-cell office:value-type="float" office:value="8189" calcext:value-type="float">
            <text:p>818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ARIZONA</text:p>
          </table:table-cell>
          <table:table-cell office:value-type="float" office:value="3184" calcext:value-type="float">
            <text:p>3184</text:p>
          </table:table-cell>
          <table:table-cell office:value-type="float" office:value="3546" calcext:value-type="float">
            <text:p>3546</text:p>
          </table:table-cell>
          <table:table-cell office:value-type="float" office:value="3314" calcext:value-type="float">
            <text:p>3314</text:p>
          </table:table-cell>
          <table:table-cell office:value-type="float" office:value="3388" calcext:value-type="float">
            <text:p>3388</text:p>
          </table:table-cell>
          <table:table-cell office:value-type="float" office:value="4373" calcext:value-type="float">
            <text:p>4373</text:p>
          </table:table-cell>
          <table:table-cell office:value-type="float" office:value="6690" calcext:value-type="float">
            <text:p>6690</text:p>
          </table:table-cell>
          <table:table-cell office:value-type="float" office:value="8723" calcext:value-type="float">
            <text:p>8723</text:p>
          </table:table-cell>
          <table:table-cell office:value-type="float" office:value="11131" calcext:value-type="float">
            <text:p>1113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ARKANSAS</text:p>
          </table:table-cell>
          <table:table-cell office:value-type="float" office:value="2157" calcext:value-type="float">
            <text:p>2157</text:p>
          </table:table-cell>
          <table:table-cell office:value-type="float" office:value="2684" calcext:value-type="float">
            <text:p>2684</text:p>
          </table:table-cell>
          <table:table-cell office:value-type="float" office:value="2704" calcext:value-type="float">
            <text:p>2704</text:p>
          </table:table-cell>
          <table:table-cell office:value-type="float" office:value="3047" calcext:value-type="float">
            <text:p>3047</text:p>
          </table:table-cell>
          <table:table-cell office:value-type="float" office:value="3629" calcext:value-type="float">
            <text:p>3629</text:p>
          </table:table-cell>
          <table:table-cell office:value-type="float" office:value="4302" calcext:value-type="float">
            <text:p>4302</text:p>
          </table:table-cell>
          <table:table-cell office:value-type="float" office:value="7271" calcext:value-type="float">
            <text:p>7271</text:p>
          </table:table-cell>
          <table:table-cell office:value-type="float" office:value="8576" calcext:value-type="float">
            <text:p>857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CALIFORNIA</text:p>
          </table:table-cell>
          <table:table-cell office:value-type="float" office:value="4157" calcext:value-type="float">
            <text:p>4157</text:p>
          </table:table-cell>
          <table:table-cell office:value-type="float" office:value="4513" calcext:value-type="float">
            <text:p>4513</text:p>
          </table:table-cell>
          <table:table-cell office:value-type="float" office:value="4609" calcext:value-type="float">
            <text:p>4609</text:p>
          </table:table-cell>
          <table:table-cell office:value-type="float" office:value="5655" calcext:value-type="float">
            <text:p>5655</text:p>
          </table:table-cell>
          <table:table-cell office:value-type="float" office:value="6255" calcext:value-type="float">
            <text:p>6255</text:p>
          </table:table-cell>
          <table:table-cell office:value-type="float" office:value="8582" calcext:value-type="float">
            <text:p>8582</text:p>
          </table:table-cell>
          <table:table-cell office:value-type="float" office:value="10888" calcext:value-type="float">
            <text:p>10888</text:p>
          </table:table-cell>
          <table:table-cell office:value-type="float" office:value="13663" calcext:value-type="float">
            <text:p>1366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COLORADO</text:p>
          </table:table-cell>
          <table:table-cell office:value-type="float" office:value="3165" calcext:value-type="float">
            <text:p>3165</text:p>
          </table:table-cell>
          <table:table-cell office:value-type="float" office:value="3600" calcext:value-type="float">
            <text:p>3600</text:p>
          </table:table-cell>
          <table:table-cell office:value-type="float" office:value="3350" calcext:value-type="float">
            <text:p>3350</text:p>
          </table:table-cell>
          <table:table-cell office:value-type="float" office:value="3942" calcext:value-type="float">
            <text:p>3942</text:p>
          </table:table-cell>
          <table:table-cell office:value-type="float" office:value="5138" calcext:value-type="float">
            <text:p>5138</text:p>
          </table:table-cell>
          <table:table-cell office:value-type="float" office:value="7595" calcext:value-type="float">
            <text:p>7595</text:p>
          </table:table-cell>
          <table:table-cell office:value-type="float" office:value="9739" calcext:value-type="float">
            <text:p>9739</text:p>
          </table:table-cell>
          <table:table-cell office:value-type="float" office:value="11557" calcext:value-type="float">
            <text:p>1155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CONNECTICUT</text:p>
          </table:table-cell>
          <table:table-cell office:value-type="float" office:value="5206" calcext:value-type="float">
            <text:p>5206</text:p>
          </table:table-cell>
          <table:table-cell office:value-type="float" office:value="5483" calcext:value-type="float">
            <text:p>5483</text:p>
          </table:table-cell>
          <table:table-cell office:value-type="float" office:value="5415" calcext:value-type="float">
            <text:p>5415</text:p>
          </table:table-cell>
          <table:table-cell office:value-type="float" office:value="5883" calcext:value-type="float">
            <text:p>5883</text:p>
          </table:table-cell>
          <table:table-cell office:value-type="float" office:value="8384" calcext:value-type="float">
            <text:p>8384</text:p>
          </table:table-cell>
          <table:table-cell office:value-type="float" office:value="9979" calcext:value-type="float">
            <text:p>9979</text:p>
          </table:table-cell>
          <table:table-cell office:value-type="float" office:value="11742" calcext:value-type="float">
            <text:p>11742</text:p>
          </table:table-cell>
          <table:table-cell office:value-type="float" office:value="13726" calcext:value-type="float">
            <text:p>1372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DELAWARE</text:p>
          </table:table-cell>
          <table:table-cell office:value-type="float" office:value="7061" calcext:value-type="float">
            <text:p>7061</text:p>
          </table:table-cell>
          <table:table-cell office:value-type="float" office:value="7290" calcext:value-type="float">
            <text:p>7290</text:p>
          </table:table-cell>
          <table:table-cell office:value-type="float" office:value="7610" calcext:value-type="float">
            <text:p>7610</text:p>
          </table:table-cell>
          <table:table-cell office:value-type="float" office:value="7514" calcext:value-type="float">
            <text:p>7514</text:p>
          </table:table-cell>
          <table:table-cell office:value-type="float" office:value="10179" calcext:value-type="float">
            <text:p>10179</text:p>
          </table:table-cell>
          <table:table-cell office:value-type="float" office:value="11125" calcext:value-type="float">
            <text:p>11125</text:p>
          </table:table-cell>
          <table:table-cell office:value-type="float" office:value="13110" calcext:value-type="float">
            <text:p>13110</text:p>
          </table:table-cell>
          <table:table-cell office:value-type="float" office:value="18572" calcext:value-type="float">
            <text:p>1857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DISTRICT OF COLUMBIA</text:p>
          </table:table-cell>
          <table:table-cell office:value-type="float" office:value="3738" calcext:value-type="float">
            <text:p>3738</text:p>
          </table:table-cell>
          <table:table-cell office:value-type="float" office:value="4396" calcext:value-type="float">
            <text:p>4396</text:p>
          </table:table-cell>
          <table:table-cell office:value-type="float" office:value="3911" calcext:value-type="float">
            <text:p>3911</text:p>
          </table:table-cell>
          <table:table-cell office:value-type="float" office:value="4377" calcext:value-type="float">
            <text:p>4377</text:p>
          </table:table-cell>
          <table:table-cell office:value-type="float" office:value="5447" calcext:value-type="float">
            <text:p>5447</text:p>
          </table:table-cell>
          <table:table-cell office:value-type="float" office:value="10845" calcext:value-type="float">
            <text:p>10845</text:p>
          </table:table-cell>
          <table:table-cell office:value-type="float" office:value="12831" calcext:value-type="float">
            <text:p>12831</text:p>
          </table:table-cell>
          <table:table-cell office:value-type="float" office:value="17278" calcext:value-type="float">
            <text:p>1727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FLORIDA</text:p>
          </table:table-cell>
          <table:table-cell office:value-type="float" office:value="3563" calcext:value-type="float">
            <text:p>3563</text:p>
          </table:table-cell>
          <table:table-cell office:value-type="float" office:value="3830" calcext:value-type="float">
            <text:p>3830</text:p>
          </table:table-cell>
          <table:table-cell office:value-type="float" office:value="3681" calcext:value-type="float">
            <text:p>3681</text:p>
          </table:table-cell>
          <table:table-cell office:value-type="float" office:value="4369" calcext:value-type="float">
            <text:p>4369</text:p>
          </table:table-cell>
          <table:table-cell office:value-type="float" office:value="5677" calcext:value-type="float">
            <text:p>5677</text:p>
          </table:table-cell>
          <table:table-cell office:value-type="float" office:value="7406" calcext:value-type="float">
            <text:p>7406</text:p>
          </table:table-cell>
          <table:table-cell office:value-type="float" office:value="10106" calcext:value-type="float">
            <text:p>10106</text:p>
          </table:table-cell>
          <table:table-cell office:value-type="float" office:value="12136" calcext:value-type="float">
            <text:p>1213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GEORGIA</text:p>
          </table:table-cell>
          <table:table-cell office:value-type="float" office:value="2714" calcext:value-type="float">
            <text:p>2714</text:p>
          </table:table-cell>
          <table:table-cell office:value-type="float" office:value="2916" calcext:value-type="float">
            <text:p>2916</text:p>
          </table:table-cell>
          <table:table-cell office:value-type="float" office:value="2459" calcext:value-type="float">
            <text:p>2459</text:p>
          </table:table-cell>
          <table:table-cell office:value-type="float" office:value="2872" calcext:value-type="float">
            <text:p>2872</text:p>
          </table:table-cell>
          <table:table-cell office:value-type="float" office:value="3801" calcext:value-type="float">
            <text:p>3801</text:p>
          </table:table-cell>
          <table:table-cell office:value-type="float" office:value="6839" calcext:value-type="float">
            <text:p>6839</text:p>
          </table:table-cell>
          <table:table-cell office:value-type="float" office:value="10742" calcext:value-type="float">
            <text:p>10742</text:p>
          </table:table-cell>
          <table:table-cell office:value-type="float" office:value="11989" calcext:value-type="float">
            <text:p>1198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HAWAII</text:p>
          </table:table-cell>
          <table:table-cell office:value-type="float" office:value="2757" calcext:value-type="float">
            <text:p>2757</text:p>
          </table:table-cell>
          <table:table-cell office:value-type="float" office:value="4003" calcext:value-type="float">
            <text:p>4003</text:p>
          </table:table-cell>
          <table:table-cell office:value-type="float" office:value="4536" calcext:value-type="float">
            <text:p>4536</text:p>
          </table:table-cell>
          <table:table-cell office:value-type="float" office:value="4662" calcext:value-type="float">
            <text:p>4662</text:p>
          </table:table-cell>
          <table:table-cell office:value-type="float" office:value="5205" calcext:value-type="float">
            <text:p>5205</text:p>
          </table:table-cell>
          <table:table-cell office:value-type="float" office:value="6395" calcext:value-type="float">
            <text:p>6395</text:p>
          </table:table-cell>
          <table:table-cell office:value-type="float" office:value="8403" calcext:value-type="float">
            <text:p>8403</text:p>
          </table:table-cell>
          <table:table-cell office:value-type="float" office:value="9129" calcext:value-type="float">
            <text:p>912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IDAHO</text:p>
          </table:table-cell>
          <table:table-cell office:value-type="float" office:value="2548" calcext:value-type="float">
            <text:p>2548</text:p>
          </table:table-cell>
          <table:table-cell office:value-type="float" office:value="3395" calcext:value-type="float">
            <text:p>3395</text:p>
          </table:table-cell>
          <table:table-cell office:value-type="float" office:value="3241" calcext:value-type="float">
            <text:p>3241</text:p>
          </table:table-cell>
          <table:table-cell office:value-type="float" office:value="3684" calcext:value-type="float">
            <text:p>3684</text:p>
          </table:table-cell>
          <table:table-cell office:value-type="float" office:value="4317" calcext:value-type="float">
            <text:p>4317</text:p>
          </table:table-cell>
          <table:table-cell office:value-type="float" office:value="4843" calcext:value-type="float">
            <text:p>4843</text:p>
          </table:table-cell>
          <table:table-cell office:value-type="float" office:value="7736" calcext:value-type="float">
            <text:p>7736</text:p>
          </table:table-cell>
          <table:table-cell office:value-type="float" office:value="9172" calcext:value-type="float">
            <text:p>917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ILLINOIS</text:p>
          </table:table-cell>
          <table:table-cell office:value-type="float" office:value="2886" calcext:value-type="float">
            <text:p>2886</text:p>
          </table:table-cell>
          <table:table-cell office:value-type="float" office:value="2832" calcext:value-type="float">
            <text:p>2832</text:p>
          </table:table-cell>
          <table:table-cell office:value-type="float" office:value="2739" calcext:value-type="float">
            <text:p>2739</text:p>
          </table:table-cell>
          <table:table-cell office:value-type="float" office:value="3345" calcext:value-type="float">
            <text:p>3345</text:p>
          </table:table-cell>
          <table:table-cell office:value-type="float" office:value="4302" calcext:value-type="float">
            <text:p>4302</text:p>
          </table:table-cell>
          <table:table-cell office:value-type="float" office:value="7640" calcext:value-type="float">
            <text:p>7640</text:p>
          </table:table-cell>
          <table:table-cell office:value-type="float" office:value="9206" calcext:value-type="float">
            <text:p>9206</text:p>
          </table:table-cell>
          <table:table-cell office:value-type="float" office:value="12025" calcext:value-type="float">
            <text:p>1202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INDIANA</text:p>
          </table:table-cell>
          <table:table-cell office:value-type="float" office:value="4623" calcext:value-type="float">
            <text:p>4623</text:p>
          </table:table-cell>
          <table:table-cell office:value-type="float" office:value="5056" calcext:value-type="float">
            <text:p>5056</text:p>
          </table:table-cell>
          <table:table-cell office:value-type="float" office:value="5241" calcext:value-type="float">
            <text:p>5241</text:p>
          </table:table-cell>
          <table:table-cell office:value-type="float" office:value="5811" calcext:value-type="float">
            <text:p>5811</text:p>
          </table:table-cell>
          <table:table-cell office:value-type="float" office:value="7514" calcext:value-type="float">
            <text:p>7514</text:p>
          </table:table-cell>
          <table:table-cell office:value-type="float" office:value="8092" calcext:value-type="float">
            <text:p>8092</text:p>
          </table:table-cell>
          <table:table-cell office:value-type="float" office:value="10684" calcext:value-type="float">
            <text:p>10684</text:p>
          </table:table-cell>
          <table:table-cell office:value-type="float" office:value="12845" calcext:value-type="float">
            <text:p>1284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IOWA</text:p>
          </table:table-cell>
          <table:table-cell office:value-type="float" office:value="3055" calcext:value-type="float">
            <text:p>3055</text:p>
          </table:table-cell>
          <table:table-cell office:value-type="float" office:value="4243" calcext:value-type="float">
            <text:p>4243</text:p>
          </table:table-cell>
          <table:table-cell office:value-type="float" office:value="4140" calcext:value-type="float">
            <text:p>4140</text:p>
          </table:table-cell>
          <table:table-cell office:value-type="float" office:value="4242" calcext:value-type="float">
            <text:p>4242</text:p>
          </table:table-cell>
          <table:table-cell office:value-type="float" office:value="5223" calcext:value-type="float">
            <text:p>5223</text:p>
          </table:table-cell>
          <table:table-cell office:value-type="float" office:value="6588" calcext:value-type="float">
            <text:p>6588</text:p>
          </table:table-cell>
          <table:table-cell office:value-type="float" office:value="8780" calcext:value-type="float">
            <text:p>8780</text:p>
          </table:table-cell>
          <table:table-cell office:value-type="float" office:value="11667" calcext:value-type="float">
            <text:p>1166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KANSAS</text:p>
          </table:table-cell>
          <table:table-cell office:value-type="float" office:value="2972" calcext:value-type="float">
            <text:p>2972</text:p>
          </table:table-cell>
          <table:table-cell office:value-type="float" office:value="3310" calcext:value-type="float">
            <text:p>3310</text:p>
          </table:table-cell>
          <table:table-cell office:value-type="float" office:value="2416" calcext:value-type="float">
            <text:p>2416</text:p>
          </table:table-cell>
          <table:table-cell office:value-type="float" office:value="1755" calcext:value-type="float">
            <text:p>1755</text:p>
          </table:table-cell>
          <table:table-cell office:value-type="float" office:value="4876" calcext:value-type="float">
            <text:p>4876</text:p>
          </table:table-cell>
          <table:table-cell office:value-type="float" office:value="4479" calcext:value-type="float">
            <text:p>4479</text:p>
          </table:table-cell>
          <table:table-cell office:value-type="float" office:value="8568" calcext:value-type="float">
            <text:p>8568</text:p>
          </table:table-cell>
          <table:table-cell office:value-type="float" office:value="10800" calcext:value-type="float">
            <text:p>1080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KENTUCKY</text:p>
          </table:table-cell>
          <table:table-cell office:value-type="float" office:value="3396" calcext:value-type="float">
            <text:p>3396</text:p>
          </table:table-cell>
          <table:table-cell office:value-type="float" office:value="3711" calcext:value-type="float">
            <text:p>3711</text:p>
          </table:table-cell>
          <table:table-cell office:value-type="float" office:value="3253" calcext:value-type="float">
            <text:p>3253</text:p>
          </table:table-cell>
          <table:table-cell office:value-type="float" office:value="3714" calcext:value-type="float">
            <text:p>3714</text:p>
          </table:table-cell>
          <table:table-cell office:value-type="float" office:value="4394" calcext:value-type="float">
            <text:p>4394</text:p>
          </table:table-cell>
          <table:table-cell office:value-type="float" office:value="5942" calcext:value-type="float">
            <text:p>5942</text:p>
          </table:table-cell>
          <table:table-cell office:value-type="float" office:value="7305" calcext:value-type="float">
            <text:p>7305</text:p>
          </table:table-cell>
          <table:table-cell office:value-type="float" office:value="8611" calcext:value-type="float">
            <text:p>861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LOUISIANA</text:p>
          </table:table-cell>
          <table:table-cell office:value-type="float" office:value="2922" calcext:value-type="float">
            <text:p>2922</text:p>
          </table:table-cell>
          <table:table-cell office:value-type="float" office:value="3419" calcext:value-type="float">
            <text:p>3419</text:p>
          </table:table-cell>
          <table:table-cell office:value-type="float" office:value="3572" calcext:value-type="float">
            <text:p>3572</text:p>
          </table:table-cell>
          <table:table-cell office:value-type="float" office:value="3890" calcext:value-type="float">
            <text:p>3890</text:p>
          </table:table-cell>
          <table:table-cell office:value-type="float" office:value="4527" calcext:value-type="float">
            <text:p>4527</text:p>
          </table:table-cell>
          <table:table-cell office:value-type="float" office:value="5605" calcext:value-type="float">
            <text:p>5605</text:p>
          </table:table-cell>
          <table:table-cell office:value-type="float" office:value="7724" calcext:value-type="float">
            <text:p>7724</text:p>
          </table:table-cell>
          <table:table-cell office:value-type="float" office:value="9924" calcext:value-type="float">
            <text:p>992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MAINE</text:p>
          </table:table-cell>
          <table:table-cell office:value-type="float" office:value="3936" calcext:value-type="float">
            <text:p>3936</text:p>
          </table:table-cell>
          <table:table-cell office:value-type="float" office:value="5287" calcext:value-type="float">
            <text:p>5287</text:p>
          </table:table-cell>
          <table:table-cell office:value-type="float" office:value="4707" calcext:value-type="float">
            <text:p>4707</text:p>
          </table:table-cell>
          <table:table-cell office:value-type="float" office:value="5582" calcext:value-type="float">
            <text:p>5582</text:p>
          </table:table-cell>
          <table:table-cell office:value-type="float" office:value="6573" calcext:value-type="float">
            <text:p>6573</text:p>
          </table:table-cell>
          <table:table-cell office:value-type="float" office:value="7278" calcext:value-type="float">
            <text:p>7278</text:p>
          </table:table-cell>
          <table:table-cell office:value-type="float" office:value="8723" calcext:value-type="float">
            <text:p>8723</text:p>
          </table:table-cell>
          <table:table-cell office:value-type="float" office:value="10320" calcext:value-type="float">
            <text:p>1032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MARYLAND</text:p>
          </table:table-cell>
          <table:table-cell office:value-type="float" office:value="4200" calcext:value-type="float">
            <text:p>4200</text:p>
          </table:table-cell>
          <table:table-cell office:value-type="float" office:value="4273" calcext:value-type="float">
            <text:p>4273</text:p>
          </table:table-cell>
          <table:table-cell office:value-type="float" office:value="4003" calcext:value-type="float">
            <text:p>4003</text:p>
          </table:table-cell>
          <table:table-cell office:value-type="float" office:value="3868" calcext:value-type="float">
            <text:p>3868</text:p>
          </table:table-cell>
          <table:table-cell office:value-type="float" office:value="5513" calcext:value-type="float">
            <text:p>5513</text:p>
          </table:table-cell>
          <table:table-cell office:value-type="float" office:value="7188" calcext:value-type="float">
            <text:p>7188</text:p>
          </table:table-cell>
          <table:table-cell office:value-type="float" office:value="11328" calcext:value-type="float">
            <text:p>11328</text:p>
          </table:table-cell>
          <table:table-cell office:value-type="float" office:value="13353" calcext:value-type="float">
            <text:p>1335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MASSACHUSETTS</text:p>
          </table:table-cell>
          <table:table-cell office:value-type="float" office:value="4506" calcext:value-type="float">
            <text:p>4506</text:p>
          </table:table-cell>
          <table:table-cell office:value-type="float" office:value="5359" calcext:value-type="float">
            <text:p>5359</text:p>
          </table:table-cell>
          <table:table-cell office:value-type="float" office:value="5290" calcext:value-type="float">
            <text:p>5290</text:p>
          </table:table-cell>
          <table:table-cell office:value-type="float" office:value="5156" calcext:value-type="float">
            <text:p>5156</text:p>
          </table:table-cell>
          <table:table-cell office:value-type="float" office:value="6615" calcext:value-type="float">
            <text:p>6615</text:p>
          </table:table-cell>
          <table:table-cell office:value-type="float" office:value="10691" calcext:value-type="float">
            <text:p>10691</text:p>
          </table:table-cell>
          <table:table-cell office:value-type="float" office:value="13083" calcext:value-type="float">
            <text:p>13083</text:p>
          </table:table-cell>
          <table:table-cell office:value-type="float" office:value="15380" calcext:value-type="float">
            <text:p>1538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MICHIGAN</text:p>
          </table:table-cell>
          <table:table-cell office:value-type="float" office:value="4106" calcext:value-type="float">
            <text:p>4106</text:p>
          </table:table-cell>
          <table:table-cell office:value-type="float" office:value="4326" calcext:value-type="float">
            <text:p>4326</text:p>
          </table:table-cell>
          <table:table-cell office:value-type="float" office:value="4525" calcext:value-type="float">
            <text:p>4525</text:p>
          </table:table-cell>
          <table:table-cell office:value-type="float" office:value="5251" calcext:value-type="float">
            <text:p>5251</text:p>
          </table:table-cell>
          <table:table-cell office:value-type="float" office:value="6629" calcext:value-type="float">
            <text:p>6629</text:p>
          </table:table-cell>
          <table:table-cell office:value-type="float" office:value="8290" calcext:value-type="float">
            <text:p>8290</text:p>
          </table:table-cell>
          <table:table-cell office:value-type="float" office:value="11807" calcext:value-type="float">
            <text:p>11807</text:p>
          </table:table-cell>
          <table:table-cell office:value-type="float" office:value="13927" calcext:value-type="float">
            <text:p>1392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MINNESOTA</text:p>
          </table:table-cell>
          <table:table-cell office:value-type="float" office:value="3393" calcext:value-type="float">
            <text:p>3393</text:p>
          </table:table-cell>
          <table:table-cell office:value-type="float" office:value="3968" calcext:value-type="float">
            <text:p>3968</text:p>
          </table:table-cell>
          <table:table-cell office:value-type="float" office:value="4338" calcext:value-type="float">
            <text:p>4338</text:p>
          </table:table-cell>
          <table:table-cell office:value-type="float" office:value="5064" calcext:value-type="float">
            <text:p>5064</text:p>
          </table:table-cell>
          <table:table-cell office:value-type="float" office:value="6013" calcext:value-type="float">
            <text:p>6013</text:p>
          </table:table-cell>
          <table:table-cell office:value-type="float" office:value="7992" calcext:value-type="float">
            <text:p>7992</text:p>
          </table:table-cell>
          <table:table-cell office:value-type="float" office:value="11054" calcext:value-type="float">
            <text:p>11054</text:p>
          </table:table-cell>
          <table:table-cell office:value-type="float" office:value="12699" calcext:value-type="float">
            <text:p>1269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MISSISSIPPI</text:p>
          </table:table-cell>
          <table:table-cell office:value-type="float" office:value="2833" calcext:value-type="float">
            <text:p>2833</text:p>
          </table:table-cell>
          <table:table-cell office:value-type="float" office:value="3438" calcext:value-type="float">
            <text:p>3438</text:p>
          </table:table-cell>
          <table:table-cell office:value-type="float" office:value="3620" calcext:value-type="float">
            <text:p>3620</text:p>
          </table:table-cell>
          <table:table-cell office:value-type="float" office:value="3997" calcext:value-type="float">
            <text:p>3997</text:p>
          </table:table-cell>
          <table:table-cell office:value-type="float" office:value="4869" calcext:value-type="float">
            <text:p>4869</text:p>
          </table:table-cell>
          <table:table-cell office:value-type="float" office:value="5660" calcext:value-type="float">
            <text:p>5660</text:p>
          </table:table-cell>
          <table:table-cell office:value-type="float" office:value="7585" calcext:value-type="float">
            <text:p>7585</text:p>
          </table:table-cell>
          <table:table-cell office:value-type="float" office:value="9307" calcext:value-type="float">
            <text:p>930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MISSOURI</text:p>
          </table:table-cell>
          <table:table-cell office:value-type="float" office:value="2630" calcext:value-type="float">
            <text:p>2630</text:p>
          </table:table-cell>
          <table:table-cell office:value-type="float" office:value="2886" calcext:value-type="float">
            <text:p>2886</text:p>
          </table:table-cell>
          <table:table-cell office:value-type="float" office:value="2665" calcext:value-type="float">
            <text:p>2665</text:p>
          </table:table-cell>
          <table:table-cell office:value-type="float" office:value="2801" calcext:value-type="float">
            <text:p>2801</text:p>
          </table:table-cell>
          <table:table-cell office:value-type="float" office:value="3514" calcext:value-type="float">
            <text:p>3514</text:p>
          </table:table-cell>
          <table:table-cell office:value-type="float" office:value="6110" calcext:value-type="float">
            <text:p>6110</text:p>
          </table:table-cell>
          <table:table-cell office:value-type="float" office:value="7720" calcext:value-type="float">
            <text:p>7720</text:p>
          </table:table-cell>
          <table:table-cell office:value-type="float" office:value="10577" calcext:value-type="float">
            <text:p>1057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MONTANA</text:p>
          </table:table-cell>
          <table:table-cell office:value-type="float" office:value="2924" calcext:value-type="float">
            <text:p>2924</text:p>
          </table:table-cell>
          <table:table-cell table:number-columns-repeated="2" office:value-type="float" office:value="3394" calcext:value-type="float">
            <text:p>3394</text:p>
          </table:table-cell>
          <table:table-cell office:value-type="float" office:value="3839" calcext:value-type="float">
            <text:p>3839</text:p>
          </table:table-cell>
          <table:table-cell office:value-type="float" office:value="5068" calcext:value-type="float">
            <text:p>5068</text:p>
          </table:table-cell>
          <table:table-cell office:value-type="float" office:value="5833" calcext:value-type="float">
            <text:p>5833</text:p>
          </table:table-cell>
          <table:table-cell office:value-type="float" office:value="7309" calcext:value-type="float">
            <text:p>7309</text:p>
          </table:table-cell>
          <table:table-cell office:value-type="float" office:value="10032" calcext:value-type="float">
            <text:p>1003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NEBRASKA</text:p>
          </table:table-cell>
          <table:table-cell office:value-type="float" office:value="2675" calcext:value-type="float">
            <text:p>2675</text:p>
          </table:table-cell>
          <table:table-cell office:value-type="float" office:value="3372" calcext:value-type="float">
            <text:p>3372</text:p>
          </table:table-cell>
          <table:table-cell office:value-type="float" office:value="3526" calcext:value-type="float">
            <text:p>3526</text:p>
          </table:table-cell>
          <table:table-cell office:value-type="float" office:value="3344" calcext:value-type="float">
            <text:p>3344</text:p>
          </table:table-cell>
          <table:table-cell office:value-type="float" office:value="4012" calcext:value-type="float">
            <text:p>4012</text:p>
          </table:table-cell>
          <table:table-cell office:value-type="float" office:value="6635" calcext:value-type="float">
            <text:p>6635</text:p>
          </table:table-cell>
          <table:table-cell office:value-type="float" office:value="9466" calcext:value-type="float">
            <text:p>9466</text:p>
          </table:table-cell>
          <table:table-cell office:value-type="float" office:value="12107" calcext:value-type="float">
            <text:p>1210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NEVADA</text:p>
          </table:table-cell>
          <table:table-cell office:value-type="float" office:value="4573" calcext:value-type="float">
            <text:p>4573</text:p>
          </table:table-cell>
          <table:table-cell office:value-type="float" office:value="5912" calcext:value-type="float">
            <text:p>5912</text:p>
          </table:table-cell>
          <table:table-cell office:value-type="float" office:value="5218" calcext:value-type="float">
            <text:p>5218</text:p>
          </table:table-cell>
          <table:table-cell office:value-type="float" office:value="5668" calcext:value-type="float">
            <text:p>5668</text:p>
          </table:table-cell>
          <table:table-cell office:value-type="float" office:value="6603" calcext:value-type="float">
            <text:p>6603</text:p>
          </table:table-cell>
          <table:table-cell office:value-type="float" office:value="7266" calcext:value-type="float">
            <text:p>7266</text:p>
          </table:table-cell>
          <table:table-cell office:value-type="float" office:value="10143" calcext:value-type="float">
            <text:p>10143</text:p>
          </table:table-cell>
          <table:table-cell office:value-type="float" office:value="12497" calcext:value-type="float">
            <text:p>1249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NEW HAMPSHIRE</text:p>
          </table:table-cell>
          <table:table-cell office:value-type="float" office:value="5341" calcext:value-type="float">
            <text:p>5341</text:p>
          </table:table-cell>
          <table:table-cell office:value-type="float" office:value="6509" calcext:value-type="float">
            <text:p>6509</text:p>
          </table:table-cell>
          <table:table-cell office:value-type="float" office:value="5820" calcext:value-type="float">
            <text:p>5820</text:p>
          </table:table-cell>
          <table:table-cell office:value-type="float" office:value="5931" calcext:value-type="float">
            <text:p>5931</text:p>
          </table:table-cell>
          <table:table-cell office:value-type="float" office:value="9357" calcext:value-type="float">
            <text:p>9357</text:p>
          </table:table-cell>
          <table:table-cell office:value-type="float" office:value="11621" calcext:value-type="float">
            <text:p>11621</text:p>
          </table:table-cell>
          <table:table-cell office:value-type="float" office:value="12320" calcext:value-type="float">
            <text:p>12320</text:p>
          </table:table-cell>
          <table:table-cell office:value-type="float" office:value="13540" calcext:value-type="float">
            <text:p>1354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NEW JERSEY</text:p>
          </table:table-cell>
          <table:table-cell office:value-type="float" office:value="3760" calcext:value-type="float">
            <text:p>3760</text:p>
          </table:table-cell>
          <table:table-cell office:value-type="float" office:value="4123" calcext:value-type="float">
            <text:p>4123</text:p>
          </table:table-cell>
          <table:table-cell office:value-type="float" office:value="3126" calcext:value-type="float">
            <text:p>3126</text:p>
          </table:table-cell>
          <table:table-cell office:value-type="float" office:value="3822" calcext:value-type="float">
            <text:p>3822</text:p>
          </table:table-cell>
          <table:table-cell office:value-type="float" office:value="5837" calcext:value-type="float">
            <text:p>5837</text:p>
          </table:table-cell>
          <table:table-cell office:value-type="float" office:value="8886" calcext:value-type="float">
            <text:p>8886</text:p>
          </table:table-cell>
          <table:table-cell office:value-type="float" office:value="11221" calcext:value-type="float">
            <text:p>11221</text:p>
          </table:table-cell>
          <table:table-cell office:value-type="float" office:value="13091" calcext:value-type="float">
            <text:p>1309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NEW MEXICO</text:p>
          </table:table-cell>
          <table:table-cell office:value-type="float" office:value="2719" calcext:value-type="float">
            <text:p>2719</text:p>
          </table:table-cell>
          <table:table-cell office:value-type="float" office:value="3575" calcext:value-type="float">
            <text:p>3575</text:p>
          </table:table-cell>
          <table:table-cell office:value-type="float" office:value="3631" calcext:value-type="float">
            <text:p>3631</text:p>
          </table:table-cell>
          <table:table-cell office:value-type="float" office:value="4067" calcext:value-type="float">
            <text:p>4067</text:p>
          </table:table-cell>
          <table:table-cell office:value-type="float" office:value="5021" calcext:value-type="float">
            <text:p>5021</text:p>
          </table:table-cell>
          <table:table-cell office:value-type="float" office:value="6284" calcext:value-type="float">
            <text:p>6284</text:p>
          </table:table-cell>
          <table:table-cell office:value-type="float" office:value="7642" calcext:value-type="float">
            <text:p>7642</text:p>
          </table:table-cell>
          <table:table-cell office:value-type="float" office:value="8727" calcext:value-type="float">
            <text:p>872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NEW YORK</text:p>
          </table:table-cell>
          <table:table-cell office:value-type="float" office:value="4516" calcext:value-type="float">
            <text:p>4516</text:p>
          </table:table-cell>
          <table:table-cell office:value-type="float" office:value="5465" calcext:value-type="float">
            <text:p>5465</text:p>
          </table:table-cell>
          <table:table-cell office:value-type="float" office:value="4900" calcext:value-type="float">
            <text:p>4900</text:p>
          </table:table-cell>
          <table:table-cell office:value-type="float" office:value="5324" calcext:value-type="float">
            <text:p>5324</text:p>
          </table:table-cell>
          <table:table-cell office:value-type="float" office:value="6710" calcext:value-type="float">
            <text:p>6710</text:p>
          </table:table-cell>
          <table:table-cell office:value-type="float" office:value="9740" calcext:value-type="float">
            <text:p>9740</text:p>
          </table:table-cell>
          <table:table-cell office:value-type="float" office:value="11504" calcext:value-type="float">
            <text:p>11504</text:p>
          </table:table-cell>
          <table:table-cell office:value-type="float" office:value="13524" calcext:value-type="float">
            <text:p>1352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NORTH CAROLINA</text:p>
          </table:table-cell>
          <table:table-cell office:value-type="float" office:value="4627" calcext:value-type="float">
            <text:p>4627</text:p>
          </table:table-cell>
          <table:table-cell office:value-type="float" office:value="5399" calcext:value-type="float">
            <text:p>5399</text:p>
          </table:table-cell>
          <table:table-cell office:value-type="float" office:value="5015" calcext:value-type="float">
            <text:p>5015</text:p>
          </table:table-cell>
          <table:table-cell office:value-type="float" office:value="5745" calcext:value-type="float">
            <text:p>5745</text:p>
          </table:table-cell>
          <table:table-cell office:value-type="float" office:value="6726" calcext:value-type="float">
            <text:p>6726</text:p>
          </table:table-cell>
          <table:table-cell office:value-type="float" office:value="8434" calcext:value-type="float">
            <text:p>8434</text:p>
          </table:table-cell>
          <table:table-cell office:value-type="float" office:value="9695" calcext:value-type="float">
            <text:p>9695</text:p>
          </table:table-cell>
          <table:table-cell office:value-type="float" office:value="11194" calcext:value-type="float">
            <text:p>1119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NORTH DAKOTA</text:p>
          </table:table-cell>
          <table:table-cell office:value-type="float" office:value="4052" calcext:value-type="float">
            <text:p>4052</text:p>
          </table:table-cell>
          <table:table-cell office:value-type="float" office:value="4891" calcext:value-type="float">
            <text:p>4891</text:p>
          </table:table-cell>
          <table:table-cell office:value-type="float" office:value="4541" calcext:value-type="float">
            <text:p>4541</text:p>
          </table:table-cell>
          <table:table-cell office:value-type="float" office:value="5239" calcext:value-type="float">
            <text:p>5239</text:p>
          </table:table-cell>
          <table:table-cell office:value-type="float" office:value="6736" calcext:value-type="float">
            <text:p>6736</text:p>
          </table:table-cell>
          <table:table-cell office:value-type="float" office:value="9261" calcext:value-type="float">
            <text:p>9261</text:p>
          </table:table-cell>
          <table:table-cell office:value-type="float" office:value="11721" calcext:value-type="float">
            <text:p>11721</text:p>
          </table:table-cell>
          <table:table-cell office:value-type="float" office:value="13969" calcext:value-type="float">
            <text:p>1396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OHIO</text:p>
          </table:table-cell>
          <table:table-cell office:value-type="float" office:value="3135" calcext:value-type="float">
            <text:p>3135</text:p>
          </table:table-cell>
          <table:table-cell office:value-type="float" office:value="3696" calcext:value-type="float">
            <text:p>3696</text:p>
          </table:table-cell>
          <table:table-cell office:value-type="float" office:value="3519" calcext:value-type="float">
            <text:p>3519</text:p>
          </table:table-cell>
          <table:table-cell office:value-type="float" office:value="4032" calcext:value-type="float">
            <text:p>4032</text:p>
          </table:table-cell>
          <table:table-cell office:value-type="float" office:value="5613" calcext:value-type="float">
            <text:p>5613</text:p>
          </table:table-cell>
          <table:table-cell office:value-type="float" office:value="9432" calcext:value-type="float">
            <text:p>9432</text:p>
          </table:table-cell>
          <table:table-cell office:value-type="float" office:value="11238" calcext:value-type="float">
            <text:p>11238</text:p>
          </table:table-cell>
          <table:table-cell office:value-type="float" office:value="5272" calcext:value-type="float">
            <text:p>527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OKLAHOMA</text:p>
          </table:table-cell>
          <table:table-cell office:value-type="float" office:value="4956" calcext:value-type="float">
            <text:p>4956</text:p>
          </table:table-cell>
          <table:table-cell office:value-type="float" office:value="5735" calcext:value-type="float">
            <text:p>5735</text:p>
          </table:table-cell>
          <table:table-cell office:value-type="float" office:value="4957" calcext:value-type="float">
            <text:p>4957</text:p>
          </table:table-cell>
          <table:table-cell office:value-type="float" office:value="5193" calcext:value-type="float">
            <text:p>5193</text:p>
          </table:table-cell>
          <table:table-cell office:value-type="float" office:value="6119" calcext:value-type="float">
            <text:p>6119</text:p>
          </table:table-cell>
          <table:table-cell office:value-type="float" office:value="6801" calcext:value-type="float">
            <text:p>6801</text:p>
          </table:table-cell>
          <table:table-cell office:value-type="float" office:value="8856" calcext:value-type="float">
            <text:p>8856</text:p>
          </table:table-cell>
          <table:table-cell office:value-type="float" office:value="10695" calcext:value-type="float">
            <text:p>1069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OREGON</text:p>
          </table:table-cell>
          <table:table-cell office:value-type="float" office:value="3492" calcext:value-type="float">
            <text:p>3492</text:p>
          </table:table-cell>
          <table:table-cell office:value-type="float" office:value="4396" calcext:value-type="float">
            <text:p>4396</text:p>
          </table:table-cell>
          <table:table-cell office:value-type="float" office:value="4093" calcext:value-type="float">
            <text:p>4093</text:p>
          </table:table-cell>
          <table:table-cell office:value-type="float" office:value="4449" calcext:value-type="float">
            <text:p>4449</text:p>
          </table:table-cell>
          <table:table-cell office:value-type="float" office:value="5968" calcext:value-type="float">
            <text:p>5968</text:p>
          </table:table-cell>
          <table:table-cell office:value-type="float" office:value="8588" calcext:value-type="float">
            <text:p>8588</text:p>
          </table:table-cell>
          <table:table-cell office:value-type="float" office:value="11670" calcext:value-type="float">
            <text:p>11670</text:p>
          </table:table-cell>
          <table:table-cell office:value-type="float" office:value="14121" calcext:value-type="float">
            <text:p>1412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PENNSYLVANIA</text:p>
          </table:table-cell>
          <table:table-cell office:value-type="float" office:value="4102" calcext:value-type="float">
            <text:p>4102</text:p>
          </table:table-cell>
          <table:table-cell office:value-type="float" office:value="4555" calcext:value-type="float">
            <text:p>4555</text:p>
          </table:table-cell>
          <table:table-cell office:value-type="float" office:value="4544" calcext:value-type="float">
            <text:p>4544</text:p>
          </table:table-cell>
          <table:table-cell office:value-type="float" office:value="4830" calcext:value-type="float">
            <text:p>4830</text:p>
          </table:table-cell>
          <table:table-cell office:value-type="float" office:value="6749" calcext:value-type="float">
            <text:p>6749</text:p>
          </table:table-cell>
          <table:table-cell office:value-type="float" office:value="9208" calcext:value-type="float">
            <text:p>9208</text:p>
          </table:table-cell>
          <table:table-cell office:value-type="float" office:value="11285" calcext:value-type="float">
            <text:p>11285</text:p>
          </table:table-cell>
          <table:table-cell office:value-type="float" office:value="13250" calcext:value-type="float">
            <text:p>132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RHODE ISLAND</text:p>
          </table:table-cell>
          <table:table-cell office:value-type="float" office:value="5421" calcext:value-type="float">
            <text:p>5421</text:p>
          </table:table-cell>
          <table:table-cell office:value-type="float" office:value="5526" calcext:value-type="float">
            <text:p>5526</text:p>
          </table:table-cell>
          <table:table-cell office:value-type="float" office:value="5581" calcext:value-type="float">
            <text:p>5581</text:p>
          </table:table-cell>
          <table:table-cell office:value-type="float" office:value="6786" calcext:value-type="float">
            <text:p>6786</text:p>
          </table:table-cell>
          <table:table-cell office:value-type="float" office:value="8522" calcext:value-type="float">
            <text:p>8522</text:p>
          </table:table-cell>
          <table:table-cell office:value-type="float" office:value="9613" calcext:value-type="float">
            <text:p>9613</text:p>
          </table:table-cell>
          <table:table-cell office:value-type="float" office:value="12949" calcext:value-type="float">
            <text:p>12949</text:p>
          </table:table-cell>
          <table:table-cell office:value-type="float" office:value="15351" calcext:value-type="float">
            <text:p>1535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SOUTH CAROLINA</text:p>
          </table:table-cell>
          <table:table-cell office:value-type="float" office:value="3730" calcext:value-type="float">
            <text:p>3730</text:p>
          </table:table-cell>
          <table:table-cell office:value-type="float" office:value="4403" calcext:value-type="float">
            <text:p>4403</text:p>
          </table:table-cell>
          <table:table-cell office:value-type="float" office:value="4600" calcext:value-type="float">
            <text:p>4600</text:p>
          </table:table-cell>
          <table:table-cell office:value-type="float" office:value="5244" calcext:value-type="float">
            <text:p>5244</text:p>
          </table:table-cell>
          <table:table-cell office:value-type="float" office:value="6654" calcext:value-type="float">
            <text:p>6654</text:p>
          </table:table-cell>
          <table:table-cell office:value-type="float" office:value="8052" calcext:value-type="float">
            <text:p>8052</text:p>
          </table:table-cell>
          <table:table-cell office:value-type="float" office:value="9707" calcext:value-type="float">
            <text:p>9707</text:p>
          </table:table-cell>
          <table:table-cell office:value-type="float" office:value="10983" calcext:value-type="float">
            <text:p>1098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SOUTH DAKOTA</text:p>
          </table:table-cell>
          <table:table-cell office:value-type="float" office:value="3056" calcext:value-type="float">
            <text:p>3056</text:p>
          </table:table-cell>
          <table:table-cell office:value-type="float" office:value="3163" calcext:value-type="float">
            <text:p>3163</text:p>
          </table:table-cell>
          <table:table-cell office:value-type="float" office:value="4578" calcext:value-type="float">
            <text:p>4578</text:p>
          </table:table-cell>
          <table:table-cell office:value-type="float" office:value="4935" calcext:value-type="float">
            <text:p>4935</text:p>
          </table:table-cell>
          <table:table-cell office:value-type="float" office:value="6793" calcext:value-type="float">
            <text:p>6793</text:p>
          </table:table-cell>
          <table:table-cell office:value-type="float" office:value="8180" calcext:value-type="float">
            <text:p>8180</text:p>
          </table:table-cell>
          <table:table-cell office:value-type="float" office:value="10750" calcext:value-type="float">
            <text:p>10750</text:p>
          </table:table-cell>
          <table:table-cell office:value-type="float" office:value="12556" calcext:value-type="float">
            <text:p>1255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TENNESSEE</text:p>
          </table:table-cell>
          <table:table-cell office:value-type="float" office:value="3498" calcext:value-type="float">
            <text:p>3498</text:p>
          </table:table-cell>
          <table:table-cell office:value-type="float" office:value="3910" calcext:value-type="float">
            <text:p>3910</text:p>
          </table:table-cell>
          <table:table-cell office:value-type="float" office:value="3111" calcext:value-type="float">
            <text:p>3111</text:p>
          </table:table-cell>
          <table:table-cell office:value-type="float" office:value="3987" calcext:value-type="float">
            <text:p>3987</text:p>
          </table:table-cell>
          <table:table-cell office:value-type="float" office:value="6290" calcext:value-type="float">
            <text:p>6290</text:p>
          </table:table-cell>
          <table:table-cell office:value-type="float" office:value="7648" calcext:value-type="float">
            <text:p>7648</text:p>
          </table:table-cell>
          <table:table-cell office:value-type="float" office:value="9927" calcext:value-type="float">
            <text:p>9927</text:p>
          </table:table-cell>
          <table:table-cell office:value-type="float" office:value="11524" calcext:value-type="float">
            <text:p>1152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TEXAS</text:p>
          </table:table-cell>
          <table:table-cell office:value-type="float" office:value="2780" calcext:value-type="float">
            <text:p>2780</text:p>
          </table:table-cell>
          <table:table-cell office:value-type="float" office:value="3246" calcext:value-type="float">
            <text:p>3246</text:p>
          </table:table-cell>
          <table:table-cell office:value-type="float" office:value="3189" calcext:value-type="float">
            <text:p>3189</text:p>
          </table:table-cell>
          <table:table-cell office:value-type="float" office:value="3620" calcext:value-type="float">
            <text:p>3620</text:p>
          </table:table-cell>
          <table:table-cell office:value-type="float" office:value="4094" calcext:value-type="float">
            <text:p>4094</text:p>
          </table:table-cell>
          <table:table-cell office:value-type="float" office:value="7246" calcext:value-type="float">
            <text:p>7246</text:p>
          </table:table-cell>
          <table:table-cell office:value-type="float" office:value="9362" calcext:value-type="float">
            <text:p>9362</text:p>
          </table:table-cell>
          <table:table-cell office:value-type="float" office:value="12130" calcext:value-type="float">
            <text:p>1213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UTAH</text:p>
          </table:table-cell>
          <table:table-cell office:value-type="float" office:value="5272" calcext:value-type="float">
            <text:p>5272</text:p>
          </table:table-cell>
          <table:table-cell office:value-type="float" office:value="6370" calcext:value-type="float">
            <text:p>6370</text:p>
          </table:table-cell>
          <table:table-cell office:value-type="float" office:value="5556" calcext:value-type="float">
            <text:p>5556</text:p>
          </table:table-cell>
          <table:table-cell office:value-type="float" office:value="6668" calcext:value-type="float">
            <text:p>6668</text:p>
          </table:table-cell>
          <table:table-cell office:value-type="float" office:value="8513" calcext:value-type="float">
            <text:p>8513</text:p>
          </table:table-cell>
          <table:table-cell office:value-type="float" office:value="10332" calcext:value-type="float">
            <text:p>10332</text:p>
          </table:table-cell>
          <table:table-cell office:value-type="float" office:value="12086" calcext:value-type="float">
            <text:p>12086</text:p>
          </table:table-cell>
          <table:table-cell office:value-type="float" office:value="15654" calcext:value-type="float">
            <text:p>1565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VERMONT</text:p>
          </table:table-cell>
          <table:table-cell office:value-type="float" office:value="5030" calcext:value-type="float">
            <text:p>5030</text:p>
          </table:table-cell>
          <table:table-cell office:value-type="float" office:value="5867" calcext:value-type="float">
            <text:p>5867</text:p>
          </table:table-cell>
          <table:table-cell office:value-type="float" office:value="6275" calcext:value-type="float">
            <text:p>6275</text:p>
          </table:table-cell>
          <table:table-cell office:value-type="float" office:value="5914" calcext:value-type="float">
            <text:p>5914</text:p>
          </table:table-cell>
          <table:table-cell office:value-type="float" office:value="9079" calcext:value-type="float">
            <text:p>9079</text:p>
          </table:table-cell>
          <table:table-cell office:value-type="float" office:value="12358" calcext:value-type="float">
            <text:p>12358</text:p>
          </table:table-cell>
          <table:table-cell office:value-type="float" office:value="10239" calcext:value-type="float">
            <text:p>10239</text:p>
          </table:table-cell>
          <table:table-cell office:value-type="float" office:value="11858" calcext:value-type="float">
            <text:p>1185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VIRGINIA</text:p>
          </table:table-cell>
          <table:table-cell office:value-type="float" office:value="3557" calcext:value-type="float">
            <text:p>3557</text:p>
          </table:table-cell>
          <table:table-cell office:value-type="float" office:value="4405" calcext:value-type="float">
            <text:p>4405</text:p>
          </table:table-cell>
          <table:table-cell office:value-type="float" office:value="4569" calcext:value-type="float">
            <text:p>4569</text:p>
          </table:table-cell>
          <table:table-cell office:value-type="float" office:value="5866" calcext:value-type="float">
            <text:p>5866</text:p>
          </table:table-cell>
          <table:table-cell office:value-type="float" office:value="7741" calcext:value-type="float">
            <text:p>7741</text:p>
          </table:table-cell>
          <table:table-cell office:value-type="float" office:value="10586" calcext:value-type="float">
            <text:p>10586</text:p>
          </table:table-cell>
          <table:table-cell office:value-type="float" office:value="13743" calcext:value-type="float">
            <text:p>13743</text:p>
          </table:table-cell>
          <table:table-cell office:value-type="float" office:value="18467" calcext:value-type="float">
            <text:p>1846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WASHINGTON</text:p>
          </table:table-cell>
          <table:table-cell office:value-type="float" office:value="2907" calcext:value-type="float">
            <text:p>2907</text:p>
          </table:table-cell>
          <table:table-cell office:value-type="float" office:value="3770" calcext:value-type="float">
            <text:p>3770</text:p>
          </table:table-cell>
          <table:table-cell office:value-type="float" office:value="4006" calcext:value-type="float">
            <text:p>4006</text:p>
          </table:table-cell>
          <table:table-cell office:value-type="float" office:value="4174" calcext:value-type="float">
            <text:p>4174</text:p>
          </table:table-cell>
          <table:table-cell office:value-type="float" office:value="5278" calcext:value-type="float">
            <text:p>5278</text:p>
          </table:table-cell>
          <table:table-cell office:value-type="float" office:value="9661" calcext:value-type="float">
            <text:p>9661</text:p>
          </table:table-cell>
          <table:table-cell office:value-type="float" office:value="12468" calcext:value-type="float">
            <text:p>12468</text:p>
          </table:table-cell>
          <table:table-cell office:value-type="float" office:value="11309" calcext:value-type="float">
            <text:p>1130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WEST VIRGINIA</text:p>
          </table:table-cell>
          <table:table-cell office:value-type="float" office:value="3941" calcext:value-type="float">
            <text:p>3941</text:p>
          </table:table-cell>
          <table:table-cell office:value-type="float" office:value="4044" calcext:value-type="float">
            <text:p>4044</text:p>
          </table:table-cell>
          <table:table-cell office:value-type="float" office:value="3883" calcext:value-type="float">
            <text:p>3883</text:p>
          </table:table-cell>
          <table:table-cell office:value-type="float" office:value="3867" calcext:value-type="float">
            <text:p>3867</text:p>
          </table:table-cell>
          <table:table-cell office:value-type="float" office:value="5089" calcext:value-type="float">
            <text:p>5089</text:p>
          </table:table-cell>
          <table:table-cell office:value-type="float" office:value="5849" calcext:value-type="float">
            <text:p>5849</text:p>
          </table:table-cell>
          <table:table-cell office:value-type="float" office:value="7537" calcext:value-type="float">
            <text:p>7537</text:p>
          </table:table-cell>
          <table:table-cell office:value-type="float" office:value="9515" calcext:value-type="float">
            <text:p>95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WISCONSIN</text:p>
          </table:table-cell>
          <table:table-cell office:value-type="float" office:value="4193" calcext:value-type="float">
            <text:p>4193</text:p>
          </table:table-cell>
          <table:table-cell office:value-type="float" office:value="4753" calcext:value-type="float">
            <text:p>4753</text:p>
          </table:table-cell>
          <table:table-cell office:value-type="float" office:value="5087" calcext:value-type="float">
            <text:p>5087</text:p>
          </table:table-cell>
          <table:table-cell office:value-type="float" office:value="5975" calcext:value-type="float">
            <text:p>5975</text:p>
          </table:table-cell>
          <table:table-cell office:value-type="float" office:value="6684" calcext:value-type="float">
            <text:p>6684</text:p>
          </table:table-cell>
          <table:table-cell office:value-type="float" office:value="7959" calcext:value-type="float">
            <text:p>7959</text:p>
          </table:table-cell>
          <table:table-cell office:value-type="float" office:value="11540" calcext:value-type="float">
            <text:p>11540</text:p>
          </table:table-cell>
          <table:table-cell office:value-type="float" office:value="13988" calcext:value-type="float">
            <text:p>1398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.S. - WYOMING</text:p>
          </table:table-cell>
          <table:table-cell office:value-type="float" office:value="3019" calcext:value-type="float">
            <text:p>3019</text:p>
          </table:table-cell>
          <table:table-cell office:value-type="float" office:value="3385" calcext:value-type="float">
            <text:p>3385</text:p>
          </table:table-cell>
          <table:table-cell office:value-type="float" office:value="3191" calcext:value-type="float">
            <text:p>3191</text:p>
          </table:table-cell>
          <table:table-cell office:value-type="float" office:value="2629" calcext:value-type="float">
            <text:p>2629</text:p>
          </table:table-cell>
          <table:table-cell office:value-type="float" office:value="3824" calcext:value-type="float">
            <text:p>3824</text:p>
          </table:table-cell>
          <table:table-cell office:value-type="float" office:value="6473" calcext:value-type="float">
            <text:p>6473</text:p>
          </table:table-cell>
          <table:table-cell office:value-type="float" office:value="7977" calcext:value-type="float">
            <text:p>7977</text:p>
          </table:table-cell>
          <table:table-cell office:value-type="float" office:value="10974" calcext:value-type="float">
            <text:p>1097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1411" calcext:value-type="float">
            <text:p>1411</text:p>
          </table:table-cell>
          <table:table-cell office:value-type="float" office:value="1424" calcext:value-type="float">
            <text:p>1424</text:p>
          </table:table-cell>
          <table:table-cell office:value-type="float" office:value="1823" calcext:value-type="float">
            <text:p>1823</text:p>
          </table:table-cell>
          <table:table-cell office:value-type="float" office:value="3377" calcext:value-type="float">
            <text:p>3377</text:p>
          </table:table-cell>
          <table:table-cell office:value-type="float" office:value="4378" calcext:value-type="float">
            <text:p>4378</text:p>
          </table:table-cell>
          <table:table-cell office:value-type="float" office:value="5717" calcext:value-type="float">
            <text:p>5717</text:p>
          </table:table-cell>
          <table:table-cell office:value-type="float" office:value="8130" calcext:value-type="float">
            <text:p>8130</text:p>
          </table:table-cell>
          <table:table-cell office:value-type="float" office:value="9841" calcext:value-type="float">
            <text:p>984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1527" calcext:value-type="float">
            <text:p>1527</text:p>
          </table:table-cell>
          <table:table-cell office:value-type="float" office:value="1677" calcext:value-type="float">
            <text:p>1677</text:p>
          </table:table-cell>
          <table:table-cell office:value-type="float" office:value="1222" calcext:value-type="float">
            <text:p>1222</text:p>
          </table:table-cell>
          <table:table-cell office:value-type="float" office:value="4079" calcext:value-type="float">
            <text:p>4079</text:p>
          </table:table-cell>
          <table:table-cell office:value-type="float" office:value="4699" calcext:value-type="float">
            <text:p>4699</text:p>
          </table:table-cell>
          <table:table-cell office:value-type="float" office:value="5864" calcext:value-type="float">
            <text:p>5864</text:p>
          </table:table-cell>
          <table:table-cell office:value-type="float" office:value="4278" calcext:value-type="float">
            <text:p>4278</text:p>
          </table:table-cell>
          <table:table-cell office:value-type="float" office:value="6275" calcext:value-type="float">
            <text:p>627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3086" calcext:value-type="float">
            <text:p>3086</text:p>
          </table:table-cell>
          <table:table-cell office:value-type="float" office:value="3751" calcext:value-type="float">
            <text:p>3751</text:p>
          </table:table-cell>
          <table:table-cell office:value-type="float" office:value="3768" calcext:value-type="float">
            <text:p>3768</text:p>
          </table:table-cell>
          <table:table-cell office:value-type="float" office:value="4534" calcext:value-type="float">
            <text:p>4534</text:p>
          </table:table-cell>
          <table:table-cell office:value-type="float" office:value="5205" calcext:value-type="float">
            <text:p>5205</text:p>
          </table:table-cell>
          <table:table-cell office:value-type="float" office:value="7565" calcext:value-type="float">
            <text:p>7565</text:p>
          </table:table-cell>
          <table:table-cell office:value-type="float" office:value="9931" calcext:value-type="float">
            <text:p>9931</text:p>
          </table:table-cell>
          <table:table-cell office:value-type="float" office:value="11607" calcext:value-type="float">
            <text:p>1160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3609" calcext:value-type="float">
            <text:p>3609</text:p>
          </table:table-cell>
          <table:table-cell office:value-type="float" office:value="4075" calcext:value-type="float">
            <text:p>4075</text:p>
          </table:table-cell>
          <table:table-cell office:value-type="float" office:value="3869" calcext:value-type="float">
            <text:p>3869</text:p>
          </table:table-cell>
          <table:table-cell office:value-type="float" office:value="4346" calcext:value-type="float">
            <text:p>4346</text:p>
          </table:table-cell>
          <table:table-cell office:value-type="float" office:value="5559" calcext:value-type="float">
            <text:p>5559</text:p>
          </table:table-cell>
          <table:table-cell office:value-type="float" office:value="8034" calcext:value-type="float">
            <text:p>8034</text:p>
          </table:table-cell>
          <table:table-cell office:value-type="float" office:value="10513" calcext:value-type="float">
            <text:p>10513</text:p>
          </table:table-cell>
          <table:table-cell office:value-type="float" office:value="11875" calcext:value-type="float">
            <text:p>1187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548" calcext:value-type="float">
            <text:p>548</text:p>
          </table:table-cell>
          <table:table-cell office:value-type="float" office:value="672" calcext:value-type="float">
            <text:p>672</text:p>
          </table:table-cell>
          <table:table-cell office:value-type="float" office:value="560" calcext:value-type="float">
            <text:p>560</text:p>
          </table:table-cell>
          <table:table-cell office:value-type="float" office:value="965" calcext:value-type="float">
            <text:p>965</text:p>
          </table:table-cell>
          <table:table-cell office:value-type="float" office:value="1335" calcext:value-type="float">
            <text:p>1335</text:p>
          </table:table-cell>
          <table:table-cell office:value-type="float" office:value="1713" calcext:value-type="float">
            <text:p>1713</text:p>
          </table:table-cell>
          <table:table-cell office:value-type="float" office:value="4303" calcext:value-type="float">
            <text:p>4303</text:p>
          </table:table-cell>
          <table:table-cell office:value-type="float" office:value="6668" calcext:value-type="float">
            <text:p>666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813" calcext:value-type="float">
            <text:p>813</text:p>
          </table:table-cell>
          <table:table-cell office:value-type="float" office:value="892" calcext:value-type="float">
            <text:p>892</text:p>
          </table:table-cell>
          <table:table-cell office:value-type="float" office:value="701" calcext:value-type="float">
            <text:p>701</text:p>
          </table:table-cell>
          <table:table-cell office:value-type="float" office:value="778" calcext:value-type="float">
            <text:p>778</text:p>
          </table:table-cell>
          <table:table-cell office:value-type="float" office:value="919" calcext:value-type="float">
            <text:p>919</text:p>
          </table:table-cell>
          <table:table-cell office:value-type="float" office:value="1053" calcext:value-type="float">
            <text:p>1053</text:p>
          </table:table-cell>
          <table:table-cell office:value-type="float" office:value="1268" calcext:value-type="float">
            <text:p>1268</text:p>
          </table:table-cell>
          <table:table-cell office:value-type="float" office:value="1482" calcext:value-type="float">
            <text:p>148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836" calcext:value-type="float">
            <text:p>836</text:p>
          </table:table-cell>
          <table:table-cell office:value-type="float" office:value="1070" calcext:value-type="float">
            <text:p>1070</text:p>
          </table:table-cell>
          <table:table-cell office:value-type="float" office:value="1681" calcext:value-type="float">
            <text:p>1681</text:p>
          </table:table-cell>
          <table:table-cell office:value-type="float" office:value="1365" calcext:value-type="float">
            <text:p>1365</text:p>
          </table:table-cell>
          <table:table-cell office:value-type="float" office:value="1610" calcext:value-type="float">
            <text:p>1610</text:p>
          </table:table-cell>
          <table:table-cell office:value-type="float" office:value="1383" calcext:value-type="float">
            <text:p>1383</text:p>
          </table:table-cell>
          <table:table-cell office:value-type="float" office:value="2028" calcext:value-type="float">
            <text:p>2028</text:p>
          </table:table-cell>
          <table:table-cell office:value-type="float" office:value="3191" calcext:value-type="float">
            <text:p>3191</text:p>
          </table:table-cell>
          <table:table-cell table:number-columns-repeated="992"/>
        </table:table-row>
      </table:table>
      <table:table table:name="Unique IP Addresses" table:style-name="ta1">
        <table:table-column table:style-name="co2" table:number-columns-repeated="969" table:default-cell-style-name="Default"/>
        <table:table-row table:style-name="ro1">
          <table:table-cell table:style-name="ce1" office:value-type="string" calcext:value-type="string">
            <text:p>UNIQUE IP ADDRESSES</text:p>
          </table:table-cell>
          <table:table-cell table:style-name="ce1" table:number-columns-repeated="968"/>
        </table:table-row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/>
          <table:table-cell table:style-name="ce1" office:value-type="string" calcext:value-type="string">
            <text:p>GROWTH</text:p>
          </table:table-cell>
          <table:table-cell table:style-name="ce1"/>
          <table:table-cell table:style-name="ce1" office:value-type="string" calcext:value-type="string">
            <text:p>TOP10</text:p>
          </table:table-cell>
          <table:table-cell table:style-name="ce1"/>
          <table:table-cell table:style-name="ce1" office:value-type="string" calcext:value-type="string">
            <text:p>LOW10</text:p>
          </table:table-cell>
          <table:table-cell table:style-name="ce1"/>
          <table:table-cell table:style-name="ce1" office:value-type="string" calcext:value-type="string">
            <text:p>GROWTH10</text:p>
          </table:table-cell>
          <table:table-cell table:style-name="ce1" table:number-columns-repeated="952"/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89674" calcext:value-type="float">
            <text:p>89674</text:p>
          </table:table-cell>
          <table:table-cell office:value-type="float" office:value="122970" calcext:value-type="float">
            <text:p>122970</text:p>
          </table:table-cell>
          <table:table-cell office:value-type="float" office:value="522026" calcext:value-type="float">
            <text:p>522026</text:p>
          </table:table-cell>
          <table:table-cell office:value-type="float" office:value="631790" calcext:value-type="float">
            <text:p>631790</text:p>
          </table:table-cell>
          <table:table-cell office:value-type="float" office:value="722590" calcext:value-type="float">
            <text:p>722590</text:p>
          </table:table-cell>
          <table:table-cell office:value-type="float" office:value="828271" calcext:value-type="float">
            <text:p>828271</text:p>
          </table:table-cell>
          <table:table-cell office:value-type="float" office:value="1116247" calcext:value-type="float">
            <text:p>1116247</text:p>
          </table:table-cell>
          <table:table-cell office:value-type="float" office:value="1533297" calcext:value-type="float">
            <text:p>1533297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1418" calcext:value-type="float">
            <text:p>2011418</text:p>
          </table:table-cell>
          <table:table-cell office:value-type="float" office:value="2755327" calcext:value-type="float">
            <text:p>2755327</text:p>
          </table:table-cell>
          <table:table-cell office:value-type="float" office:value="3638876" calcext:value-type="float">
            <text:p>3638876</text:p>
          </table:table-cell>
          <table:table-cell office:value-type="float" office:value="4766433" calcext:value-type="float">
            <text:p>4766433</text:p>
          </table:table-cell>
          <table:table-cell office:value-type="float" office:value="6217745" calcext:value-type="float">
            <text:p>6217745</text:p>
          </table:table-cell>
          <table:table-cell office:value-type="float" office:value="8120175" calcext:value-type="float">
            <text:p>8120175</text:p>
          </table:table-cell>
          <table:table-cell office:value-type="float" office:value="7372074" calcext:value-type="float">
            <text:p>7372074</text:p>
          </table:table-cell>
          <table:table-cell office:value-type="float" office:value="7523208" calcext:value-type="float">
            <text:p>7523208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5748" calcext:value-type="float">
            <text:p>5748</text:p>
          </table:table-cell>
          <table:table-cell office:value-type="float" office:value="22687" calcext:value-type="float">
            <text:p>22687</text:p>
          </table:table-cell>
          <table:table-cell office:value-type="float" office:value="75593" calcext:value-type="float">
            <text:p>75593</text:p>
          </table:table-cell>
          <table:table-cell office:value-type="float" office:value="174328" calcext:value-type="float">
            <text:p>174328</text:p>
          </table:table-cell>
          <table:table-cell office:value-type="float" office:value="276801" calcext:value-type="float">
            <text:p>276801</text:p>
          </table:table-cell>
          <table:table-cell office:value-type="float" office:value="344224" calcext:value-type="float">
            <text:p>344224</text:p>
          </table:table-cell>
          <table:table-cell office:value-type="float" office:value="372482" calcext:value-type="float">
            <text:p>372482</text:p>
          </table:table-cell>
          <table:table-cell office:value-type="float" office:value="270727" calcext:value-type="float">
            <text:p>270727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5998949" calcext:value-type="float">
            <text:p>5998949</text:p>
          </table:table-cell>
          <table:table-cell office:value-type="float" office:value="7177539" calcext:value-type="float">
            <text:p>7177539</text:p>
          </table:table-cell>
          <table:table-cell office:value-type="float" office:value="8397899" calcext:value-type="float">
            <text:p>8397899</text:p>
          </table:table-cell>
          <table:table-cell office:value-type="float" office:value="11749807" calcext:value-type="float">
            <text:p>11749807</text:p>
          </table:table-cell>
          <table:table-cell office:value-type="float" office:value="13859005" calcext:value-type="float">
            <text:p>13859005</text:p>
          </table:table-cell>
          <table:table-cell office:value-type="float" office:value="8704775" calcext:value-type="float">
            <text:p>8704775</text:p>
          </table:table-cell>
          <table:table-cell office:value-type="float" office:value="9062511" calcext:value-type="float">
            <text:p>9062511</text:p>
          </table:table-cell>
          <table:table-cell office:value-type="float" office:value="9249481" calcext:value-type="float">
            <text:p>9249481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1609604" calcext:value-type="float">
            <text:p>1609604</text:p>
          </table:table-cell>
          <table:table-cell office:value-type="float" office:value="1828769" calcext:value-type="float">
            <text:p>1828769</text:p>
          </table:table-cell>
          <table:table-cell office:value-type="float" office:value="2209391" calcext:value-type="float">
            <text:p>2209391</text:p>
          </table:table-cell>
          <table:table-cell office:value-type="float" office:value="2793262" calcext:value-type="float">
            <text:p>2793262</text:p>
          </table:table-cell>
          <table:table-cell office:value-type="float" office:value="3091940" calcext:value-type="float">
            <text:p>3091940</text:p>
          </table:table-cell>
          <table:table-cell office:value-type="float" office:value="2532204" calcext:value-type="float">
            <text:p>2532204</text:p>
          </table:table-cell>
          <table:table-cell office:value-type="float" office:value="2861982" calcext:value-type="float">
            <text:p>2861982</text:p>
          </table:table-cell>
          <table:table-cell office:value-type="float" office:value="3163439" calcext:value-type="float">
            <text:p>3163439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3507" calcext:value-type="float">
            <text:p>23507</text:p>
          </table:table-cell>
          <table:table-cell office:value-type="float" office:value="37585" calcext:value-type="float">
            <text:p>37585</text:p>
          </table:table-cell>
          <table:table-cell office:value-type="float" office:value="71490" calcext:value-type="float">
            <text:p>71490</text:p>
          </table:table-cell>
          <table:table-cell office:value-type="float" office:value="127678" calcext:value-type="float">
            <text:p>127678</text:p>
          </table:table-cell>
          <table:table-cell office:value-type="float" office:value="226102" calcext:value-type="float">
            <text:p>226102</text:p>
          </table:table-cell>
          <table:table-cell office:value-type="float" office:value="321207" calcext:value-type="float">
            <text:p>321207</text:p>
          </table:table-cell>
          <table:table-cell office:value-type="float" office:value="368125" calcext:value-type="float">
            <text:p>368125</text:p>
          </table:table-cell>
          <table:table-cell office:value-type="float" office:value="306043" calcext:value-type="float">
            <text:p>306043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53479" calcext:value-type="float">
            <text:p>53479</text:p>
          </table:table-cell>
          <table:table-cell office:value-type="float" office:value="73531" calcext:value-type="float">
            <text:p>73531</text:p>
          </table:table-cell>
          <table:table-cell office:value-type="float" office:value="91872" calcext:value-type="float">
            <text:p>91872</text:p>
          </table:table-cell>
          <table:table-cell office:value-type="float" office:value="119172" calcext:value-type="float">
            <text:p>119172</text:p>
          </table:table-cell>
          <table:table-cell office:value-type="float" office:value="149697" calcext:value-type="float">
            <text:p>149697</text:p>
          </table:table-cell>
          <table:table-cell office:value-type="float" office:value="122365" calcext:value-type="float">
            <text:p>122365</text:p>
          </table:table-cell>
          <table:table-cell office:value-type="float" office:value="129371" calcext:value-type="float">
            <text:p>129371</text:p>
          </table:table-cell>
          <table:table-cell office:value-type="float" office:value="108888" calcext:value-type="float">
            <text:p>108888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82016" calcext:value-type="float">
            <text:p>82016</text:p>
          </table:table-cell>
          <table:table-cell office:value-type="float" office:value="157205" calcext:value-type="float">
            <text:p>157205</text:p>
          </table:table-cell>
          <table:table-cell office:value-type="float" office:value="305472" calcext:value-type="float">
            <text:p>305472</text:p>
          </table:table-cell>
          <table:table-cell office:value-type="float" office:value="743586" calcext:value-type="float">
            <text:p>743586</text:p>
          </table:table-cell>
          <table:table-cell office:value-type="float" office:value="1234711" calcext:value-type="float">
            <text:p>1234711</text:p>
          </table:table-cell>
          <table:table-cell office:value-type="float" office:value="1452804" calcext:value-type="float">
            <text:p>1452804</text:p>
          </table:table-cell>
          <table:table-cell office:value-type="float" office:value="1311954" calcext:value-type="float">
            <text:p>1311954</text:p>
          </table:table-cell>
          <table:table-cell office:value-type="float" office:value="1124026" calcext:value-type="float">
            <text:p>1124026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2403176" calcext:value-type="float">
            <text:p>2403176</text:p>
          </table:table-cell>
          <table:table-cell office:value-type="float" office:value="2892298" calcext:value-type="float">
            <text:p>2892298</text:p>
          </table:table-cell>
          <table:table-cell office:value-type="float" office:value="3165579" calcext:value-type="float">
            <text:p>3165579</text:p>
          </table:table-cell>
          <table:table-cell office:value-type="float" office:value="3926554" calcext:value-type="float">
            <text:p>3926554</text:p>
          </table:table-cell>
          <table:table-cell office:value-type="float" office:value="4320174" calcext:value-type="float">
            <text:p>4320174</text:p>
          </table:table-cell>
          <table:table-cell office:value-type="float" office:value="4777676" calcext:value-type="float">
            <text:p>4777676</text:p>
          </table:table-cell>
          <table:table-cell office:value-type="float" office:value="4914322" calcext:value-type="float">
            <text:p>4914322</text:p>
          </table:table-cell>
          <table:table-cell office:value-type="float" office:value="5092116" calcext:value-type="float">
            <text:p>5092116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65771" calcext:value-type="float">
            <text:p>65771</text:p>
          </table:table-cell>
          <table:table-cell office:value-type="float" office:value="99279" calcext:value-type="float">
            <text:p>99279</text:p>
          </table:table-cell>
          <table:table-cell office:value-type="float" office:value="114235" calcext:value-type="float">
            <text:p>114235</text:p>
          </table:table-cell>
          <table:table-cell office:value-type="float" office:value="131396" calcext:value-type="float">
            <text:p>131396</text:p>
          </table:table-cell>
          <table:table-cell office:value-type="float" office:value="164721" calcext:value-type="float">
            <text:p>164721</text:p>
          </table:table-cell>
          <table:table-cell office:value-type="float" office:value="261426" calcext:value-type="float">
            <text:p>261426</text:p>
          </table:table-cell>
          <table:table-cell office:value-type="float" office:value="416484" calcext:value-type="float">
            <text:p>416484</text:p>
          </table:table-cell>
          <table:table-cell office:value-type="float" office:value="575653" calcext:value-type="float">
            <text:p>575653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75507" calcext:value-type="float">
            <text:p>75507</text:p>
          </table:table-cell>
          <table:table-cell office:value-type="float" office:value="171853" calcext:value-type="float">
            <text:p>171853</text:p>
          </table:table-cell>
          <table:table-cell office:value-type="float" office:value="246407" calcext:value-type="float">
            <text:p>246407</text:p>
          </table:table-cell>
          <table:table-cell office:value-type="float" office:value="330610" calcext:value-type="float">
            <text:p>330610</text:p>
          </table:table-cell>
          <table:table-cell office:value-type="float" office:value="405939" calcext:value-type="float">
            <text:p>405939</text:p>
          </table:table-cell>
          <table:table-cell office:value-type="float" office:value="478255" calcext:value-type="float">
            <text:p>478255</text:p>
          </table:table-cell>
          <table:table-cell office:value-type="float" office:value="515054" calcext:value-type="float">
            <text:p>515054</text:p>
          </table:table-cell>
          <table:table-cell office:value-type="float" office:value="481692" calcext:value-type="float">
            <text:p>481692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6903750" calcext:value-type="float">
            <text:p>6903750</text:p>
          </table:table-cell>
          <table:table-cell office:value-type="float" office:value="9266820" calcext:value-type="float">
            <text:p>9266820</text:p>
          </table:table-cell>
          <table:table-cell office:value-type="float" office:value="11381216" calcext:value-type="float">
            <text:p>11381216</text:p>
          </table:table-cell>
          <table:table-cell office:value-type="float" office:value="14140746" calcext:value-type="float">
            <text:p>14140746</text:p>
          </table:table-cell>
          <table:table-cell office:value-type="float" office:value="19202853" calcext:value-type="float">
            <text:p>19202853</text:p>
          </table:table-cell>
          <table:table-cell office:value-type="float" office:value="27541157" calcext:value-type="float">
            <text:p>27541157</text:p>
          </table:table-cell>
          <table:table-cell office:value-type="float" office:value="41298964" calcext:value-type="float">
            <text:p>41298964</text:p>
          </table:table-cell>
          <table:table-cell office:value-type="float" office:value="48167070" calcext:value-type="float">
            <text:p>48167070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754895" calcext:value-type="float">
            <text:p>754895</text:p>
          </table:table-cell>
          <table:table-cell office:value-type="float" office:value="1002042" calcext:value-type="float">
            <text:p>1002042</text:p>
          </table:table-cell>
          <table:table-cell office:value-type="float" office:value="1116083" calcext:value-type="float">
            <text:p>1116083</text:p>
          </table:table-cell>
          <table:table-cell office:value-type="float" office:value="1253440" calcext:value-type="float">
            <text:p>1253440</text:p>
          </table:table-cell>
          <table:table-cell office:value-type="float" office:value="1370840" calcext:value-type="float">
            <text:p>1370840</text:p>
          </table:table-cell>
          <table:table-cell office:value-type="float" office:value="1492244" calcext:value-type="float">
            <text:p>1492244</text:p>
          </table:table-cell>
          <table:table-cell office:value-type="float" office:value="1558619" calcext:value-type="float">
            <text:p>1558619</text:p>
          </table:table-cell>
          <table:table-cell office:value-type="float" office:value="1632115" calcext:value-type="float">
            <text:p>1632115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10232441" calcext:value-type="float">
            <text:p>10232441</text:p>
          </table:table-cell>
          <table:table-cell office:value-type="float" office:value="11288136" calcext:value-type="float">
            <text:p>11288136</text:p>
          </table:table-cell>
          <table:table-cell office:value-type="float" office:value="11753529" calcext:value-type="float">
            <text:p>11753529</text:p>
          </table:table-cell>
          <table:table-cell office:value-type="float" office:value="12583905" calcext:value-type="float">
            <text:p>12583905</text:p>
          </table:table-cell>
          <table:table-cell office:value-type="float" office:value="13544437" calcext:value-type="float">
            <text:p>13544437</text:p>
          </table:table-cell>
          <table:table-cell office:value-type="float" office:value="13687200" calcext:value-type="float">
            <text:p>13687200</text:p>
          </table:table-cell>
          <table:table-cell office:value-type="float" office:value="14156635" calcext:value-type="float">
            <text:p>14156635</text:p>
          </table:table-cell>
          <table:table-cell office:value-type="float" office:value="14604346" calcext:value-type="float">
            <text:p>14604346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302738" calcext:value-type="float">
            <text:p>1302738</text:p>
          </table:table-cell>
          <table:table-cell office:value-type="float" office:value="1529548" calcext:value-type="float">
            <text:p>1529548</text:p>
          </table:table-cell>
          <table:table-cell office:value-type="float" office:value="1988462" calcext:value-type="float">
            <text:p>1988462</text:p>
          </table:table-cell>
          <table:table-cell office:value-type="float" office:value="2476270" calcext:value-type="float">
            <text:p>2476270</text:p>
          </table:table-cell>
          <table:table-cell office:value-type="float" office:value="3245647" calcext:value-type="float">
            <text:p>3245647</text:p>
          </table:table-cell>
          <table:table-cell office:value-type="float" office:value="3985230" calcext:value-type="float">
            <text:p>3985230</text:p>
          </table:table-cell>
          <table:table-cell office:value-type="float" office:value="4403839" calcext:value-type="float">
            <text:p>4403839</text:p>
          </table:table-cell>
          <table:table-cell office:value-type="float" office:value="4003252" calcext:value-type="float">
            <text:p>4003252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34112013" calcext:value-type="float">
            <text:p>34112013</text:p>
          </table:table-cell>
          <table:table-cell office:value-type="float" office:value="44626099" calcext:value-type="float">
            <text:p>44626099</text:p>
          </table:table-cell>
          <table:table-cell office:value-type="float" office:value="57778232" calcext:value-type="float">
            <text:p>57778232</text:p>
          </table:table-cell>
          <table:table-cell office:value-type="float" office:value="73590343" calcext:value-type="float">
            <text:p>73590343</text:p>
          </table:table-cell>
          <table:table-cell office:value-type="float" office:value="92385739" calcext:value-type="float">
            <text:p>92385739</text:p>
          </table:table-cell>
          <table:table-cell office:value-type="float" office:value="111705007" calcext:value-type="float">
            <text:p>111705007</text:p>
          </table:table-cell>
          <table:table-cell office:value-type="float" office:value="123526069" calcext:value-type="float">
            <text:p>123526069</text:p>
          </table:table-cell>
          <table:table-cell office:value-type="float" office:value="127097179" calcext:value-type="float">
            <text:p>127097179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1174305" calcext:value-type="float">
            <text:p>1174305</text:p>
          </table:table-cell>
          <table:table-cell office:value-type="float" office:value="1896108" calcext:value-type="float">
            <text:p>1896108</text:p>
          </table:table-cell>
          <table:table-cell office:value-type="float" office:value="2297685" calcext:value-type="float">
            <text:p>2297685</text:p>
          </table:table-cell>
          <table:table-cell office:value-type="float" office:value="2935204" calcext:value-type="float">
            <text:p>2935204</text:p>
          </table:table-cell>
          <table:table-cell office:value-type="float" office:value="4193378" calcext:value-type="float">
            <text:p>4193378</text:p>
          </table:table-cell>
          <table:table-cell office:value-type="float" office:value="6092073" calcext:value-type="float">
            <text:p>6092073</text:p>
          </table:table-cell>
          <table:table-cell office:value-type="float" office:value="9986212" calcext:value-type="float">
            <text:p>9986212</text:p>
          </table:table-cell>
          <table:table-cell office:value-type="float" office:value="11745257" calcext:value-type="float">
            <text:p>11745257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127870" calcext:value-type="float">
            <text:p>127870</text:p>
          </table:table-cell>
          <table:table-cell office:value-type="float" office:value="205656" calcext:value-type="float">
            <text:p>205656</text:p>
          </table:table-cell>
          <table:table-cell office:value-type="float" office:value="288042" calcext:value-type="float">
            <text:p>288042</text:p>
          </table:table-cell>
          <table:table-cell office:value-type="float" office:value="319126" calcext:value-type="float">
            <text:p>319126</text:p>
          </table:table-cell>
          <table:table-cell office:value-type="float" office:value="377607" calcext:value-type="float">
            <text:p>377607</text:p>
          </table:table-cell>
          <table:table-cell office:value-type="float" office:value="429035" calcext:value-type="float">
            <text:p>429035</text:p>
          </table:table-cell>
          <table:table-cell office:value-type="float" office:value="466586" calcext:value-type="float">
            <text:p>466586</text:p>
          </table:table-cell>
          <table:table-cell office:value-type="float" office:value="488514" calcext:value-type="float">
            <text:p>488514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434886" calcext:value-type="float">
            <text:p>434886</text:p>
          </table:table-cell>
          <table:table-cell office:value-type="float" office:value="705488" calcext:value-type="float">
            <text:p>705488</text:p>
          </table:table-cell>
          <table:table-cell office:value-type="float" office:value="928197" calcext:value-type="float">
            <text:p>928197</text:p>
          </table:table-cell>
          <table:table-cell office:value-type="float" office:value="1149643" calcext:value-type="float">
            <text:p>1149643</text:p>
          </table:table-cell>
          <table:table-cell office:value-type="float" office:value="1319946" calcext:value-type="float">
            <text:p>1319946</text:p>
          </table:table-cell>
          <table:table-cell office:value-type="float" office:value="1322242" calcext:value-type="float">
            <text:p>1322242</text:p>
          </table:table-cell>
          <table:table-cell office:value-type="float" office:value="1434732" calcext:value-type="float">
            <text:p>1434732</text:p>
          </table:table-cell>
          <table:table-cell office:value-type="float" office:value="1552028" calcext:value-type="float">
            <text:p>1552028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125656" calcext:value-type="float">
            <text:p>125656</text:p>
          </table:table-cell>
          <table:table-cell office:value-type="float" office:value="160042" calcext:value-type="float">
            <text:p>160042</text:p>
          </table:table-cell>
          <table:table-cell office:value-type="float" office:value="188733" calcext:value-type="float">
            <text:p>188733</text:p>
          </table:table-cell>
          <table:table-cell office:value-type="float" office:value="224104" calcext:value-type="float">
            <text:p>224104</text:p>
          </table:table-cell>
          <table:table-cell office:value-type="float" office:value="257959" calcext:value-type="float">
            <text:p>257959</text:p>
          </table:table-cell>
          <table:table-cell office:value-type="float" office:value="305397" calcext:value-type="float">
            <text:p>305397</text:p>
          </table:table-cell>
          <table:table-cell office:value-type="float" office:value="337668" calcext:value-type="float">
            <text:p>337668</text:p>
          </table:table-cell>
          <table:table-cell office:value-type="float" office:value="340963" calcext:value-type="float">
            <text:p>340963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1272767" calcext:value-type="float">
            <text:p>1272767</text:p>
          </table:table-cell>
          <table:table-cell office:value-type="float" office:value="1496398" calcext:value-type="float">
            <text:p>1496398</text:p>
          </table:table-cell>
          <table:table-cell office:value-type="float" office:value="1685265" calcext:value-type="float">
            <text:p>1685265</text:p>
          </table:table-cell>
          <table:table-cell office:value-type="float" office:value="2072611" calcext:value-type="float">
            <text:p>2072611</text:p>
          </table:table-cell>
          <table:table-cell office:value-type="float" office:value="2231060" calcext:value-type="float">
            <text:p>2231060</text:p>
          </table:table-cell>
          <table:table-cell office:value-type="float" office:value="1923831" calcext:value-type="float">
            <text:p>1923831</text:p>
          </table:table-cell>
          <table:table-cell office:value-type="float" office:value="1901734" calcext:value-type="float">
            <text:p>1901734</text:p>
          </table:table-cell>
          <table:table-cell office:value-type="float" office:value="1937282" calcext:value-type="float">
            <text:p>1937282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1801237" calcext:value-type="float">
            <text:p>1801237</text:p>
          </table:table-cell>
          <table:table-cell office:value-type="float" office:value="2007788" calcext:value-type="float">
            <text:p>2007788</text:p>
          </table:table-cell>
          <table:table-cell office:value-type="float" office:value="2171690" calcext:value-type="float">
            <text:p>2171690</text:p>
          </table:table-cell>
          <table:table-cell office:value-type="float" office:value="2629192" calcext:value-type="float">
            <text:p>2629192</text:p>
          </table:table-cell>
          <table:table-cell office:value-type="float" office:value="3146650" calcext:value-type="float">
            <text:p>3146650</text:p>
          </table:table-cell>
          <table:table-cell office:value-type="float" office:value="2844105" calcext:value-type="float">
            <text:p>2844105</text:p>
          </table:table-cell>
          <table:table-cell office:value-type="float" office:value="2947905" calcext:value-type="float">
            <text:p>2947905</text:p>
          </table:table-cell>
          <table:table-cell office:value-type="float" office:value="2994964" calcext:value-type="float">
            <text:p>2994964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76994" calcext:value-type="float">
            <text:p>176994</text:p>
          </table:table-cell>
          <table:table-cell office:value-type="float" office:value="248061" calcext:value-type="float">
            <text:p>248061</text:p>
          </table:table-cell>
          <table:table-cell office:value-type="float" office:value="282103" calcext:value-type="float">
            <text:p>282103</text:p>
          </table:table-cell>
          <table:table-cell office:value-type="float" office:value="354280" calcext:value-type="float">
            <text:p>354280</text:p>
          </table:table-cell>
          <table:table-cell office:value-type="float" office:value="438931" calcext:value-type="float">
            <text:p>438931</text:p>
          </table:table-cell>
          <table:table-cell office:value-type="float" office:value="545172" calcext:value-type="float">
            <text:p>545172</text:p>
          </table:table-cell>
          <table:table-cell office:value-type="float" office:value="687383" calcext:value-type="float">
            <text:p>687383</text:p>
          </table:table-cell>
          <table:table-cell office:value-type="float" office:value="821579" calcext:value-type="float">
            <text:p>821579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122063" calcext:value-type="float">
            <text:p>122063</text:p>
          </table:table-cell>
          <table:table-cell office:value-type="float" office:value="192026" calcext:value-type="float">
            <text:p>192026</text:p>
          </table:table-cell>
          <table:table-cell office:value-type="float" office:value="278226" calcext:value-type="float">
            <text:p>278226</text:p>
          </table:table-cell>
          <table:table-cell office:value-type="float" office:value="416886" calcext:value-type="float">
            <text:p>416886</text:p>
          </table:table-cell>
          <table:table-cell office:value-type="float" office:value="491846" calcext:value-type="float">
            <text:p>491846</text:p>
          </table:table-cell>
          <table:table-cell office:value-type="float" office:value="656163" calcext:value-type="float">
            <text:p>656163</text:p>
          </table:table-cell>
          <table:table-cell office:value-type="float" office:value="847388" calcext:value-type="float">
            <text:p>847388</text:p>
          </table:table-cell>
          <table:table-cell office:value-type="float" office:value="934559" calcext:value-type="float">
            <text:p>934559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513087" calcext:value-type="float">
            <text:p>513087</text:p>
          </table:table-cell>
          <table:table-cell office:value-type="float" office:value="721771" calcext:value-type="float">
            <text:p>721771</text:p>
          </table:table-cell>
          <table:table-cell office:value-type="float" office:value="1096175" calcext:value-type="float">
            <text:p>1096175</text:p>
          </table:table-cell>
          <table:table-cell office:value-type="float" office:value="1325417" calcext:value-type="float">
            <text:p>1325417</text:p>
          </table:table-cell>
          <table:table-cell office:value-type="float" office:value="2256682" calcext:value-type="float">
            <text:p>2256682</text:p>
          </table:table-cell>
          <table:table-cell office:value-type="float" office:value="3359271" calcext:value-type="float">
            <text:p>3359271</text:p>
          </table:table-cell>
          <table:table-cell office:value-type="float" office:value="5073535" calcext:value-type="float">
            <text:p>5073535</text:p>
          </table:table-cell>
          <table:table-cell office:value-type="float" office:value="7707634" calcext:value-type="float">
            <text:p>7707634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87649" calcext:value-type="float">
            <text:p>87649</text:p>
          </table:table-cell>
          <table:table-cell office:value-type="float" office:value="120685" calcext:value-type="float">
            <text:p>120685</text:p>
          </table:table-cell>
          <table:table-cell office:value-type="float" office:value="163781" calcext:value-type="float">
            <text:p>163781</text:p>
          </table:table-cell>
          <table:table-cell office:value-type="float" office:value="179338" calcext:value-type="float">
            <text:p>179338</text:p>
          </table:table-cell>
          <table:table-cell office:value-type="float" office:value="234877" calcext:value-type="float">
            <text:p>234877</text:p>
          </table:table-cell>
          <table:table-cell office:value-type="float" office:value="274175" calcext:value-type="float">
            <text:p>274175</text:p>
          </table:table-cell>
          <table:table-cell office:value-type="float" office:value="304590" calcext:value-type="float">
            <text:p>304590</text:p>
          </table:table-cell>
          <table:table-cell office:value-type="float" office:value="331134" calcext:value-type="float">
            <text:p>331134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280277" calcext:value-type="float">
            <text:p>280277</text:p>
          </table:table-cell>
          <table:table-cell office:value-type="float" office:value="317313" calcext:value-type="float">
            <text:p>317313</text:p>
          </table:table-cell>
          <table:table-cell office:value-type="float" office:value="324637" calcext:value-type="float">
            <text:p>324637</text:p>
          </table:table-cell>
          <table:table-cell office:value-type="float" office:value="369927" calcext:value-type="float">
            <text:p>369927</text:p>
          </table:table-cell>
          <table:table-cell office:value-type="float" office:value="436347" calcext:value-type="float">
            <text:p>436347</text:p>
          </table:table-cell>
          <table:table-cell office:value-type="float" office:value="487453" calcext:value-type="float">
            <text:p>487453</text:p>
          </table:table-cell>
          <table:table-cell office:value-type="float" office:value="441363" calcext:value-type="float">
            <text:p>441363</text:p>
          </table:table-cell>
          <table:table-cell office:value-type="float" office:value="474015" calcext:value-type="float">
            <text:p>474015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1921641" calcext:value-type="float">
            <text:p>1921641</text:p>
          </table:table-cell>
          <table:table-cell office:value-type="float" office:value="2126338" calcext:value-type="float">
            <text:p>2126338</text:p>
          </table:table-cell>
          <table:table-cell office:value-type="float" office:value="2344139" calcext:value-type="float">
            <text:p>2344139</text:p>
          </table:table-cell>
          <table:table-cell office:value-type="float" office:value="2661638" calcext:value-type="float">
            <text:p>2661638</text:p>
          </table:table-cell>
          <table:table-cell office:value-type="float" office:value="3082796" calcext:value-type="float">
            <text:p>3082796</text:p>
          </table:table-cell>
          <table:table-cell office:value-type="float" office:value="2711931" calcext:value-type="float">
            <text:p>2711931</text:p>
          </table:table-cell>
          <table:table-cell office:value-type="float" office:value="2815032" calcext:value-type="float">
            <text:p>2815032</text:p>
          </table:table-cell>
          <table:table-cell office:value-type="float" office:value="2846585" calcext:value-type="float">
            <text:p>2846585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6747076" calcext:value-type="float">
            <text:p>16747076</text:p>
          </table:table-cell>
          <table:table-cell office:value-type="float" office:value="19975253" calcext:value-type="float">
            <text:p>19975253</text:p>
          </table:table-cell>
          <table:table-cell office:value-type="float" office:value="22193177" calcext:value-type="float">
            <text:p>22193177</text:p>
          </table:table-cell>
          <table:table-cell office:value-type="float" office:value="23993609" calcext:value-type="float">
            <text:p>23993609</text:p>
          </table:table-cell>
          <table:table-cell office:value-type="float" office:value="25531678" calcext:value-type="float">
            <text:p>25531678</text:p>
          </table:table-cell>
          <table:table-cell office:value-type="float" office:value="26912131" calcext:value-type="float">
            <text:p>26912131</text:p>
          </table:table-cell>
          <table:table-cell office:value-type="float" office:value="28451546" calcext:value-type="float">
            <text:p>28451546</text:p>
          </table:table-cell>
          <table:table-cell office:value-type="float" office:value="29923918" calcext:value-type="float">
            <text:p>29923918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57644" calcext:value-type="float">
            <text:p>57644</text:p>
          </table:table-cell>
          <table:table-cell office:value-type="float" office:value="162285" calcext:value-type="float">
            <text:p>162285</text:p>
          </table:table-cell>
          <table:table-cell office:value-type="float" office:value="221674" calcext:value-type="float">
            <text:p>221674</text:p>
          </table:table-cell>
          <table:table-cell office:value-type="float" office:value="302575" calcext:value-type="float">
            <text:p>302575</text:p>
          </table:table-cell>
          <table:table-cell office:value-type="float" office:value="373252" calcext:value-type="float">
            <text:p>373252</text:p>
          </table:table-cell>
          <table:table-cell office:value-type="float" office:value="427389" calcext:value-type="float">
            <text:p>427389</text:p>
          </table:table-cell>
          <table:table-cell office:value-type="float" office:value="453600" calcext:value-type="float">
            <text:p>453600</text:p>
          </table:table-cell>
          <table:table-cell office:value-type="float" office:value="526475" calcext:value-type="float">
            <text:p>526475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3224945" calcext:value-type="float">
            <text:p>23224945</text:p>
          </table:table-cell>
          <table:table-cell office:value-type="float" office:value="28251514" calcext:value-type="float">
            <text:p>28251514</text:p>
          </table:table-cell>
          <table:table-cell office:value-type="float" office:value="31089372" calcext:value-type="float">
            <text:p>31089372</text:p>
          </table:table-cell>
          <table:table-cell office:value-type="float" office:value="34785641" calcext:value-type="float">
            <text:p>34785641</text:p>
          </table:table-cell>
          <table:table-cell office:value-type="float" office:value="36042604" calcext:value-type="float">
            <text:p>36042604</text:p>
          </table:table-cell>
          <table:table-cell office:value-type="float" office:value="38102624" calcext:value-type="float">
            <text:p>38102624</text:p>
          </table:table-cell>
          <table:table-cell office:value-type="float" office:value="37176442" calcext:value-type="float">
            <text:p>37176442</text:p>
          </table:table-cell>
          <table:table-cell office:value-type="float" office:value="35629875" calcext:value-type="float">
            <text:p>35629875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016699" calcext:value-type="float">
            <text:p>1016699</text:p>
          </table:table-cell>
          <table:table-cell office:value-type="float" office:value="1812413" calcext:value-type="float">
            <text:p>1812413</text:p>
          </table:table-cell>
          <table:table-cell office:value-type="float" office:value="2035566" calcext:value-type="float">
            <text:p>2035566</text:p>
          </table:table-cell>
          <table:table-cell office:value-type="float" office:value="2458440" calcext:value-type="float">
            <text:p>2458440</text:p>
          </table:table-cell>
          <table:table-cell office:value-type="float" office:value="2795843" calcext:value-type="float">
            <text:p>2795843</text:p>
          </table:table-cell>
          <table:table-cell office:value-type="float" office:value="3114886" calcext:value-type="float">
            <text:p>3114886</text:p>
          </table:table-cell>
          <table:table-cell office:value-type="float" office:value="3253063" calcext:value-type="float">
            <text:p>3253063</text:p>
          </table:table-cell>
          <table:table-cell office:value-type="float" office:value="3364159" calcext:value-type="float">
            <text:p>3364159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91697" calcext:value-type="float">
            <text:p>91697</text:p>
          </table:table-cell>
          <table:table-cell office:value-type="float" office:value="142224" calcext:value-type="float">
            <text:p>142224</text:p>
          </table:table-cell>
          <table:table-cell office:value-type="float" office:value="150140" calcext:value-type="float">
            <text:p>150140</text:p>
          </table:table-cell>
          <table:table-cell office:value-type="float" office:value="198427" calcext:value-type="float">
            <text:p>198427</text:p>
          </table:table-cell>
          <table:table-cell office:value-type="float" office:value="211637" calcext:value-type="float">
            <text:p>211637</text:p>
          </table:table-cell>
          <table:table-cell office:value-type="float" office:value="240848" calcext:value-type="float">
            <text:p>240848</text:p>
          </table:table-cell>
          <table:table-cell office:value-type="float" office:value="269114" calcext:value-type="float">
            <text:p>269114</text:p>
          </table:table-cell>
          <table:table-cell office:value-type="float" office:value="250370" calcext:value-type="float">
            <text:p>250370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1708471" calcext:value-type="float">
            <text:p>1708471</text:p>
          </table:table-cell>
          <table:table-cell office:value-type="float" office:value="1961692" calcext:value-type="float">
            <text:p>1961692</text:p>
          </table:table-cell>
          <table:table-cell office:value-type="float" office:value="2186470" calcext:value-type="float">
            <text:p>2186470</text:p>
          </table:table-cell>
          <table:table-cell office:value-type="float" office:value="2476192" calcext:value-type="float">
            <text:p>2476192</text:p>
          </table:table-cell>
          <table:table-cell office:value-type="float" office:value="2870568" calcext:value-type="float">
            <text:p>2870568</text:p>
          </table:table-cell>
          <table:table-cell office:value-type="float" office:value="3013353" calcext:value-type="float">
            <text:p>3013353</text:p>
          </table:table-cell>
          <table:table-cell office:value-type="float" office:value="3100714" calcext:value-type="float">
            <text:p>3100714</text:p>
          </table:table-cell>
          <table:table-cell office:value-type="float" office:value="3140699" calcext:value-type="float">
            <text:p>3140699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1331071" calcext:value-type="float">
            <text:p>1331071</text:p>
          </table:table-cell>
          <table:table-cell office:value-type="float" office:value="1604669" calcext:value-type="float">
            <text:p>1604669</text:p>
          </table:table-cell>
          <table:table-cell office:value-type="float" office:value="1865457" calcext:value-type="float">
            <text:p>1865457</text:p>
          </table:table-cell>
          <table:table-cell office:value-type="float" office:value="2127685" calcext:value-type="float">
            <text:p>2127685</text:p>
          </table:table-cell>
          <table:table-cell office:value-type="float" office:value="2599912" calcext:value-type="float">
            <text:p>2599912</text:p>
          </table:table-cell>
          <table:table-cell office:value-type="float" office:value="2876890" calcext:value-type="float">
            <text:p>2876890</text:p>
          </table:table-cell>
          <table:table-cell office:value-type="float" office:value="2951646" calcext:value-type="float">
            <text:p>2951646</text:p>
          </table:table-cell>
          <table:table-cell office:value-type="float" office:value="2872769" calcext:value-type="float">
            <text:p>2872769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113813" calcext:value-type="float">
            <text:p>113813</text:p>
          </table:table-cell>
          <table:table-cell office:value-type="float" office:value="120532" calcext:value-type="float">
            <text:p>120532</text:p>
          </table:table-cell>
          <table:table-cell office:value-type="float" office:value="123208" calcext:value-type="float">
            <text:p>123208</text:p>
          </table:table-cell>
          <table:table-cell office:value-type="float" office:value="130503" calcext:value-type="float">
            <text:p>130503</text:p>
          </table:table-cell>
          <table:table-cell office:value-type="float" office:value="152764" calcext:value-type="float">
            <text:p>152764</text:p>
          </table:table-cell>
          <table:table-cell office:value-type="float" office:value="159845" calcext:value-type="float">
            <text:p>159845</text:p>
          </table:table-cell>
          <table:table-cell office:value-type="float" office:value="171345" calcext:value-type="float">
            <text:p>171345</text:p>
          </table:table-cell>
          <table:table-cell office:value-type="float" office:value="187080" calcext:value-type="float">
            <text:p>187080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101188" calcext:value-type="float">
            <text:p>2101188</text:p>
          </table:table-cell>
          <table:table-cell office:value-type="float" office:value="3072225" calcext:value-type="float">
            <text:p>3072225</text:p>
          </table:table-cell>
          <table:table-cell office:value-type="float" office:value="3953864" calcext:value-type="float">
            <text:p>3953864</text:p>
          </table:table-cell>
          <table:table-cell office:value-type="float" office:value="6974562" calcext:value-type="float">
            <text:p>6974562</text:p>
          </table:table-cell>
          <table:table-cell office:value-type="float" office:value="11498812" calcext:value-type="float">
            <text:p>11498812</text:p>
          </table:table-cell>
          <table:table-cell office:value-type="float" office:value="16639338" calcext:value-type="float">
            <text:p>16639338</text:p>
          </table:table-cell>
          <table:table-cell office:value-type="float" office:value="18075494" calcext:value-type="float">
            <text:p>18075494</text:p>
          </table:table-cell>
          <table:table-cell office:value-type="float" office:value="18065584" calcext:value-type="float">
            <text:p>18065584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406546" calcext:value-type="float">
            <text:p>406546</text:p>
          </table:table-cell>
          <table:table-cell office:value-type="float" office:value="977165" calcext:value-type="float">
            <text:p>977165</text:p>
          </table:table-cell>
          <table:table-cell office:value-type="float" office:value="1608761" calcext:value-type="float">
            <text:p>1608761</text:p>
          </table:table-cell>
          <table:table-cell office:value-type="float" office:value="2234457" calcext:value-type="float">
            <text:p>2234457</text:p>
          </table:table-cell>
          <table:table-cell office:value-type="float" office:value="3141984" calcext:value-type="float">
            <text:p>3141984</text:p>
          </table:table-cell>
          <table:table-cell office:value-type="float" office:value="5397010" calcext:value-type="float">
            <text:p>5397010</text:p>
          </table:table-cell>
          <table:table-cell office:value-type="float" office:value="7760546" calcext:value-type="float">
            <text:p>7760546</text:p>
          </table:table-cell>
          <table:table-cell office:value-type="float" office:value="6306387" calcext:value-type="float">
            <text:p>6306387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239892" calcext:value-type="float">
            <text:p>239892</text:p>
          </table:table-cell>
          <table:table-cell office:value-type="float" office:value="319183" calcext:value-type="float">
            <text:p>319183</text:p>
          </table:table-cell>
          <table:table-cell office:value-type="float" office:value="493460" calcext:value-type="float">
            <text:p>493460</text:p>
          </table:table-cell>
          <table:table-cell office:value-type="float" office:value="852273" calcext:value-type="float">
            <text:p>852273</text:p>
          </table:table-cell>
          <table:table-cell office:value-type="float" office:value="1587603" calcext:value-type="float">
            <text:p>1587603</text:p>
          </table:table-cell>
          <table:table-cell office:value-type="float" office:value="3099499" calcext:value-type="float">
            <text:p>3099499</text:p>
          </table:table-cell>
          <table:table-cell office:value-type="float" office:value="4607177" calcext:value-type="float">
            <text:p>4607177</text:p>
          </table:table-cell>
          <table:table-cell office:value-type="float" office:value="6381259" calcext:value-type="float">
            <text:p>6381259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961868" calcext:value-type="float">
            <text:p>961868</text:p>
          </table:table-cell>
          <table:table-cell office:value-type="float" office:value="1046853" calcext:value-type="float">
            <text:p>1046853</text:p>
          </table:table-cell>
          <table:table-cell office:value-type="float" office:value="1415226" calcext:value-type="float">
            <text:p>1415226</text:p>
          </table:table-cell>
          <table:table-cell office:value-type="float" office:value="1551879" calcext:value-type="float">
            <text:p>1551879</text:p>
          </table:table-cell>
          <table:table-cell office:value-type="float" office:value="1600721" calcext:value-type="float">
            <text:p>1600721</text:p>
          </table:table-cell>
          <table:table-cell office:value-type="float" office:value="1777238" calcext:value-type="float">
            <text:p>1777238</text:p>
          </table:table-cell>
          <table:table-cell office:value-type="float" office:value="1938670" calcext:value-type="float">
            <text:p>1938670</text:p>
          </table:table-cell>
          <table:table-cell office:value-type="float" office:value="2083146" calcext:value-type="float">
            <text:p>2083146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1429002" calcext:value-type="float">
            <text:p>1429002</text:p>
          </table:table-cell>
          <table:table-cell office:value-type="float" office:value="1703531" calcext:value-type="float">
            <text:p>1703531</text:p>
          </table:table-cell>
          <table:table-cell office:value-type="float" office:value="1844391" calcext:value-type="float">
            <text:p>1844391</text:p>
          </table:table-cell>
          <table:table-cell office:value-type="float" office:value="2180014" calcext:value-type="float">
            <text:p>2180014</text:p>
          </table:table-cell>
          <table:table-cell office:value-type="float" office:value="2835458" calcext:value-type="float">
            <text:p>2835458</text:p>
          </table:table-cell>
          <table:table-cell office:value-type="float" office:value="2290158" calcext:value-type="float">
            <text:p>2290158</text:p>
          </table:table-cell>
          <table:table-cell office:value-type="float" office:value="2482872" calcext:value-type="float">
            <text:p>2482872</text:p>
          </table:table-cell>
          <table:table-cell office:value-type="float" office:value="2417920" calcext:value-type="float">
            <text:p>2417920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6659900" calcext:value-type="float">
            <text:p>6659900</text:p>
          </table:table-cell>
          <table:table-cell office:value-type="float" office:value="8512442" calcext:value-type="float">
            <text:p>8512442</text:p>
          </table:table-cell>
          <table:table-cell office:value-type="float" office:value="10790997" calcext:value-type="float">
            <text:p>10790997</text:p>
          </table:table-cell>
          <table:table-cell office:value-type="float" office:value="13627039" calcext:value-type="float">
            <text:p>13627039</text:p>
          </table:table-cell>
          <table:table-cell office:value-type="float" office:value="16916226" calcext:value-type="float">
            <text:p>16916226</text:p>
          </table:table-cell>
          <table:table-cell office:value-type="float" office:value="20513296" calcext:value-type="float">
            <text:p>20513296</text:p>
          </table:table-cell>
          <table:table-cell office:value-type="float" office:value="20021068" calcext:value-type="float">
            <text:p>20021068</text:p>
          </table:table-cell>
          <table:table-cell office:value-type="float" office:value="18153681" calcext:value-type="float">
            <text:p>18153681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5455899" calcext:value-type="float">
            <text:p>25455899</text:p>
          </table:table-cell>
          <table:table-cell office:value-type="float" office:value="29423491" calcext:value-type="float">
            <text:p>29423491</text:p>
          </table:table-cell>
          <table:table-cell office:value-type="float" office:value="33238206" calcext:value-type="float">
            <text:p>33238206</text:p>
          </table:table-cell>
          <table:table-cell office:value-type="float" office:value="41218182" calcext:value-type="float">
            <text:p>41218182</text:p>
          </table:table-cell>
          <table:table-cell office:value-type="float" office:value="40510336" calcext:value-type="float">
            <text:p>40510336</text:p>
          </table:table-cell>
          <table:table-cell office:value-type="float" office:value="41424023" calcext:value-type="float">
            <text:p>41424023</text:p>
          </table:table-cell>
          <table:table-cell office:value-type="float" office:value="40042679" calcext:value-type="float">
            <text:p>40042679</text:p>
          </table:table-cell>
          <table:table-cell office:value-type="float" office:value="44487590" calcext:value-type="float">
            <text:p>44487590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77542" calcext:value-type="float">
            <text:p>77542</text:p>
          </table:table-cell>
          <table:table-cell office:value-type="float" office:value="126153" calcext:value-type="float">
            <text:p>126153</text:p>
          </table:table-cell>
          <table:table-cell office:value-type="float" office:value="184149" calcext:value-type="float">
            <text:p>184149</text:p>
          </table:table-cell>
          <table:table-cell office:value-type="float" office:value="247169" calcext:value-type="float">
            <text:p>247169</text:p>
          </table:table-cell>
          <table:table-cell office:value-type="float" office:value="277471" calcext:value-type="float">
            <text:p>277471</text:p>
          </table:table-cell>
          <table:table-cell office:value-type="float" office:value="255998" calcext:value-type="float">
            <text:p>255998</text:p>
          </table:table-cell>
          <table:table-cell office:value-type="float" office:value="294409" calcext:value-type="float">
            <text:p>294409</text:p>
          </table:table-cell>
          <table:table-cell office:value-type="float" office:value="319301" calcext:value-type="float">
            <text:p>319301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156303" calcext:value-type="float">
            <text:p>156303</text:p>
          </table:table-cell>
          <table:table-cell office:value-type="float" office:value="259309" calcext:value-type="float">
            <text:p>259309</text:p>
          </table:table-cell>
          <table:table-cell office:value-type="float" office:value="412146" calcext:value-type="float">
            <text:p>412146</text:p>
          </table:table-cell>
          <table:table-cell office:value-type="float" office:value="819915" calcext:value-type="float">
            <text:p>819915</text:p>
          </table:table-cell>
          <table:table-cell office:value-type="float" office:value="1316908" calcext:value-type="float">
            <text:p>1316908</text:p>
          </table:table-cell>
          <table:table-cell office:value-type="float" office:value="1632812" calcext:value-type="float">
            <text:p>1632812</text:p>
          </table:table-cell>
          <table:table-cell office:value-type="float" office:value="1929862" calcext:value-type="float">
            <text:p>1929862</text:p>
          </table:table-cell>
          <table:table-cell office:value-type="float" office:value="1868268" calcext:value-type="float">
            <text:p>1868268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2637" calcext:value-type="float">
            <text:p>22637</text:p>
          </table:table-cell>
          <table:table-cell office:value-type="float" office:value="27299" calcext:value-type="float">
            <text:p>27299</text:p>
          </table:table-cell>
          <table:table-cell office:value-type="float" office:value="36532" calcext:value-type="float">
            <text:p>36532</text:p>
          </table:table-cell>
          <table:table-cell office:value-type="float" office:value="235056" calcext:value-type="float">
            <text:p>235056</text:p>
          </table:table-cell>
          <table:table-cell office:value-type="float" office:value="413196" calcext:value-type="float">
            <text:p>413196</text:p>
          </table:table-cell>
          <table:table-cell office:value-type="float" office:value="1067283" calcext:value-type="float">
            <text:p>1067283</text:p>
          </table:table-cell>
          <table:table-cell office:value-type="float" office:value="1386324" calcext:value-type="float">
            <text:p>1386324</text:p>
          </table:table-cell>
          <table:table-cell office:value-type="float" office:value="1785471" calcext:value-type="float">
            <text:p>1785471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108255" calcext:value-type="float">
            <text:p>108255</text:p>
          </table:table-cell>
          <table:table-cell office:value-type="float" office:value="189089" calcext:value-type="float">
            <text:p>189089</text:p>
          </table:table-cell>
          <table:table-cell office:value-type="float" office:value="227437" calcext:value-type="float">
            <text:p>227437</text:p>
          </table:table-cell>
          <table:table-cell office:value-type="float" office:value="420512" calcext:value-type="float">
            <text:p>420512</text:p>
          </table:table-cell>
          <table:table-cell office:value-type="float" office:value="728398" calcext:value-type="float">
            <text:p>728398</text:p>
          </table:table-cell>
          <table:table-cell office:value-type="float" office:value="956875" calcext:value-type="float">
            <text:p>956875</text:p>
          </table:table-cell>
          <table:table-cell office:value-type="float" office:value="899851" calcext:value-type="float">
            <text:p>899851</text:p>
          </table:table-cell>
          <table:table-cell office:value-type="float" office:value="692062" calcext:value-type="float">
            <text:p>692062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329004" calcext:value-type="float">
            <text:p>329004</text:p>
          </table:table-cell>
          <table:table-cell office:value-type="float" office:value="373535" calcext:value-type="float">
            <text:p>373535</text:p>
          </table:table-cell>
          <table:table-cell office:value-type="float" office:value="406741" calcext:value-type="float">
            <text:p>406741</text:p>
          </table:table-cell>
          <table:table-cell office:value-type="float" office:value="467180" calcext:value-type="float">
            <text:p>467180</text:p>
          </table:table-cell>
          <table:table-cell office:value-type="float" office:value="520220" calcext:value-type="float">
            <text:p>520220</text:p>
          </table:table-cell>
          <table:table-cell office:value-type="float" office:value="573809" calcext:value-type="float">
            <text:p>573809</text:p>
          </table:table-cell>
          <table:table-cell office:value-type="float" office:value="613981" calcext:value-type="float">
            <text:p>613981</text:p>
          </table:table-cell>
          <table:table-cell office:value-type="float" office:value="641116" calcext:value-type="float">
            <text:p>641116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44988" calcext:value-type="float">
            <text:p>44988</text:p>
          </table:table-cell>
          <table:table-cell office:value-type="float" office:value="79531" calcext:value-type="float">
            <text:p>79531</text:p>
          </table:table-cell>
          <table:table-cell office:value-type="float" office:value="102678" calcext:value-type="float">
            <text:p>102678</text:p>
          </table:table-cell>
          <table:table-cell office:value-type="float" office:value="146906" calcext:value-type="float">
            <text:p>146906</text:p>
          </table:table-cell>
          <table:table-cell office:value-type="float" office:value="183589" calcext:value-type="float">
            <text:p>183589</text:p>
          </table:table-cell>
          <table:table-cell office:value-type="float" office:value="208321" calcext:value-type="float">
            <text:p>208321</text:p>
          </table:table-cell>
          <table:table-cell office:value-type="float" office:value="224067" calcext:value-type="float">
            <text:p>224067</text:p>
          </table:table-cell>
          <table:table-cell office:value-type="float" office:value="217890" calcext:value-type="float">
            <text:p>217890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500795" calcext:value-type="float">
            <text:p>500795</text:p>
          </table:table-cell>
          <table:table-cell office:value-type="float" office:value="531819" calcext:value-type="float">
            <text:p>531819</text:p>
          </table:table-cell>
          <table:table-cell office:value-type="float" office:value="612471" calcext:value-type="float">
            <text:p>612471</text:p>
          </table:table-cell>
          <table:table-cell office:value-type="float" office:value="660326" calcext:value-type="float">
            <text:p>660326</text:p>
          </table:table-cell>
          <table:table-cell office:value-type="float" office:value="731493" calcext:value-type="float">
            <text:p>731493</text:p>
          </table:table-cell>
          <table:table-cell office:value-type="float" office:value="799150" calcext:value-type="float">
            <text:p>799150</text:p>
          </table:table-cell>
          <table:table-cell office:value-type="float" office:value="949696" calcext:value-type="float">
            <text:p>949696</text:p>
          </table:table-cell>
          <table:table-cell office:value-type="float" office:value="1022653" calcext:value-type="float">
            <text:p>1022653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115418" calcext:value-type="float">
            <text:p>115418</text:p>
          </table:table-cell>
          <table:table-cell office:value-type="float" office:value="133834" calcext:value-type="float">
            <text:p>133834</text:p>
          </table:table-cell>
          <table:table-cell office:value-type="float" office:value="157078" calcext:value-type="float">
            <text:p>157078</text:p>
          </table:table-cell>
          <table:table-cell office:value-type="float" office:value="167128" calcext:value-type="float">
            <text:p>167128</text:p>
          </table:table-cell>
          <table:table-cell office:value-type="float" office:value="175955" calcext:value-type="float">
            <text:p>175955</text:p>
          </table:table-cell>
          <table:table-cell office:value-type="float" office:value="169728" calcext:value-type="float">
            <text:p>169728</text:p>
          </table:table-cell>
          <table:table-cell office:value-type="float" office:value="172313" calcext:value-type="float">
            <text:p>172313</text:p>
          </table:table-cell>
          <table:table-cell office:value-type="float" office:value="167263" calcext:value-type="float">
            <text:p>167263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MACAO</text:p>
          </table:table-cell>
          <table:table-cell office:value-type="float" office:value="52919" calcext:value-type="float">
            <text:p>52919</text:p>
          </table:table-cell>
          <table:table-cell office:value-type="float" office:value="62293" calcext:value-type="float">
            <text:p>62293</text:p>
          </table:table-cell>
          <table:table-cell office:value-type="float" office:value="96346" calcext:value-type="float">
            <text:p>96346</text:p>
          </table:table-cell>
          <table:table-cell office:value-type="float" office:value="144438" calcext:value-type="float">
            <text:p>144438</text:p>
          </table:table-cell>
          <table:table-cell office:value-type="float" office:value="152519" calcext:value-type="float">
            <text:p>152519</text:p>
          </table:table-cell>
          <table:table-cell office:value-type="float" office:value="155780" calcext:value-type="float">
            <text:p>155780</text:p>
          </table:table-cell>
          <table:table-cell office:value-type="float" office:value="151764" calcext:value-type="float">
            <text:p>151764</text:p>
          </table:table-cell>
          <table:table-cell office:value-type="float" office:value="157964" calcext:value-type="float">
            <text:p>157964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MACEDONIA</text:p>
          </table:table-cell>
          <table:table-cell office:value-type="float" office:value="159510" calcext:value-type="float">
            <text:p>159510</text:p>
          </table:table-cell>
          <table:table-cell office:value-type="float" office:value="213294" calcext:value-type="float">
            <text:p>213294</text:p>
          </table:table-cell>
          <table:table-cell office:value-type="float" office:value="288963" calcext:value-type="float">
            <text:p>288963</text:p>
          </table:table-cell>
          <table:table-cell office:value-type="float" office:value="313224" calcext:value-type="float">
            <text:p>313224</text:p>
          </table:table-cell>
          <table:table-cell office:value-type="float" office:value="382297" calcext:value-type="float">
            <text:p>382297</text:p>
          </table:table-cell>
          <table:table-cell office:value-type="float" office:value="396355" calcext:value-type="float">
            <text:p>396355</text:p>
          </table:table-cell>
          <table:table-cell office:value-type="float" office:value="394150" calcext:value-type="float">
            <text:p>394150</text:p>
          </table:table-cell>
          <table:table-cell office:value-type="float" office:value="388701" calcext:value-type="float">
            <text:p>388701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744577" calcext:value-type="float">
            <text:p>744577</text:p>
          </table:table-cell>
          <table:table-cell office:value-type="float" office:value="998903" calcext:value-type="float">
            <text:p>998903</text:p>
          </table:table-cell>
          <table:table-cell office:value-type="float" office:value="1432064" calcext:value-type="float">
            <text:p>1432064</text:p>
          </table:table-cell>
          <table:table-cell office:value-type="float" office:value="2031709" calcext:value-type="float">
            <text:p>2031709</text:p>
          </table:table-cell>
          <table:table-cell office:value-type="float" office:value="2156957" calcext:value-type="float">
            <text:p>2156957</text:p>
          </table:table-cell>
          <table:table-cell office:value-type="float" office:value="2268859" calcext:value-type="float">
            <text:p>2268859</text:p>
          </table:table-cell>
          <table:table-cell office:value-type="float" office:value="2038875" calcext:value-type="float">
            <text:p>2038875</text:p>
          </table:table-cell>
          <table:table-cell office:value-type="float" office:value="2157348" calcext:value-type="float">
            <text:p>2157348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97440" calcext:value-type="float">
            <text:p>97440</text:p>
          </table:table-cell>
          <table:table-cell office:value-type="float" office:value="118491" calcext:value-type="float">
            <text:p>118491</text:p>
          </table:table-cell>
          <table:table-cell office:value-type="float" office:value="108684" calcext:value-type="float">
            <text:p>108684</text:p>
          </table:table-cell>
          <table:table-cell office:value-type="float" office:value="136317" calcext:value-type="float">
            <text:p>136317</text:p>
          </table:table-cell>
          <table:table-cell office:value-type="float" office:value="164130" calcext:value-type="float">
            <text:p>164130</text:p>
          </table:table-cell>
          <table:table-cell office:value-type="float" office:value="170446" calcext:value-type="float">
            <text:p>170446</text:p>
          </table:table-cell>
          <table:table-cell office:value-type="float" office:value="158878" calcext:value-type="float">
            <text:p>158878</text:p>
          </table:table-cell>
          <table:table-cell office:value-type="float" office:value="180144" calcext:value-type="float">
            <text:p>180144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46448" calcext:value-type="float">
            <text:p>46448</text:p>
          </table:table-cell>
          <table:table-cell office:value-type="float" office:value="83367" calcext:value-type="float">
            <text:p>83367</text:p>
          </table:table-cell>
          <table:table-cell office:value-type="float" office:value="77754" calcext:value-type="float">
            <text:p>77754</text:p>
          </table:table-cell>
          <table:table-cell office:value-type="float" office:value="156409" calcext:value-type="float">
            <text:p>156409</text:p>
          </table:table-cell>
          <table:table-cell office:value-type="float" office:value="187825" calcext:value-type="float">
            <text:p>187825</text:p>
          </table:table-cell>
          <table:table-cell office:value-type="float" office:value="191208" calcext:value-type="float">
            <text:p>191208</text:p>
          </table:table-cell>
          <table:table-cell office:value-type="float" office:value="205178" calcext:value-type="float">
            <text:p>205178</text:p>
          </table:table-cell>
          <table:table-cell office:value-type="float" office:value="289244" calcext:value-type="float">
            <text:p>289244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4560214" calcext:value-type="float">
            <text:p>4560214</text:p>
          </table:table-cell>
          <table:table-cell office:value-type="float" office:value="6192166" calcext:value-type="float">
            <text:p>6192166</text:p>
          </table:table-cell>
          <table:table-cell office:value-type="float" office:value="7731393" calcext:value-type="float">
            <text:p>7731393</text:p>
          </table:table-cell>
          <table:table-cell office:value-type="float" office:value="9032351" calcext:value-type="float">
            <text:p>9032351</text:p>
          </table:table-cell>
          <table:table-cell office:value-type="float" office:value="10835278" calcext:value-type="float">
            <text:p>10835278</text:p>
          </table:table-cell>
          <table:table-cell office:value-type="float" office:value="11444834" calcext:value-type="float">
            <text:p>11444834</text:p>
          </table:table-cell>
          <table:table-cell office:value-type="float" office:value="12308233" calcext:value-type="float">
            <text:p>12308233</text:p>
          </table:table-cell>
          <table:table-cell office:value-type="float" office:value="13659252" calcext:value-type="float">
            <text:p>13659252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MOLDOVA REPUBLIC OF</text:p>
          </table:table-cell>
          <table:table-cell office:value-type="float" office:value="88725" calcext:value-type="float">
            <text:p>88725</text:p>
          </table:table-cell>
          <table:table-cell office:value-type="float" office:value="181958" calcext:value-type="float">
            <text:p>181958</text:p>
          </table:table-cell>
          <table:table-cell office:value-type="float" office:value="264695" calcext:value-type="float">
            <text:p>264695</text:p>
          </table:table-cell>
          <table:table-cell office:value-type="float" office:value="370787" calcext:value-type="float">
            <text:p>370787</text:p>
          </table:table-cell>
          <table:table-cell office:value-type="float" office:value="498919" calcext:value-type="float">
            <text:p>498919</text:p>
          </table:table-cell>
          <table:table-cell office:value-type="float" office:value="559297" calcext:value-type="float">
            <text:p>559297</text:p>
          </table:table-cell>
          <table:table-cell office:value-type="float" office:value="632686" calcext:value-type="float">
            <text:p>632686</text:p>
          </table:table-cell>
          <table:table-cell office:value-type="float" office:value="651744" calcext:value-type="float">
            <text:p>651744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83528" calcext:value-type="float">
            <text:p>283528</text:p>
          </table:table-cell>
          <table:table-cell office:value-type="float" office:value="312400" calcext:value-type="float">
            <text:p>312400</text:p>
          </table:table-cell>
          <table:table-cell office:value-type="float" office:value="384068" calcext:value-type="float">
            <text:p>384068</text:p>
          </table:table-cell>
          <table:table-cell office:value-type="float" office:value="469705" calcext:value-type="float">
            <text:p>469705</text:p>
          </table:table-cell>
          <table:table-cell office:value-type="float" office:value="1238724" calcext:value-type="float">
            <text:p>1238724</text:p>
          </table:table-cell>
          <table:table-cell office:value-type="float" office:value="1355585" calcext:value-type="float">
            <text:p>1355585</text:p>
          </table:table-cell>
          <table:table-cell office:value-type="float" office:value="2102194" calcext:value-type="float">
            <text:p>2102194</text:p>
          </table:table-cell>
          <table:table-cell office:value-type="float" office:value="3421174" calcext:value-type="float">
            <text:p>3421174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16759" calcext:value-type="float">
            <text:p>16759</text:p>
          </table:table-cell>
          <table:table-cell office:value-type="float" office:value="24623" calcext:value-type="float">
            <text:p>24623</text:p>
          </table:table-cell>
          <table:table-cell office:value-type="float" office:value="44778" calcext:value-type="float">
            <text:p>44778</text:p>
          </table:table-cell>
          <table:table-cell office:value-type="float" office:value="169207" calcext:value-type="float">
            <text:p>169207</text:p>
          </table:table-cell>
          <table:table-cell office:value-type="float" office:value="230113" calcext:value-type="float">
            <text:p>230113</text:p>
          </table:table-cell>
          <table:table-cell office:value-type="float" office:value="263931" calcext:value-type="float">
            <text:p>263931</text:p>
          </table:table-cell>
          <table:table-cell office:value-type="float" office:value="168630" calcext:value-type="float">
            <text:p>168630</text:p>
          </table:table-cell>
          <table:table-cell office:value-type="float" office:value="297366" calcext:value-type="float">
            <text:p>297366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5950567" calcext:value-type="float">
            <text:p>5950567</text:p>
          </table:table-cell>
          <table:table-cell office:value-type="float" office:value="6608881" calcext:value-type="float">
            <text:p>6608881</text:p>
          </table:table-cell>
          <table:table-cell office:value-type="float" office:value="6918515" calcext:value-type="float">
            <text:p>6918515</text:p>
          </table:table-cell>
          <table:table-cell office:value-type="float" office:value="8158617" calcext:value-type="float">
            <text:p>8158617</text:p>
          </table:table-cell>
          <table:table-cell office:value-type="float" office:value="8183991" calcext:value-type="float">
            <text:p>8183991</text:p>
          </table:table-cell>
          <table:table-cell office:value-type="float" office:value="8983573" calcext:value-type="float">
            <text:p>8983573</text:p>
          </table:table-cell>
          <table:table-cell office:value-type="float" office:value="9223366" calcext:value-type="float">
            <text:p>9223366</text:p>
          </table:table-cell>
          <table:table-cell office:value-type="float" office:value="9260974" calcext:value-type="float">
            <text:p>9260974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964462" calcext:value-type="float">
            <text:p>964462</text:p>
          </table:table-cell>
          <table:table-cell office:value-type="float" office:value="1087537" calcext:value-type="float">
            <text:p>1087537</text:p>
          </table:table-cell>
          <table:table-cell office:value-type="float" office:value="1310587" calcext:value-type="float">
            <text:p>1310587</text:p>
          </table:table-cell>
          <table:table-cell office:value-type="float" office:value="1562227" calcext:value-type="float">
            <text:p>1562227</text:p>
          </table:table-cell>
          <table:table-cell office:value-type="float" office:value="2022538" calcext:value-type="float">
            <text:p>2022538</text:p>
          </table:table-cell>
          <table:table-cell office:value-type="float" office:value="2075744" calcext:value-type="float">
            <text:p>2075744</text:p>
          </table:table-cell>
          <table:table-cell office:value-type="float" office:value="2132600" calcext:value-type="float">
            <text:p>2132600</text:p>
          </table:table-cell>
          <table:table-cell office:value-type="float" office:value="2077113" calcext:value-type="float">
            <text:p>2077113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1847256" calcext:value-type="float">
            <text:p>1847256</text:p>
          </table:table-cell>
          <table:table-cell office:value-type="float" office:value="2061657" calcext:value-type="float">
            <text:p>2061657</text:p>
          </table:table-cell>
          <table:table-cell office:value-type="float" office:value="2369669" calcext:value-type="float">
            <text:p>2369669</text:p>
          </table:table-cell>
          <table:table-cell office:value-type="float" office:value="3039826" calcext:value-type="float">
            <text:p>3039826</text:p>
          </table:table-cell>
          <table:table-cell office:value-type="float" office:value="3708569" calcext:value-type="float">
            <text:p>3708569</text:p>
          </table:table-cell>
          <table:table-cell office:value-type="float" office:value="3704487" calcext:value-type="float">
            <text:p>3704487</text:p>
          </table:table-cell>
          <table:table-cell office:value-type="float" office:value="3851419" calcext:value-type="float">
            <text:p>3851419</text:p>
          </table:table-cell>
          <table:table-cell office:value-type="float" office:value="3986633" calcext:value-type="float">
            <text:p>3986633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167762" calcext:value-type="float">
            <text:p>167762</text:p>
          </table:table-cell>
          <table:table-cell office:value-type="float" office:value="274595" calcext:value-type="float">
            <text:p>274595</text:p>
          </table:table-cell>
          <table:table-cell office:value-type="float" office:value="458429" calcext:value-type="float">
            <text:p>458429</text:p>
          </table:table-cell>
          <table:table-cell office:value-type="float" office:value="739382" calcext:value-type="float">
            <text:p>739382</text:p>
          </table:table-cell>
          <table:table-cell office:value-type="float" office:value="1467773" calcext:value-type="float">
            <text:p>1467773</text:p>
          </table:table-cell>
          <table:table-cell office:value-type="float" office:value="1601375" calcext:value-type="float">
            <text:p>1601375</text:p>
          </table:table-cell>
          <table:table-cell office:value-type="float" office:value="2229266" calcext:value-type="float">
            <text:p>2229266</text:p>
          </table:table-cell>
          <table:table-cell office:value-type="float" office:value="2416039" calcext:value-type="float">
            <text:p>2416039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55348" calcext:value-type="float">
            <text:p>55348</text:p>
          </table:table-cell>
          <table:table-cell office:value-type="float" office:value="67446" calcext:value-type="float">
            <text:p>67446</text:p>
          </table:table-cell>
          <table:table-cell office:value-type="float" office:value="98271" calcext:value-type="float">
            <text:p>98271</text:p>
          </table:table-cell>
          <table:table-cell office:value-type="float" office:value="166585" calcext:value-type="float">
            <text:p>166585</text:p>
          </table:table-cell>
          <table:table-cell office:value-type="float" office:value="238632" calcext:value-type="float">
            <text:p>238632</text:p>
          </table:table-cell>
          <table:table-cell office:value-type="float" office:value="257531" calcext:value-type="float">
            <text:p>257531</text:p>
          </table:table-cell>
          <table:table-cell office:value-type="float" office:value="252817" calcext:value-type="float">
            <text:p>252817</text:p>
          </table:table-cell>
          <table:table-cell office:value-type="float" office:value="280901" calcext:value-type="float">
            <text:p>280901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168866" calcext:value-type="float">
            <text:p>168866</text:p>
          </table:table-cell>
          <table:table-cell office:value-type="float" office:value="216968" calcext:value-type="float">
            <text:p>216968</text:p>
          </table:table-cell>
          <table:table-cell office:value-type="float" office:value="290525" calcext:value-type="float">
            <text:p>290525</text:p>
          </table:table-cell>
          <table:table-cell office:value-type="float" office:value="316675" calcext:value-type="float">
            <text:p>316675</text:p>
          </table:table-cell>
          <table:table-cell office:value-type="float" office:value="338403" calcext:value-type="float">
            <text:p>338403</text:p>
          </table:table-cell>
          <table:table-cell office:value-type="float" office:value="428853" calcext:value-type="float">
            <text:p>428853</text:p>
          </table:table-cell>
          <table:table-cell office:value-type="float" office:value="502706" calcext:value-type="float">
            <text:p>502706</text:p>
          </table:table-cell>
          <table:table-cell office:value-type="float" office:value="479840" calcext:value-type="float">
            <text:p>479840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7187" calcext:value-type="float">
            <text:p>27187</text:p>
          </table:table-cell>
          <table:table-cell office:value-type="float" office:value="57065" calcext:value-type="float">
            <text:p>57065</text:p>
          </table:table-cell>
          <table:table-cell office:value-type="float" office:value="81109" calcext:value-type="float">
            <text:p>81109</text:p>
          </table:table-cell>
          <table:table-cell office:value-type="float" office:value="110951" calcext:value-type="float">
            <text:p>110951</text:p>
          </table:table-cell>
          <table:table-cell office:value-type="float" office:value="185356" calcext:value-type="float">
            <text:p>185356</text:p>
          </table:table-cell>
          <table:table-cell office:value-type="float" office:value="463589" calcext:value-type="float">
            <text:p>463589</text:p>
          </table:table-cell>
          <table:table-cell office:value-type="float" office:value="741794" calcext:value-type="float">
            <text:p>741794</text:p>
          </table:table-cell>
          <table:table-cell office:value-type="float" office:value="163522" calcext:value-type="float">
            <text:p>163522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395903" calcext:value-type="float">
            <text:p>395903</text:p>
          </table:table-cell>
          <table:table-cell office:value-type="float" office:value="507905" calcext:value-type="float">
            <text:p>507905</text:p>
          </table:table-cell>
          <table:table-cell office:value-type="float" office:value="586742" calcext:value-type="float">
            <text:p>586742</text:p>
          </table:table-cell>
          <table:table-cell office:value-type="float" office:value="729745" calcext:value-type="float">
            <text:p>729745</text:p>
          </table:table-cell>
          <table:table-cell office:value-type="float" office:value="938240" calcext:value-type="float">
            <text:p>938240</text:p>
          </table:table-cell>
          <table:table-cell office:value-type="float" office:value="1167002" calcext:value-type="float">
            <text:p>1167002</text:p>
          </table:table-cell>
          <table:table-cell office:value-type="float" office:value="1176012" calcext:value-type="float">
            <text:p>1176012</text:p>
          </table:table-cell>
          <table:table-cell office:value-type="float" office:value="1033567" calcext:value-type="float">
            <text:p>1033567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587788" calcext:value-type="float">
            <text:p>587788</text:p>
          </table:table-cell>
          <table:table-cell office:value-type="float" office:value="816026" calcext:value-type="float">
            <text:p>816026</text:p>
          </table:table-cell>
          <table:table-cell office:value-type="float" office:value="1004888" calcext:value-type="float">
            <text:p>1004888</text:p>
          </table:table-cell>
          <table:table-cell office:value-type="float" office:value="1146930" calcext:value-type="float">
            <text:p>1146930</text:p>
          </table:table-cell>
          <table:table-cell office:value-type="float" office:value="1319843" calcext:value-type="float">
            <text:p>1319843</text:p>
          </table:table-cell>
          <table:table-cell office:value-type="float" office:value="1251442" calcext:value-type="float">
            <text:p>1251442</text:p>
          </table:table-cell>
          <table:table-cell office:value-type="float" office:value="1309301" calcext:value-type="float">
            <text:p>1309301</text:p>
          </table:table-cell>
          <table:table-cell office:value-type="float" office:value="1393252" calcext:value-type="float">
            <text:p>1393252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3649133" calcext:value-type="float">
            <text:p>3649133</text:p>
          </table:table-cell>
          <table:table-cell office:value-type="float" office:value="4649654" calcext:value-type="float">
            <text:p>4649654</text:p>
          </table:table-cell>
          <table:table-cell office:value-type="float" office:value="5569363" calcext:value-type="float">
            <text:p>5569363</text:p>
          </table:table-cell>
          <table:table-cell office:value-type="float" office:value="6568793" calcext:value-type="float">
            <text:p>6568793</text:p>
          </table:table-cell>
          <table:table-cell office:value-type="float" office:value="8016244" calcext:value-type="float">
            <text:p>8016244</text:p>
          </table:table-cell>
          <table:table-cell office:value-type="float" office:value="9199886" calcext:value-type="float">
            <text:p>9199886</text:p>
          </table:table-cell>
          <table:table-cell office:value-type="float" office:value="8985038" calcext:value-type="float">
            <text:p>8985038</text:p>
          </table:table-cell>
          <table:table-cell office:value-type="float" office:value="8469005" calcext:value-type="float">
            <text:p>8469005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358531" calcext:value-type="float">
            <text:p>1358531</text:p>
          </table:table-cell>
          <table:table-cell office:value-type="float" office:value="1783393" calcext:value-type="float">
            <text:p>1783393</text:p>
          </table:table-cell>
          <table:table-cell office:value-type="float" office:value="2155624" calcext:value-type="float">
            <text:p>2155624</text:p>
          </table:table-cell>
          <table:table-cell office:value-type="float" office:value="2526716" calcext:value-type="float">
            <text:p>2526716</text:p>
          </table:table-cell>
          <table:table-cell office:value-type="float" office:value="3022278" calcext:value-type="float">
            <text:p>3022278</text:p>
          </table:table-cell>
          <table:table-cell office:value-type="float" office:value="3282369" calcext:value-type="float">
            <text:p>3282369</text:p>
          </table:table-cell>
          <table:table-cell office:value-type="float" office:value="3568706" calcext:value-type="float">
            <text:p>3568706</text:p>
          </table:table-cell>
          <table:table-cell office:value-type="float" office:value="3752205" calcext:value-type="float">
            <text:p>3752205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336691" calcext:value-type="float">
            <text:p>336691</text:p>
          </table:table-cell>
          <table:table-cell office:value-type="float" office:value="402475" calcext:value-type="float">
            <text:p>402475</text:p>
          </table:table-cell>
          <table:table-cell office:value-type="float" office:value="469006" calcext:value-type="float">
            <text:p>469006</text:p>
          </table:table-cell>
          <table:table-cell office:value-type="float" office:value="515610" calcext:value-type="float">
            <text:p>515610</text:p>
          </table:table-cell>
          <table:table-cell office:value-type="float" office:value="488215" calcext:value-type="float">
            <text:p>488215</text:p>
          </table:table-cell>
          <table:table-cell office:value-type="float" office:value="612176" calcext:value-type="float">
            <text:p>612176</text:p>
          </table:table-cell>
          <table:table-cell office:value-type="float" office:value="573552" calcext:value-type="float">
            <text:p>573552</text:p>
          </table:table-cell>
          <table:table-cell office:value-type="float" office:value="516360" calcext:value-type="float">
            <text:p>516360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84663" calcext:value-type="float">
            <text:p>84663</text:p>
          </table:table-cell>
          <table:table-cell office:value-type="float" office:value="119551" calcext:value-type="float">
            <text:p>119551</text:p>
          </table:table-cell>
          <table:table-cell office:value-type="float" office:value="162570" calcext:value-type="float">
            <text:p>162570</text:p>
          </table:table-cell>
          <table:table-cell office:value-type="float" office:value="225443" calcext:value-type="float">
            <text:p>225443</text:p>
          </table:table-cell>
          <table:table-cell office:value-type="float" office:value="408462" calcext:value-type="float">
            <text:p>408462</text:p>
          </table:table-cell>
          <table:table-cell office:value-type="float" office:value="369547" calcext:value-type="float">
            <text:p>369547</text:p>
          </table:table-cell>
          <table:table-cell office:value-type="float" office:value="369359" calcext:value-type="float">
            <text:p>369359</text:p>
          </table:table-cell>
          <table:table-cell office:value-type="float" office:value="332449" calcext:value-type="float">
            <text:p>332449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886121" calcext:value-type="float">
            <text:p>1886121</text:p>
          </table:table-cell>
          <table:table-cell office:value-type="float" office:value="2130317" calcext:value-type="float">
            <text:p>2130317</text:p>
          </table:table-cell>
          <table:table-cell office:value-type="float" office:value="2315026" calcext:value-type="float">
            <text:p>2315026</text:p>
          </table:table-cell>
          <table:table-cell office:value-type="float" office:value="2529802" calcext:value-type="float">
            <text:p>2529802</text:p>
          </table:table-cell>
          <table:table-cell office:value-type="float" office:value="2676118" calcext:value-type="float">
            <text:p>2676118</text:p>
          </table:table-cell>
          <table:table-cell office:value-type="float" office:value="2939961" calcext:value-type="float">
            <text:p>2939961</text:p>
          </table:table-cell>
          <table:table-cell office:value-type="float" office:value="3143611" calcext:value-type="float">
            <text:p>3143611</text:p>
          </table:table-cell>
          <table:table-cell office:value-type="float" office:value="3381558" calcext:value-type="float">
            <text:p>3381558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3333227" calcext:value-type="float">
            <text:p>3333227</text:p>
          </table:table-cell>
          <table:table-cell office:value-type="float" office:value="5736122" calcext:value-type="float">
            <text:p>5736122</text:p>
          </table:table-cell>
          <table:table-cell office:value-type="float" office:value="8822883" calcext:value-type="float">
            <text:p>8822883</text:p>
          </table:table-cell>
          <table:table-cell office:value-type="float" office:value="12307096" calcext:value-type="float">
            <text:p>12307096</text:p>
          </table:table-cell>
          <table:table-cell office:value-type="float" office:value="15860988" calcext:value-type="float">
            <text:p>15860988</text:p>
          </table:table-cell>
          <table:table-cell office:value-type="float" office:value="18149620" calcext:value-type="float">
            <text:p>18149620</text:p>
          </table:table-cell>
          <table:table-cell office:value-type="float" office:value="18752316" calcext:value-type="float">
            <text:p>18752316</text:p>
          </table:table-cell>
          <table:table-cell office:value-type="float" office:value="19216729" calcext:value-type="float">
            <text:p>19216729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461408" calcext:value-type="float">
            <text:p>461408</text:p>
          </table:table-cell>
          <table:table-cell office:value-type="float" office:value="977407" calcext:value-type="float">
            <text:p>977407</text:p>
          </table:table-cell>
          <table:table-cell office:value-type="float" office:value="1354228" calcext:value-type="float">
            <text:p>1354228</text:p>
          </table:table-cell>
          <table:table-cell office:value-type="float" office:value="2158927" calcext:value-type="float">
            <text:p>2158927</text:p>
          </table:table-cell>
          <table:table-cell office:value-type="float" office:value="3409894" calcext:value-type="float">
            <text:p>3409894</text:p>
          </table:table-cell>
          <table:table-cell office:value-type="float" office:value="3714502" calcext:value-type="float">
            <text:p>3714502</text:p>
          </table:table-cell>
          <table:table-cell office:value-type="float" office:value="4013911" calcext:value-type="float">
            <text:p>4013911</text:p>
          </table:table-cell>
          <table:table-cell office:value-type="float" office:value="4440167" calcext:value-type="float">
            <text:p>4440167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36730" calcext:value-type="float">
            <text:p>236730</text:p>
          </table:table-cell>
          <table:table-cell office:value-type="float" office:value="435589" calcext:value-type="float">
            <text:p>435589</text:p>
          </table:table-cell>
          <table:table-cell office:value-type="float" office:value="695320" calcext:value-type="float">
            <text:p>695320</text:p>
          </table:table-cell>
          <table:table-cell office:value-type="float" office:value="928614" calcext:value-type="float">
            <text:p>928614</text:p>
          </table:table-cell>
          <table:table-cell office:value-type="float" office:value="1046390" calcext:value-type="float">
            <text:p>1046390</text:p>
          </table:table-cell>
          <table:table-cell office:value-type="float" office:value="1107456" calcext:value-type="float">
            <text:p>1107456</text:p>
          </table:table-cell>
          <table:table-cell office:value-type="float" office:value="1222275" calcext:value-type="float">
            <text:p>1222275</text:p>
          </table:table-cell>
          <table:table-cell office:value-type="float" office:value="1358871" calcext:value-type="float">
            <text:p>1358871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503268" calcext:value-type="float">
            <text:p>503268</text:p>
          </table:table-cell>
          <table:table-cell office:value-type="float" office:value="888443" calcext:value-type="float">
            <text:p>888443</text:p>
          </table:table-cell>
          <table:table-cell office:value-type="float" office:value="1059974" calcext:value-type="float">
            <text:p>1059974</text:p>
          </table:table-cell>
          <table:table-cell office:value-type="float" office:value="1346106" calcext:value-type="float">
            <text:p>1346106</text:p>
          </table:table-cell>
          <table:table-cell office:value-type="float" office:value="1349758" calcext:value-type="float">
            <text:p>1349758</text:p>
          </table:table-cell>
          <table:table-cell office:value-type="float" office:value="1457032" calcext:value-type="float">
            <text:p>1457032</text:p>
          </table:table-cell>
          <table:table-cell office:value-type="float" office:value="1767290" calcext:value-type="float">
            <text:p>1767290</text:p>
          </table:table-cell>
          <table:table-cell office:value-type="float" office:value="1734851" calcext:value-type="float">
            <text:p>1734851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412506" calcext:value-type="float">
            <text:p>412506</text:p>
          </table:table-cell>
          <table:table-cell office:value-type="float" office:value="498083" calcext:value-type="float">
            <text:p>498083</text:p>
          </table:table-cell>
          <table:table-cell office:value-type="float" office:value="748774" calcext:value-type="float">
            <text:p>748774</text:p>
          </table:table-cell>
          <table:table-cell office:value-type="float" office:value="797826" calcext:value-type="float">
            <text:p>797826</text:p>
          </table:table-cell>
          <table:table-cell office:value-type="float" office:value="903926" calcext:value-type="float">
            <text:p>903926</text:p>
          </table:table-cell>
          <table:table-cell office:value-type="float" office:value="990668" calcext:value-type="float">
            <text:p>990668</text:p>
          </table:table-cell>
          <table:table-cell office:value-type="float" office:value="1073253" calcext:value-type="float">
            <text:p>1073253</text:p>
          </table:table-cell>
          <table:table-cell office:value-type="float" office:value="1100324" calcext:value-type="float">
            <text:p>1100324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403452" calcext:value-type="float">
            <text:p>403452</text:p>
          </table:table-cell>
          <table:table-cell office:value-type="float" office:value="504332" calcext:value-type="float">
            <text:p>504332</text:p>
          </table:table-cell>
          <table:table-cell office:value-type="float" office:value="565461" calcext:value-type="float">
            <text:p>565461</text:p>
          </table:table-cell>
          <table:table-cell office:value-type="float" office:value="741227" calcext:value-type="float">
            <text:p>741227</text:p>
          </table:table-cell>
          <table:table-cell office:value-type="float" office:value="791199" calcext:value-type="float">
            <text:p>791199</text:p>
          </table:table-cell>
          <table:table-cell office:value-type="float" office:value="966836" calcext:value-type="float">
            <text:p>966836</text:p>
          </table:table-cell>
          <table:table-cell office:value-type="float" office:value="1062293" calcext:value-type="float">
            <text:p>1062293</text:p>
          </table:table-cell>
          <table:table-cell office:value-type="float" office:value="1238442" calcext:value-type="float">
            <text:p>1238442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717192" calcext:value-type="float">
            <text:p>717192</text:p>
          </table:table-cell>
          <table:table-cell office:value-type="float" office:value="2195930" calcext:value-type="float">
            <text:p>2195930</text:p>
          </table:table-cell>
          <table:table-cell office:value-type="float" office:value="2810750" calcext:value-type="float">
            <text:p>2810750</text:p>
          </table:table-cell>
          <table:table-cell office:value-type="float" office:value="3411009" calcext:value-type="float">
            <text:p>3411009</text:p>
          </table:table-cell>
          <table:table-cell office:value-type="float" office:value="4735475" calcext:value-type="float">
            <text:p>4735475</text:p>
          </table:table-cell>
          <table:table-cell office:value-type="float" office:value="6620540" calcext:value-type="float">
            <text:p>6620540</text:p>
          </table:table-cell>
          <table:table-cell office:value-type="float" office:value="5465719" calcext:value-type="float">
            <text:p>5465719</text:p>
          </table:table-cell>
          <table:table-cell office:value-type="float" office:value="5895232" calcext:value-type="float">
            <text:p>5895232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13399143" calcext:value-type="float">
            <text:p>13399143</text:p>
          </table:table-cell>
          <table:table-cell office:value-type="float" office:value="14572263" calcext:value-type="float">
            <text:p>14572263</text:p>
          </table:table-cell>
          <table:table-cell office:value-type="float" office:value="16849770" calcext:value-type="float">
            <text:p>16849770</text:p>
          </table:table-cell>
          <table:table-cell office:value-type="float" office:value="22537393" calcext:value-type="float">
            <text:p>22537393</text:p>
          </table:table-cell>
          <table:table-cell office:value-type="float" office:value="19808619" calcext:value-type="float">
            <text:p>19808619</text:p>
          </table:table-cell>
          <table:table-cell office:value-type="float" office:value="21319392" calcext:value-type="float">
            <text:p>21319392</text:p>
          </table:table-cell>
          <table:table-cell office:value-type="float" office:value="20987274" calcext:value-type="float">
            <text:p>20987274</text:p>
          </table:table-cell>
          <table:table-cell office:value-type="float" office:value="22640746" calcext:value-type="float">
            <text:p>22640746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8582496" calcext:value-type="float">
            <text:p>8582496</text:p>
          </table:table-cell>
          <table:table-cell office:value-type="float" office:value="9913797" calcext:value-type="float">
            <text:p>9913797</text:p>
          </table:table-cell>
          <table:table-cell office:value-type="float" office:value="11214125" calcext:value-type="float">
            <text:p>11214125</text:p>
          </table:table-cell>
          <table:table-cell office:value-type="float" office:value="12857982" calcext:value-type="float">
            <text:p>12857982</text:p>
          </table:table-cell>
          <table:table-cell office:value-type="float" office:value="13990828" calcext:value-type="float">
            <text:p>13990828</text:p>
          </table:table-cell>
          <table:table-cell office:value-type="float" office:value="13797148" calcext:value-type="float">
            <text:p>13797148</text:p>
          </table:table-cell>
          <table:table-cell office:value-type="float" office:value="14476395" calcext:value-type="float">
            <text:p>14476395</text:p>
          </table:table-cell>
          <table:table-cell office:value-type="float" office:value="15339703" calcext:value-type="float">
            <text:p>15339703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34772" calcext:value-type="float">
            <text:p>34772</text:p>
          </table:table-cell>
          <table:table-cell office:value-type="float" office:value="60090" calcext:value-type="float">
            <text:p>60090</text:p>
          </table:table-cell>
          <table:table-cell office:value-type="float" office:value="114015" calcext:value-type="float">
            <text:p>114015</text:p>
          </table:table-cell>
          <table:table-cell office:value-type="float" office:value="161536" calcext:value-type="float">
            <text:p>161536</text:p>
          </table:table-cell>
          <table:table-cell office:value-type="float" office:value="227195" calcext:value-type="float">
            <text:p>227195</text:p>
          </table:table-cell>
          <table:table-cell office:value-type="float" office:value="215839" calcext:value-type="float">
            <text:p>215839</text:p>
          </table:table-cell>
          <table:table-cell office:value-type="float" office:value="285447" calcext:value-type="float">
            <text:p>285447</text:p>
          </table:table-cell>
          <table:table-cell office:value-type="float" office:value="244305" calcext:value-type="float">
            <text:p>244305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4007461" calcext:value-type="float">
            <text:p>4007461</text:p>
          </table:table-cell>
          <table:table-cell office:value-type="float" office:value="3902857" calcext:value-type="float">
            <text:p>3902857</text:p>
          </table:table-cell>
          <table:table-cell office:value-type="float" office:value="4134458" calcext:value-type="float">
            <text:p>4134458</text:p>
          </table:table-cell>
          <table:table-cell office:value-type="float" office:value="5942686" calcext:value-type="float">
            <text:p>5942686</text:p>
          </table:table-cell>
          <table:table-cell office:value-type="float" office:value="6457731" calcext:value-type="float">
            <text:p>6457731</text:p>
          </table:table-cell>
          <table:table-cell office:value-type="float" office:value="6854248" calcext:value-type="float">
            <text:p>6854248</text:p>
          </table:table-cell>
          <table:table-cell office:value-type="float" office:value="6862418" calcext:value-type="float">
            <text:p>6862418</text:p>
          </table:table-cell>
          <table:table-cell office:value-type="float" office:value="6145252" calcext:value-type="float">
            <text:p>6145252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1869936" calcext:value-type="float">
            <text:p>1869936</text:p>
          </table:table-cell>
          <table:table-cell office:value-type="float" office:value="2227185" calcext:value-type="float">
            <text:p>2227185</text:p>
          </table:table-cell>
          <table:table-cell office:value-type="float" office:value="2641097" calcext:value-type="float">
            <text:p>2641097</text:p>
          </table:table-cell>
          <table:table-cell office:value-type="float" office:value="2967789" calcext:value-type="float">
            <text:p>2967789</text:p>
          </table:table-cell>
          <table:table-cell office:value-type="float" office:value="3208453" calcext:value-type="float">
            <text:p>3208453</text:p>
          </table:table-cell>
          <table:table-cell office:value-type="float" office:value="3594817" calcext:value-type="float">
            <text:p>3594817</text:p>
          </table:table-cell>
          <table:table-cell office:value-type="float" office:value="3677680" calcext:value-type="float">
            <text:p>3677680</text:p>
          </table:table-cell>
          <table:table-cell office:value-type="float" office:value="3807078" calcext:value-type="float">
            <text:p>3807078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21779" calcext:value-type="float">
            <text:p>21779</text:p>
          </table:table-cell>
          <table:table-cell office:value-type="float" office:value="31721" calcext:value-type="float">
            <text:p>31721</text:p>
          </table:table-cell>
          <table:table-cell office:value-type="float" office:value="88736" calcext:value-type="float">
            <text:p>88736</text:p>
          </table:table-cell>
          <table:table-cell office:value-type="float" office:value="221703" calcext:value-type="float">
            <text:p>221703</text:p>
          </table:table-cell>
          <table:table-cell office:value-type="float" office:value="529987" calcext:value-type="float">
            <text:p>529987</text:p>
          </table:table-cell>
          <table:table-cell office:value-type="float" office:value="619956" calcext:value-type="float">
            <text:p>619956</text:p>
          </table:table-cell>
          <table:table-cell office:value-type="float" office:value="624436" calcext:value-type="float">
            <text:p>624436</text:p>
          </table:table-cell>
          <table:table-cell office:value-type="float" office:value="501117" calcext:value-type="float">
            <text:p>501117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4738125" calcext:value-type="float">
            <text:p>4738125</text:p>
          </table:table-cell>
          <table:table-cell office:value-type="float" office:value="5269938" calcext:value-type="float">
            <text:p>5269938</text:p>
          </table:table-cell>
          <table:table-cell office:value-type="float" office:value="6056083" calcext:value-type="float">
            <text:p>6056083</text:p>
          </table:table-cell>
          <table:table-cell office:value-type="float" office:value="7782450" calcext:value-type="float">
            <text:p>7782450</text:p>
          </table:table-cell>
          <table:table-cell office:value-type="float" office:value="10494010" calcext:value-type="float">
            <text:p>10494010</text:p>
          </table:table-cell>
          <table:table-cell office:value-type="float" office:value="12455422" calcext:value-type="float">
            <text:p>12455422</text:p>
          </table:table-cell>
          <table:table-cell office:value-type="float" office:value="10949391" calcext:value-type="float">
            <text:p>10949391</text:p>
          </table:table-cell>
          <table:table-cell office:value-type="float" office:value="11160423" calcext:value-type="float">
            <text:p>11160423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1037579" calcext:value-type="float">
            <text:p>1037579</text:p>
          </table:table-cell>
          <table:table-cell office:value-type="float" office:value="1345361" calcext:value-type="float">
            <text:p>1345361</text:p>
          </table:table-cell>
          <table:table-cell office:value-type="float" office:value="1786492" calcext:value-type="float">
            <text:p>1786492</text:p>
          </table:table-cell>
          <table:table-cell office:value-type="float" office:value="2931150" calcext:value-type="float">
            <text:p>2931150</text:p>
          </table:table-cell>
          <table:table-cell office:value-type="float" office:value="3182853" calcext:value-type="float">
            <text:p>3182853</text:p>
          </table:table-cell>
          <table:table-cell office:value-type="float" office:value="3301249" calcext:value-type="float">
            <text:p>3301249</text:p>
          </table:table-cell>
          <table:table-cell office:value-type="float" office:value="3528305" calcext:value-type="float">
            <text:p>3528305</text:p>
          </table:table-cell>
          <table:table-cell office:value-type="float" office:value="3356691" calcext:value-type="float">
            <text:p>3356691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73661" calcext:value-type="float">
            <text:p>73661</text:p>
          </table:table-cell>
          <table:table-cell office:value-type="float" office:value="132273" calcext:value-type="float">
            <text:p>132273</text:p>
          </table:table-cell>
          <table:table-cell office:value-type="float" office:value="136780" calcext:value-type="float">
            <text:p>136780</text:p>
          </table:table-cell>
          <table:table-cell office:value-type="float" office:value="165063" calcext:value-type="float">
            <text:p>165063</text:p>
          </table:table-cell>
          <table:table-cell office:value-type="float" office:value="193514" calcext:value-type="float">
            <text:p>193514</text:p>
          </table:table-cell>
          <table:table-cell office:value-type="float" office:value="199365" calcext:value-type="float">
            <text:p>199365</text:p>
          </table:table-cell>
          <table:table-cell office:value-type="float" office:value="215677" calcext:value-type="float">
            <text:p>215677</text:p>
          </table:table-cell>
          <table:table-cell office:value-type="float" office:value="206734" calcext:value-type="float">
            <text:p>206734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91528" calcext:value-type="float">
            <text:p>91528</text:p>
          </table:table-cell>
          <table:table-cell office:value-type="float" office:value="182418" calcext:value-type="float">
            <text:p>182418</text:p>
          </table:table-cell>
          <table:table-cell office:value-type="float" office:value="323491" calcext:value-type="float">
            <text:p>323491</text:p>
          </table:table-cell>
          <table:table-cell office:value-type="float" office:value="449975" calcext:value-type="float">
            <text:p>449975</text:p>
          </table:table-cell>
          <table:table-cell office:value-type="float" office:value="634727" calcext:value-type="float">
            <text:p>634727</text:p>
          </table:table-cell>
          <table:table-cell office:value-type="float" office:value="780769" calcext:value-type="float">
            <text:p>780769</text:p>
          </table:table-cell>
          <table:table-cell office:value-type="float" office:value="716735" calcext:value-type="float">
            <text:p>716735</text:p>
          </table:table-cell>
          <table:table-cell office:value-type="float" office:value="785117" calcext:value-type="float">
            <text:p>785117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3746324" calcext:value-type="float">
            <text:p>3746324</text:p>
          </table:table-cell>
          <table:table-cell office:value-type="float" office:value="4940074" calcext:value-type="float">
            <text:p>4940074</text:p>
          </table:table-cell>
          <table:table-cell office:value-type="float" office:value="5429673" calcext:value-type="float">
            <text:p>5429673</text:p>
          </table:table-cell>
          <table:table-cell office:value-type="float" office:value="6711602" calcext:value-type="float">
            <text:p>6711602</text:p>
          </table:table-cell>
          <table:table-cell office:value-type="float" office:value="9407510" calcext:value-type="float">
            <text:p>9407510</text:p>
          </table:table-cell>
          <table:table-cell office:value-type="float" office:value="9552470" calcext:value-type="float">
            <text:p>9552470</text:p>
          </table:table-cell>
          <table:table-cell office:value-type="float" office:value="9999114" calcext:value-type="float">
            <text:p>9999114</text:p>
          </table:table-cell>
          <table:table-cell office:value-type="float" office:value="9145444" calcext:value-type="float">
            <text:p>9145444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ALABAMA</text:p>
          </table:table-cell>
          <table:table-cell office:value-type="float" office:value="641667" calcext:value-type="float">
            <text:p>641667</text:p>
          </table:table-cell>
          <table:table-cell office:value-type="float" office:value="652193" calcext:value-type="float">
            <text:p>652193</text:p>
          </table:table-cell>
          <table:table-cell office:value-type="float" office:value="717358" calcext:value-type="float">
            <text:p>717358</text:p>
          </table:table-cell>
          <table:table-cell office:value-type="float" office:value="880057" calcext:value-type="float">
            <text:p>880057</text:p>
          </table:table-cell>
          <table:table-cell office:value-type="float" office:value="944434" calcext:value-type="float">
            <text:p>944434</text:p>
          </table:table-cell>
          <table:table-cell office:value-type="float" office:value="1062056" calcext:value-type="float">
            <text:p>1062056</text:p>
          </table:table-cell>
          <table:table-cell office:value-type="float" office:value="1227136" calcext:value-type="float">
            <text:p>1227136</text:p>
          </table:table-cell>
          <table:table-cell office:value-type="float" office:value="1350959" calcext:value-type="float">
            <text:p>1350959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ALASKA</text:p>
          </table:table-cell>
          <table:table-cell office:value-type="float" office:value="226665" calcext:value-type="float">
            <text:p>226665</text:p>
          </table:table-cell>
          <table:table-cell office:value-type="float" office:value="239363" calcext:value-type="float">
            <text:p>239363</text:p>
          </table:table-cell>
          <table:table-cell office:value-type="float" office:value="260676" calcext:value-type="float">
            <text:p>260676</text:p>
          </table:table-cell>
          <table:table-cell office:value-type="float" office:value="275928" calcext:value-type="float">
            <text:p>275928</text:p>
          </table:table-cell>
          <table:table-cell office:value-type="float" office:value="261661" calcext:value-type="float">
            <text:p>261661</text:p>
          </table:table-cell>
          <table:table-cell office:value-type="float" office:value="268544" calcext:value-type="float">
            <text:p>268544</text:p>
          </table:table-cell>
          <table:table-cell office:value-type="float" office:value="273336" calcext:value-type="float">
            <text:p>273336</text:p>
          </table:table-cell>
          <table:table-cell office:value-type="float" office:value="268251" calcext:value-type="float">
            <text:p>268251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ARIZONA</text:p>
          </table:table-cell>
          <table:table-cell office:value-type="float" office:value="2457346" calcext:value-type="float">
            <text:p>2457346</text:p>
          </table:table-cell>
          <table:table-cell office:value-type="float" office:value="2860421" calcext:value-type="float">
            <text:p>2860421</text:p>
          </table:table-cell>
          <table:table-cell office:value-type="float" office:value="3281193" calcext:value-type="float">
            <text:p>3281193</text:p>
          </table:table-cell>
          <table:table-cell office:value-type="float" office:value="3828904" calcext:value-type="float">
            <text:p>3828904</text:p>
          </table:table-cell>
          <table:table-cell office:value-type="float" office:value="3667504" calcext:value-type="float">
            <text:p>3667504</text:p>
          </table:table-cell>
          <table:table-cell office:value-type="float" office:value="3289653" calcext:value-type="float">
            <text:p>3289653</text:p>
          </table:table-cell>
          <table:table-cell office:value-type="float" office:value="3139462" calcext:value-type="float">
            <text:p>3139462</text:p>
          </table:table-cell>
          <table:table-cell office:value-type="float" office:value="2744504" calcext:value-type="float">
            <text:p>2744504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ARKANSAS</text:p>
          </table:table-cell>
          <table:table-cell office:value-type="float" office:value="752227" calcext:value-type="float">
            <text:p>752227</text:p>
          </table:table-cell>
          <table:table-cell office:value-type="float" office:value="1053343" calcext:value-type="float">
            <text:p>1053343</text:p>
          </table:table-cell>
          <table:table-cell office:value-type="float" office:value="1180135" calcext:value-type="float">
            <text:p>1180135</text:p>
          </table:table-cell>
          <table:table-cell office:value-type="float" office:value="1307340" calcext:value-type="float">
            <text:p>1307340</text:p>
          </table:table-cell>
          <table:table-cell office:value-type="float" office:value="1306595" calcext:value-type="float">
            <text:p>1306595</text:p>
          </table:table-cell>
          <table:table-cell office:value-type="float" office:value="1238817" calcext:value-type="float">
            <text:p>1238817</text:p>
          </table:table-cell>
          <table:table-cell office:value-type="float" office:value="897065" calcext:value-type="float">
            <text:p>897065</text:p>
          </table:table-cell>
          <table:table-cell office:value-type="float" office:value="951461" calcext:value-type="float">
            <text:p>951461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CALIFORNIA</text:p>
          </table:table-cell>
          <table:table-cell office:value-type="float" office:value="11475367" calcext:value-type="float">
            <text:p>11475367</text:p>
          </table:table-cell>
          <table:table-cell office:value-type="float" office:value="12933427" calcext:value-type="float">
            <text:p>12933427</text:p>
          </table:table-cell>
          <table:table-cell office:value-type="float" office:value="13853406" calcext:value-type="float">
            <text:p>13853406</text:p>
          </table:table-cell>
          <table:table-cell office:value-type="float" office:value="15064191" calcext:value-type="float">
            <text:p>15064191</text:p>
          </table:table-cell>
          <table:table-cell office:value-type="float" office:value="16453433" calcext:value-type="float">
            <text:p>16453433</text:p>
          </table:table-cell>
          <table:table-cell office:value-type="float" office:value="14045191" calcext:value-type="float">
            <text:p>14045191</text:p>
          </table:table-cell>
          <table:table-cell office:value-type="float" office:value="15231917" calcext:value-type="float">
            <text:p>15231917</text:p>
          </table:table-cell>
          <table:table-cell office:value-type="float" office:value="14448657" calcext:value-type="float">
            <text:p>14448657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COLORADO</text:p>
          </table:table-cell>
          <table:table-cell office:value-type="float" office:value="2245468" calcext:value-type="float">
            <text:p>2245468</text:p>
          </table:table-cell>
          <table:table-cell office:value-type="float" office:value="2588111" calcext:value-type="float">
            <text:p>2588111</text:p>
          </table:table-cell>
          <table:table-cell office:value-type="float" office:value="2977216" calcext:value-type="float">
            <text:p>2977216</text:p>
          </table:table-cell>
          <table:table-cell office:value-type="float" office:value="3148135" calcext:value-type="float">
            <text:p>3148135</text:p>
          </table:table-cell>
          <table:table-cell office:value-type="float" office:value="3415123" calcext:value-type="float">
            <text:p>3415123</text:p>
          </table:table-cell>
          <table:table-cell office:value-type="float" office:value="2656592" calcext:value-type="float">
            <text:p>2656592</text:p>
          </table:table-cell>
          <table:table-cell office:value-type="float" office:value="2545004" calcext:value-type="float">
            <text:p>2545004</text:p>
          </table:table-cell>
          <table:table-cell office:value-type="float" office:value="2521067" calcext:value-type="float">
            <text:p>2521067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CONNECTICUT</text:p>
          </table:table-cell>
          <table:table-cell office:value-type="float" office:value="1005845" calcext:value-type="float">
            <text:p>1005845</text:p>
          </table:table-cell>
          <table:table-cell office:value-type="float" office:value="1048823" calcext:value-type="float">
            <text:p>1048823</text:p>
          </table:table-cell>
          <table:table-cell office:value-type="float" office:value="1092661" calcext:value-type="float">
            <text:p>1092661</text:p>
          </table:table-cell>
          <table:table-cell office:value-type="float" office:value="1149673" calcext:value-type="float">
            <text:p>1149673</text:p>
          </table:table-cell>
          <table:table-cell office:value-type="float" office:value="1220388" calcext:value-type="float">
            <text:p>1220388</text:p>
          </table:table-cell>
          <table:table-cell office:value-type="float" office:value="1179639" calcext:value-type="float">
            <text:p>1179639</text:p>
          </table:table-cell>
          <table:table-cell office:value-type="float" office:value="1273608" calcext:value-type="float">
            <text:p>1273608</text:p>
          </table:table-cell>
          <table:table-cell office:value-type="float" office:value="1278418" calcext:value-type="float">
            <text:p>1278418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DELAWARE</text:p>
          </table:table-cell>
          <table:table-cell office:value-type="float" office:value="147913" calcext:value-type="float">
            <text:p>147913</text:p>
          </table:table-cell>
          <table:table-cell office:value-type="float" office:value="153787" calcext:value-type="float">
            <text:p>153787</text:p>
          </table:table-cell>
          <table:table-cell office:value-type="float" office:value="141751" calcext:value-type="float">
            <text:p>141751</text:p>
          </table:table-cell>
          <table:table-cell office:value-type="float" office:value="172746" calcext:value-type="float">
            <text:p>172746</text:p>
          </table:table-cell>
          <table:table-cell office:value-type="float" office:value="176482" calcext:value-type="float">
            <text:p>176482</text:p>
          </table:table-cell>
          <table:table-cell office:value-type="float" office:value="325809" calcext:value-type="float">
            <text:p>325809</text:p>
          </table:table-cell>
          <table:table-cell office:value-type="float" office:value="419317" calcext:value-type="float">
            <text:p>419317</text:p>
          </table:table-cell>
          <table:table-cell office:value-type="float" office:value="318825" calcext:value-type="float">
            <text:p>318825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DISTRICT OF COLUMBIA</text:p>
          </table:table-cell>
          <table:table-cell office:value-type="float" office:value="1547899" calcext:value-type="float">
            <text:p>1547899</text:p>
          </table:table-cell>
          <table:table-cell office:value-type="float" office:value="1984170" calcext:value-type="float">
            <text:p>1984170</text:p>
          </table:table-cell>
          <table:table-cell office:value-type="float" office:value="2446494" calcext:value-type="float">
            <text:p>2446494</text:p>
          </table:table-cell>
          <table:table-cell office:value-type="float" office:value="2745960" calcext:value-type="float">
            <text:p>2745960</text:p>
          </table:table-cell>
          <table:table-cell office:value-type="float" office:value="3058517" calcext:value-type="float">
            <text:p>3058517</text:p>
          </table:table-cell>
          <table:table-cell office:value-type="float" office:value="1684676" calcext:value-type="float">
            <text:p>1684676</text:p>
          </table:table-cell>
          <table:table-cell office:value-type="float" office:value="1028982" calcext:value-type="float">
            <text:p>1028982</text:p>
          </table:table-cell>
          <table:table-cell office:value-type="float" office:value="847932" calcext:value-type="float">
            <text:p>847932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FLORIDA</text:p>
          </table:table-cell>
          <table:table-cell office:value-type="float" office:value="5153805" calcext:value-type="float">
            <text:p>5153805</text:p>
          </table:table-cell>
          <table:table-cell office:value-type="float" office:value="5926699" calcext:value-type="float">
            <text:p>5926699</text:p>
          </table:table-cell>
          <table:table-cell office:value-type="float" office:value="6290953" calcext:value-type="float">
            <text:p>6290953</text:p>
          </table:table-cell>
          <table:table-cell office:value-type="float" office:value="7162714" calcext:value-type="float">
            <text:p>7162714</text:p>
          </table:table-cell>
          <table:table-cell office:value-type="float" office:value="7670604" calcext:value-type="float">
            <text:p>7670604</text:p>
          </table:table-cell>
          <table:table-cell office:value-type="float" office:value="7296854" calcext:value-type="float">
            <text:p>7296854</text:p>
          </table:table-cell>
          <table:table-cell office:value-type="float" office:value="7784422" calcext:value-type="float">
            <text:p>7784422</text:p>
          </table:table-cell>
          <table:table-cell office:value-type="float" office:value="7852022" calcext:value-type="float">
            <text:p>7852022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GEORGIA</text:p>
          </table:table-cell>
          <table:table-cell office:value-type="float" office:value="5862224" calcext:value-type="float">
            <text:p>5862224</text:p>
          </table:table-cell>
          <table:table-cell office:value-type="float" office:value="7354024" calcext:value-type="float">
            <text:p>7354024</text:p>
          </table:table-cell>
          <table:table-cell office:value-type="float" office:value="8640900" calcext:value-type="float">
            <text:p>8640900</text:p>
          </table:table-cell>
          <table:table-cell office:value-type="float" office:value="9271898" calcext:value-type="float">
            <text:p>9271898</text:p>
          </table:table-cell>
          <table:table-cell office:value-type="float" office:value="9363337" calcext:value-type="float">
            <text:p>9363337</text:p>
          </table:table-cell>
          <table:table-cell office:value-type="float" office:value="4837126" calcext:value-type="float">
            <text:p>4837126</text:p>
          </table:table-cell>
          <table:table-cell office:value-type="float" office:value="6719485" calcext:value-type="float">
            <text:p>6719485</text:p>
          </table:table-cell>
          <table:table-cell office:value-type="float" office:value="3832293" calcext:value-type="float">
            <text:p>3832293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HAWAII</text:p>
          </table:table-cell>
          <table:table-cell office:value-type="float" office:value="351987" calcext:value-type="float">
            <text:p>351987</text:p>
          </table:table-cell>
          <table:table-cell office:value-type="float" office:value="390236" calcext:value-type="float">
            <text:p>390236</text:p>
          </table:table-cell>
          <table:table-cell office:value-type="float" office:value="421743" calcext:value-type="float">
            <text:p>421743</text:p>
          </table:table-cell>
          <table:table-cell office:value-type="float" office:value="425847" calcext:value-type="float">
            <text:p>425847</text:p>
          </table:table-cell>
          <table:table-cell office:value-type="float" office:value="447306" calcext:value-type="float">
            <text:p>447306</text:p>
          </table:table-cell>
          <table:table-cell office:value-type="float" office:value="457975" calcext:value-type="float">
            <text:p>457975</text:p>
          </table:table-cell>
          <table:table-cell office:value-type="float" office:value="476235" calcext:value-type="float">
            <text:p>476235</text:p>
          </table:table-cell>
          <table:table-cell office:value-type="float" office:value="567295" calcext:value-type="float">
            <text:p>567295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IDAHO</text:p>
          </table:table-cell>
          <table:table-cell office:value-type="float" office:value="256182" calcext:value-type="float">
            <text:p>256182</text:p>
          </table:table-cell>
          <table:table-cell office:value-type="float" office:value="302087" calcext:value-type="float">
            <text:p>302087</text:p>
          </table:table-cell>
          <table:table-cell office:value-type="float" office:value="350118" calcext:value-type="float">
            <text:p>350118</text:p>
          </table:table-cell>
          <table:table-cell office:value-type="float" office:value="345522" calcext:value-type="float">
            <text:p>345522</text:p>
          </table:table-cell>
          <table:table-cell office:value-type="float" office:value="386085" calcext:value-type="float">
            <text:p>386085</text:p>
          </table:table-cell>
          <table:table-cell office:value-type="float" office:value="379714" calcext:value-type="float">
            <text:p>379714</text:p>
          </table:table-cell>
          <table:table-cell office:value-type="float" office:value="568267" calcext:value-type="float">
            <text:p>568267</text:p>
          </table:table-cell>
          <table:table-cell office:value-type="float" office:value="569673" calcext:value-type="float">
            <text:p>569673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ILLINOIS</text:p>
          </table:table-cell>
          <table:table-cell office:value-type="float" office:value="5531862" calcext:value-type="float">
            <text:p>5531862</text:p>
          </table:table-cell>
          <table:table-cell office:value-type="float" office:value="7037904" calcext:value-type="float">
            <text:p>7037904</text:p>
          </table:table-cell>
          <table:table-cell office:value-type="float" office:value="8151374" calcext:value-type="float">
            <text:p>8151374</text:p>
          </table:table-cell>
          <table:table-cell office:value-type="float" office:value="9397874" calcext:value-type="float">
            <text:p>9397874</text:p>
          </table:table-cell>
          <table:table-cell office:value-type="float" office:value="9937073" calcext:value-type="float">
            <text:p>9937073</text:p>
          </table:table-cell>
          <table:table-cell office:value-type="float" office:value="5267911" calcext:value-type="float">
            <text:p>5267911</text:p>
          </table:table-cell>
          <table:table-cell office:value-type="float" office:value="6203895" calcext:value-type="float">
            <text:p>6203895</text:p>
          </table:table-cell>
          <table:table-cell office:value-type="float" office:value="5177995" calcext:value-type="float">
            <text:p>5177995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INDIANA</text:p>
          </table:table-cell>
          <table:table-cell office:value-type="float" office:value="1404984" calcext:value-type="float">
            <text:p>1404984</text:p>
          </table:table-cell>
          <table:table-cell office:value-type="float" office:value="1648845" calcext:value-type="float">
            <text:p>1648845</text:p>
          </table:table-cell>
          <table:table-cell office:value-type="float" office:value="1706972" calcext:value-type="float">
            <text:p>1706972</text:p>
          </table:table-cell>
          <table:table-cell office:value-type="float" office:value="1925908" calcext:value-type="float">
            <text:p>1925908</text:p>
          </table:table-cell>
          <table:table-cell office:value-type="float" office:value="2007776" calcext:value-type="float">
            <text:p>2007776</text:p>
          </table:table-cell>
          <table:table-cell office:value-type="float" office:value="2380284" calcext:value-type="float">
            <text:p>2380284</text:p>
          </table:table-cell>
          <table:table-cell office:value-type="float" office:value="2297353" calcext:value-type="float">
            <text:p>2297353</text:p>
          </table:table-cell>
          <table:table-cell office:value-type="float" office:value="2505979" calcext:value-type="float">
            <text:p>2505979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IOWA</text:p>
          </table:table-cell>
          <table:table-cell office:value-type="float" office:value="636212" calcext:value-type="float">
            <text:p>636212</text:p>
          </table:table-cell>
          <table:table-cell office:value-type="float" office:value="861052" calcext:value-type="float">
            <text:p>861052</text:p>
          </table:table-cell>
          <table:table-cell office:value-type="float" office:value="960574" calcext:value-type="float">
            <text:p>960574</text:p>
          </table:table-cell>
          <table:table-cell office:value-type="float" office:value="999002" calcext:value-type="float">
            <text:p>999002</text:p>
          </table:table-cell>
          <table:table-cell office:value-type="float" office:value="1161390" calcext:value-type="float">
            <text:p>1161390</text:p>
          </table:table-cell>
          <table:table-cell office:value-type="float" office:value="891360" calcext:value-type="float">
            <text:p>891360</text:p>
          </table:table-cell>
          <table:table-cell office:value-type="float" office:value="974513" calcext:value-type="float">
            <text:p>974513</text:p>
          </table:table-cell>
          <table:table-cell office:value-type="float" office:value="1021413" calcext:value-type="float">
            <text:p>1021413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KANSAS</text:p>
          </table:table-cell>
          <table:table-cell office:value-type="float" office:value="588760" calcext:value-type="float">
            <text:p>588760</text:p>
          </table:table-cell>
          <table:table-cell office:value-type="float" office:value="659220" calcext:value-type="float">
            <text:p>659220</text:p>
          </table:table-cell>
          <table:table-cell office:value-type="float" office:value="1132422" calcext:value-type="float">
            <text:p>1132422</text:p>
          </table:table-cell>
          <table:table-cell office:value-type="float" office:value="3159129" calcext:value-type="float">
            <text:p>3159129</text:p>
          </table:table-cell>
          <table:table-cell office:value-type="float" office:value="833979" calcext:value-type="float">
            <text:p>833979</text:p>
          </table:table-cell>
          <table:table-cell office:value-type="float" office:value="4607836" calcext:value-type="float">
            <text:p>4607836</text:p>
          </table:table-cell>
          <table:table-cell office:value-type="float" office:value="1002638" calcext:value-type="float">
            <text:p>1002638</text:p>
          </table:table-cell>
          <table:table-cell office:value-type="float" office:value="1015703" calcext:value-type="float">
            <text:p>1015703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KENTUCKY</text:p>
          </table:table-cell>
          <table:table-cell office:value-type="float" office:value="712531" calcext:value-type="float">
            <text:p>712531</text:p>
          </table:table-cell>
          <table:table-cell office:value-type="float" office:value="592169" calcext:value-type="float">
            <text:p>592169</text:p>
          </table:table-cell>
          <table:table-cell office:value-type="float" office:value="569544" calcext:value-type="float">
            <text:p>569544</text:p>
          </table:table-cell>
          <table:table-cell office:value-type="float" office:value="599750" calcext:value-type="float">
            <text:p>599750</text:p>
          </table:table-cell>
          <table:table-cell office:value-type="float" office:value="649092" calcext:value-type="float">
            <text:p>649092</text:p>
          </table:table-cell>
          <table:table-cell office:value-type="float" office:value="1170526" calcext:value-type="float">
            <text:p>1170526</text:p>
          </table:table-cell>
          <table:table-cell office:value-type="float" office:value="1293679" calcext:value-type="float">
            <text:p>1293679</text:p>
          </table:table-cell>
          <table:table-cell office:value-type="float" office:value="1436592" calcext:value-type="float">
            <text:p>1436592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LOUISIANA</text:p>
          </table:table-cell>
          <table:table-cell office:value-type="float" office:value="1389975" calcext:value-type="float">
            <text:p>1389975</text:p>
          </table:table-cell>
          <table:table-cell office:value-type="float" office:value="1576413" calcext:value-type="float">
            <text:p>1576413</text:p>
          </table:table-cell>
          <table:table-cell office:value-type="float" office:value="1605928" calcext:value-type="float">
            <text:p>1605928</text:p>
          </table:table-cell>
          <table:table-cell office:value-type="float" office:value="1740865" calcext:value-type="float">
            <text:p>1740865</text:p>
          </table:table-cell>
          <table:table-cell office:value-type="float" office:value="1889979" calcext:value-type="float">
            <text:p>1889979</text:p>
          </table:table-cell>
          <table:table-cell office:value-type="float" office:value="1710482" calcext:value-type="float">
            <text:p>1710482</text:p>
          </table:table-cell>
          <table:table-cell office:value-type="float" office:value="1885130" calcext:value-type="float">
            <text:p>1885130</text:p>
          </table:table-cell>
          <table:table-cell office:value-type="float" office:value="1888326" calcext:value-type="float">
            <text:p>1888326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MAINE</text:p>
          </table:table-cell>
          <table:table-cell office:value-type="float" office:value="351941" calcext:value-type="float">
            <text:p>351941</text:p>
          </table:table-cell>
          <table:table-cell office:value-type="float" office:value="393451" calcext:value-type="float">
            <text:p>393451</text:p>
          </table:table-cell>
          <table:table-cell office:value-type="float" office:value="398580" calcext:value-type="float">
            <text:p>398580</text:p>
          </table:table-cell>
          <table:table-cell office:value-type="float" office:value="400958" calcext:value-type="float">
            <text:p>400958</text:p>
          </table:table-cell>
          <table:table-cell office:value-type="float" office:value="431962" calcext:value-type="float">
            <text:p>431962</text:p>
          </table:table-cell>
          <table:table-cell office:value-type="float" office:value="437422" calcext:value-type="float">
            <text:p>437422</text:p>
          </table:table-cell>
          <table:table-cell office:value-type="float" office:value="579329" calcext:value-type="float">
            <text:p>579329</text:p>
          </table:table-cell>
          <table:table-cell office:value-type="float" office:value="616205" calcext:value-type="float">
            <text:p>616205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MARYLAND</text:p>
          </table:table-cell>
          <table:table-cell office:value-type="float" office:value="1632986" calcext:value-type="float">
            <text:p>1632986</text:p>
          </table:table-cell>
          <table:table-cell office:value-type="float" office:value="2104094" calcext:value-type="float">
            <text:p>2104094</text:p>
          </table:table-cell>
          <table:table-cell office:value-type="float" office:value="2337489" calcext:value-type="float">
            <text:p>2337489</text:p>
          </table:table-cell>
          <table:table-cell office:value-type="float" office:value="2830197" calcext:value-type="float">
            <text:p>2830197</text:p>
          </table:table-cell>
          <table:table-cell office:value-type="float" office:value="2858733" calcext:value-type="float">
            <text:p>2858733</text:p>
          </table:table-cell>
          <table:table-cell office:value-type="float" office:value="3055553" calcext:value-type="float">
            <text:p>3055553</text:p>
          </table:table-cell>
          <table:table-cell office:value-type="float" office:value="2733084" calcext:value-type="float">
            <text:p>2733084</text:p>
          </table:table-cell>
          <table:table-cell office:value-type="float" office:value="2099018" calcext:value-type="float">
            <text:p>2099018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MASSACHUSETTS</text:p>
          </table:table-cell>
          <table:table-cell office:value-type="float" office:value="2703532" calcext:value-type="float">
            <text:p>2703532</text:p>
          </table:table-cell>
          <table:table-cell office:value-type="float" office:value="3158725" calcext:value-type="float">
            <text:p>3158725</text:p>
          </table:table-cell>
          <table:table-cell office:value-type="float" office:value="3388940" calcext:value-type="float">
            <text:p>3388940</text:p>
          </table:table-cell>
          <table:table-cell office:value-type="float" office:value="3923070" calcext:value-type="float">
            <text:p>3923070</text:p>
          </table:table-cell>
          <table:table-cell office:value-type="float" office:value="4125279" calcext:value-type="float">
            <text:p>4125279</text:p>
          </table:table-cell>
          <table:table-cell office:value-type="float" office:value="3184158" calcext:value-type="float">
            <text:p>3184158</text:p>
          </table:table-cell>
          <table:table-cell office:value-type="float" office:value="3114893" calcext:value-type="float">
            <text:p>3114893</text:p>
          </table:table-cell>
          <table:table-cell office:value-type="float" office:value="3002059" calcext:value-type="float">
            <text:p>3002059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MICHIGAN</text:p>
          </table:table-cell>
          <table:table-cell office:value-type="float" office:value="2404863" calcext:value-type="float">
            <text:p>2404863</text:p>
          </table:table-cell>
          <table:table-cell office:value-type="float" office:value="2692638" calcext:value-type="float">
            <text:p>2692638</text:p>
          </table:table-cell>
          <table:table-cell office:value-type="float" office:value="2831644" calcext:value-type="float">
            <text:p>2831644</text:p>
          </table:table-cell>
          <table:table-cell office:value-type="float" office:value="3065269" calcext:value-type="float">
            <text:p>3065269</text:p>
          </table:table-cell>
          <table:table-cell office:value-type="float" office:value="3436309" calcext:value-type="float">
            <text:p>3436309</text:p>
          </table:table-cell>
          <table:table-cell office:value-type="float" office:value="3313255" calcext:value-type="float">
            <text:p>3313255</text:p>
          </table:table-cell>
          <table:table-cell office:value-type="float" office:value="3453180" calcext:value-type="float">
            <text:p>3453180</text:p>
          </table:table-cell>
          <table:table-cell office:value-type="float" office:value="3690756" calcext:value-type="float">
            <text:p>3690756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MINNESOTA</text:p>
          </table:table-cell>
          <table:table-cell office:value-type="float" office:value="1613606" calcext:value-type="float">
            <text:p>1613606</text:p>
          </table:table-cell>
          <table:table-cell office:value-type="float" office:value="1898072" calcext:value-type="float">
            <text:p>1898072</text:p>
          </table:table-cell>
          <table:table-cell office:value-type="float" office:value="2042133" calcext:value-type="float">
            <text:p>2042133</text:p>
          </table:table-cell>
          <table:table-cell office:value-type="float" office:value="2164518" calcext:value-type="float">
            <text:p>2164518</text:p>
          </table:table-cell>
          <table:table-cell office:value-type="float" office:value="2321430" calcext:value-type="float">
            <text:p>2321430</text:p>
          </table:table-cell>
          <table:table-cell office:value-type="float" office:value="2004420" calcext:value-type="float">
            <text:p>2004420</text:p>
          </table:table-cell>
          <table:table-cell office:value-type="float" office:value="2378982" calcext:value-type="float">
            <text:p>2378982</text:p>
          </table:table-cell>
          <table:table-cell office:value-type="float" office:value="2296727" calcext:value-type="float">
            <text:p>2296727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MISSISSIPPI</text:p>
          </table:table-cell>
          <table:table-cell office:value-type="float" office:value="310626" calcext:value-type="float">
            <text:p>310626</text:p>
          </table:table-cell>
          <table:table-cell office:value-type="float" office:value="319976" calcext:value-type="float">
            <text:p>319976</text:p>
          </table:table-cell>
          <table:table-cell office:value-type="float" office:value="353339" calcext:value-type="float">
            <text:p>353339</text:p>
          </table:table-cell>
          <table:table-cell office:value-type="float" office:value="395977" calcext:value-type="float">
            <text:p>395977</text:p>
          </table:table-cell>
          <table:table-cell office:value-type="float" office:value="431402" calcext:value-type="float">
            <text:p>431402</text:p>
          </table:table-cell>
          <table:table-cell office:value-type="float" office:value="517084" calcext:value-type="float">
            <text:p>517084</text:p>
          </table:table-cell>
          <table:table-cell office:value-type="float" office:value="673135" calcext:value-type="float">
            <text:p>673135</text:p>
          </table:table-cell>
          <table:table-cell office:value-type="float" office:value="696152" calcext:value-type="float">
            <text:p>696152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MISSOURI</text:p>
          </table:table-cell>
          <table:table-cell office:value-type="float" office:value="2037420" calcext:value-type="float">
            <text:p>2037420</text:p>
          </table:table-cell>
          <table:table-cell office:value-type="float" office:value="2734420" calcext:value-type="float">
            <text:p>2734420</text:p>
          </table:table-cell>
          <table:table-cell office:value-type="float" office:value="3413850" calcext:value-type="float">
            <text:p>3413850</text:p>
          </table:table-cell>
          <table:table-cell office:value-type="float" office:value="4135338" calcext:value-type="float">
            <text:p>4135338</text:p>
          </table:table-cell>
          <table:table-cell office:value-type="float" office:value="4035718" calcext:value-type="float">
            <text:p>4035718</text:p>
          </table:table-cell>
          <table:table-cell office:value-type="float" office:value="3157173" calcext:value-type="float">
            <text:p>3157173</text:p>
          </table:table-cell>
          <table:table-cell office:value-type="float" office:value="3459767" calcext:value-type="float">
            <text:p>3459767</text:p>
          </table:table-cell>
          <table:table-cell office:value-type="float" office:value="2172102" calcext:value-type="float">
            <text:p>2172102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MONTANA</text:p>
          </table:table-cell>
          <table:table-cell office:value-type="float" office:value="297343" calcext:value-type="float">
            <text:p>297343</text:p>
          </table:table-cell>
          <table:table-cell office:value-type="float" office:value="308464" calcext:value-type="float">
            <text:p>308464</text:p>
          </table:table-cell>
          <table:table-cell office:value-type="float" office:value="322239" calcext:value-type="float">
            <text:p>322239</text:p>
          </table:table-cell>
          <table:table-cell office:value-type="float" office:value="325910" calcext:value-type="float">
            <text:p>325910</text:p>
          </table:table-cell>
          <table:table-cell office:value-type="float" office:value="391224" calcext:value-type="float">
            <text:p>391224</text:p>
          </table:table-cell>
          <table:table-cell office:value-type="float" office:value="379843" calcext:value-type="float">
            <text:p>379843</text:p>
          </table:table-cell>
          <table:table-cell office:value-type="float" office:value="437977" calcext:value-type="float">
            <text:p>437977</text:p>
          </table:table-cell>
          <table:table-cell office:value-type="float" office:value="359611" calcext:value-type="float">
            <text:p>359611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NEBRASKA</text:p>
          </table:table-cell>
          <table:table-cell office:value-type="float" office:value="709957" calcext:value-type="float">
            <text:p>709957</text:p>
          </table:table-cell>
          <table:table-cell office:value-type="float" office:value="898952" calcext:value-type="float">
            <text:p>898952</text:p>
          </table:table-cell>
          <table:table-cell office:value-type="float" office:value="750470" calcext:value-type="float">
            <text:p>750470</text:p>
          </table:table-cell>
          <table:table-cell office:value-type="float" office:value="1109616" calcext:value-type="float">
            <text:p>1109616</text:p>
          </table:table-cell>
          <table:table-cell office:value-type="float" office:value="1072455" calcext:value-type="float">
            <text:p>1072455</text:p>
          </table:table-cell>
          <table:table-cell office:value-type="float" office:value="728294" calcext:value-type="float">
            <text:p>728294</text:p>
          </table:table-cell>
          <table:table-cell office:value-type="float" office:value="867270" calcext:value-type="float">
            <text:p>867270</text:p>
          </table:table-cell>
          <table:table-cell office:value-type="float" office:value="788178" calcext:value-type="float">
            <text:p>788178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NEVADA</text:p>
          </table:table-cell>
          <table:table-cell office:value-type="float" office:value="757864" calcext:value-type="float">
            <text:p>757864</text:p>
          </table:table-cell>
          <table:table-cell office:value-type="float" office:value="844716" calcext:value-type="float">
            <text:p>844716</text:p>
          </table:table-cell>
          <table:table-cell office:value-type="float" office:value="856073" calcext:value-type="float">
            <text:p>856073</text:p>
          </table:table-cell>
          <table:table-cell office:value-type="float" office:value="927997" calcext:value-type="float">
            <text:p>927997</text:p>
          </table:table-cell>
          <table:table-cell office:value-type="float" office:value="975549" calcext:value-type="float">
            <text:p>975549</text:p>
          </table:table-cell>
          <table:table-cell office:value-type="float" office:value="977793" calcext:value-type="float">
            <text:p>977793</text:p>
          </table:table-cell>
          <table:table-cell office:value-type="float" office:value="1064153" calcext:value-type="float">
            <text:p>1064153</text:p>
          </table:table-cell>
          <table:table-cell office:value-type="float" office:value="1025657" calcext:value-type="float">
            <text:p>1025657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NEW HAMPSHIRE</text:p>
          </table:table-cell>
          <table:table-cell office:value-type="float" office:value="328148" calcext:value-type="float">
            <text:p>328148</text:p>
          </table:table-cell>
          <table:table-cell office:value-type="float" office:value="353999" calcext:value-type="float">
            <text:p>353999</text:p>
          </table:table-cell>
          <table:table-cell office:value-type="float" office:value="366501" calcext:value-type="float">
            <text:p>366501</text:p>
          </table:table-cell>
          <table:table-cell office:value-type="float" office:value="377336" calcext:value-type="float">
            <text:p>377336</text:p>
          </table:table-cell>
          <table:table-cell office:value-type="float" office:value="396413" calcext:value-type="float">
            <text:p>396413</text:p>
          </table:table-cell>
          <table:table-cell office:value-type="float" office:value="398533" calcext:value-type="float">
            <text:p>398533</text:p>
          </table:table-cell>
          <table:table-cell office:value-type="float" office:value="491742" calcext:value-type="float">
            <text:p>491742</text:p>
          </table:table-cell>
          <table:table-cell office:value-type="float" office:value="545347" calcext:value-type="float">
            <text:p>545347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NEW JERSEY</text:p>
          </table:table-cell>
          <table:table-cell office:value-type="float" office:value="4435472" calcext:value-type="float">
            <text:p>4435472</text:p>
          </table:table-cell>
          <table:table-cell office:value-type="float" office:value="4882071" calcext:value-type="float">
            <text:p>4882071</text:p>
          </table:table-cell>
          <table:table-cell office:value-type="float" office:value="6215750" calcext:value-type="float">
            <text:p>6215750</text:p>
          </table:table-cell>
          <table:table-cell office:value-type="float" office:value="5688191" calcext:value-type="float">
            <text:p>5688191</text:p>
          </table:table-cell>
          <table:table-cell office:value-type="float" office:value="4693462" calcext:value-type="float">
            <text:p>4693462</text:p>
          </table:table-cell>
          <table:table-cell office:value-type="float" office:value="3944847" calcext:value-type="float">
            <text:p>3944847</text:p>
          </table:table-cell>
          <table:table-cell office:value-type="float" office:value="4224099" calcext:value-type="float">
            <text:p>4224099</text:p>
          </table:table-cell>
          <table:table-cell office:value-type="float" office:value="3465245" calcext:value-type="float">
            <text:p>3465245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NEW MEXICO</text:p>
          </table:table-cell>
          <table:table-cell office:value-type="float" office:value="452498" calcext:value-type="float">
            <text:p>452498</text:p>
          </table:table-cell>
          <table:table-cell office:value-type="float" office:value="512737" calcext:value-type="float">
            <text:p>512737</text:p>
          </table:table-cell>
          <table:table-cell office:value-type="float" office:value="560290" calcext:value-type="float">
            <text:p>560290</text:p>
          </table:table-cell>
          <table:table-cell office:value-type="float" office:value="600056" calcext:value-type="float">
            <text:p>600056</text:p>
          </table:table-cell>
          <table:table-cell office:value-type="float" office:value="602724" calcext:value-type="float">
            <text:p>602724</text:p>
          </table:table-cell>
          <table:table-cell office:value-type="float" office:value="594588" calcext:value-type="float">
            <text:p>594588</text:p>
          </table:table-cell>
          <table:table-cell office:value-type="float" office:value="647671" calcext:value-type="float">
            <text:p>647671</text:p>
          </table:table-cell>
          <table:table-cell office:value-type="float" office:value="655110" calcext:value-type="float">
            <text:p>655110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NEW YORK</text:p>
          </table:table-cell>
          <table:table-cell office:value-type="float" office:value="6443590" calcext:value-type="float">
            <text:p>6443590</text:p>
          </table:table-cell>
          <table:table-cell office:value-type="float" office:value="7386228" calcext:value-type="float">
            <text:p>7386228</text:p>
          </table:table-cell>
          <table:table-cell office:value-type="float" office:value="8159492" calcext:value-type="float">
            <text:p>8159492</text:p>
          </table:table-cell>
          <table:table-cell office:value-type="float" office:value="8582785" calcext:value-type="float">
            <text:p>8582785</text:p>
          </table:table-cell>
          <table:table-cell office:value-type="float" office:value="9217530" calcext:value-type="float">
            <text:p>9217530</text:p>
          </table:table-cell>
          <table:table-cell office:value-type="float" office:value="7466267" calcext:value-type="float">
            <text:p>7466267</text:p>
          </table:table-cell>
          <table:table-cell office:value-type="float" office:value="8334302" calcext:value-type="float">
            <text:p>8334302</text:p>
          </table:table-cell>
          <table:table-cell office:value-type="float" office:value="7988586" calcext:value-type="float">
            <text:p>7988586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NORTH CAROLINA</text:p>
          </table:table-cell>
          <table:table-cell office:value-type="float" office:value="2357534" calcext:value-type="float">
            <text:p>2357534</text:p>
          </table:table-cell>
          <table:table-cell office:value-type="float" office:value="2701205" calcext:value-type="float">
            <text:p>2701205</text:p>
          </table:table-cell>
          <table:table-cell office:value-type="float" office:value="2758575" calcext:value-type="float">
            <text:p>2758575</text:p>
          </table:table-cell>
          <table:table-cell office:value-type="float" office:value="3058865" calcext:value-type="float">
            <text:p>3058865</text:p>
          </table:table-cell>
          <table:table-cell office:value-type="float" office:value="3042480" calcext:value-type="float">
            <text:p>3042480</text:p>
          </table:table-cell>
          <table:table-cell office:value-type="float" office:value="3145636" calcext:value-type="float">
            <text:p>3145636</text:p>
          </table:table-cell>
          <table:table-cell office:value-type="float" office:value="3453895" calcext:value-type="float">
            <text:p>3453895</text:p>
          </table:table-cell>
          <table:table-cell office:value-type="float" office:value="3795105" calcext:value-type="float">
            <text:p>3795105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NORTH DAKOTA</text:p>
          </table:table-cell>
          <table:table-cell office:value-type="float" office:value="104778" calcext:value-type="float">
            <text:p>104778</text:p>
          </table:table-cell>
          <table:table-cell office:value-type="float" office:value="127083" calcext:value-type="float">
            <text:p>127083</text:p>
          </table:table-cell>
          <table:table-cell office:value-type="float" office:value="131493" calcext:value-type="float">
            <text:p>131493</text:p>
          </table:table-cell>
          <table:table-cell office:value-type="float" office:value="140952" calcext:value-type="float">
            <text:p>140952</text:p>
          </table:table-cell>
          <table:table-cell office:value-type="float" office:value="165304" calcext:value-type="float">
            <text:p>165304</text:p>
          </table:table-cell>
          <table:table-cell office:value-type="float" office:value="129114" calcext:value-type="float">
            <text:p>129114</text:p>
          </table:table-cell>
          <table:table-cell office:value-type="float" office:value="243437" calcext:value-type="float">
            <text:p>243437</text:p>
          </table:table-cell>
          <table:table-cell office:value-type="float" office:value="243364" calcext:value-type="float">
            <text:p>243364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OHIO</text:p>
          </table:table-cell>
          <table:table-cell office:value-type="float" office:value="3744755" calcext:value-type="float">
            <text:p>3744755</text:p>
          </table:table-cell>
          <table:table-cell office:value-type="float" office:value="4093119" calcext:value-type="float">
            <text:p>4093119</text:p>
          </table:table-cell>
          <table:table-cell office:value-type="float" office:value="4321729" calcext:value-type="float">
            <text:p>4321729</text:p>
          </table:table-cell>
          <table:table-cell office:value-type="float" office:value="4685420" calcext:value-type="float">
            <text:p>4685420</text:p>
          </table:table-cell>
          <table:table-cell office:value-type="float" office:value="4627609" calcext:value-type="float">
            <text:p>4627609</text:p>
          </table:table-cell>
          <table:table-cell office:value-type="float" office:value="5174113" calcext:value-type="float">
            <text:p>5174113</text:p>
          </table:table-cell>
          <table:table-cell office:value-type="float" office:value="12094540" calcext:value-type="float">
            <text:p>12094540</text:p>
          </table:table-cell>
          <table:table-cell office:value-type="float" office:value="4335499" calcext:value-type="float">
            <text:p>4335499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OKLAHOMA</text:p>
          </table:table-cell>
          <table:table-cell office:value-type="float" office:value="786151" calcext:value-type="float">
            <text:p>786151</text:p>
          </table:table-cell>
          <table:table-cell office:value-type="float" office:value="884559" calcext:value-type="float">
            <text:p>884559</text:p>
          </table:table-cell>
          <table:table-cell office:value-type="float" office:value="879709" calcext:value-type="float">
            <text:p>879709</text:p>
          </table:table-cell>
          <table:table-cell office:value-type="float" office:value="946618" calcext:value-type="float">
            <text:p>946618</text:p>
          </table:table-cell>
          <table:table-cell office:value-type="float" office:value="1005804" calcext:value-type="float">
            <text:p>1005804</text:p>
          </table:table-cell>
          <table:table-cell office:value-type="float" office:value="1068316" calcext:value-type="float">
            <text:p>1068316</text:p>
          </table:table-cell>
          <table:table-cell office:value-type="float" office:value="1113440" calcext:value-type="float">
            <text:p>1113440</text:p>
          </table:table-cell>
          <table:table-cell office:value-type="float" office:value="1132031" calcext:value-type="float">
            <text:p>1132031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OREGON</text:p>
          </table:table-cell>
          <table:table-cell office:value-type="float" office:value="1180152" calcext:value-type="float">
            <text:p>1180152</text:p>
          </table:table-cell>
          <table:table-cell office:value-type="float" office:value="1436788" calcext:value-type="float">
            <text:p>1436788</text:p>
          </table:table-cell>
          <table:table-cell office:value-type="float" office:value="1626039" calcext:value-type="float">
            <text:p>1626039</text:p>
          </table:table-cell>
          <table:table-cell office:value-type="float" office:value="1808384" calcext:value-type="float">
            <text:p>1808384</text:p>
          </table:table-cell>
          <table:table-cell office:value-type="float" office:value="1914329" calcext:value-type="float">
            <text:p>1914329</text:p>
          </table:table-cell>
          <table:table-cell office:value-type="float" office:value="1605293" calcext:value-type="float">
            <text:p>1605293</text:p>
          </table:table-cell>
          <table:table-cell office:value-type="float" office:value="1710306" calcext:value-type="float">
            <text:p>1710306</text:p>
          </table:table-cell>
          <table:table-cell office:value-type="float" office:value="1903108" calcext:value-type="float">
            <text:p>1903108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PENNSYLVANIA</text:p>
          </table:table-cell>
          <table:table-cell office:value-type="float" office:value="3774939" calcext:value-type="float">
            <text:p>3774939</text:p>
          </table:table-cell>
          <table:table-cell office:value-type="float" office:value="4260162" calcext:value-type="float">
            <text:p>4260162</text:p>
          </table:table-cell>
          <table:table-cell office:value-type="float" office:value="4659304" calcext:value-type="float">
            <text:p>4659304</text:p>
          </table:table-cell>
          <table:table-cell office:value-type="float" office:value="5156010" calcext:value-type="float">
            <text:p>5156010</text:p>
          </table:table-cell>
          <table:table-cell office:value-type="float" office:value="5226569" calcext:value-type="float">
            <text:p>5226569</text:p>
          </table:table-cell>
          <table:table-cell office:value-type="float" office:value="4618363" calcext:value-type="float">
            <text:p>4618363</text:p>
          </table:table-cell>
          <table:table-cell office:value-type="float" office:value="4856746" calcext:value-type="float">
            <text:p>4856746</text:p>
          </table:table-cell>
          <table:table-cell office:value-type="float" office:value="5129146" calcext:value-type="float">
            <text:p>5129146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RHODE ISLAND</text:p>
          </table:table-cell>
          <table:table-cell office:value-type="float" office:value="470149" calcext:value-type="float">
            <text:p>470149</text:p>
          </table:table-cell>
          <table:table-cell office:value-type="float" office:value="494444" calcext:value-type="float">
            <text:p>494444</text:p>
          </table:table-cell>
          <table:table-cell office:value-type="float" office:value="480702" calcext:value-type="float">
            <text:p>480702</text:p>
          </table:table-cell>
          <table:table-cell office:value-type="float" office:value="494243" calcext:value-type="float">
            <text:p>494243</text:p>
          </table:table-cell>
          <table:table-cell office:value-type="float" office:value="521396" calcext:value-type="float">
            <text:p>521396</text:p>
          </table:table-cell>
          <table:table-cell office:value-type="float" office:value="525056" calcext:value-type="float">
            <text:p>525056</text:p>
          </table:table-cell>
          <table:table-cell office:value-type="float" office:value="456064" calcext:value-type="float">
            <text:p>456064</text:p>
          </table:table-cell>
          <table:table-cell office:value-type="float" office:value="463586" calcext:value-type="float">
            <text:p>463586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SOUTH CAROLINA</text:p>
          </table:table-cell>
          <table:table-cell office:value-type="float" office:value="843640" calcext:value-type="float">
            <text:p>843640</text:p>
          </table:table-cell>
          <table:table-cell office:value-type="float" office:value="899823" calcext:value-type="float">
            <text:p>899823</text:p>
          </table:table-cell>
          <table:table-cell office:value-type="float" office:value="947191" calcext:value-type="float">
            <text:p>947191</text:p>
          </table:table-cell>
          <table:table-cell office:value-type="float" office:value="1039172" calcext:value-type="float">
            <text:p>1039172</text:p>
          </table:table-cell>
          <table:table-cell office:value-type="float" office:value="1120337" calcext:value-type="float">
            <text:p>1120337</text:p>
          </table:table-cell>
          <table:table-cell office:value-type="float" office:value="1241511" calcext:value-type="float">
            <text:p>1241511</text:p>
          </table:table-cell>
          <table:table-cell office:value-type="float" office:value="1416045" calcext:value-type="float">
            <text:p>1416045</text:p>
          </table:table-cell>
          <table:table-cell office:value-type="float" office:value="1466691" calcext:value-type="float">
            <text:p>1466691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SOUTH DAKOTA</text:p>
          </table:table-cell>
          <table:table-cell office:value-type="float" office:value="252988" calcext:value-type="float">
            <text:p>252988</text:p>
          </table:table-cell>
          <table:table-cell office:value-type="float" office:value="261933" calcext:value-type="float">
            <text:p>261933</text:p>
          </table:table-cell>
          <table:table-cell office:value-type="float" office:value="287152" calcext:value-type="float">
            <text:p>287152</text:p>
          </table:table-cell>
          <table:table-cell office:value-type="float" office:value="301474" calcext:value-type="float">
            <text:p>301474</text:p>
          </table:table-cell>
          <table:table-cell office:value-type="float" office:value="322850" calcext:value-type="float">
            <text:p>322850</text:p>
          </table:table-cell>
          <table:table-cell office:value-type="float" office:value="360489" calcext:value-type="float">
            <text:p>360489</text:p>
          </table:table-cell>
          <table:table-cell office:value-type="float" office:value="318177" calcext:value-type="float">
            <text:p>318177</text:p>
          </table:table-cell>
          <table:table-cell office:value-type="float" office:value="334202" calcext:value-type="float">
            <text:p>334202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TENNESSEE</text:p>
          </table:table-cell>
          <table:table-cell office:value-type="float" office:value="1561130" calcext:value-type="float">
            <text:p>1561130</text:p>
          </table:table-cell>
          <table:table-cell office:value-type="float" office:value="1655927" calcext:value-type="float">
            <text:p>1655927</text:p>
          </table:table-cell>
          <table:table-cell office:value-type="float" office:value="2041735" calcext:value-type="float">
            <text:p>2041735</text:p>
          </table:table-cell>
          <table:table-cell office:value-type="float" office:value="2228383" calcext:value-type="float">
            <text:p>2228383</text:p>
          </table:table-cell>
          <table:table-cell office:value-type="float" office:value="2353373" calcext:value-type="float">
            <text:p>2353373</text:p>
          </table:table-cell>
          <table:table-cell office:value-type="float" office:value="1954343" calcext:value-type="float">
            <text:p>1954343</text:p>
          </table:table-cell>
          <table:table-cell office:value-type="float" office:value="2309931" calcext:value-type="float">
            <text:p>2309931</text:p>
          </table:table-cell>
          <table:table-cell office:value-type="float" office:value="2080763" calcext:value-type="float">
            <text:p>2080763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TEXAS</text:p>
          </table:table-cell>
          <table:table-cell office:value-type="float" office:value="8647800" calcext:value-type="float">
            <text:p>8647800</text:p>
          </table:table-cell>
          <table:table-cell office:value-type="float" office:value="10383437" calcext:value-type="float">
            <text:p>10383437</text:p>
          </table:table-cell>
          <table:table-cell office:value-type="float" office:value="11740990" calcext:value-type="float">
            <text:p>11740990</text:p>
          </table:table-cell>
          <table:table-cell office:value-type="float" office:value="12654544" calcext:value-type="float">
            <text:p>12654544</text:p>
          </table:table-cell>
          <table:table-cell office:value-type="float" office:value="13653374" calcext:value-type="float">
            <text:p>13653374</text:p>
          </table:table-cell>
          <table:table-cell office:value-type="float" office:value="8357426" calcext:value-type="float">
            <text:p>8357426</text:p>
          </table:table-cell>
          <table:table-cell office:value-type="float" office:value="10227941" calcext:value-type="float">
            <text:p>10227941</text:p>
          </table:table-cell>
          <table:table-cell office:value-type="float" office:value="8960625" calcext:value-type="float">
            <text:p>8960625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UTAH</text:p>
          </table:table-cell>
          <table:table-cell office:value-type="float" office:value="844862" calcext:value-type="float">
            <text:p>844862</text:p>
          </table:table-cell>
          <table:table-cell office:value-type="float" office:value="989897" calcext:value-type="float">
            <text:p>989897</text:p>
          </table:table-cell>
          <table:table-cell office:value-type="float" office:value="1177940" calcext:value-type="float">
            <text:p>1177940</text:p>
          </table:table-cell>
          <table:table-cell office:value-type="float" office:value="1244869" calcext:value-type="float">
            <text:p>1244869</text:p>
          </table:table-cell>
          <table:table-cell office:value-type="float" office:value="1403731" calcext:value-type="float">
            <text:p>1403731</text:p>
          </table:table-cell>
          <table:table-cell office:value-type="float" office:value="1352438" calcext:value-type="float">
            <text:p>1352438</text:p>
          </table:table-cell>
          <table:table-cell office:value-type="float" office:value="1470586" calcext:value-type="float">
            <text:p>1470586</text:p>
          </table:table-cell>
          <table:table-cell office:value-type="float" office:value="1518991" calcext:value-type="float">
            <text:p>1518991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VERMONT</text:p>
          </table:table-cell>
          <table:table-cell office:value-type="float" office:value="144991" calcext:value-type="float">
            <text:p>144991</text:p>
          </table:table-cell>
          <table:table-cell office:value-type="float" office:value="140564" calcext:value-type="float">
            <text:p>140564</text:p>
          </table:table-cell>
          <table:table-cell office:value-type="float" office:value="136930" calcext:value-type="float">
            <text:p>136930</text:p>
          </table:table-cell>
          <table:table-cell office:value-type="float" office:value="150451" calcext:value-type="float">
            <text:p>150451</text:p>
          </table:table-cell>
          <table:table-cell office:value-type="float" office:value="168760" calcext:value-type="float">
            <text:p>168760</text:p>
          </table:table-cell>
          <table:table-cell office:value-type="float" office:value="145203" calcext:value-type="float">
            <text:p>145203</text:p>
          </table:table-cell>
          <table:table-cell office:value-type="float" office:value="217521" calcext:value-type="float">
            <text:p>217521</text:p>
          </table:table-cell>
          <table:table-cell office:value-type="float" office:value="221740" calcext:value-type="float">
            <text:p>221740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VIRGINIA</text:p>
          </table:table-cell>
          <table:table-cell office:value-type="float" office:value="4093802" calcext:value-type="float">
            <text:p>4093802</text:p>
          </table:table-cell>
          <table:table-cell office:value-type="float" office:value="3932245" calcext:value-type="float">
            <text:p>3932245</text:p>
          </table:table-cell>
          <table:table-cell office:value-type="float" office:value="3879793" calcext:value-type="float">
            <text:p>3879793</text:p>
          </table:table-cell>
          <table:table-cell office:value-type="float" office:value="3517223" calcext:value-type="float">
            <text:p>3517223</text:p>
          </table:table-cell>
          <table:table-cell office:value-type="float" office:value="3397540" calcext:value-type="float">
            <text:p>3397540</text:p>
          </table:table-cell>
          <table:table-cell office:value-type="float" office:value="3243337" calcext:value-type="float">
            <text:p>3243337</text:p>
          </table:table-cell>
          <table:table-cell office:value-type="float" office:value="3573454" calcext:value-type="float">
            <text:p>3573454</text:p>
          </table:table-cell>
          <table:table-cell office:value-type="float" office:value="4025205" calcext:value-type="float">
            <text:p>4025205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WASHINGTON</text:p>
          </table:table-cell>
          <table:table-cell office:value-type="float" office:value="3276216" calcext:value-type="float">
            <text:p>3276216</text:p>
          </table:table-cell>
          <table:table-cell office:value-type="float" office:value="3947306" calcext:value-type="float">
            <text:p>3947306</text:p>
          </table:table-cell>
          <table:table-cell office:value-type="float" office:value="3995193" calcext:value-type="float">
            <text:p>3995193</text:p>
          </table:table-cell>
          <table:table-cell office:value-type="float" office:value="4224555" calcext:value-type="float">
            <text:p>4224555</text:p>
          </table:table-cell>
          <table:table-cell office:value-type="float" office:value="4815085" calcext:value-type="float">
            <text:p>4815085</text:p>
          </table:table-cell>
          <table:table-cell office:value-type="float" office:value="2919246" calcext:value-type="float">
            <text:p>2919246</text:p>
          </table:table-cell>
          <table:table-cell office:value-type="float" office:value="3037454" calcext:value-type="float">
            <text:p>3037454</text:p>
          </table:table-cell>
          <table:table-cell office:value-type="float" office:value="3088005" calcext:value-type="float">
            <text:p>3088005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WEST VIRGINIA</text:p>
          </table:table-cell>
          <table:table-cell office:value-type="float" office:value="299873" calcext:value-type="float">
            <text:p>299873</text:p>
          </table:table-cell>
          <table:table-cell office:value-type="float" office:value="350998" calcext:value-type="float">
            <text:p>350998</text:p>
          </table:table-cell>
          <table:table-cell office:value-type="float" office:value="351486" calcext:value-type="float">
            <text:p>351486</text:p>
          </table:table-cell>
          <table:table-cell office:value-type="float" office:value="417646" calcext:value-type="float">
            <text:p>417646</text:p>
          </table:table-cell>
          <table:table-cell office:value-type="float" office:value="434438" calcext:value-type="float">
            <text:p>434438</text:p>
          </table:table-cell>
          <table:table-cell office:value-type="float" office:value="427024" calcext:value-type="float">
            <text:p>427024</text:p>
          </table:table-cell>
          <table:table-cell office:value-type="float" office:value="553675" calcext:value-type="float">
            <text:p>553675</text:p>
          </table:table-cell>
          <table:table-cell office:value-type="float" office:value="641356" calcext:value-type="float">
            <text:p>641356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WISCONSIN</text:p>
          </table:table-cell>
          <table:table-cell office:value-type="float" office:value="1431959" calcext:value-type="float">
            <text:p>1431959</text:p>
          </table:table-cell>
          <table:table-cell office:value-type="float" office:value="1556718" calcext:value-type="float">
            <text:p>1556718</text:p>
          </table:table-cell>
          <table:table-cell office:value-type="float" office:value="1610920" calcext:value-type="float">
            <text:p>1610920</text:p>
          </table:table-cell>
          <table:table-cell office:value-type="float" office:value="1792605" calcext:value-type="float">
            <text:p>1792605</text:p>
          </table:table-cell>
          <table:table-cell office:value-type="float" office:value="1987747" calcext:value-type="float">
            <text:p>1987747</text:p>
          </table:table-cell>
          <table:table-cell office:value-type="float" office:value="2183515" calcext:value-type="float">
            <text:p>2183515</text:p>
          </table:table-cell>
          <table:table-cell office:value-type="float" office:value="2151856" calcext:value-type="float">
            <text:p>2151856</text:p>
          </table:table-cell>
          <table:table-cell office:value-type="float" office:value="2195961" calcext:value-type="float">
            <text:p>2195961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.S. - WYOMING</text:p>
          </table:table-cell>
          <table:table-cell office:value-type="float" office:value="197711" calcext:value-type="float">
            <text:p>197711</text:p>
          </table:table-cell>
          <table:table-cell office:value-type="float" office:value="216921" calcext:value-type="float">
            <text:p>216921</text:p>
          </table:table-cell>
          <table:table-cell office:value-type="float" office:value="228172" calcext:value-type="float">
            <text:p>228172</text:p>
          </table:table-cell>
          <table:table-cell office:value-type="float" office:value="409669" calcext:value-type="float">
            <text:p>409669</text:p>
          </table:table-cell>
          <table:table-cell office:value-type="float" office:value="460334" calcext:value-type="float">
            <text:p>460334</text:p>
          </table:table-cell>
          <table:table-cell office:value-type="float" office:value="206984" calcext:value-type="float">
            <text:p>206984</text:p>
          </table:table-cell>
          <table:table-cell office:value-type="float" office:value="236409" calcext:value-type="float">
            <text:p>236409</text:p>
          </table:table-cell>
          <table:table-cell office:value-type="float" office:value="229135" calcext:value-type="float">
            <text:p>229135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716568" calcext:value-type="float">
            <text:p>716568</text:p>
          </table:table-cell>
          <table:table-cell office:value-type="float" office:value="1479800" calcext:value-type="float">
            <text:p>1479800</text:p>
          </table:table-cell>
          <table:table-cell office:value-type="float" office:value="2221585" calcext:value-type="float">
            <text:p>2221585</text:p>
          </table:table-cell>
          <table:table-cell office:value-type="float" office:value="3524792" calcext:value-type="float">
            <text:p>3524792</text:p>
          </table:table-cell>
          <table:table-cell office:value-type="float" office:value="5049617" calcext:value-type="float">
            <text:p>5049617</text:p>
          </table:table-cell>
          <table:table-cell office:value-type="float" office:value="6010009" calcext:value-type="float">
            <text:p>6010009</text:p>
          </table:table-cell>
          <table:table-cell office:value-type="float" office:value="5919502" calcext:value-type="float">
            <text:p>5919502</text:p>
          </table:table-cell>
          <table:table-cell office:value-type="float" office:value="5704628" calcext:value-type="float">
            <text:p>5704628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173997" calcext:value-type="float">
            <text:p>173997</text:p>
          </table:table-cell>
          <table:table-cell office:value-type="float" office:value="479065" calcext:value-type="float">
            <text:p>479065</text:p>
          </table:table-cell>
          <table:table-cell office:value-type="float" office:value="763960" calcext:value-type="float">
            <text:p>763960</text:p>
          </table:table-cell>
          <table:table-cell office:value-type="float" office:value="868753" calcext:value-type="float">
            <text:p>868753</text:p>
          </table:table-cell>
          <table:table-cell office:value-type="float" office:value="1185060" calcext:value-type="float">
            <text:p>1185060</text:p>
          </table:table-cell>
          <table:table-cell office:value-type="float" office:value="1426279" calcext:value-type="float">
            <text:p>1426279</text:p>
          </table:table-cell>
          <table:table-cell office:value-type="float" office:value="1513455" calcext:value-type="float">
            <text:p>1513455</text:p>
          </table:table-cell>
          <table:table-cell office:value-type="float" office:value="1490943" calcext:value-type="float">
            <text:p>1490943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6118015" calcext:value-type="float">
            <text:p>16118015</text:p>
          </table:table-cell>
          <table:table-cell office:value-type="float" office:value="18409345" calcext:value-type="float">
            <text:p>18409345</text:p>
          </table:table-cell>
          <table:table-cell office:value-type="float" office:value="19649850" calcext:value-type="float">
            <text:p>19649850</text:p>
          </table:table-cell>
          <table:table-cell office:value-type="float" office:value="21926300" calcext:value-type="float">
            <text:p>21926300</text:p>
          </table:table-cell>
          <table:table-cell office:value-type="float" office:value="25720814" calcext:value-type="float">
            <text:p>25720814</text:p>
          </table:table-cell>
          <table:table-cell office:value-type="float" office:value="28869189" calcext:value-type="float">
            <text:p>28869189</text:p>
          </table:table-cell>
          <table:table-cell office:value-type="float" office:value="28509857" calcext:value-type="float">
            <text:p>28509857</text:p>
          </table:table-cell>
          <table:table-cell office:value-type="float" office:value="30556750" calcext:value-type="float">
            <text:p>30556750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100902534" calcext:value-type="float">
            <text:p>100902534</text:p>
          </table:table-cell>
          <table:table-cell office:value-type="float" office:value="116695677" calcext:value-type="float">
            <text:p>116695677</text:p>
          </table:table-cell>
          <table:table-cell office:value-type="float" office:value="129041453" calcext:value-type="float">
            <text:p>129041453</text:p>
          </table:table-cell>
          <table:table-cell office:value-type="float" office:value="142400700" calcext:value-type="float">
            <text:p>142400700</text:p>
          </table:table-cell>
          <table:table-cell office:value-type="float" office:value="146463059" calcext:value-type="float">
            <text:p>146463059</text:p>
          </table:table-cell>
          <table:table-cell office:value-type="float" office:value="149792465" calcext:value-type="float">
            <text:p>149792465</text:p>
          </table:table-cell>
          <table:table-cell office:value-type="float" office:value="162676451" calcext:value-type="float">
            <text:p>162676451</text:p>
          </table:table-cell>
          <table:table-cell office:value-type="float" office:value="151820880" calcext:value-type="float">
            <text:p>151820880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158503" calcext:value-type="float">
            <text:p>158503</text:p>
          </table:table-cell>
          <table:table-cell office:value-type="float" office:value="202554" calcext:value-type="float">
            <text:p>202554</text:p>
          </table:table-cell>
          <table:table-cell office:value-type="float" office:value="275709" calcext:value-type="float">
            <text:p>275709</text:p>
          </table:table-cell>
          <table:table-cell office:value-type="float" office:value="338212" calcext:value-type="float">
            <text:p>338212</text:p>
          </table:table-cell>
          <table:table-cell office:value-type="float" office:value="511432" calcext:value-type="float">
            <text:p>511432</text:p>
          </table:table-cell>
          <table:table-cell office:value-type="float" office:value="654932" calcext:value-type="float">
            <text:p>654932</text:p>
          </table:table-cell>
          <table:table-cell office:value-type="float" office:value="1112243" calcext:value-type="float">
            <text:p>1112243</text:p>
          </table:table-cell>
          <table:table-cell office:value-type="float" office:value="1435876" calcext:value-type="float">
            <text:p>1435876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1209700" calcext:value-type="float">
            <text:p>1209700</text:p>
          </table:table-cell>
          <table:table-cell office:value-type="float" office:value="1615975" calcext:value-type="float">
            <text:p>1615975</text:p>
          </table:table-cell>
          <table:table-cell office:value-type="float" office:value="1900855" calcext:value-type="float">
            <text:p>1900855</text:p>
          </table:table-cell>
          <table:table-cell office:value-type="float" office:value="2324068" calcext:value-type="float">
            <text:p>2324068</text:p>
          </table:table-cell>
          <table:table-cell office:value-type="float" office:value="2335262" calcext:value-type="float">
            <text:p>2335262</text:p>
          </table:table-cell>
          <table:table-cell office:value-type="float" office:value="2760759" calcext:value-type="float">
            <text:p>2760759</text:p>
          </table:table-cell>
          <table:table-cell office:value-type="float" office:value="3894506" calcext:value-type="float">
            <text:p>3894506</text:p>
          </table:table-cell>
          <table:table-cell office:value-type="float" office:value="4187947" calcext:value-type="float">
            <text:p>4187947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905011" calcext:value-type="float">
            <text:p>905011</text:p>
          </table:table-cell>
          <table:table-cell office:value-type="float" office:value="1338688" calcext:value-type="float">
            <text:p>1338688</text:p>
          </table:table-cell>
          <table:table-cell office:value-type="float" office:value="1745400" calcext:value-type="float">
            <text:p>1745400</text:p>
          </table:table-cell>
          <table:table-cell office:value-type="float" office:value="2310518" calcext:value-type="float">
            <text:p>2310518</text:p>
          </table:table-cell>
          <table:table-cell office:value-type="float" office:value="4270306" calcext:value-type="float">
            <text:p>4270306</text:p>
          </table:table-cell>
          <table:table-cell office:value-type="float" office:value="4958654" calcext:value-type="float">
            <text:p>4958654</text:p>
          </table:table-cell>
          <table:table-cell office:value-type="float" office:value="5743296" calcext:value-type="float">
            <text:p>5743296</text:p>
          </table:table-cell>
          <table:table-cell office:value-type="float" office:value="5451534" calcext:value-type="float">
            <text:p>5451534</text:p>
          </table:table-cell>
          <table:table-cell table:number-columns-repeated="960"/>
        </table:table-row>
      </table:table>
      <table:table table:name="10Mbps Broadband" table:style-name="ta1">
        <table:table-column table:style-name="co2" table:default-cell-style-name="Default"/>
        <table:table-column table:style-name="co2" table:number-columns-repeated="8" table:default-cell-style-name="ce4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10MBPS BROADBAND COVERAGE</text:p>
          </table:table-cell>
          <table:table-cell table:style-name="ce1" table:number-columns-repeated="968"/>
          <table:table-cell table:number-columns-repeated="55"/>
        </table:table-row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/>
          <table:table-cell table:style-name="ce1" office:value-type="string" calcext:value-type="string">
            <text:p>GROWTH</text:p>
          </table:table-cell>
          <table:table-cell table:style-name="ce1"/>
          <table:table-cell table:style-name="ce1" office:value-type="string" calcext:value-type="string">
            <text:p>TOP10</text:p>
          </table:table-cell>
          <table:table-cell table:style-name="ce1"/>
          <table:table-cell table:style-name="ce1" office:value-type="string" calcext:value-type="string">
            <text:p>LOW10</text:p>
          </table:table-cell>
          <table:table-cell table:style-name="ce1"/>
          <table:table-cell table:style-name="ce1" office:value-type="string" calcext:value-type="string">
            <text:p>GROWTH10</text:p>
          </table:table-cell>
          <table:table-cell table:style-name="ce1" table:number-columns-repeated="952"/>
          <table:table-cell table:number-columns-repeated="55"/>
        </table:table-row>
        <table:table-row table:style-name="ro1">
          <table:table-cell table:style-name="ce2" office:value-type="string" calcext:value-type="string">
            <text:p>ALGERIA</text:p>
          </table:table-cell>
          <table:table-cell table:number-columns-repeated="8" table:style-name="ce3" office:value-type="percentage" office:value="0" calcext:value-type="percentage">
            <text:p>0.00%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ARGENTINA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4" calcext:value-type="percentage">
            <text:p>40.00%</text:p>
          </table:table-cell>
          <table:table-cell office:value-type="percentage" office:value="2" calcext:value-type="percentage">
            <text:p>200.00%</text:p>
          </table:table-cell>
          <table:table-cell office:value-type="percentage" office:value="7.1" calcext:value-type="percentage">
            <text:p>71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MENIA</text:p>
          </table:table-cell>
          <table:table-cell table:number-columns-repeated="4" office:value-type="percentage" office:value="0" calcext:value-type="percentage">
            <text:p>0.00%</text:p>
          </table:table-cell>
          <table:table-cell table:number-columns-repeated="2" office:value-type="percentage" office:value="0.1" calcext:value-type="percentage">
            <text:p>1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1.5" calcext:value-type="percentage">
            <text:p>15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2.5" calcext:value-type="percentage">
            <text:p>25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2.6" calcext:value-type="percentage">
            <text:p>260.00%</text:p>
          </table:table-cell>
          <table:table-cell office:value-type="percentage" office:value="3.4" calcext:value-type="percentage">
            <text:p>340.00%</text:p>
          </table:table-cell>
          <table:table-cell office:value-type="percentage" office:value="4.1" calcext:value-type="percentage">
            <text:p>410.00%</text:p>
          </table:table-cell>
          <table:table-cell office:value-type="percentage" office:value="10.7" calcext:value-type="percentage">
            <text:p>1070.00%</text:p>
          </table:table-cell>
          <table:table-cell office:value-type="percentage" office:value="17.1" calcext:value-type="percentage">
            <text:p>171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IA</text:p>
          </table:table-cell>
          <table:table-cell office:value-type="percentage" office:value="2.1" calcext:value-type="percentage">
            <text:p>210.00%</text:p>
          </table:table-cell>
          <table:table-cell office:value-type="percentage" office:value="2.9" calcext:value-type="percentage">
            <text:p>290.00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4.6" calcext:value-type="percentage">
            <text:p>460.00%</text:p>
          </table:table-cell>
          <table:table-cell office:value-type="percentage" office:value="8.6" calcext:value-type="percentage">
            <text:p>860.00%</text:p>
          </table:table-cell>
          <table:table-cell office:value-type="percentage" office:value="15.1" calcext:value-type="percentage">
            <text:p>1510.00%</text:p>
          </table:table-cell>
          <table:table-cell office:value-type="percentage" office:value="23.8" calcext:value-type="percentage">
            <text:p>2380.00%</text:p>
          </table:table-cell>
          <table:table-cell office:value-type="percentage" office:value="29.3" calcext:value-type="percentage">
            <text:p>293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9" calcext:value-type="percentage">
            <text:p>9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HRAIN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1.4" calcext:value-type="percentage">
            <text:p>14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LARUS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2" office:value-type="percentage" office:value="0.3" calcext:value-type="percentage">
            <text:p>30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2" calcext:value-type="percentage">
            <text:p>200.00%</text:p>
          </table:table-cell>
          <table:table-cell office:value-type="percentage" office:value="6.8" calcext:value-type="percentage">
            <text:p>68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LGIUM</text:p>
          </table:table-cell>
          <table:table-cell office:value-type="percentage" office:value="1.1" calcext:value-type="percentage">
            <text:p>110.00%</text:p>
          </table:table-cell>
          <table:table-cell office:value-type="percentage" office:value="4.2" calcext:value-type="percentage">
            <text:p>420.00%</text:p>
          </table:table-cell>
          <table:table-cell office:value-type="percentage" office:value="1.9" calcext:value-type="percentage">
            <text:p>190.00%</text:p>
          </table:table-cell>
          <table:table-cell office:value-type="percentage" office:value="11.7" calcext:value-type="percentage">
            <text:p>1170.00%</text:p>
          </table:table-cell>
          <table:table-cell office:value-type="percentage" office:value="17.4" calcext:value-type="percentage">
            <text:p>1740.00%</text:p>
          </table:table-cell>
          <table:table-cell office:value-type="percentage" office:value="20.2" calcext:value-type="percentage">
            <text:p>2020.00%</text:p>
          </table:table-cell>
          <table:table-cell office:value-type="percentage" office:value="34.8" calcext:value-type="percentage">
            <text:p>3480.00%</text:p>
          </table:table-cell>
          <table:table-cell office:value-type="percentage" office:value="51" calcext:value-type="percentage">
            <text:p>510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LIVIA</text:p>
          </table:table-cell>
          <table:table-cell table:number-columns-repeated="6"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1" calcext:value-type="percentage">
            <text:p>1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1.3" calcext:value-type="percentage">
            <text:p>130.00%</text:p>
          </table:table-cell>
          <table:table-cell office:value-type="percentage" office:value="11.4" calcext:value-type="percentage">
            <text:p>114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ZIL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2.2" calcext:value-type="percentage">
            <text:p>22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LGARIA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2.4" calcext:value-type="percentage">
            <text:p>240.00%</text:p>
          </table:table-cell>
          <table:table-cell office:value-type="percentage" office:value="4.4" calcext:value-type="percentage">
            <text:p>440.00%</text:p>
          </table:table-cell>
          <table:table-cell office:value-type="percentage" office:value="5.2" calcext:value-type="percentage">
            <text:p>520.00%</text:p>
          </table:table-cell>
          <table:table-cell office:value-type="percentage" office:value="7.4" calcext:value-type="percentage">
            <text:p>740.00%</text:p>
          </table:table-cell>
          <table:table-cell office:value-type="percentage" office:value="12.8" calcext:value-type="percentage">
            <text:p>1280.00%</text:p>
          </table:table-cell>
          <table:table-cell office:value-type="percentage" office:value="23.4" calcext:value-type="percentage">
            <text:p>2340.00%</text:p>
          </table:table-cell>
          <table:table-cell office:value-type="percentage" office:value="54.8" calcext:value-type="percentage">
            <text:p>548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ADA</text:p>
          </table:table-cell>
          <table:table-cell office:value-type="percentage" office:value="1.9" calcext:value-type="percentage">
            <text:p>190.00%</text:p>
          </table:table-cell>
          <table:table-cell office:value-type="percentage" office:value="2.8" calcext:value-type="percentage">
            <text:p>280.00%</text:p>
          </table:table-cell>
          <table:table-cell office:value-type="percentage" office:value="5.6" calcext:value-type="percentage">
            <text:p>560.00%</text:p>
          </table:table-cell>
          <table:table-cell office:value-type="percentage" office:value="6.9" calcext:value-type="percentage">
            <text:p>690.00%</text:p>
          </table:table-cell>
          <table:table-cell office:value-type="percentage" office:value="10.5" calcext:value-type="percentage">
            <text:p>1050.00%</text:p>
          </table:table-cell>
          <table:table-cell office:value-type="percentage" office:value="16.7" calcext:value-type="percentage">
            <text:p>1670.00%</text:p>
          </table:table-cell>
          <table:table-cell office:value-type="percentage" office:value="31.5" calcext:value-type="percentage">
            <text:p>3150.00%</text:p>
          </table:table-cell>
          <table:table-cell office:value-type="percentage" office:value="44" calcext:value-type="percentage">
            <text:p>440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ILE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3" calcext:value-type="percentage">
            <text:p>3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1.1" calcext:value-type="percentage">
            <text:p>110.00%</text:p>
          </table:table-cell>
          <table:table-cell office:value-type="percentage" office:value="9.1" calcext:value-type="percentage">
            <text:p>91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INA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1" calcext:value-type="percentage">
            <text:p>1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1.2" calcext:value-type="percentage">
            <text:p>120.00%</text:p>
          </table:table-cell>
          <table:table-cell office:value-type="percentage" office:value="1.5" calcext:value-type="percentage">
            <text:p>15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OMBIA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4.7" calcext:value-type="percentage">
            <text:p>47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STA RICA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.4" calcext:value-type="percentage">
            <text:p>4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9" calcext:value-type="percentage">
            <text:p>9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ATIA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1.3" calcext:value-type="percentage">
            <text:p>130.00%</text:p>
          </table:table-cell>
          <table:table-cell office:value-type="percentage" office:value="1.9" calcext:value-type="percentage">
            <text:p>190.00%</text:p>
          </table:table-cell>
          <table:table-cell office:value-type="percentage" office:value="3.8" calcext:value-type="percentage">
            <text:p>38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PRUS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1.8" calcext:value-type="percentage">
            <text:p>180.00%</text:p>
          </table:table-cell>
          <table:table-cell office:value-type="percentage" office:value="3" calcext:value-type="percentage">
            <text:p>30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percentage" office:value="4.1" calcext:value-type="percentage">
            <text:p>410.00%</text:p>
          </table:table-cell>
          <table:table-cell office:value-type="percentage" office:value="6.1" calcext:value-type="percentage">
            <text:p>610.00%</text:p>
          </table:table-cell>
          <table:table-cell office:value-type="percentage" office:value="5.8" calcext:value-type="percentage">
            <text:p>580.00%</text:p>
          </table:table-cell>
          <table:table-cell office:value-type="percentage" office:value="8.3" calcext:value-type="percentage">
            <text:p>830.00%</text:p>
          </table:table-cell>
          <table:table-cell office:value-type="percentage" office:value="10.3" calcext:value-type="percentage">
            <text:p>1030.00%</text:p>
          </table:table-cell>
          <table:table-cell office:value-type="percentage" office:value="21.9" calcext:value-type="percentage">
            <text:p>2190.00%</text:p>
          </table:table-cell>
          <table:table-cell office:value-type="percentage" office:value="33.8" calcext:value-type="percentage">
            <text:p>3380.00%</text:p>
          </table:table-cell>
          <table:table-cell office:value-type="percentage" office:value="47.4" calcext:value-type="percentage">
            <text:p>474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NMARK</text:p>
          </table:table-cell>
          <table:table-cell office:value-type="percentage" office:value="2" calcext:value-type="percentage">
            <text:p>200.00%</text:p>
          </table:table-cell>
          <table:table-cell office:value-type="percentage" office:value="6.5" calcext:value-type="percentage">
            <text:p>650.00%</text:p>
          </table:table-cell>
          <table:table-cell office:value-type="percentage" office:value="5.9" calcext:value-type="percentage">
            <text:p>590.00%</text:p>
          </table:table-cell>
          <table:table-cell office:value-type="percentage" office:value="7.5" calcext:value-type="percentage">
            <text:p>750.00%</text:p>
          </table:table-cell>
          <table:table-cell office:value-type="percentage" office:value="15.2" calcext:value-type="percentage">
            <text:p>1520.00%</text:p>
          </table:table-cell>
          <table:table-cell office:value-type="percentage" office:value="19.3" calcext:value-type="percentage">
            <text:p>1930.00%</text:p>
          </table:table-cell>
          <table:table-cell office:value-type="percentage" office:value="35" calcext:value-type="percentage">
            <text:p>3500.00%</text:p>
          </table:table-cell>
          <table:table-cell office:value-type="percentage" office:value="49.2" calcext:value-type="percentage">
            <text:p>492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CAN REPUBLIC</text:p>
          </table:table-cell>
          <table:table-cell table:number-columns-repeated="5"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UADOR</text:p>
          </table:table-cell>
          <table:table-cell table:number-columns-repeated="4" office:value-type="percentage" office:value="0" calcext:value-type="percentage">
            <text:p>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1.4" calcext:value-type="percentage">
            <text:p>140.00%</text:p>
          </table:table-cell>
          <table:table-cell office:value-type="percentage" office:value="3.3" calcext:value-type="percentage">
            <text:p>33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GYPT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 SALVADOR</text:p>
          </table:table-cell>
          <table:table-cell table:number-columns-repeated="4"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1.3" calcext:value-type="percentage">
            <text:p>13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3" calcext:value-type="percentage">
            <text:p>3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TONIA</text:p>
          </table:table-cell>
          <table:table-cell office:value-type="percentage" office:value="1.3" calcext:value-type="percentage">
            <text:p>130.00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2.2" calcext:value-type="percentage">
            <text:p>220.00%</text:p>
          </table:table-cell>
          <table:table-cell office:value-type="percentage" office:value="2.8" calcext:value-type="percentage">
            <text:p>280.00%</text:p>
          </table:table-cell>
          <table:table-cell office:value-type="percentage" office:value="6.9" calcext:value-type="percentage">
            <text:p>690.00%</text:p>
          </table:table-cell>
          <table:table-cell office:value-type="percentage" office:value="8.9" calcext:value-type="percentage">
            <text:p>890.00%</text:p>
          </table:table-cell>
          <table:table-cell office:value-type="percentage" office:value="13.9" calcext:value-type="percentage">
            <text:p>1390.00%</text:p>
          </table:table-cell>
          <table:table-cell office:value-type="percentage" office:value="26.7" calcext:value-type="percentage">
            <text:p>267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NLAND</text:p>
          </table:table-cell>
          <table:table-cell office:value-type="percentage" office:value="2.7" calcext:value-type="percentage">
            <text:p>270.00%</text:p>
          </table:table-cell>
          <table:table-cell office:value-type="percentage" office:value="4.5" calcext:value-type="percentage">
            <text:p>450.00%</text:p>
          </table:table-cell>
          <table:table-cell office:value-type="percentage" office:value="5.6" calcext:value-type="percentage">
            <text:p>560.00%</text:p>
          </table:table-cell>
          <table:table-cell office:value-type="percentage" office:value="7.2" calcext:value-type="percentage">
            <text:p>720.00%</text:p>
          </table:table-cell>
          <table:table-cell office:value-type="percentage" office:value="16.3" calcext:value-type="percentage">
            <text:p>1630.00%</text:p>
          </table:table-cell>
          <table:table-cell office:value-type="percentage" office:value="22.2" calcext:value-type="percentage">
            <text:p>2220.00%</text:p>
          </table:table-cell>
          <table:table-cell office:value-type="percentage" office:value="33.8" calcext:value-type="percentage">
            <text:p>3380.00%</text:p>
          </table:table-cell>
          <table:table-cell office:value-type="percentage" office:value="46.5" calcext:value-type="percentage">
            <text:p>465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ANCE</text:p>
          </table:table-cell>
          <table:table-cell office:value-type="percentage" office:value="1.1" calcext:value-type="percentage">
            <text:p>110.00%</text:p>
          </table:table-cell>
          <table:table-cell office:value-type="percentage" office:value="2.1" calcext:value-type="percentage">
            <text:p>210.00%</text:p>
          </table:table-cell>
          <table:table-cell table:number-columns-repeated="2" office:value-type="percentage" office:value="1.9" calcext:value-type="percentage">
            <text:p>190.00%</text:p>
          </table:table-cell>
          <table:table-cell office:value-type="percentage" office:value="4.5" calcext:value-type="percentage">
            <text:p>450.00%</text:p>
          </table:table-cell>
          <table:table-cell office:value-type="percentage" office:value="5" calcext:value-type="percentage">
            <text:p>500.00%</text:p>
          </table:table-cell>
          <table:table-cell office:value-type="percentage" office:value="12.3" calcext:value-type="percentage">
            <text:p>1230.00%</text:p>
          </table:table-cell>
          <table:table-cell office:value-type="percentage" office:value="18.1" calcext:value-type="percentage">
            <text:p>181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ORGIA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1" calcext:value-type="percentage">
            <text:p>10.00%</text:p>
          </table:table-cell>
          <table:table-cell office:value-type="percentage" office:value="1.1" calcext:value-type="percentage">
            <text:p>110.00%</text:p>
          </table:table-cell>
          <table:table-cell office:value-type="percentage" office:value="2.7" calcext:value-type="percentage">
            <text:p>270.00%</text:p>
          </table:table-cell>
          <table:table-cell office:value-type="percentage" office:value="9.6" calcext:value-type="percentage">
            <text:p>96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RMANY</text:p>
          </table:table-cell>
          <table:table-cell office:value-type="percentage" office:value="1.6" calcext:value-type="percentage">
            <text:p>160.00%</text:p>
          </table:table-cell>
          <table:table-cell office:value-type="percentage" office:value="3" calcext:value-type="percentage">
            <text:p>300.00%</text:p>
          </table:table-cell>
          <table:table-cell office:value-type="percentage" office:value="2.4" calcext:value-type="percentage">
            <text:p>240.00%</text:p>
          </table:table-cell>
          <table:table-cell office:value-type="percentage" office:value="4.1" calcext:value-type="percentage">
            <text:p>410.00%</text:p>
          </table:table-cell>
          <table:table-cell office:value-type="percentage" office:value="8.1" calcext:value-type="percentage">
            <text:p>810.00%</text:p>
          </table:table-cell>
          <table:table-cell office:value-type="percentage" office:value="12.8" calcext:value-type="percentage">
            <text:p>1280.00%</text:p>
          </table:table-cell>
          <table:table-cell office:value-type="percentage" office:value="20.5" calcext:value-type="percentage">
            <text:p>2050.00%</text:p>
          </table:table-cell>
          <table:table-cell office:value-type="percentage" office:value="31.3" calcext:value-type="percentage">
            <text:p>313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EECE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1.3" calcext:value-type="percentage">
            <text:p>130.00%</text:p>
          </table:table-cell>
          <table:table-cell office:value-type="percentage" office:value="1.1" calcext:value-type="percentage">
            <text:p>110.00%</text:p>
          </table:table-cell>
          <table:table-cell office:value-type="percentage" office:value="1.3" calcext:value-type="percentage">
            <text:p>130.00%</text:p>
          </table:table-cell>
          <table:table-cell office:value-type="percentage" office:value="1.6" calcext:value-type="percentage">
            <text:p>160.00%</text:p>
          </table:table-cell>
          <table:table-cell office:value-type="percentage" office:value="3.6" calcext:value-type="percentage">
            <text:p>360.00%</text:p>
          </table:table-cell>
          <table:table-cell office:value-type="percentage" office:value="4.2" calcext:value-type="percentage">
            <text:p>420.00%</text:p>
          </table:table-cell>
          <table:table-cell office:value-type="percentage" office:value="7.3" calcext:value-type="percentage">
            <text:p>73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UATEMALA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3" office:value-type="percentage" office:value="0.1" calcext:value-type="percentage">
            <text:p>10.00%</text:p>
          </table:table-cell>
          <table:table-cell table:number-columns-repeated="2" office:value-type="percentage" office:value="0.3" calcext:value-type="percentage">
            <text:p>30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NG KONG</text:p>
          </table:table-cell>
          <table:table-cell office:value-type="percentage" office:value="10.7" calcext:value-type="percentage">
            <text:p>1070.00%</text:p>
          </table:table-cell>
          <table:table-cell office:value-type="percentage" office:value="17.9" calcext:value-type="percentage">
            <text:p>1790.00%</text:p>
          </table:table-cell>
          <table:table-cell office:value-type="percentage" office:value="21.6" calcext:value-type="percentage">
            <text:p>2160.00%</text:p>
          </table:table-cell>
          <table:table-cell office:value-type="percentage" office:value="24.2" calcext:value-type="percentage">
            <text:p>2420.00%</text:p>
          </table:table-cell>
          <table:table-cell office:value-type="percentage" office:value="26.6" calcext:value-type="percentage">
            <text:p>2660.00%</text:p>
          </table:table-cell>
          <table:table-cell office:value-type="percentage" office:value="32.8" calcext:value-type="percentage">
            <text:p>3280.00%</text:p>
          </table:table-cell>
          <table:table-cell office:value-type="percentage" office:value="42.8" calcext:value-type="percentage">
            <text:p>4280.00%</text:p>
          </table:table-cell>
          <table:table-cell office:value-type="percentage" office:value="59.9" calcext:value-type="percentage">
            <text:p>599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NGARY</text:p>
          </table:table-cell>
          <table:table-cell office:value-type="percentage" office:value="1.3" calcext:value-type="percentage">
            <text:p>130.00%</text:p>
          </table:table-cell>
          <table:table-cell office:value-type="percentage" office:value="2.9" calcext:value-type="percentage">
            <text:p>290.00%</text:p>
          </table:table-cell>
          <table:table-cell office:value-type="percentage" office:value="3.5" calcext:value-type="percentage">
            <text:p>350.00%</text:p>
          </table:table-cell>
          <table:table-cell office:value-type="percentage" office:value="5" calcext:value-type="percentage">
            <text:p>500.00%</text:p>
          </table:table-cell>
          <table:table-cell office:value-type="percentage" office:value="8.2" calcext:value-type="percentage">
            <text:p>820.00%</text:p>
          </table:table-cell>
          <table:table-cell office:value-type="percentage" office:value="10.5" calcext:value-type="percentage">
            <text:p>1050.00%</text:p>
          </table:table-cell>
          <table:table-cell office:value-type="percentage" office:value="18.5" calcext:value-type="percentage">
            <text:p>1850.00%</text:p>
          </table:table-cell>
          <table:table-cell office:value-type="percentage" office:value="31.2" calcext:value-type="percentage">
            <text:p>312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ELAND</text:p>
          </table:table-cell>
          <table:table-cell office:value-type="percentage" office:value="2.2" calcext:value-type="percentage">
            <text:p>220.00%</text:p>
          </table:table-cell>
          <table:table-cell table:number-columns-repeated="2" office:value-type="percentage" office:value="4.2" calcext:value-type="percentage">
            <text:p>420.00%</text:p>
          </table:table-cell>
          <table:table-cell office:value-type="percentage" office:value="6.8" calcext:value-type="percentage">
            <text:p>680.00%</text:p>
          </table:table-cell>
          <table:table-cell office:value-type="percentage" office:value="6" calcext:value-type="percentage">
            <text:p>600.00%</text:p>
          </table:table-cell>
          <table:table-cell office:value-type="percentage" office:value="11.3" calcext:value-type="percentage">
            <text:p>1130.00%</text:p>
          </table:table-cell>
          <table:table-cell office:value-type="percentage" office:value="17.8" calcext:value-type="percentage">
            <text:p>1780.00%</text:p>
          </table:table-cell>
          <table:table-cell office:value-type="percentage" office:value="37.8" calcext:value-type="percentage">
            <text:p>378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DIA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1" calcext:value-type="percentage">
            <text:p>1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1.8" calcext:value-type="percentage">
            <text:p>18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5" calcext:value-type="percentage">
            <text:p>50.00%</text:p>
          </table:table-cell>
          <table:table-cell table:number-columns-repeated="4" office:value-type="percentage" office:value="0.1" calcext:value-type="percentage">
            <text:p>1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4" calcext:value-type="percentage">
            <text:p>4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RAN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4" calcext:value-type="percentage">
            <text:p>40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RELAND</text:p>
          </table:table-cell>
          <table:table-cell office:value-type="percentage" office:value="5.1" calcext:value-type="percentage">
            <text:p>510.00%</text:p>
          </table:table-cell>
          <table:table-cell office:value-type="percentage" office:value="5.7" calcext:value-type="percentage">
            <text:p>570.00%</text:p>
          </table:table-cell>
          <table:table-cell office:value-type="percentage" office:value="3.7" calcext:value-type="percentage">
            <text:p>370.00%</text:p>
          </table:table-cell>
          <table:table-cell office:value-type="percentage" office:value="5.5" calcext:value-type="percentage">
            <text:p>550.00%</text:p>
          </table:table-cell>
          <table:table-cell office:value-type="percentage" office:value="7.4" calcext:value-type="percentage">
            <text:p>740.00%</text:p>
          </table:table-cell>
          <table:table-cell office:value-type="percentage" office:value="12.2" calcext:value-type="percentage">
            <text:p>1220.00%</text:p>
          </table:table-cell>
          <table:table-cell office:value-type="percentage" office:value="25.8" calcext:value-type="percentage">
            <text:p>2580.00%</text:p>
          </table:table-cell>
          <table:table-cell office:value-type="percentage" office:value="38.7" calcext:value-type="percentage">
            <text:p>387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SRAEL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1.5" calcext:value-type="percentage">
            <text:p>150.00%</text:p>
          </table:table-cell>
          <table:table-cell office:value-type="percentage" office:value="1.4" calcext:value-type="percentage">
            <text:p>140.00%</text:p>
          </table:table-cell>
          <table:table-cell office:value-type="percentage" office:value="1.8" calcext:value-type="percentage">
            <text:p>180.00%</text:p>
          </table:table-cell>
          <table:table-cell office:value-type="percentage" office:value="5.1" calcext:value-type="percentage">
            <text:p>510.00%</text:p>
          </table:table-cell>
          <table:table-cell office:value-type="percentage" office:value="11.8" calcext:value-type="percentage">
            <text:p>1180.00%</text:p>
          </table:table-cell>
          <table:table-cell office:value-type="percentage" office:value="25.4" calcext:value-type="percentage">
            <text:p>2540.00%</text:p>
          </table:table-cell>
          <table:table-cell office:value-type="percentage" office:value="49" calcext:value-type="percentage">
            <text:p>490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TALY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1.5" calcext:value-type="percentage">
            <text:p>150.00%</text:p>
          </table:table-cell>
          <table:table-cell office:value-type="percentage" office:value="1.9" calcext:value-type="percentage">
            <text:p>190.00%</text:p>
          </table:table-cell>
          <table:table-cell office:value-type="percentage" office:value="2.8" calcext:value-type="percentage">
            <text:p>280.00%</text:p>
          </table:table-cell>
          <table:table-cell office:value-type="percentage" office:value="4.3" calcext:value-type="percentage">
            <text:p>430.00%</text:p>
          </table:table-cell>
          <table:table-cell office:value-type="percentage" office:value="7.3" calcext:value-type="percentage">
            <text:p>73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PAN</text:p>
          </table:table-cell>
          <table:table-cell office:value-type="percentage" office:value="22.1" calcext:value-type="percentage">
            <text:p>2210.00%</text:p>
          </table:table-cell>
          <table:table-cell office:value-type="percentage" office:value="24.9" calcext:value-type="percentage">
            <text:p>2490.00%</text:p>
          </table:table-cell>
          <table:table-cell office:value-type="percentage" office:value="25.5" calcext:value-type="percentage">
            <text:p>2550.00%</text:p>
          </table:table-cell>
          <table:table-cell office:value-type="percentage" office:value="26" calcext:value-type="percentage">
            <text:p>2600.00%</text:p>
          </table:table-cell>
          <table:table-cell office:value-type="percentage" office:value="37.3" calcext:value-type="percentage">
            <text:p>3730.00%</text:p>
          </table:table-cell>
          <table:table-cell office:value-type="percentage" office:value="41.2" calcext:value-type="percentage">
            <text:p>4120.00%</text:p>
          </table:table-cell>
          <table:table-cell office:value-type="percentage" office:value="54.4" calcext:value-type="percentage">
            <text:p>5440.00%</text:p>
          </table:table-cell>
          <table:table-cell office:value-type="percentage" office:value="55.9" calcext:value-type="percentage">
            <text:p>559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RDAN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1" calcext:value-type="percentage">
            <text:p>1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ZAKHSTAN</text:p>
          </table:table-cell>
          <table:table-cell table:number-columns-repeated="4"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4.7" calcext:value-type="percentage">
            <text:p>470.00%</text:p>
          </table:table-cell>
          <table:table-cell office:value-type="percentage" office:value="7.1" calcext:value-type="percentage">
            <text:p>71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NYA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number-columns-repeated="4" office:value-type="percentage" office:value="0" calcext:value-type="percentage">
            <text:p>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" calcext:value-type="percentage">
            <text:p>3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UWAIT</text:p>
          </table:table-cell>
          <table:table-cell office:value-type="percentage" office:value="1.2" calcext:value-type="percentage">
            <text:p>120.00%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percentage" office:value="0.1" calcext:value-type="percentage">
            <text:p>1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2.3" calcext:value-type="percentage">
            <text:p>230.00%</text:p>
          </table:table-cell>
          <table:table-cell office:value-type="percentage" office:value="5.4" calcext:value-type="percentage">
            <text:p>54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TVIA</text:p>
          </table:table-cell>
          <table:table-cell office:value-type="percentage" office:value="2.5" calcext:value-type="percentage">
            <text:p>250.00%</text:p>
          </table:table-cell>
          <table:table-cell office:value-type="percentage" office:value="9.5" calcext:value-type="percentage">
            <text:p>950.00%</text:p>
          </table:table-cell>
          <table:table-cell office:value-type="percentage" office:value="12.6" calcext:value-type="percentage">
            <text:p>1260.00%</text:p>
          </table:table-cell>
          <table:table-cell office:value-type="percentage" office:value="14.8" calcext:value-type="percentage">
            <text:p>1480.00%</text:p>
          </table:table-cell>
          <table:table-cell office:value-type="percentage" office:value="25.9" calcext:value-type="percentage">
            <text:p>2590.00%</text:p>
          </table:table-cell>
          <table:table-cell office:value-type="percentage" office:value="29.5" calcext:value-type="percentage">
            <text:p>2950.00%</text:p>
          </table:table-cell>
          <table:table-cell office:value-type="percentage" office:value="37.2" calcext:value-type="percentage">
            <text:p>3720.00%</text:p>
          </table:table-cell>
          <table:table-cell office:value-type="percentage" office:value="49.4" calcext:value-type="percentage">
            <text:p>494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BANON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2.8" calcext:value-type="percentage">
            <text:p>280.00%</text:p>
          </table:table-cell>
          <table:table-cell office:value-type="percentage" office:value="1.3" calcext:value-type="percentage">
            <text:p>13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2.5" calcext:value-type="percentage">
            <text:p>250.00%</text:p>
          </table:table-cell>
          <table:table-cell office:value-type="percentage" office:value="7.3" calcext:value-type="percentage">
            <text:p>730.00%</text:p>
          </table:table-cell>
          <table:table-cell office:value-type="percentage" office:value="10.4" calcext:value-type="percentage">
            <text:p>1040.00%</text:p>
          </table:table-cell>
          <table:table-cell office:value-type="percentage" office:value="23.1" calcext:value-type="percentage">
            <text:p>2310.00%</text:p>
          </table:table-cell>
          <table:table-cell office:value-type="percentage" office:value="43.3" calcext:value-type="percentage">
            <text:p>433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1.1" calcext:value-type="percentage">
            <text:p>110.00%</text:p>
          </table:table-cell>
          <table:table-cell office:value-type="percentage" office:value="1.4" calcext:value-type="percentage">
            <text:p>140.00%</text:p>
          </table:table-cell>
          <table:table-cell office:value-type="percentage" office:value="2.4" calcext:value-type="percentage">
            <text:p>240.00%</text:p>
          </table:table-cell>
          <table:table-cell office:value-type="percentage" office:value="3.1" calcext:value-type="percentage">
            <text:p>310.00%</text:p>
          </table:table-cell>
          <table:table-cell office:value-type="percentage" office:value="4.6" calcext:value-type="percentage">
            <text:p>460.00%</text:p>
          </table:table-cell>
          <table:table-cell office:value-type="percentage" office:value="9.5" calcext:value-type="percentage">
            <text:p>950.00%</text:p>
          </table:table-cell>
          <table:table-cell office:value-type="percentage" office:value="21.1" calcext:value-type="percentage">
            <text:p>211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AO</text:p>
          </table:table-cell>
          <table:table-cell table:number-columns-repeated="2" office:value-type="percentage" office:value="0.3" calcext:value-type="percentage">
            <text:p>3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2.2" calcext:value-type="percentage">
            <text:p>220.00%</text:p>
          </table:table-cell>
          <table:table-cell office:value-type="percentage" office:value="2.7" calcext:value-type="percentage">
            <text:p>270.00%</text:p>
          </table:table-cell>
          <table:table-cell office:value-type="percentage" office:value="4.2" calcext:value-type="percentage">
            <text:p>420.00%</text:p>
          </table:table-cell>
          <table:table-cell office:value-type="percentage" office:value="17" calcext:value-type="percentage">
            <text:p>1700.00%</text:p>
          </table:table-cell>
          <table:table-cell office:value-type="percentage" office:value="22.2" calcext:value-type="percentage">
            <text:p>222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EDONIA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1.8" calcext:value-type="percentage">
            <text:p>180.00%</text:p>
          </table:table-cell>
          <table:table-cell office:value-type="percentage" office:value="5.9" calcext:value-type="percentage">
            <text:p>59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AYSIA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1.3" calcext:value-type="percentage">
            <text:p>130.00%</text:p>
          </table:table-cell>
          <table:table-cell office:value-type="percentage" office:value="2.6" calcext:value-type="percentage">
            <text:p>260.00%</text:p>
          </table:table-cell>
          <table:table-cell office:value-type="percentage" office:value="3.8" calcext:value-type="percentage">
            <text:p>38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TA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1.7" calcext:value-type="percentage">
            <text:p>170.00%</text:p>
          </table:table-cell>
          <table:table-cell office:value-type="percentage" office:value="1.5" calcext:value-type="percentage">
            <text:p>150.00%</text:p>
          </table:table-cell>
          <table:table-cell office:value-type="percentage" office:value="15.1" calcext:value-type="percentage">
            <text:p>1510.00%</text:p>
          </table:table-cell>
          <table:table-cell office:value-type="percentage" office:value="30.7" calcext:value-type="percentage">
            <text:p>307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URITIUS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1.7" calcext:value-type="percentage">
            <text:p>17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XICO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2.2" calcext:value-type="percentage">
            <text:p>220.00%</text:p>
          </table:table-cell>
          <table:table-cell office:value-type="percentage" office:value="4.7" calcext:value-type="percentage">
            <text:p>47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LDOVA REPUBLIC OF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6.7" calcext:value-type="percentage">
            <text:p>670.00%</text:p>
          </table:table-cell>
          <table:table-cell office:value-type="percentage" office:value="3.8" calcext:value-type="percentage">
            <text:p>380.00%</text:p>
          </table:table-cell>
          <table:table-cell office:value-type="percentage" office:value="4.8" calcext:value-type="percentage">
            <text:p>480.00%</text:p>
          </table:table-cell>
          <table:table-cell office:value-type="percentage" office:value="18.1" calcext:value-type="percentage">
            <text:p>1810.00%</text:p>
          </table:table-cell>
          <table:table-cell office:value-type="percentage" office:value="25" calcext:value-type="percentage">
            <text:p>2500.00%</text:p>
          </table:table-cell>
          <table:table-cell office:value-type="percentage" office:value="32.6" calcext:value-type="percentage">
            <text:p>326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ROCCO</text:p>
          </table:table-cell>
          <table:table-cell table:number-columns-repeated="7"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PAL</text:p>
          </table:table-cell>
          <table:table-cell table:number-columns-repeated="2" office:value-type="percentage" office:value="0.8" calcext:value-type="percentage">
            <text:p>80.00%</text:p>
          </table:table-cell>
          <table:table-cell office:value-type="percentage" office:value="2.2" calcext:value-type="percentage">
            <text:p>2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9" calcext:value-type="percentage">
            <text:p>9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percentage" office:value="3.1" calcext:value-type="percentage">
            <text:p>310.00%</text:p>
          </table:table-cell>
          <table:table-cell office:value-type="percentage" office:value="7" calcext:value-type="percentage">
            <text:p>700.00%</text:p>
          </table:table-cell>
          <table:table-cell office:value-type="percentage" office:value="9.1" calcext:value-type="percentage">
            <text:p>910.00%</text:p>
          </table:table-cell>
          <table:table-cell office:value-type="percentage" office:value="15.8" calcext:value-type="percentage">
            <text:p>1580.00%</text:p>
          </table:table-cell>
          <table:table-cell office:value-type="percentage" office:value="22.2" calcext:value-type="percentage">
            <text:p>2220.00%</text:p>
          </table:table-cell>
          <table:table-cell office:value-type="percentage" office:value="28.8" calcext:value-type="percentage">
            <text:p>2880.00%</text:p>
          </table:table-cell>
          <table:table-cell office:value-type="percentage" office:value="43.7" calcext:value-type="percentage">
            <text:p>4370.00%</text:p>
          </table:table-cell>
          <table:table-cell office:value-type="percentage" office:value="61.4" calcext:value-type="percentage">
            <text:p>614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1.3" calcext:value-type="percentage">
            <text:p>130.00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1.7" calcext:value-type="percentage">
            <text:p>170.00%</text:p>
          </table:table-cell>
          <table:table-cell office:value-type="percentage" office:value="2.3" calcext:value-type="percentage">
            <text:p>230.00%</text:p>
          </table:table-cell>
          <table:table-cell office:value-type="percentage" office:value="3.3" calcext:value-type="percentage">
            <text:p>330.00%</text:p>
          </table:table-cell>
          <table:table-cell office:value-type="percentage" office:value="7.4" calcext:value-type="percentage">
            <text:p>740.00%</text:p>
          </table:table-cell>
          <table:table-cell office:value-type="percentage" office:value="20.6" calcext:value-type="percentage">
            <text:p>206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RWAY</text:p>
          </table:table-cell>
          <table:table-cell office:value-type="percentage" office:value="3.9" calcext:value-type="percentage">
            <text:p>390.00%</text:p>
          </table:table-cell>
          <table:table-cell table:number-columns-repeated="2" office:value-type="percentage" office:value="6.3" calcext:value-type="percentage">
            <text:p>630.00%</text:p>
          </table:table-cell>
          <table:table-cell office:value-type="percentage" office:value="6" calcext:value-type="percentage">
            <text:p>600.00%</text:p>
          </table:table-cell>
          <table:table-cell office:value-type="percentage" office:value="11" calcext:value-type="percentage">
            <text:p>1100.00%</text:p>
          </table:table-cell>
          <table:table-cell office:value-type="percentage" office:value="19.2" calcext:value-type="percentage">
            <text:p>1920.00%</text:p>
          </table:table-cell>
          <table:table-cell office:value-type="percentage" office:value="30.3" calcext:value-type="percentage">
            <text:p>3030.00%</text:p>
          </table:table-cell>
          <table:table-cell office:value-type="percentage" office:value="45.6" calcext:value-type="percentage">
            <text:p>456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KISTAN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LESTINE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4" office:value-type="percentage" office:value="0" calcext:value-type="percentage">
            <text:p>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4" calcext:value-type="percentage">
            <text:p>4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NAMA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.2" calcext:value-type="percentage">
            <text:p>2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1.1" calcext:value-type="percentage">
            <text:p>11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AGUAY</text:p>
          </table:table-cell>
          <table:table-cell table:number-columns-repeated="7"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RU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3"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2.5" calcext:value-type="percentage">
            <text:p>25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ILIPPINES</text:p>
          </table:table-cell>
          <table:table-cell table:number-columns-repeated="5"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LAND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1.4" calcext:value-type="percentage">
            <text:p>140.00%</text:p>
          </table:table-cell>
          <table:table-cell office:value-type="percentage" office:value="1.6" calcext:value-type="percentage">
            <text:p>160.00%</text:p>
          </table:table-cell>
          <table:table-cell office:value-type="percentage" office:value="2.8" calcext:value-type="percentage">
            <text:p>280.00%</text:p>
          </table:table-cell>
          <table:table-cell office:value-type="percentage" office:value="5.6" calcext:value-type="percentage">
            <text:p>560.00%</text:p>
          </table:table-cell>
          <table:table-cell office:value-type="percentage" office:value="12.4" calcext:value-type="percentage">
            <text:p>1240.00%</text:p>
          </table:table-cell>
          <table:table-cell office:value-type="percentage" office:value="18" calcext:value-type="percentage">
            <text:p>1800.00%</text:p>
          </table:table-cell>
          <table:table-cell office:value-type="percentage" office:value="32.2" calcext:value-type="percentage">
            <text:p>322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RTUGAL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1.2" calcext:value-type="percentage">
            <text:p>120.00%</text:p>
          </table:table-cell>
          <table:table-cell office:value-type="percentage" office:value="2" calcext:value-type="percentage">
            <text:p>200.00%</text:p>
          </table:table-cell>
          <table:table-cell office:value-type="percentage" office:value="4.2" calcext:value-type="percentage">
            <text:p>420.00%</text:p>
          </table:table-cell>
          <table:table-cell office:value-type="percentage" office:value="6.8" calcext:value-type="percentage">
            <text:p>680.00%</text:p>
          </table:table-cell>
          <table:table-cell office:value-type="percentage" office:value="5" calcext:value-type="percentage">
            <text:p>500.00%</text:p>
          </table:table-cell>
          <table:table-cell office:value-type="percentage" office:value="11.9" calcext:value-type="percentage">
            <text:p>1190.00%</text:p>
          </table:table-cell>
          <table:table-cell office:value-type="percentage" office:value="31" calcext:value-type="percentage">
            <text:p>310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1.3" calcext:value-type="percentage">
            <text:p>13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2" calcext:value-type="percentage">
            <text:p>200.00%</text:p>
          </table:table-cell>
          <table:table-cell office:value-type="percentage" office:value="1.6" calcext:value-type="percentage">
            <text:p>160.00%</text:p>
          </table:table-cell>
          <table:table-cell office:value-type="percentage" office:value="9.6" calcext:value-type="percentage">
            <text:p>960.00%</text:p>
          </table:table-cell>
          <table:table-cell office:value-type="percentage" office:value="21.6" calcext:value-type="percentage">
            <text:p>216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ATAR</text:p>
          </table:table-cell>
          <table:table-cell table:number-columns-repeated="5" office:value-type="percentage" office:value="0.2" calcext:value-type="percentage">
            <text:p>20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2" calcext:value-type="percentage">
            <text:p>200.00%</text:p>
          </table:table-cell>
          <table:table-cell office:value-type="percentage" office:value="21.3" calcext:value-type="percentage">
            <text:p>213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MANIA</text:p>
          </table:table-cell>
          <table:table-cell office:value-type="percentage" office:value="2.4" calcext:value-type="percentage">
            <text:p>240.00%</text:p>
          </table:table-cell>
          <table:table-cell office:value-type="percentage" office:value="12" calcext:value-type="percentage">
            <text:p>1200.00%</text:p>
          </table:table-cell>
          <table:table-cell office:value-type="percentage" office:value="14.1" calcext:value-type="percentage">
            <text:p>1410.00%</text:p>
          </table:table-cell>
          <table:table-cell office:value-type="percentage" office:value="14.4" calcext:value-type="percentage">
            <text:p>1440.00%</text:p>
          </table:table-cell>
          <table:table-cell office:value-type="percentage" office:value="13.1" calcext:value-type="percentage">
            <text:p>1310.00%</text:p>
          </table:table-cell>
          <table:table-cell office:value-type="percentage" office:value="19" calcext:value-type="percentage">
            <text:p>1900.00%</text:p>
          </table:table-cell>
          <table:table-cell office:value-type="percentage" office:value="30.8" calcext:value-type="percentage">
            <text:p>3080.00%</text:p>
          </table:table-cell>
          <table:table-cell office:value-type="percentage" office:value="59.3" calcext:value-type="percentage">
            <text:p>593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SSIA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1.5" calcext:value-type="percentage">
            <text:p>150.00%</text:p>
          </table:table-cell>
          <table:table-cell office:value-type="percentage" office:value="1.1" calcext:value-type="percentage">
            <text:p>110.00%</text:p>
          </table:table-cell>
          <table:table-cell office:value-type="percentage" office:value="2.3" calcext:value-type="percentage">
            <text:p>230.00%</text:p>
          </table:table-cell>
          <table:table-cell office:value-type="percentage" office:value="6.5" calcext:value-type="percentage">
            <text:p>650.00%</text:p>
          </table:table-cell>
          <table:table-cell office:value-type="percentage" office:value="12.2" calcext:value-type="percentage">
            <text:p>1220.00%</text:p>
          </table:table-cell>
          <table:table-cell office:value-type="percentage" office:value="27.2" calcext:value-type="percentage">
            <text:p>2720.00%</text:p>
          </table:table-cell>
          <table:table-cell office:value-type="percentage" office:value="32.7" calcext:value-type="percentage">
            <text:p>327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3" calcext:value-type="percentage">
            <text:p>30.00%</text:p>
          </table:table-cell>
          <table:table-cell table:number-columns-repeated="4" office:value-type="percentage" office:value="0.1" calcext:value-type="percentage">
            <text:p>10.00%</text:p>
          </table:table-cell>
          <table:table-cell office:value-type="percentage" office:value="0.5" calcext:value-type="percentage">
            <text:p>5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BIA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1.5" calcext:value-type="percentage">
            <text:p>150.00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11" calcext:value-type="percentage">
            <text:p>110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percentage" office:value="3.4" calcext:value-type="percentage">
            <text:p>340.00%</text:p>
          </table:table-cell>
          <table:table-cell office:value-type="percentage" office:value="3.6" calcext:value-type="percentage">
            <text:p>360.00%</text:p>
          </table:table-cell>
          <table:table-cell office:value-type="percentage" office:value="1.3" calcext:value-type="percentage">
            <text:p>130.00%</text:p>
          </table:table-cell>
          <table:table-cell office:value-type="percentage" office:value="3.1" calcext:value-type="percentage">
            <text:p>310.00%</text:p>
          </table:table-cell>
          <table:table-cell office:value-type="percentage" office:value="7.6" calcext:value-type="percentage">
            <text:p>760.00%</text:p>
          </table:table-cell>
          <table:table-cell office:value-type="percentage" office:value="13.5" calcext:value-type="percentage">
            <text:p>1350.00%</text:p>
          </table:table-cell>
          <table:table-cell office:value-type="percentage" office:value="21.2" calcext:value-type="percentage">
            <text:p>2120.00%</text:p>
          </table:table-cell>
          <table:table-cell office:value-type="percentage" office:value="46.6" calcext:value-type="percentage">
            <text:p>466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OVAKIA</text:p>
          </table:table-cell>
          <table:table-cell office:value-type="percentage" office:value="5.8" calcext:value-type="percentage">
            <text:p>580.00%</text:p>
          </table:table-cell>
          <table:table-cell office:value-type="percentage" office:value="6.8" calcext:value-type="percentage">
            <text:p>680.00%</text:p>
          </table:table-cell>
          <table:table-cell office:value-type="percentage" office:value="5.2" calcext:value-type="percentage">
            <text:p>520.00%</text:p>
          </table:table-cell>
          <table:table-cell office:value-type="percentage" office:value="6.4" calcext:value-type="percentage">
            <text:p>640.00%</text:p>
          </table:table-cell>
          <table:table-cell office:value-type="percentage" office:value="10" calcext:value-type="percentage">
            <text:p>1000.00%</text:p>
          </table:table-cell>
          <table:table-cell office:value-type="percentage" office:value="9.2" calcext:value-type="percentage">
            <text:p>920.00%</text:p>
          </table:table-cell>
          <table:table-cell office:value-type="percentage" office:value="14.6" calcext:value-type="percentage">
            <text:p>1460.00%</text:p>
          </table:table-cell>
          <table:table-cell office:value-type="percentage" office:value="24" calcext:value-type="percentage">
            <text:p>240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OVENIA</text:p>
          </table:table-cell>
          <table:table-cell office:value-type="percentage" office:value="2" calcext:value-type="percentage">
            <text:p>200.00%</text:p>
          </table:table-cell>
          <table:table-cell office:value-type="percentage" office:value="2.9" calcext:value-type="percentage">
            <text:p>290.00%</text:p>
          </table:table-cell>
          <table:table-cell office:value-type="percentage" office:value="3.5" calcext:value-type="percentage">
            <text:p>350.00%</text:p>
          </table:table-cell>
          <table:table-cell office:value-type="percentage" office:value="3.1" calcext:value-type="percentage">
            <text:p>310.00%</text:p>
          </table:table-cell>
          <table:table-cell office:value-type="percentage" office:value="5.1" calcext:value-type="percentage">
            <text:p>510.00%</text:p>
          </table:table-cell>
          <table:table-cell office:value-type="percentage" office:value="8.2" calcext:value-type="percentage">
            <text:p>820.00%</text:p>
          </table:table-cell>
          <table:table-cell office:value-type="percentage" office:value="12.2" calcext:value-type="percentage">
            <text:p>1220.00%</text:p>
          </table:table-cell>
          <table:table-cell office:value-type="percentage" office:value="22.8" calcext:value-type="percentage">
            <text:p>228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percentage" office:value="0.2" calcext:value-type="percentage">
            <text:p>2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1.6" calcext:value-type="percentage">
            <text:p>160.00%</text:p>
          </table:table-cell>
          <table:table-cell office:value-type="percentage" office:value="1.4" calcext:value-type="percentage">
            <text:p>140.00%</text:p>
          </table:table-cell>
          <table:table-cell office:value-type="percentage" office:value="3" calcext:value-type="percentage">
            <text:p>30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percentage" office:value="30.6" calcext:value-type="percentage">
            <text:p>3060.00%</text:p>
          </table:table-cell>
          <table:table-cell office:value-type="percentage" office:value="29.8" calcext:value-type="percentage">
            <text:p>2980.00%</text:p>
          </table:table-cell>
          <table:table-cell office:value-type="percentage" office:value="36.8" calcext:value-type="percentage">
            <text:p>3680.00%</text:p>
          </table:table-cell>
          <table:table-cell office:value-type="percentage" office:value="26.6" calcext:value-type="percentage">
            <text:p>2660.00%</text:p>
          </table:table-cell>
          <table:table-cell office:value-type="percentage" office:value="52.5" calcext:value-type="percentage">
            <text:p>5250.00%</text:p>
          </table:table-cell>
          <table:table-cell office:value-type="percentage" office:value="31.2" calcext:value-type="percentage">
            <text:p>3120.00%</text:p>
          </table:table-cell>
          <table:table-cell table:number-columns-repeated="2" office:value-type="percentage" office:value="76.9" calcext:value-type="percentage">
            <text:p>769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IN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1.5" calcext:value-type="percentage">
            <text:p>150.00%</text:p>
          </table:table-cell>
          <table:table-cell office:value-type="percentage" office:value="4.1" calcext:value-type="percentage">
            <text:p>410.00%</text:p>
          </table:table-cell>
          <table:table-cell office:value-type="percentage" office:value="5.5" calcext:value-type="percentage">
            <text:p>550.00%</text:p>
          </table:table-cell>
          <table:table-cell office:value-type="percentage" office:value="15.8" calcext:value-type="percentage">
            <text:p>1580.00%</text:p>
          </table:table-cell>
          <table:table-cell office:value-type="percentage" office:value="27.1" calcext:value-type="percentage">
            <text:p>271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RI LANKA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" calcext:value-type="percentage">
            <text:p>50.00%</text:p>
          </table:table-cell>
          <table:table-cell table:number-columns-repeated="3" office:value-type="percentage" office:value="0.1" calcext:value-type="percentage">
            <text:p>1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1.5" calcext:value-type="percentage">
            <text:p>15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EDEN</text:p>
          </table:table-cell>
          <table:table-cell office:value-type="percentage" office:value="6.9" calcext:value-type="percentage">
            <text:p>690.00%</text:p>
          </table:table-cell>
          <table:table-cell office:value-type="percentage" office:value="15.3" calcext:value-type="percentage">
            <text:p>1530.00%</text:p>
          </table:table-cell>
          <table:table-cell office:value-type="percentage" office:value="13.6" calcext:value-type="percentage">
            <text:p>1360.00%</text:p>
          </table:table-cell>
          <table:table-cell office:value-type="percentage" office:value="9.4" calcext:value-type="percentage">
            <text:p>940.00%</text:p>
          </table:table-cell>
          <table:table-cell office:value-type="percentage" office:value="14.1" calcext:value-type="percentage">
            <text:p>1410.00%</text:p>
          </table:table-cell>
          <table:table-cell office:value-type="percentage" office:value="25.2" calcext:value-type="percentage">
            <text:p>2520.00%</text:p>
          </table:table-cell>
          <table:table-cell office:value-type="percentage" office:value="33.7" calcext:value-type="percentage">
            <text:p>3370.00%</text:p>
          </table:table-cell>
          <table:table-cell office:value-type="percentage" office:value="52.2" calcext:value-type="percentage">
            <text:p>522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percentage" office:value="3" calcext:value-type="percentage">
            <text:p>300.00%</text:p>
          </table:table-cell>
          <table:table-cell office:value-type="percentage" office:value="5.4" calcext:value-type="percentage">
            <text:p>540.00%</text:p>
          </table:table-cell>
          <table:table-cell office:value-type="percentage" office:value="4.9" calcext:value-type="percentage">
            <text:p>490.00%</text:p>
          </table:table-cell>
          <table:table-cell office:value-type="percentage" office:value="8.5" calcext:value-type="percentage">
            <text:p>850.00%</text:p>
          </table:table-cell>
          <table:table-cell office:value-type="percentage" office:value="18.7" calcext:value-type="percentage">
            <text:p>1870.00%</text:p>
          </table:table-cell>
          <table:table-cell office:value-type="percentage" office:value="30.3" calcext:value-type="percentage">
            <text:p>3030.00%</text:p>
          </table:table-cell>
          <table:table-cell office:value-type="percentage" office:value="45.1" calcext:value-type="percentage">
            <text:p>4510.00%</text:p>
          </table:table-cell>
          <table:table-cell office:value-type="percentage" office:value="58.5" calcext:value-type="percentage">
            <text:p>585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RIA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3.6" calcext:value-type="percentage">
            <text:p>360.00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1" calcext:value-type="percentage">
            <text:p>10.00%</text:p>
          </table:table-cell>
          <table:table-cell office:value-type="percentage" office:value="0.4" calcext:value-type="percentage">
            <text:p>4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IWAN</text:p>
          </table:table-cell>
          <table:table-cell office:value-type="percentage" office:value="4" calcext:value-type="percentage">
            <text:p>400.00%</text:p>
          </table:table-cell>
          <table:table-cell office:value-type="percentage" office:value="6.4" calcext:value-type="percentage">
            <text:p>640.00%</text:p>
          </table:table-cell>
          <table:table-cell office:value-type="percentage" office:value="5.3" calcext:value-type="percentage">
            <text:p>530.00%</text:p>
          </table:table-cell>
          <table:table-cell office:value-type="percentage" office:value="2.9" calcext:value-type="percentage">
            <text:p>290.00%</text:p>
          </table:table-cell>
          <table:table-cell office:value-type="percentage" office:value="2.5" calcext:value-type="percentage">
            <text:p>250.00%</text:p>
          </table:table-cell>
          <table:table-cell office:value-type="percentage" office:value="4.1" calcext:value-type="percentage">
            <text:p>410.00%</text:p>
          </table:table-cell>
          <table:table-cell office:value-type="percentage" office:value="26" calcext:value-type="percentage">
            <text:p>2600.00%</text:p>
          </table:table-cell>
          <table:table-cell office:value-type="percentage" office:value="35.3" calcext:value-type="percentage">
            <text:p>353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AILAND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1.9" calcext:value-type="percentage">
            <text:p>190.00%</text:p>
          </table:table-cell>
          <table:table-cell office:value-type="percentage" office:value="2.5" calcext:value-type="percentage">
            <text:p>250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1.5" calcext:value-type="percentage">
            <text:p>150.00%</text:p>
          </table:table-cell>
          <table:table-cell office:value-type="percentage" office:value="4.1" calcext:value-type="percentage">
            <text:p>410.00%</text:p>
          </table:table-cell>
          <table:table-cell office:value-type="percentage" office:value="13.9" calcext:value-type="percentage">
            <text:p>139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INIDAD AND TOBAGO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3.3" calcext:value-type="percentage">
            <text:p>330.00%</text:p>
          </table:table-cell>
          <table:table-cell office:value-type="percentage" office:value="9.2" calcext:value-type="percentage">
            <text:p>92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UNISIA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2" office:value-type="percentage" office:value="0.2" calcext:value-type="percentage">
            <text:p>2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URKEY</text:p>
          </table:table-cell>
          <table:table-cell table:number-columns-repeated="3" office:value-type="percentage" office:value="0.3" calcext:value-type="percentage">
            <text:p>3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8.9" calcext:value-type="percentage">
            <text:p>89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ALABAMA</text:p>
          </table:table-cell>
          <table:table-cell office:value-type="percentage" office:value="2.7" calcext:value-type="percentage">
            <text:p>270.00%</text:p>
          </table:table-cell>
          <table:table-cell office:value-type="percentage" office:value="4.4" calcext:value-type="percentage">
            <text:p>440.00%</text:p>
          </table:table-cell>
          <table:table-cell office:value-type="percentage" office:value="2.7" calcext:value-type="percentage">
            <text:p>270.00%</text:p>
          </table:table-cell>
          <table:table-cell office:value-type="percentage" office:value="3.9" calcext:value-type="percentage">
            <text:p>390.00%</text:p>
          </table:table-cell>
          <table:table-cell office:value-type="percentage" office:value="8.7" calcext:value-type="percentage">
            <text:p>870.00%</text:p>
          </table:table-cell>
          <table:table-cell office:value-type="percentage" office:value="13.9" calcext:value-type="percentage">
            <text:p>1390.00%</text:p>
          </table:table-cell>
          <table:table-cell office:value-type="percentage" office:value="32.5" calcext:value-type="percentage">
            <text:p>3250.00%</text:p>
          </table:table-cell>
          <table:table-cell office:value-type="percentage" office:value="43.2" calcext:value-type="percentage">
            <text:p>432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ALASKA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1.2" calcext:value-type="percentage">
            <text:p>120.00%</text:p>
          </table:table-cell>
          <table:table-cell office:value-type="percentage" office:value="2.7" calcext:value-type="percentage">
            <text:p>270.00%</text:p>
          </table:table-cell>
          <table:table-cell office:value-type="percentage" office:value="7.4" calcext:value-type="percentage">
            <text:p>740.00%</text:p>
          </table:table-cell>
          <table:table-cell office:value-type="percentage" office:value="10" calcext:value-type="percentage">
            <text:p>1000.00%</text:p>
          </table:table-cell>
          <table:table-cell office:value-type="percentage" office:value="21.5" calcext:value-type="percentage">
            <text:p>2150.00%</text:p>
          </table:table-cell>
          <table:table-cell office:value-type="percentage" office:value="30.4" calcext:value-type="percentage">
            <text:p>304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ARIZONA</text:p>
          </table:table-cell>
          <table:table-cell office:value-type="percentage" office:value="1.4" calcext:value-type="percentage">
            <text:p>140.00%</text:p>
          </table:table-cell>
          <table:table-cell office:value-type="percentage" office:value="3" calcext:value-type="percentage">
            <text:p>300.00%</text:p>
          </table:table-cell>
          <table:table-cell table:number-columns-repeated="2" office:value-type="percentage" office:value="3.2" calcext:value-type="percentage">
            <text:p>320.00%</text:p>
          </table:table-cell>
          <table:table-cell office:value-type="percentage" office:value="6.6" calcext:value-type="percentage">
            <text:p>660.00%</text:p>
          </table:table-cell>
          <table:table-cell office:value-type="percentage" office:value="13.6" calcext:value-type="percentage">
            <text:p>1360.00%</text:p>
          </table:table-cell>
          <table:table-cell office:value-type="percentage" office:value="29.1" calcext:value-type="percentage">
            <text:p>2910.00%</text:p>
          </table:table-cell>
          <table:table-cell office:value-type="percentage" office:value="39.4" calcext:value-type="percentage">
            <text:p>394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ARKANSAS</text:p>
          </table:table-cell>
          <table:table-cell office:value-type="percentage" office:value="1.2" calcext:value-type="percentage">
            <text:p>120.00%</text:p>
          </table:table-cell>
          <table:table-cell office:value-type="percentage" office:value="1.3" calcext:value-type="percentage">
            <text:p>130.00%</text:p>
          </table:table-cell>
          <table:table-cell office:value-type="percentage" office:value="1.2" calcext:value-type="percentage">
            <text:p>120.00%</text:p>
          </table:table-cell>
          <table:table-cell office:value-type="percentage" office:value="1.6" calcext:value-type="percentage">
            <text:p>160.00%</text:p>
          </table:table-cell>
          <table:table-cell office:value-type="percentage" office:value="2.7" calcext:value-type="percentage">
            <text:p>270.00%</text:p>
          </table:table-cell>
          <table:table-cell office:value-type="percentage" office:value="4.2" calcext:value-type="percentage">
            <text:p>420.00%</text:p>
          </table:table-cell>
          <table:table-cell office:value-type="percentage" office:value="17.9" calcext:value-type="percentage">
            <text:p>1790.00%</text:p>
          </table:table-cell>
          <table:table-cell office:value-type="percentage" office:value="26.7" calcext:value-type="percentage">
            <text:p>267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CALIFORNIA</text:p>
          </table:table-cell>
          <table:table-cell office:value-type="percentage" office:value="5" calcext:value-type="percentage">
            <text:p>500.00%</text:p>
          </table:table-cell>
          <table:table-cell office:value-type="percentage" office:value="7" calcext:value-type="percentage">
            <text:p>700.00%</text:p>
          </table:table-cell>
          <table:table-cell office:value-type="percentage" office:value="7.1" calcext:value-type="percentage">
            <text:p>710.00%</text:p>
          </table:table-cell>
          <table:table-cell office:value-type="percentage" office:value="9.5" calcext:value-type="percentage">
            <text:p>950.00%</text:p>
          </table:table-cell>
          <table:table-cell office:value-type="percentage" office:value="12.9" calcext:value-type="percentage">
            <text:p>1290.00%</text:p>
          </table:table-cell>
          <table:table-cell office:value-type="percentage" office:value="23.9" calcext:value-type="percentage">
            <text:p>2390.00%</text:p>
          </table:table-cell>
          <table:table-cell office:value-type="percentage" office:value="35.1" calcext:value-type="percentage">
            <text:p>3510.00%</text:p>
          </table:table-cell>
          <table:table-cell office:value-type="percentage" office:value="48.8" calcext:value-type="percentage">
            <text:p>488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COLORADO</text:p>
          </table:table-cell>
          <table:table-cell office:value-type="percentage" office:value="2.4" calcext:value-type="percentage">
            <text:p>240.00%</text:p>
          </table:table-cell>
          <table:table-cell office:value-type="percentage" office:value="3.4" calcext:value-type="percentage">
            <text:p>340.00%</text:p>
          </table:table-cell>
          <table:table-cell office:value-type="percentage" office:value="3.8" calcext:value-type="percentage">
            <text:p>380.00%</text:p>
          </table:table-cell>
          <table:table-cell office:value-type="percentage" office:value="4.3" calcext:value-type="percentage">
            <text:p>430.00%</text:p>
          </table:table-cell>
          <table:table-cell office:value-type="percentage" office:value="9.9" calcext:value-type="percentage">
            <text:p>990.00%</text:p>
          </table:table-cell>
          <table:table-cell office:value-type="percentage" office:value="20.1" calcext:value-type="percentage">
            <text:p>2010.00%</text:p>
          </table:table-cell>
          <table:table-cell office:value-type="percentage" office:value="33" calcext:value-type="percentage">
            <text:p>3300.00%</text:p>
          </table:table-cell>
          <table:table-cell office:value-type="percentage" office:value="41.2" calcext:value-type="percentage">
            <text:p>412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CONNECTICUT</text:p>
          </table:table-cell>
          <table:table-cell office:value-type="percentage" office:value="7.3" calcext:value-type="percentage">
            <text:p>730.00%</text:p>
          </table:table-cell>
          <table:table-cell office:value-type="percentage" office:value="9.1" calcext:value-type="percentage">
            <text:p>910.00%</text:p>
          </table:table-cell>
          <table:table-cell table:number-columns-repeated="2" office:value-type="percentage" office:value="7.5" calcext:value-type="percentage">
            <text:p>750.00%</text:p>
          </table:table-cell>
          <table:table-cell office:value-type="percentage" office:value="21.5" calcext:value-type="percentage">
            <text:p>2150.00%</text:p>
          </table:table-cell>
          <table:table-cell office:value-type="percentage" office:value="33" calcext:value-type="percentage">
            <text:p>3300.00%</text:p>
          </table:table-cell>
          <table:table-cell office:value-type="percentage" office:value="46.7" calcext:value-type="percentage">
            <text:p>4670.00%</text:p>
          </table:table-cell>
          <table:table-cell office:value-type="percentage" office:value="58.5" calcext:value-type="percentage">
            <text:p>585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DELAWARE</text:p>
          </table:table-cell>
          <table:table-cell office:value-type="percentage" office:value="11.6" calcext:value-type="percentage">
            <text:p>1160.00%</text:p>
          </table:table-cell>
          <table:table-cell office:value-type="percentage" office:value="13.8" calcext:value-type="percentage">
            <text:p>1380.00%</text:p>
          </table:table-cell>
          <table:table-cell office:value-type="percentage" office:value="14.8" calcext:value-type="percentage">
            <text:p>1480.00%</text:p>
          </table:table-cell>
          <table:table-cell office:value-type="percentage" office:value="12.7" calcext:value-type="percentage">
            <text:p>1270.00%</text:p>
          </table:table-cell>
          <table:table-cell office:value-type="percentage" office:value="32.6" calcext:value-type="percentage">
            <text:p>3260.00%</text:p>
          </table:table-cell>
          <table:table-cell office:value-type="percentage" office:value="37.3" calcext:value-type="percentage">
            <text:p>3730.00%</text:p>
          </table:table-cell>
          <table:table-cell office:value-type="percentage" office:value="48.4" calcext:value-type="percentage">
            <text:p>4840.00%</text:p>
          </table:table-cell>
          <table:table-cell office:value-type="percentage" office:value="73.7" calcext:value-type="percentage">
            <text:p>737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DISTRICT OF COLUMBIA</text:p>
          </table:table-cell>
          <table:table-cell office:value-type="percentage" office:value="6.8" calcext:value-type="percentage">
            <text:p>680.00%</text:p>
          </table:table-cell>
          <table:table-cell office:value-type="percentage" office:value="9.5" calcext:value-type="percentage">
            <text:p>950.00%</text:p>
          </table:table-cell>
          <table:table-cell office:value-type="percentage" office:value="7.5" calcext:value-type="percentage">
            <text:p>750.00%</text:p>
          </table:table-cell>
          <table:table-cell office:value-type="percentage" office:value="8.2" calcext:value-type="percentage">
            <text:p>820.00%</text:p>
          </table:table-cell>
          <table:table-cell office:value-type="percentage" office:value="14.9" calcext:value-type="percentage">
            <text:p>1490.00%</text:p>
          </table:table-cell>
          <table:table-cell office:value-type="percentage" office:value="39.4" calcext:value-type="percentage">
            <text:p>3940.00%</text:p>
          </table:table-cell>
          <table:table-cell office:value-type="percentage" office:value="36.1" calcext:value-type="percentage">
            <text:p>3610.00%</text:p>
          </table:table-cell>
          <table:table-cell office:value-type="percentage" office:value="51.5" calcext:value-type="percentage">
            <text:p>515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FLORIDA</text:p>
          </table:table-cell>
          <table:table-cell office:value-type="percentage" office:value="1.6" calcext:value-type="percentage">
            <text:p>160.00%</text:p>
          </table:table-cell>
          <table:table-cell office:value-type="percentage" office:value="2.4" calcext:value-type="percentage">
            <text:p>240.00%</text:p>
          </table:table-cell>
          <table:table-cell office:value-type="percentage" office:value="2.8" calcext:value-type="percentage">
            <text:p>280.00%</text:p>
          </table:table-cell>
          <table:table-cell office:value-type="percentage" office:value="4.4" calcext:value-type="percentage">
            <text:p>440.00%</text:p>
          </table:table-cell>
          <table:table-cell office:value-type="percentage" office:value="11.2" calcext:value-type="percentage">
            <text:p>1120.00%</text:p>
          </table:table-cell>
          <table:table-cell office:value-type="percentage" office:value="18.3" calcext:value-type="percentage">
            <text:p>1830.00%</text:p>
          </table:table-cell>
          <table:table-cell office:value-type="percentage" office:value="38.2" calcext:value-type="percentage">
            <text:p>3820.00%</text:p>
          </table:table-cell>
          <table:table-cell office:value-type="percentage" office:value="52.7" calcext:value-type="percentage">
            <text:p>527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GEORGIA</text:p>
          </table:table-cell>
          <table:table-cell office:value-type="percentage" office:value="2.1" calcext:value-type="percentage">
            <text:p>210.00%</text:p>
          </table:table-cell>
          <table:table-cell office:value-type="percentage" office:value="3" calcext:value-type="percentage">
            <text:p>300.00%</text:p>
          </table:table-cell>
          <table:table-cell office:value-type="percentage" office:value="2.1" calcext:value-type="percentage">
            <text:p>210.00%</text:p>
          </table:table-cell>
          <table:table-cell office:value-type="percentage" office:value="3.1" calcext:value-type="percentage">
            <text:p>310.00%</text:p>
          </table:table-cell>
          <table:table-cell office:value-type="percentage" office:value="6.1" calcext:value-type="percentage">
            <text:p>610.00%</text:p>
          </table:table-cell>
          <table:table-cell office:value-type="percentage" office:value="16.6" calcext:value-type="percentage">
            <text:p>1660.00%</text:p>
          </table:table-cell>
          <table:table-cell office:value-type="percentage" office:value="33.6" calcext:value-type="percentage">
            <text:p>3360.00%</text:p>
          </table:table-cell>
          <table:table-cell office:value-type="percentage" office:value="40.7" calcext:value-type="percentage">
            <text:p>407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HAWAII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2.5" calcext:value-type="percentage">
            <text:p>250.00%</text:p>
          </table:table-cell>
          <table:table-cell office:value-type="percentage" office:value="4.6" calcext:value-type="percentage">
            <text:p>460.00%</text:p>
          </table:table-cell>
          <table:table-cell office:value-type="percentage" office:value="4" calcext:value-type="percentage">
            <text:p>400.00%</text:p>
          </table:table-cell>
          <table:table-cell office:value-type="percentage" office:value="5.2" calcext:value-type="percentage">
            <text:p>520.00%</text:p>
          </table:table-cell>
          <table:table-cell office:value-type="percentage" office:value="8.2" calcext:value-type="percentage">
            <text:p>820.00%</text:p>
          </table:table-cell>
          <table:table-cell office:value-type="percentage" office:value="19.2" calcext:value-type="percentage">
            <text:p>1920.00%</text:p>
          </table:table-cell>
          <table:table-cell office:value-type="percentage" office:value="26.1" calcext:value-type="percentage">
            <text:p>261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IDAHO</text:p>
          </table:table-cell>
          <table:table-cell office:value-type="percentage" office:value="3.4" calcext:value-type="percentage">
            <text:p>340.00%</text:p>
          </table:table-cell>
          <table:table-cell office:value-type="percentage" office:value="5" calcext:value-type="percentage">
            <text:p>500.00%</text:p>
          </table:table-cell>
          <table:table-cell office:value-type="percentage" office:value="4.7" calcext:value-type="percentage">
            <text:p>470.00%</text:p>
          </table:table-cell>
          <table:table-cell office:value-type="percentage" office:value="5.6" calcext:value-type="percentage">
            <text:p>560.00%</text:p>
          </table:table-cell>
          <table:table-cell office:value-type="percentage" office:value="5.8" calcext:value-type="percentage">
            <text:p>580.00%</text:p>
          </table:table-cell>
          <table:table-cell office:value-type="percentage" office:value="6.4" calcext:value-type="percentage">
            <text:p>640.00%</text:p>
          </table:table-cell>
          <table:table-cell office:value-type="percentage" office:value="17.7" calcext:value-type="percentage">
            <text:p>1770.00%</text:p>
          </table:table-cell>
          <table:table-cell office:value-type="percentage" office:value="24.4" calcext:value-type="percentage">
            <text:p>244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ILLINOIS</text:p>
          </table:table-cell>
          <table:table-cell office:value-type="percentage" office:value="2.4" calcext:value-type="percentage">
            <text:p>240.00%</text:p>
          </table:table-cell>
          <table:table-cell office:value-type="percentage" office:value="2.5" calcext:value-type="percentage">
            <text:p>250.00%</text:p>
          </table:table-cell>
          <table:table-cell office:value-type="percentage" office:value="2.4" calcext:value-type="percentage">
            <text:p>240.00%</text:p>
          </table:table-cell>
          <table:table-cell office:value-type="percentage" office:value="3.6" calcext:value-type="percentage">
            <text:p>360.00%</text:p>
          </table:table-cell>
          <table:table-cell office:value-type="percentage" office:value="8.4" calcext:value-type="percentage">
            <text:p>840.00%</text:p>
          </table:table-cell>
          <table:table-cell office:value-type="percentage" office:value="20.7" calcext:value-type="percentage">
            <text:p>2070.00%</text:p>
          </table:table-cell>
          <table:table-cell office:value-type="percentage" office:value="31.2" calcext:value-type="percentage">
            <text:p>3120.00%</text:p>
          </table:table-cell>
          <table:table-cell office:value-type="percentage" office:value="43.4" calcext:value-type="percentage">
            <text:p>434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INDIANA</text:p>
          </table:table-cell>
          <table:table-cell office:value-type="percentage" office:value="4.9" calcext:value-type="percentage">
            <text:p>490.00%</text:p>
          </table:table-cell>
          <table:table-cell office:value-type="percentage" office:value="6.3" calcext:value-type="percentage">
            <text:p>630.00%</text:p>
          </table:table-cell>
          <table:table-cell office:value-type="percentage" office:value="7.6" calcext:value-type="percentage">
            <text:p>760.00%</text:p>
          </table:table-cell>
          <table:table-cell office:value-type="percentage" office:value="8.9" calcext:value-type="percentage">
            <text:p>890.00%</text:p>
          </table:table-cell>
          <table:table-cell office:value-type="percentage" office:value="18.7" calcext:value-type="percentage">
            <text:p>1870.00%</text:p>
          </table:table-cell>
          <table:table-cell office:value-type="percentage" office:value="22" calcext:value-type="percentage">
            <text:p>2200.00%</text:p>
          </table:table-cell>
          <table:table-cell office:value-type="percentage" office:value="36.2" calcext:value-type="percentage">
            <text:p>3620.00%</text:p>
          </table:table-cell>
          <table:table-cell office:value-type="percentage" office:value="47.6" calcext:value-type="percentage">
            <text:p>476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IOWA</text:p>
          </table:table-cell>
          <table:table-cell office:value-type="percentage" office:value="5.3" calcext:value-type="percentage">
            <text:p>530.00%</text:p>
          </table:table-cell>
          <table:table-cell office:value-type="percentage" office:value="5.8" calcext:value-type="percentage">
            <text:p>580.00%</text:p>
          </table:table-cell>
          <table:table-cell office:value-type="percentage" office:value="5.7" calcext:value-type="percentage">
            <text:p>570.00%</text:p>
          </table:table-cell>
          <table:table-cell office:value-type="percentage" office:value="5.4" calcext:value-type="percentage">
            <text:p>540.00%</text:p>
          </table:table-cell>
          <table:table-cell office:value-type="percentage" office:value="8.6" calcext:value-type="percentage">
            <text:p>860.00%</text:p>
          </table:table-cell>
          <table:table-cell office:value-type="percentage" office:value="11.1" calcext:value-type="percentage">
            <text:p>1110.00%</text:p>
          </table:table-cell>
          <table:table-cell office:value-type="percentage" office:value="22.4" calcext:value-type="percentage">
            <text:p>2240.00%</text:p>
          </table:table-cell>
          <table:table-cell office:value-type="percentage" office:value="31.2" calcext:value-type="percentage">
            <text:p>312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KANSAS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2.1" calcext:value-type="percentage">
            <text:p>210.00%</text:p>
          </table:table-cell>
          <table:table-cell office:value-type="percentage" office:value="1.4" calcext:value-type="percentage">
            <text:p>140.00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6.8" calcext:value-type="percentage">
            <text:p>680.00%</text:p>
          </table:table-cell>
          <table:table-cell office:value-type="percentage" office:value="7.4" calcext:value-type="percentage">
            <text:p>740.00%</text:p>
          </table:table-cell>
          <table:table-cell office:value-type="percentage" office:value="27.6" calcext:value-type="percentage">
            <text:p>2760.00%</text:p>
          </table:table-cell>
          <table:table-cell office:value-type="percentage" office:value="40.6" calcext:value-type="percentage">
            <text:p>406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KENTUCKY</text:p>
          </table:table-cell>
          <table:table-cell office:value-type="percentage" office:value="1.9" calcext:value-type="percentage">
            <text:p>190.00%</text:p>
          </table:table-cell>
          <table:table-cell office:value-type="percentage" office:value="4.9" calcext:value-type="percentage">
            <text:p>490.00%</text:p>
          </table:table-cell>
          <table:table-cell office:value-type="percentage" office:value="2.9" calcext:value-type="percentage">
            <text:p>290.00%</text:p>
          </table:table-cell>
          <table:table-cell office:value-type="percentage" office:value="4.3" calcext:value-type="percentage">
            <text:p>430.00%</text:p>
          </table:table-cell>
          <table:table-cell office:value-type="percentage" office:value="6" calcext:value-type="percentage">
            <text:p>600.00%</text:p>
          </table:table-cell>
          <table:table-cell office:value-type="percentage" office:value="10.2" calcext:value-type="percentage">
            <text:p>1020.00%</text:p>
          </table:table-cell>
          <table:table-cell office:value-type="percentage" office:value="21.3" calcext:value-type="percentage">
            <text:p>2130.00%</text:p>
          </table:table-cell>
          <table:table-cell office:value-type="percentage" office:value="32.1" calcext:value-type="percentage">
            <text:p>321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LOUISIANA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3.4" calcext:value-type="percentage">
            <text:p>340.00%</text:p>
          </table:table-cell>
          <table:table-cell office:value-type="percentage" office:value="3.3" calcext:value-type="percentage">
            <text:p>330.00%</text:p>
          </table:table-cell>
          <table:table-cell office:value-type="percentage" office:value="5.8" calcext:value-type="percentage">
            <text:p>580.00%</text:p>
          </table:table-cell>
          <table:table-cell office:value-type="percentage" office:value="9.4" calcext:value-type="percentage">
            <text:p>940.00%</text:p>
          </table:table-cell>
          <table:table-cell office:value-type="percentage" office:value="22.9" calcext:value-type="percentage">
            <text:p>2290.00%</text:p>
          </table:table-cell>
          <table:table-cell office:value-type="percentage" office:value="38.2" calcext:value-type="percentage">
            <text:p>382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MAINE</text:p>
          </table:table-cell>
          <table:table-cell office:value-type="percentage" office:value="2.6" calcext:value-type="percentage">
            <text:p>260.00%</text:p>
          </table:table-cell>
          <table:table-cell office:value-type="percentage" office:value="5" calcext:value-type="percentage">
            <text:p>500.00%</text:p>
          </table:table-cell>
          <table:table-cell office:value-type="percentage" office:value="5.2" calcext:value-type="percentage">
            <text:p>520.00%</text:p>
          </table:table-cell>
          <table:table-cell office:value-type="percentage" office:value="6.6" calcext:value-type="percentage">
            <text:p>660.00%</text:p>
          </table:table-cell>
          <table:table-cell office:value-type="percentage" office:value="11.5" calcext:value-type="percentage">
            <text:p>1150.00%</text:p>
          </table:table-cell>
          <table:table-cell office:value-type="percentage" office:value="13.8" calcext:value-type="percentage">
            <text:p>1380.00%</text:p>
          </table:table-cell>
          <table:table-cell office:value-type="percentage" office:value="25.5" calcext:value-type="percentage">
            <text:p>2550.00%</text:p>
          </table:table-cell>
          <table:table-cell office:value-type="percentage" office:value="38.9" calcext:value-type="percentage">
            <text:p>389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MARYLAND</text:p>
          </table:table-cell>
          <table:table-cell office:value-type="percentage" office:value="4.7" calcext:value-type="percentage">
            <text:p>470.00%</text:p>
          </table:table-cell>
          <table:table-cell office:value-type="percentage" office:value="5.7" calcext:value-type="percentage">
            <text:p>570.00%</text:p>
          </table:table-cell>
          <table:table-cell office:value-type="percentage" office:value="5.4" calcext:value-type="percentage">
            <text:p>540.00%</text:p>
          </table:table-cell>
          <table:table-cell office:value-type="percentage" office:value="4.8" calcext:value-type="percentage">
            <text:p>480.00%</text:p>
          </table:table-cell>
          <table:table-cell office:value-type="percentage" office:value="15" calcext:value-type="percentage">
            <text:p>1500.00%</text:p>
          </table:table-cell>
          <table:table-cell office:value-type="percentage" office:value="23.8" calcext:value-type="percentage">
            <text:p>2380.00%</text:p>
          </table:table-cell>
          <table:table-cell office:value-type="percentage" office:value="42.2" calcext:value-type="percentage">
            <text:p>4220.00%</text:p>
          </table:table-cell>
          <table:table-cell office:value-type="percentage" office:value="53.9" calcext:value-type="percentage">
            <text:p>539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MASSACHUSETTS</text:p>
          </table:table-cell>
          <table:table-cell office:value-type="percentage" office:value="6" calcext:value-type="percentage">
            <text:p>600.00%</text:p>
          </table:table-cell>
          <table:table-cell office:value-type="percentage" office:value="8.6" calcext:value-type="percentage">
            <text:p>860.00%</text:p>
          </table:table-cell>
          <table:table-cell office:value-type="percentage" office:value="9.2" calcext:value-type="percentage">
            <text:p>920.00%</text:p>
          </table:table-cell>
          <table:table-cell office:value-type="percentage" office:value="8.2" calcext:value-type="percentage">
            <text:p>820.00%</text:p>
          </table:table-cell>
          <table:table-cell office:value-type="percentage" office:value="18.5" calcext:value-type="percentage">
            <text:p>1850.00%</text:p>
          </table:table-cell>
          <table:table-cell office:value-type="percentage" office:value="42" calcext:value-type="percentage">
            <text:p>4200.00%</text:p>
          </table:table-cell>
          <table:table-cell office:value-type="percentage" office:value="54.1" calcext:value-type="percentage">
            <text:p>5410.00%</text:p>
          </table:table-cell>
          <table:table-cell office:value-type="percentage" office:value="64.9" calcext:value-type="percentage">
            <text:p>649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MICHIGAN</text:p>
          </table:table-cell>
          <table:table-cell office:value-type="percentage" office:value="3" calcext:value-type="percentage">
            <text:p>300.00%</text:p>
          </table:table-cell>
          <table:table-cell office:value-type="percentage" office:value="3.8" calcext:value-type="percentage">
            <text:p>380.00%</text:p>
          </table:table-cell>
          <table:table-cell office:value-type="percentage" office:value="4.9" calcext:value-type="percentage">
            <text:p>490.00%</text:p>
          </table:table-cell>
          <table:table-cell office:value-type="percentage" office:value="6.3" calcext:value-type="percentage">
            <text:p>630.00%</text:p>
          </table:table-cell>
          <table:table-cell office:value-type="percentage" office:value="11.8" calcext:value-type="percentage">
            <text:p>1180.00%</text:p>
          </table:table-cell>
          <table:table-cell office:value-type="percentage" office:value="22.5" calcext:value-type="percentage">
            <text:p>2250.00%</text:p>
          </table:table-cell>
          <table:table-cell office:value-type="percentage" office:value="45.2" calcext:value-type="percentage">
            <text:p>4520.00%</text:p>
          </table:table-cell>
          <table:table-cell office:value-type="percentage" office:value="55.7" calcext:value-type="percentage">
            <text:p>557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MINNESOTA</text:p>
          </table:table-cell>
          <table:table-cell office:value-type="percentage" office:value="3.3" calcext:value-type="percentage">
            <text:p>330.00%</text:p>
          </table:table-cell>
          <table:table-cell office:value-type="percentage" office:value="4.9" calcext:value-type="percentage">
            <text:p>490.00%</text:p>
          </table:table-cell>
          <table:table-cell office:value-type="percentage" office:value="5.7" calcext:value-type="percentage">
            <text:p>570.00%</text:p>
          </table:table-cell>
          <table:table-cell office:value-type="percentage" office:value="6.7" calcext:value-type="percentage">
            <text:p>670.00%</text:p>
          </table:table-cell>
          <table:table-cell office:value-type="percentage" office:value="10.6" calcext:value-type="percentage">
            <text:p>1060.00%</text:p>
          </table:table-cell>
          <table:table-cell office:value-type="percentage" office:value="18" calcext:value-type="percentage">
            <text:p>1800.00%</text:p>
          </table:table-cell>
          <table:table-cell office:value-type="percentage" office:value="35.3" calcext:value-type="percentage">
            <text:p>3530.00%</text:p>
          </table:table-cell>
          <table:table-cell office:value-type="percentage" office:value="44.3" calcext:value-type="percentage">
            <text:p>443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MISSISSIPPI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2.8" calcext:value-type="percentage">
            <text:p>280.00%</text:p>
          </table:table-cell>
          <table:table-cell office:value-type="percentage" office:value="4.4" calcext:value-type="percentage">
            <text:p>440.00%</text:p>
          </table:table-cell>
          <table:table-cell office:value-type="percentage" office:value="4.7" calcext:value-type="percentage">
            <text:p>470.00%</text:p>
          </table:table-cell>
          <table:table-cell office:value-type="percentage" office:value="6.7" calcext:value-type="percentage">
            <text:p>670.00%</text:p>
          </table:table-cell>
          <table:table-cell office:value-type="percentage" office:value="9.8" calcext:value-type="percentage">
            <text:p>980.00%</text:p>
          </table:table-cell>
          <table:table-cell office:value-type="percentage" office:value="21.7" calcext:value-type="percentage">
            <text:p>2170.00%</text:p>
          </table:table-cell>
          <table:table-cell office:value-type="percentage" office:value="33.5" calcext:value-type="percentage">
            <text:p>335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MISSOURI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2.1" calcext:value-type="percentage">
            <text:p>210.00%</text:p>
          </table:table-cell>
          <table:table-cell office:value-type="percentage" office:value="2.3" calcext:value-type="percentage">
            <text:p>230.00%</text:p>
          </table:table-cell>
          <table:table-cell office:value-type="percentage" office:value="2.2" calcext:value-type="percentage">
            <text:p>220.00%</text:p>
          </table:table-cell>
          <table:table-cell office:value-type="percentage" office:value="4.1" calcext:value-type="percentage">
            <text:p>410.00%</text:p>
          </table:table-cell>
          <table:table-cell office:value-type="percentage" office:value="12.7" calcext:value-type="percentage">
            <text:p>1270.00%</text:p>
          </table:table-cell>
          <table:table-cell office:value-type="percentage" office:value="24.3" calcext:value-type="percentage">
            <text:p>2430.00%</text:p>
          </table:table-cell>
          <table:table-cell office:value-type="percentage" office:value="37.3" calcext:value-type="percentage">
            <text:p>373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MONTANA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4" calcext:value-type="percentage">
            <text:p>400.00%</text:p>
          </table:table-cell>
          <table:table-cell office:value-type="percentage" office:value="4.1" calcext:value-type="percentage">
            <text:p>410.00%</text:p>
          </table:table-cell>
          <table:table-cell office:value-type="percentage" office:value="8.8" calcext:value-type="percentage">
            <text:p>880.00%</text:p>
          </table:table-cell>
          <table:table-cell office:value-type="percentage" office:value="13.8" calcext:value-type="percentage">
            <text:p>1380.00%</text:p>
          </table:table-cell>
          <table:table-cell office:value-type="percentage" office:value="21.1" calcext:value-type="percentage">
            <text:p>2110.00%</text:p>
          </table:table-cell>
          <table:table-cell office:value-type="percentage" office:value="38.5" calcext:value-type="percentage">
            <text:p>385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NEBRASKA</text:p>
          </table:table-cell>
          <table:table-cell office:value-type="percentage" office:value="1.2" calcext:value-type="percentage">
            <text:p>120.00%</text:p>
          </table:table-cell>
          <table:table-cell office:value-type="percentage" office:value="4.2" calcext:value-type="percentage">
            <text:p>420.00%</text:p>
          </table:table-cell>
          <table:table-cell office:value-type="percentage" office:value="3.9" calcext:value-type="percentage">
            <text:p>390.00%</text:p>
          </table:table-cell>
          <table:table-cell office:value-type="percentage" office:value="4.6" calcext:value-type="percentage">
            <text:p>460.00%</text:p>
          </table:table-cell>
          <table:table-cell office:value-type="percentage" office:value="5.8" calcext:value-type="percentage">
            <text:p>580.00%</text:p>
          </table:table-cell>
          <table:table-cell office:value-type="percentage" office:value="10.2" calcext:value-type="percentage">
            <text:p>1020.00%</text:p>
          </table:table-cell>
          <table:table-cell office:value-type="percentage" office:value="29" calcext:value-type="percentage">
            <text:p>2900.00%</text:p>
          </table:table-cell>
          <table:table-cell office:value-type="percentage" office:value="41.6" calcext:value-type="percentage">
            <text:p>416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NEVADA</text:p>
          </table:table-cell>
          <table:table-cell office:value-type="percentage" office:value="4.3" calcext:value-type="percentage">
            <text:p>430.00%</text:p>
          </table:table-cell>
          <table:table-cell office:value-type="percentage" office:value="13.4" calcext:value-type="percentage">
            <text:p>1340.00%</text:p>
          </table:table-cell>
          <table:table-cell office:value-type="percentage" office:value="9.5" calcext:value-type="percentage">
            <text:p>950.00%</text:p>
          </table:table-cell>
          <table:table-cell office:value-type="percentage" office:value="10.6" calcext:value-type="percentage">
            <text:p>1060.00%</text:p>
          </table:table-cell>
          <table:table-cell office:value-type="percentage" office:value="15.8" calcext:value-type="percentage">
            <text:p>1580.00%</text:p>
          </table:table-cell>
          <table:table-cell office:value-type="percentage" office:value="20.2" calcext:value-type="percentage">
            <text:p>2020.00%</text:p>
          </table:table-cell>
          <table:table-cell office:value-type="percentage" office:value="34.6" calcext:value-type="percentage">
            <text:p>3460.00%</text:p>
          </table:table-cell>
          <table:table-cell office:value-type="percentage" office:value="51.2" calcext:value-type="percentage">
            <text:p>512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NEW HAMPSHIRE</text:p>
          </table:table-cell>
          <table:table-cell office:value-type="percentage" office:value="5.9" calcext:value-type="percentage">
            <text:p>590.00%</text:p>
          </table:table-cell>
          <table:table-cell office:value-type="percentage" office:value="9.9" calcext:value-type="percentage">
            <text:p>990.00%</text:p>
          </table:table-cell>
          <table:table-cell office:value-type="percentage" office:value="6.9" calcext:value-type="percentage">
            <text:p>690.00%</text:p>
          </table:table-cell>
          <table:table-cell office:value-type="percentage" office:value="6.2" calcext:value-type="percentage">
            <text:p>620.00%</text:p>
          </table:table-cell>
          <table:table-cell office:value-type="percentage" office:value="29.4" calcext:value-type="percentage">
            <text:p>2940.00%</text:p>
          </table:table-cell>
          <table:table-cell office:value-type="percentage" office:value="46.5" calcext:value-type="percentage">
            <text:p>4650.00%</text:p>
          </table:table-cell>
          <table:table-cell office:value-type="percentage" office:value="52" calcext:value-type="percentage">
            <text:p>5200.00%</text:p>
          </table:table-cell>
          <table:table-cell office:value-type="percentage" office:value="60.8" calcext:value-type="percentage">
            <text:p>608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NEW JERSEY</text:p>
          </table:table-cell>
          <table:table-cell office:value-type="percentage" office:value="3.8" calcext:value-type="percentage">
            <text:p>380.00%</text:p>
          </table:table-cell>
          <table:table-cell office:value-type="percentage" office:value="5.9" calcext:value-type="percentage">
            <text:p>590.00%</text:p>
          </table:table-cell>
          <table:table-cell office:value-type="percentage" office:value="3.4" calcext:value-type="percentage">
            <text:p>340.00%</text:p>
          </table:table-cell>
          <table:table-cell office:value-type="percentage" office:value="4" calcext:value-type="percentage">
            <text:p>400.00%</text:p>
          </table:table-cell>
          <table:table-cell office:value-type="percentage" office:value="15.7" calcext:value-type="percentage">
            <text:p>1570.00%</text:p>
          </table:table-cell>
          <table:table-cell office:value-type="percentage" office:value="34.3" calcext:value-type="percentage">
            <text:p>3430.00%</text:p>
          </table:table-cell>
          <table:table-cell office:value-type="percentage" office:value="47.7" calcext:value-type="percentage">
            <text:p>4770.00%</text:p>
          </table:table-cell>
          <table:table-cell office:value-type="percentage" office:value="58.3" calcext:value-type="percentage">
            <text:p>583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NEW MEXICO</text:p>
          </table:table-cell>
          <table:table-cell office:value-type="percentage" office:value="1.6" calcext:value-type="percentage">
            <text:p>160.00%</text:p>
          </table:table-cell>
          <table:table-cell office:value-type="percentage" office:value="3.4" calcext:value-type="percentage">
            <text:p>340.00%</text:p>
          </table:table-cell>
          <table:table-cell office:value-type="percentage" office:value="4.1" calcext:value-type="percentage">
            <text:p>410.00%</text:p>
          </table:table-cell>
          <table:table-cell office:value-type="percentage" office:value="4.7" calcext:value-type="percentage">
            <text:p>470.00%</text:p>
          </table:table-cell>
          <table:table-cell office:value-type="percentage" office:value="7.8" calcext:value-type="percentage">
            <text:p>780.00%</text:p>
          </table:table-cell>
          <table:table-cell office:value-type="percentage" office:value="11.7" calcext:value-type="percentage">
            <text:p>1170.00%</text:p>
          </table:table-cell>
          <table:table-cell office:value-type="percentage" office:value="21.7" calcext:value-type="percentage">
            <text:p>2170.00%</text:p>
          </table:table-cell>
          <table:table-cell office:value-type="percentage" office:value="28.5" calcext:value-type="percentage">
            <text:p>285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NEW YORK</text:p>
          </table:table-cell>
          <table:table-cell office:value-type="percentage" office:value="4.6" calcext:value-type="percentage">
            <text:p>460.00%</text:p>
          </table:table-cell>
          <table:table-cell office:value-type="percentage" office:value="9.1" calcext:value-type="percentage">
            <text:p>910.00%</text:p>
          </table:table-cell>
          <table:table-cell office:value-type="percentage" office:value="6.9" calcext:value-type="percentage">
            <text:p>690.00%</text:p>
          </table:table-cell>
          <table:table-cell office:value-type="percentage" office:value="8.3" calcext:value-type="percentage">
            <text:p>830.00%</text:p>
          </table:table-cell>
          <table:table-cell office:value-type="percentage" office:value="16.3" calcext:value-type="percentage">
            <text:p>1630.00%</text:p>
          </table:table-cell>
          <table:table-cell office:value-type="percentage" office:value="32.8" calcext:value-type="percentage">
            <text:p>3280.00%</text:p>
          </table:table-cell>
          <table:table-cell office:value-type="percentage" office:value="43.7" calcext:value-type="percentage">
            <text:p>4370.00%</text:p>
          </table:table-cell>
          <table:table-cell office:value-type="percentage" office:value="55.9" calcext:value-type="percentage">
            <text:p>559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NORTH CAROLINA</text:p>
          </table:table-cell>
          <table:table-cell office:value-type="percentage" office:value="5.9" calcext:value-type="percentage">
            <text:p>590.00%</text:p>
          </table:table-cell>
          <table:table-cell office:value-type="percentage" office:value="7.1" calcext:value-type="percentage">
            <text:p>710.00%</text:p>
          </table:table-cell>
          <table:table-cell office:value-type="percentage" office:value="7.8" calcext:value-type="percentage">
            <text:p>780.00%</text:p>
          </table:table-cell>
          <table:table-cell office:value-type="percentage" office:value="9" calcext:value-type="percentage">
            <text:p>900.00%</text:p>
          </table:table-cell>
          <table:table-cell office:value-type="percentage" office:value="12.7" calcext:value-type="percentage">
            <text:p>1270.00%</text:p>
          </table:table-cell>
          <table:table-cell office:value-type="percentage" office:value="24.2" calcext:value-type="percentage">
            <text:p>2420.00%</text:p>
          </table:table-cell>
          <table:table-cell office:value-type="percentage" office:value="31.6" calcext:value-type="percentage">
            <text:p>3160.00%</text:p>
          </table:table-cell>
          <table:table-cell office:value-type="percentage" office:value="43.8" calcext:value-type="percentage">
            <text:p>438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NORTH DAKOTA</text:p>
          </table:table-cell>
          <table:table-cell office:value-type="percentage" office:value="9" calcext:value-type="percentage">
            <text:p>900.00%</text:p>
          </table:table-cell>
          <table:table-cell office:value-type="percentage" office:value="10" calcext:value-type="percentage">
            <text:p>1000.00%</text:p>
          </table:table-cell>
          <table:table-cell office:value-type="percentage" office:value="8.6" calcext:value-type="percentage">
            <text:p>860.00%</text:p>
          </table:table-cell>
          <table:table-cell office:value-type="percentage" office:value="10.2" calcext:value-type="percentage">
            <text:p>1020.00%</text:p>
          </table:table-cell>
          <table:table-cell office:value-type="percentage" office:value="14.2" calcext:value-type="percentage">
            <text:p>1420.00%</text:p>
          </table:table-cell>
          <table:table-cell office:value-type="percentage" office:value="22.9" calcext:value-type="percentage">
            <text:p>2290.00%</text:p>
          </table:table-cell>
          <table:table-cell office:value-type="percentage" office:value="41.5" calcext:value-type="percentage">
            <text:p>4150.00%</text:p>
          </table:table-cell>
          <table:table-cell office:value-type="percentage" office:value="56.3" calcext:value-type="percentage">
            <text:p>563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OHIO</text:p>
          </table:table-cell>
          <table:table-cell office:value-type="percentage" office:value="2.3" calcext:value-type="percentage">
            <text:p>230.00%</text:p>
          </table:table-cell>
          <table:table-cell office:value-type="percentage" office:value="3.5" calcext:value-type="percentage">
            <text:p>350.00%</text:p>
          </table:table-cell>
          <table:table-cell office:value-type="percentage" office:value="3.3" calcext:value-type="percentage">
            <text:p>330.00%</text:p>
          </table:table-cell>
          <table:table-cell office:value-type="percentage" office:value="4.2" calcext:value-type="percentage">
            <text:p>420.00%</text:p>
          </table:table-cell>
          <table:table-cell office:value-type="percentage" office:value="8.6" calcext:value-type="percentage">
            <text:p>860.00%</text:p>
          </table:table-cell>
          <table:table-cell office:value-type="percentage" office:value="22.3" calcext:value-type="percentage">
            <text:p>2230.00%</text:p>
          </table:table-cell>
          <table:table-cell office:value-type="percentage" office:value="34.6" calcext:value-type="percentage">
            <text:p>3460.00%</text:p>
          </table:table-cell>
          <table:table-cell office:value-type="percentage" office:value="14.4" calcext:value-type="percentage">
            <text:p>144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OKLAHOMA</text:p>
          </table:table-cell>
          <table:table-cell office:value-type="percentage" office:value="6.2" calcext:value-type="percentage">
            <text:p>620.00%</text:p>
          </table:table-cell>
          <table:table-cell office:value-type="percentage" office:value="11.8" calcext:value-type="percentage">
            <text:p>1180.00%</text:p>
          </table:table-cell>
          <table:table-cell office:value-type="percentage" office:value="7.4" calcext:value-type="percentage">
            <text:p>740.00%</text:p>
          </table:table-cell>
          <table:table-cell office:value-type="percentage" office:value="7.9" calcext:value-type="percentage">
            <text:p>790.00%</text:p>
          </table:table-cell>
          <table:table-cell office:value-type="percentage" office:value="11.1" calcext:value-type="percentage">
            <text:p>1110.00%</text:p>
          </table:table-cell>
          <table:table-cell office:value-type="percentage" office:value="13.7" calcext:value-type="percentage">
            <text:p>1370.00%</text:p>
          </table:table-cell>
          <table:table-cell office:value-type="percentage" office:value="29.7" calcext:value-type="percentage">
            <text:p>2970.00%</text:p>
          </table:table-cell>
          <table:table-cell office:value-type="percentage" office:value="41" calcext:value-type="percentage">
            <text:p>410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OREGON</text:p>
          </table:table-cell>
          <table:table-cell office:value-type="percentage" office:value="2.6" calcext:value-type="percentage">
            <text:p>260.00%</text:p>
          </table:table-cell>
          <table:table-cell office:value-type="percentage" office:value="6.6" calcext:value-type="percentage">
            <text:p>660.00%</text:p>
          </table:table-cell>
          <table:table-cell office:value-type="percentage" office:value="5.8" calcext:value-type="percentage">
            <text:p>580.00%</text:p>
          </table:table-cell>
          <table:table-cell office:value-type="percentage" office:value="6.3" calcext:value-type="percentage">
            <text:p>630.00%</text:p>
          </table:table-cell>
          <table:table-cell office:value-type="percentage" office:value="14.7" calcext:value-type="percentage">
            <text:p>1470.00%</text:p>
          </table:table-cell>
          <table:table-cell office:value-type="percentage" office:value="28.3" calcext:value-type="percentage">
            <text:p>2830.00%</text:p>
          </table:table-cell>
          <table:table-cell office:value-type="percentage" office:value="41" calcext:value-type="percentage">
            <text:p>4100.00%</text:p>
          </table:table-cell>
          <table:table-cell office:value-type="percentage" office:value="49.9" calcext:value-type="percentage">
            <text:p>499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PENNSYLVANIA</text:p>
          </table:table-cell>
          <table:table-cell office:value-type="percentage" office:value="4.2" calcext:value-type="percentage">
            <text:p>420.00%</text:p>
          </table:table-cell>
          <table:table-cell office:value-type="percentage" office:value="5.8" calcext:value-type="percentage">
            <text:p>580.00%</text:p>
          </table:table-cell>
          <table:table-cell office:value-type="percentage" office:value="6.2" calcext:value-type="percentage">
            <text:p>620.00%</text:p>
          </table:table-cell>
          <table:table-cell office:value-type="percentage" office:value="6.3" calcext:value-type="percentage">
            <text:p>630.00%</text:p>
          </table:table-cell>
          <table:table-cell office:value-type="percentage" office:value="17.2" calcext:value-type="percentage">
            <text:p>1720.00%</text:p>
          </table:table-cell>
          <table:table-cell office:value-type="percentage" office:value="31.7" calcext:value-type="percentage">
            <text:p>3170.00%</text:p>
          </table:table-cell>
          <table:table-cell office:value-type="percentage" office:value="44.2" calcext:value-type="percentage">
            <text:p>4420.00%</text:p>
          </table:table-cell>
          <table:table-cell office:value-type="percentage" office:value="54.6" calcext:value-type="percentage">
            <text:p>546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RHODE ISLAND</text:p>
          </table:table-cell>
          <table:table-cell office:value-type="percentage" office:value="5.3" calcext:value-type="percentage">
            <text:p>530.00%</text:p>
          </table:table-cell>
          <table:table-cell office:value-type="percentage" office:value="5.8" calcext:value-type="percentage">
            <text:p>580.00%</text:p>
          </table:table-cell>
          <table:table-cell office:value-type="percentage" office:value="7.6" calcext:value-type="percentage">
            <text:p>760.00%</text:p>
          </table:table-cell>
          <table:table-cell office:value-type="percentage" office:value="10.3" calcext:value-type="percentage">
            <text:p>1030.00%</text:p>
          </table:table-cell>
          <table:table-cell office:value-type="percentage" office:value="24.3" calcext:value-type="percentage">
            <text:p>2430.00%</text:p>
          </table:table-cell>
          <table:table-cell office:value-type="percentage" office:value="34.1" calcext:value-type="percentage">
            <text:p>3410.00%</text:p>
          </table:table-cell>
          <table:table-cell office:value-type="percentage" office:value="55" calcext:value-type="percentage">
            <text:p>5500.00%</text:p>
          </table:table-cell>
          <table:table-cell office:value-type="percentage" office:value="70.5" calcext:value-type="percentage">
            <text:p>705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SOUTH CAROLINA</text:p>
          </table:table-cell>
          <table:table-cell office:value-type="percentage" office:value="2.6" calcext:value-type="percentage">
            <text:p>260.00%</text:p>
          </table:table-cell>
          <table:table-cell office:value-type="percentage" office:value="3.6" calcext:value-type="percentage">
            <text:p>360.00%</text:p>
          </table:table-cell>
          <table:table-cell office:value-type="percentage" office:value="4.9" calcext:value-type="percentage">
            <text:p>490.00%</text:p>
          </table:table-cell>
          <table:table-cell office:value-type="percentage" office:value="6.7" calcext:value-type="percentage">
            <text:p>670.00%</text:p>
          </table:table-cell>
          <table:table-cell office:value-type="percentage" office:value="12.2" calcext:value-type="percentage">
            <text:p>1220.00%</text:p>
          </table:table-cell>
          <table:table-cell office:value-type="percentage" office:value="21.1" calcext:value-type="percentage">
            <text:p>2110.00%</text:p>
          </table:table-cell>
          <table:table-cell office:value-type="percentage" office:value="33.1" calcext:value-type="percentage">
            <text:p>3310.00%</text:p>
          </table:table-cell>
          <table:table-cell office:value-type="percentage" office:value="43.2" calcext:value-type="percentage">
            <text:p>432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SOUTH DAKOTA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5.6" calcext:value-type="percentage">
            <text:p>560.00%</text:p>
          </table:table-cell>
          <table:table-cell office:value-type="percentage" office:value="6.1" calcext:value-type="percentage">
            <text:p>610.00%</text:p>
          </table:table-cell>
          <table:table-cell office:value-type="percentage" office:value="18" calcext:value-type="percentage">
            <text:p>1800.00%</text:p>
          </table:table-cell>
          <table:table-cell office:value-type="percentage" office:value="26.9" calcext:value-type="percentage">
            <text:p>2690.00%</text:p>
          </table:table-cell>
          <table:table-cell office:value-type="percentage" office:value="39.5" calcext:value-type="percentage">
            <text:p>3950.00%</text:p>
          </table:table-cell>
          <table:table-cell office:value-type="percentage" office:value="51.1" calcext:value-type="percentage">
            <text:p>511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TENNESSEE</text:p>
          </table:table-cell>
          <table:table-cell office:value-type="percentage" office:value="2.4" calcext:value-type="percentage">
            <text:p>240.00%</text:p>
          </table:table-cell>
          <table:table-cell office:value-type="percentage" office:value="3.3" calcext:value-type="percentage">
            <text:p>330.00%</text:p>
          </table:table-cell>
          <table:table-cell office:value-type="percentage" office:value="2.2" calcext:value-type="percentage">
            <text:p>220.00%</text:p>
          </table:table-cell>
          <table:table-cell office:value-type="percentage" office:value="4.4" calcext:value-type="percentage">
            <text:p>440.00%</text:p>
          </table:table-cell>
          <table:table-cell office:value-type="percentage" office:value="12.5" calcext:value-type="percentage">
            <text:p>1250.00%</text:p>
          </table:table-cell>
          <table:table-cell office:value-type="percentage" office:value="19.7" calcext:value-type="percentage">
            <text:p>1970.00%</text:p>
          </table:table-cell>
          <table:table-cell office:value-type="percentage" office:value="35.8" calcext:value-type="percentage">
            <text:p>3580.00%</text:p>
          </table:table-cell>
          <table:table-cell office:value-type="percentage" office:value="47.1" calcext:value-type="percentage">
            <text:p>471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TEXAS</text:p>
          </table:table-cell>
          <table:table-cell office:value-type="percentage" office:value="1.6" calcext:value-type="percentage">
            <text:p>160.00%</text:p>
          </table:table-cell>
          <table:table-cell office:value-type="percentage" office:value="2.6" calcext:value-type="percentage">
            <text:p>260.00%</text:p>
          </table:table-cell>
          <table:table-cell office:value-type="percentage" office:value="3.6" calcext:value-type="percentage">
            <text:p>360.00%</text:p>
          </table:table-cell>
          <table:table-cell office:value-type="percentage" office:value="4.7" calcext:value-type="percentage">
            <text:p>470.00%</text:p>
          </table:table-cell>
          <table:table-cell office:value-type="percentage" office:value="6.3" calcext:value-type="percentage">
            <text:p>630.00%</text:p>
          </table:table-cell>
          <table:table-cell office:value-type="percentage" office:value="15.6" calcext:value-type="percentage">
            <text:p>1560.00%</text:p>
          </table:table-cell>
          <table:table-cell office:value-type="percentage" office:value="30.4" calcext:value-type="percentage">
            <text:p>3040.00%</text:p>
          </table:table-cell>
          <table:table-cell office:value-type="percentage" office:value="43.2" calcext:value-type="percentage">
            <text:p>432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UTAH</text:p>
          </table:table-cell>
          <table:table-cell office:value-type="percentage" office:value="11.2" calcext:value-type="percentage">
            <text:p>1120.00%</text:p>
          </table:table-cell>
          <table:table-cell office:value-type="percentage" office:value="12.4" calcext:value-type="percentage">
            <text:p>1240.00%</text:p>
          </table:table-cell>
          <table:table-cell office:value-type="percentage" office:value="11.3" calcext:value-type="percentage">
            <text:p>1130.00%</text:p>
          </table:table-cell>
          <table:table-cell office:value-type="percentage" office:value="14" calcext:value-type="percentage">
            <text:p>1400.00%</text:p>
          </table:table-cell>
          <table:table-cell office:value-type="percentage" office:value="18.8" calcext:value-type="percentage">
            <text:p>1880.00%</text:p>
          </table:table-cell>
          <table:table-cell office:value-type="percentage" office:value="28" calcext:value-type="percentage">
            <text:p>2800.00%</text:p>
          </table:table-cell>
          <table:table-cell office:value-type="percentage" office:value="37.4" calcext:value-type="percentage">
            <text:p>3740.00%</text:p>
          </table:table-cell>
          <table:table-cell office:value-type="percentage" office:value="49" calcext:value-type="percentage">
            <text:p>490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VERMONT</text:p>
          </table:table-cell>
          <table:table-cell office:value-type="percentage" office:value="5.5" calcext:value-type="percentage">
            <text:p>550.00%</text:p>
          </table:table-cell>
          <table:table-cell office:value-type="percentage" office:value="10.1" calcext:value-type="percentage">
            <text:p>1010.00%</text:p>
          </table:table-cell>
          <table:table-cell office:value-type="percentage" office:value="10.7" calcext:value-type="percentage">
            <text:p>1070.00%</text:p>
          </table:table-cell>
          <table:table-cell office:value-type="percentage" office:value="8.2" calcext:value-type="percentage">
            <text:p>820.00%</text:p>
          </table:table-cell>
          <table:table-cell office:value-type="percentage" office:value="26.8" calcext:value-type="percentage">
            <text:p>2680.00%</text:p>
          </table:table-cell>
          <table:table-cell office:value-type="percentage" office:value="42.1" calcext:value-type="percentage">
            <text:p>4210.00%</text:p>
          </table:table-cell>
          <table:table-cell office:value-type="percentage" office:value="37.3" calcext:value-type="percentage">
            <text:p>3730.00%</text:p>
          </table:table-cell>
          <table:table-cell office:value-type="percentage" office:value="45.5" calcext:value-type="percentage">
            <text:p>455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VIRGINIA</text:p>
          </table:table-cell>
          <table:table-cell office:value-type="percentage" office:value="4.1" calcext:value-type="percentage">
            <text:p>410.00%</text:p>
          </table:table-cell>
          <table:table-cell office:value-type="percentage" office:value="5.7" calcext:value-type="percentage">
            <text:p>570.00%</text:p>
          </table:table-cell>
          <table:table-cell office:value-type="percentage" office:value="6.3" calcext:value-type="percentage">
            <text:p>630.00%</text:p>
          </table:table-cell>
          <table:table-cell office:value-type="percentage" office:value="10.1" calcext:value-type="percentage">
            <text:p>1010.00%</text:p>
          </table:table-cell>
          <table:table-cell office:value-type="percentage" office:value="19.7" calcext:value-type="percentage">
            <text:p>1970.00%</text:p>
          </table:table-cell>
          <table:table-cell office:value-type="percentage" office:value="29.8" calcext:value-type="percentage">
            <text:p>2980.00%</text:p>
          </table:table-cell>
          <table:table-cell office:value-type="percentage" office:value="44.4" calcext:value-type="percentage">
            <text:p>4440.00%</text:p>
          </table:table-cell>
          <table:table-cell office:value-type="percentage" office:value="56.8" calcext:value-type="percentage">
            <text:p>568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WASHINGTON</text:p>
          </table:table-cell>
          <table:table-cell office:value-type="percentage" office:value="2.3" calcext:value-type="percentage">
            <text:p>230.00%</text:p>
          </table:table-cell>
          <table:table-cell office:value-type="percentage" office:value="5.5" calcext:value-type="percentage">
            <text:p>550.00%</text:p>
          </table:table-cell>
          <table:table-cell office:value-type="percentage" office:value="5.8" calcext:value-type="percentage">
            <text:p>580.00%</text:p>
          </table:table-cell>
          <table:table-cell office:value-type="percentage" office:value="5.3" calcext:value-type="percentage">
            <text:p>530.00%</text:p>
          </table:table-cell>
          <table:table-cell office:value-type="percentage" office:value="12.9" calcext:value-type="percentage">
            <text:p>1290.00%</text:p>
          </table:table-cell>
          <table:table-cell office:value-type="percentage" office:value="32.4" calcext:value-type="percentage">
            <text:p>3240.00%</text:p>
          </table:table-cell>
          <table:table-cell office:value-type="percentage" office:value="44.8" calcext:value-type="percentage">
            <text:p>4480.00%</text:p>
          </table:table-cell>
          <table:table-cell office:value-type="percentage" office:value="38.8" calcext:value-type="percentage">
            <text:p>388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WEST VIRGINIA</text:p>
          </table:table-cell>
          <table:table-cell office:value-type="percentage" office:value="5.8" calcext:value-type="percentage">
            <text:p>580.00%</text:p>
          </table:table-cell>
          <table:table-cell office:value-type="percentage" office:value="5.9" calcext:value-type="percentage">
            <text:p>590.00%</text:p>
          </table:table-cell>
          <table:table-cell office:value-type="percentage" office:value="5.6" calcext:value-type="percentage">
            <text:p>560.00%</text:p>
          </table:table-cell>
          <table:table-cell office:value-type="percentage" office:value="5.2" calcext:value-type="percentage">
            <text:p>520.00%</text:p>
          </table:table-cell>
          <table:table-cell office:value-type="percentage" office:value="10.9" calcext:value-type="percentage">
            <text:p>1090.00%</text:p>
          </table:table-cell>
          <table:table-cell office:value-type="percentage" office:value="16.7" calcext:value-type="percentage">
            <text:p>1670.00%</text:p>
          </table:table-cell>
          <table:table-cell office:value-type="percentage" office:value="23.4" calcext:value-type="percentage">
            <text:p>2340.00%</text:p>
          </table:table-cell>
          <table:table-cell office:value-type="percentage" office:value="38" calcext:value-type="percentage">
            <text:p>380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WISCONSIN</text:p>
          </table:table-cell>
          <table:table-cell office:value-type="percentage" office:value="4.5" calcext:value-type="percentage">
            <text:p>450.00%</text:p>
          </table:table-cell>
          <table:table-cell office:value-type="percentage" office:value="5.5" calcext:value-type="percentage">
            <text:p>550.00%</text:p>
          </table:table-cell>
          <table:table-cell office:value-type="percentage" office:value="7.4" calcext:value-type="percentage">
            <text:p>740.00%</text:p>
          </table:table-cell>
          <table:table-cell office:value-type="percentage" office:value="9" calcext:value-type="percentage">
            <text:p>900.00%</text:p>
          </table:table-cell>
          <table:table-cell office:value-type="percentage" office:value="12.7" calcext:value-type="percentage">
            <text:p>1270.00%</text:p>
          </table:table-cell>
          <table:table-cell office:value-type="percentage" office:value="19.6" calcext:value-type="percentage">
            <text:p>1960.00%</text:p>
          </table:table-cell>
          <table:table-cell office:value-type="percentage" office:value="38.4" calcext:value-type="percentage">
            <text:p>3840.00%</text:p>
          </table:table-cell>
          <table:table-cell office:value-type="percentage" office:value="53.3" calcext:value-type="percentage">
            <text:p>533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.S. - WYOMING</text:p>
          </table:table-cell>
          <table:table-cell office:value-type="percentage" office:value="1.7" calcext:value-type="percentage">
            <text:p>170.00%</text:p>
          </table:table-cell>
          <table:table-cell table:number-columns-repeated="2" office:value-type="percentage" office:value="2.8" calcext:value-type="percentage">
            <text:p>280.00%</text:p>
          </table:table-cell>
          <table:table-cell office:value-type="percentage" office:value="3" calcext:value-type="percentage">
            <text:p>300.00%</text:p>
          </table:table-cell>
          <table:table-cell office:value-type="percentage" office:value="6.4" calcext:value-type="percentage">
            <text:p>640.00%</text:p>
          </table:table-cell>
          <table:table-cell office:value-type="percentage" office:value="15.4" calcext:value-type="percentage">
            <text:p>1540.00%</text:p>
          </table:table-cell>
          <table:table-cell office:value-type="percentage" office:value="23.4" calcext:value-type="percentage">
            <text:p>2340.00%</text:p>
          </table:table-cell>
          <table:table-cell office:value-type="percentage" office:value="40.2" calcext:value-type="percentage">
            <text:p>402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RAINE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3.6" calcext:value-type="percentage">
            <text:p>360.00%</text:p>
          </table:table-cell>
          <table:table-cell office:value-type="percentage" office:value="6.3" calcext:value-type="percentage">
            <text:p>630.00%</text:p>
          </table:table-cell>
          <table:table-cell office:value-type="percentage" office:value="15" calcext:value-type="percentage">
            <text:p>1500.00%</text:p>
          </table:table-cell>
          <table:table-cell office:value-type="percentage" office:value="26.2" calcext:value-type="percentage">
            <text:p>2620.00%</text:p>
          </table:table-cell>
          <table:table-cell office:value-type="percentage" office:value="36.7" calcext:value-type="percentage">
            <text:p>367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percentage" office:value="1.5" calcext:value-type="percentage">
            <text:p>150.00%</text:p>
          </table:table-cell>
          <table:table-cell office:value-type="percentage" office:value="2.4" calcext:value-type="percentage">
            <text:p>24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7.9" calcext:value-type="percentage">
            <text:p>790.00%</text:p>
          </table:table-cell>
          <table:table-cell office:value-type="percentage" office:value="5.9" calcext:value-type="percentage">
            <text:p>590.00%</text:p>
          </table:table-cell>
          <table:table-cell office:value-type="percentage" office:value="12" calcext:value-type="percentage">
            <text:p>1200.00%</text:p>
          </table:table-cell>
          <table:table-cell office:value-type="percentage" office:value="3.1" calcext:value-type="percentage">
            <text:p>310.00%</text:p>
          </table:table-cell>
          <table:table-cell office:value-type="percentage" office:value="9.2" calcext:value-type="percentage">
            <text:p>92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percentage" office:value="1.9" calcext:value-type="percentage">
            <text:p>190.00%</text:p>
          </table:table-cell>
          <table:table-cell office:value-type="percentage" office:value="2.5" calcext:value-type="percentage">
            <text:p>250.00%</text:p>
          </table:table-cell>
          <table:table-cell office:value-type="percentage" office:value="2.2" calcext:value-type="percentage">
            <text:p>220.00%</text:p>
          </table:table-cell>
          <table:table-cell office:value-type="percentage" office:value="3.4" calcext:value-type="percentage">
            <text:p>340.00%</text:p>
          </table:table-cell>
          <table:table-cell office:value-type="percentage" office:value="5.6" calcext:value-type="percentage">
            <text:p>560.00%</text:p>
          </table:table-cell>
          <table:table-cell office:value-type="percentage" office:value="18.7" calcext:value-type="percentage">
            <text:p>1870.00%</text:p>
          </table:table-cell>
          <table:table-cell office:value-type="percentage" office:value="32.1" calcext:value-type="percentage">
            <text:p>3210.00%</text:p>
          </table:table-cell>
          <table:table-cell office:value-type="percentage" office:value="41" calcext:value-type="percentage">
            <text:p>410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percentage" office:value="3.4" calcext:value-type="percentage">
            <text:p>340.00%</text:p>
          </table:table-cell>
          <table:table-cell office:value-type="percentage" office:value="5.1" calcext:value-type="percentage">
            <text:p>510.00%</text:p>
          </table:table-cell>
          <table:table-cell office:value-type="percentage" office:value="4.9" calcext:value-type="percentage">
            <text:p>490.00%</text:p>
          </table:table-cell>
          <table:table-cell office:value-type="percentage" office:value="5.8" calcext:value-type="percentage">
            <text:p>580.00%</text:p>
          </table:table-cell>
          <table:table-cell office:value-type="percentage" office:value="11.5" calcext:value-type="percentage">
            <text:p>1150.00%</text:p>
          </table:table-cell>
          <table:table-cell office:value-type="percentage" office:value="22.2" calcext:value-type="percentage">
            <text:p>2220.00%</text:p>
          </table:table-cell>
          <table:table-cell office:value-type="percentage" office:value="36" calcext:value-type="percentage">
            <text:p>3600.00%</text:p>
          </table:table-cell>
          <table:table-cell office:value-type="percentage" office:value="44" calcext:value-type="percentage">
            <text:p>440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 office:value-type="percentage" office:value="0" calcext:value-type="percentage">
            <text:p>0.00%</text:p>
          </table:table-cell>
          <table:table-cell office:value-type="percentage" office:value="4.5" calcext:value-type="percentage">
            <text:p>450.00%</text:p>
          </table:table-cell>
          <table:table-cell office:value-type="percentage" office:value="17.4" calcext:value-type="percentage">
            <text:p>174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NEZUELA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number-columns-repeated="2"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ETNAM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4" calcext:value-type="percentage">
            <text:p>40.00%</text:p>
          </table:table-cell>
          <table:table-cell table:number-columns-repeated="4" office:value-type="percentage" office:value="0.1" calcext:value-type="percentage">
            <text:p>10.00%</text:p>
          </table:table-cell>
          <table:table-cell office:value-type="percentage" office:value="0.4" calcext:value-type="percentage">
            <text:p>40.00%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text>kbp</number:text>
      <number:seconds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7T19:10:22.011323017</meta:creation-date>
    <dc:date>2015-08-17T20:18:23.401217794</dc:date>
    <meta:editing-duration>PT46M38S</meta:editing-duration>
    <meta:editing-cycles>12</meta:editing-cycles>
    <meta:generator>LibreOffice/4.4.2.2$Linux_X86_64 LibreOffice_project/40m0$Build-2</meta:generator>
    <meta:document-statistic meta:table-count="3" meta:cell-count="4092" meta:object-count="0"/>
  </office:meta>
</office:document-meta>
</file>